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style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isection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gn_max</text:p>
          </table:table-cell>
          <table:table-cell table:style-name="ce1" office:value-type="float" office:value="0.001" calcext:value-type="float">
            <text:p>1E-03</text:p>
          </table:table-cell>
          <table:table-cell office:value-type="string" calcext:value-type="string">
            <text:p>gn_max</text:p>
          </table:table-cell>
          <table:table-cell table:style-name="ce1" office:value-type="float" office:value="0.0001" calcext:value-type="float">
            <text:p>1E-04</text:p>
          </table:table-cell>
          <table:table-cell office:value-type="string" calcext:value-type="string">
            <text:p>gn_max</text:p>
          </table:table-cell>
          <table:table-cell table:style-name="ce1" office:value-type="float" office:value="0.00001" calcext:value-type="float">
            <text:p>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# bisection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# bisection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# bisection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5125" calcext:value-type="float">
            <text:p>0.051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0.0525" calcext:value-type="float">
            <text:p>0.05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25" calcext:value-type="float">
            <text:p>0.1025</text:p>
          </table:table-cell>
          <table:table-cell office:value-type="float" office:value="2" calcext:value-type="float">
            <text:p>2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105" calcext:value-type="float">
            <text:p>0.105</text:p>
          </table:table-cell>
          <table:table-cell office:value-type="float" office:value="2" calcext:value-type="float">
            <text:p>2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0.115" calcext:value-type="float">
            <text:p>0.115</text:p>
          </table:table-cell>
          <table:table-cell office:value-type="float" office:value="1" calcext:value-type="float">
            <text:p>1</text:p>
          </table:table-cell>
          <table:table-cell office:value-type="float" office:value="0.10125" calcext:value-type="float">
            <text:p>0.101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0.1025" calcext:value-type="float">
            <text:p>0.10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0.10375" calcext:value-type="float">
            <text:p>0.103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0.105" calcext:value-type="float">
            <text:p>0.1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10625" calcext:value-type="float">
            <text:p>0.106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0.1075" calcext:value-type="float">
            <text:p>0.10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0.10875" calcext:value-type="float">
            <text:p>0.108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  <draw:frame draw:z-index="0" draw:style-name="gr1" draw:text-style-name="P1" svg:width="6.2988in" svg:height="3.5429in" svg:x="0.2602in" svg:y="0.1366in">
              <draw:object draw:notify-on-update-of-ranges="Bisections.A2:Bisections.A2 Bisections.E2:Bisections.E166 Bisections.E1:Bisections.F1 Bisections.F2:Bisections.F166 Bisections.C2:Bisections.C66 Bisections.C1:Bisections.D1 Bisections.D2:Bisections.D66 Bisections.A2:Bisections.A60 Bisections.A1:Bisections.B1 Bisections.B2:Bisections.B6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office:value-type="float" office:value="0.11" calcext:value-type="float">
            <text:p>0.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0.11125" calcext:value-type="float">
            <text:p>0.111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125" calcext:value-type="float">
            <text:p>0.11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office:value-type="float" office:value="0.11375" calcext:value-type="float">
            <text:p>0.113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0.115" calcext:value-type="float">
            <text:p>0.1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office:value-type="float" office:value="0.1175" calcext:value-type="float">
            <text:p>0.11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0.1275" calcext:value-type="float">
            <text:p>0.12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office:value-type="float" office:value="0.12875" calcext:value-type="float">
            <text:p>0.128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office:value-type="float" office:value="0.129375" calcext:value-type="float">
            <text:p>0.1293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130625" calcext:value-type="float">
            <text:p>0.1306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 office:value-type="float" office:value="0.13125" calcext:value-type="float">
            <text:p>0.131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0.131875" calcext:value-type="float">
            <text:p>0.1318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0.1325" calcext:value-type="float">
            <text:p>0.13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360625" calcext:value-type="float">
            <text:p>0.360625</text:p>
          </table:table-cell>
          <table:table-cell office:value-type="float" office:value="4" calcext:value-type="float">
            <text:p>4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0.133125" calcext:value-type="float">
            <text:p>0.1331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3609375" calcext:value-type="float">
            <text:p>0.3609375</text:p>
          </table:table-cell>
          <table:table-cell office:value-type="float" office:value="5" calcext:value-type="float">
            <text:p>5</text:p>
          </table:table-cell>
          <table:table-cell office:value-type="float" office:value="0.345" calcext:value-type="float">
            <text:p>0.345</text:p>
          </table:table-cell>
          <table:table-cell office:value-type="float" office:value="1" calcext:value-type="float">
            <text:p>1</text:p>
          </table:table-cell>
          <table:table-cell office:value-type="float" office:value="0.13375" calcext:value-type="float">
            <text:p>0.133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36109375" calcext:value-type="float">
            <text:p>0.36109375</text:p>
          </table:table-cell>
          <table:table-cell office:value-type="float" office:value="6" calcext:value-type="float">
            <text:p>6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office:value-type="float" office:value="0.134375" calcext:value-type="float">
            <text:p>0.1343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36125" calcext:value-type="float">
            <text:p>0.36125</text:p>
          </table:table-cell>
          <table:table-cell office:value-type="float" office:value="6" calcext:value-type="float">
            <text:p>6</text:p>
          </table:table-cell>
          <table:table-cell office:value-type="float" office:value="0.3525" calcext:value-type="float">
            <text:p>0.3525</text:p>
          </table:table-cell>
          <table:table-cell office:value-type="float" office:value="2" calcext:value-type="float">
            <text:p>2</text:p>
          </table:table-cell>
          <table:table-cell office:value-type="float" office:value="0.135" calcext:value-type="float">
            <text:p>0.1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36126953125" calcext:value-type="float">
            <text:p>0.36126953125</text:p>
          </table:table-cell>
          <table:table-cell office:value-type="float" office:value="9" calcext:value-type="float">
            <text:p>9</text:p>
          </table:table-cell>
          <table:table-cell office:value-type="float" office:value="0.355" calcext:value-type="float">
            <text:p>0.355</text:p>
          </table:table-cell>
          <table:table-cell office:value-type="float" office:value="2" calcext:value-type="float">
            <text:p>2</text:p>
          </table:table-cell>
          <table:table-cell office:value-type="float" office:value="0.135625" calcext:value-type="float">
            <text:p>0.1356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36127197265625" calcext:value-type="float">
            <text:p>0.36127197265625</text:p>
          </table:table-cell>
          <table:table-cell office:value-type="float" office:value="12" calcext:value-type="float">
            <text:p>12</text:p>
          </table:table-cell>
          <table:table-cell office:value-type="float" office:value="0.35625" calcext:value-type="float">
            <text:p>0.35625</text:p>
          </table:table-cell>
          <table:table-cell office:value-type="float" office:value="3" calcext:value-type="float">
            <text:p>3</text:p>
          </table:table-cell>
          <table:table-cell office:value-type="float" office:value="0.13625" calcext:value-type="float">
            <text:p>0.136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361272583007813" calcext:value-type="float">
            <text:p>0.361272583007813</text:p>
          </table:table-cell>
          <table:table-cell office:value-type="float" office:value="14" calcext:value-type="float">
            <text:p>14</text:p>
          </table:table-cell>
          <table:table-cell office:value-type="float" office:value="0.3575" calcext:value-type="float">
            <text:p>0.3575</text:p>
          </table:table-cell>
          <table:table-cell office:value-type="float" office:value="3" calcext:value-type="float">
            <text:p>3</text:p>
          </table:table-cell>
          <table:table-cell office:value-type="float" office:value="0.136875" calcext:value-type="float">
            <text:p>0.1368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361272888183594" calcext:value-type="float">
            <text:p>0.361272888183594</text:p>
          </table:table-cell>
          <table:table-cell office:value-type="float" office:value="15" calcext:value-type="float">
            <text:p>15</text:p>
          </table:table-cell>
          <table:table-cell office:value-type="float" office:value="0.35875" calcext:value-type="float">
            <text:p>0.35875</text:p>
          </table:table-cell>
          <table:table-cell office:value-type="float" office:value="3" calcext:value-type="float">
            <text:p>3</text:p>
          </table:table-cell>
          <table:table-cell office:value-type="float" office:value="0.1375" calcext:value-type="float">
            <text:p>0.13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361273040771485" calcext:value-type="float">
            <text:p>0.361273040771485</text:p>
          </table:table-cell>
          <table:table-cell office:value-type="float" office:value="16" calcext:value-type="float">
            <text:p>16</text:p>
          </table:table-cell>
          <table:table-cell office:value-type="float" office:value="0.36" calcext:value-type="float">
            <text:p>0.36</text:p>
          </table:table-cell>
          <table:table-cell office:value-type="float" office:value="3" calcext:value-type="float">
            <text:p>3</text:p>
          </table:table-cell>
          <table:table-cell office:value-type="float" office:value="0.138125" calcext:value-type="float">
            <text:p>0.1381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361273078918457" calcext:value-type="float">
            <text:p>0.361273078918457</text:p>
          </table:table-cell>
          <table:table-cell office:value-type="float" office:value="18" calcext:value-type="float">
            <text:p>18</text:p>
          </table:table-cell>
          <table:table-cell office:value-type="float" office:value="0.360625" calcext:value-type="float">
            <text:p>0.360625</text:p>
          </table:table-cell>
          <table:table-cell office:value-type="float" office:value="4" calcext:value-type="float">
            <text:p>4</text:p>
          </table:table-cell>
          <table:table-cell office:value-type="float" office:value="0.13875" calcext:value-type="float">
            <text:p>0.138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361273097991944" calcext:value-type="float">
            <text:p>0.361273097991944</text:p>
          </table:table-cell>
          <table:table-cell office:value-type="float" office:value="19" calcext:value-type="float">
            <text:p>19</text:p>
          </table:table-cell>
          <table:table-cell office:value-type="float" office:value="0.3609375" calcext:value-type="float">
            <text:p>0.3609375</text:p>
          </table:table-cell>
          <table:table-cell office:value-type="float" office:value="5" calcext:value-type="float">
            <text:p>5</text:p>
          </table:table-cell>
          <table:table-cell office:value-type="float" office:value="0.139375" calcext:value-type="float">
            <text:p>0.1393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361273107528687" calcext:value-type="float">
            <text:p>0.361273107528687</text:p>
          </table:table-cell>
          <table:table-cell office:value-type="float" office:value="20" calcext:value-type="float">
            <text:p>20</text:p>
          </table:table-cell>
          <table:table-cell office:value-type="float" office:value="0.36125" calcext:value-type="float">
            <text:p>0.36125</text:p>
          </table:table-cell>
          <table:table-cell office:value-type="float" office:value="5" calcext:value-type="float">
            <text:p>5</text:p>
          </table:table-cell>
          <table:table-cell office:value-type="float" office:value="0.14" calcext:value-type="float">
            <text:p>0.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0.361328125" calcext:value-type="float">
            <text:p>0.361328125</text:p>
          </table:table-cell>
          <table:table-cell office:value-type="float" office:value="7" calcext:value-type="float">
            <text:p>7</text:p>
          </table:table-cell>
          <table:table-cell office:value-type="float" office:value="0.140625" calcext:value-type="float">
            <text:p>0.1406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0.36140625" calcext:value-type="float">
            <text:p>0.36140625</text:p>
          </table:table-cell>
          <table:table-cell office:value-type="float" office:value="7" calcext:value-type="float">
            <text:p>7</text:p>
          </table:table-cell>
          <table:table-cell office:value-type="float" office:value="0.14125" calcext:value-type="float">
            <text:p>0.141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0.361407470703125" calcext:value-type="float">
            <text:p>0.361407470703125</text:p>
          </table:table-cell>
          <table:table-cell office:value-type="float" office:value="13" calcext:value-type="float">
            <text:p>13</text:p>
          </table:table-cell>
          <table:table-cell office:value-type="float" office:value="0.141875" calcext:value-type="float">
            <text:p>0.1418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0.361408081054688" calcext:value-type="float">
            <text:p>0.361408081054688</text:p>
          </table:table-cell>
          <table:table-cell office:value-type="float" office:value="14" calcext:value-type="float">
            <text:p>14</text:p>
          </table:table-cell>
          <table:table-cell office:value-type="float" office:value="0.1425" calcext:value-type="float">
            <text:p>0.14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0.361408157348633" calcext:value-type="float">
            <text:p>0.361408157348633</text:p>
          </table:table-cell>
          <table:table-cell office:value-type="float" office:value="17" calcext:value-type="float">
            <text:p>17</text:p>
          </table:table-cell>
          <table:table-cell office:value-type="float" office:value="0.143125" calcext:value-type="float">
            <text:p>0.1431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0.361408176422119" calcext:value-type="float">
            <text:p>0.361408176422119</text:p>
          </table:table-cell>
          <table:table-cell office:value-type="float" office:value="19" calcext:value-type="float">
            <text:p>19</text:p>
          </table:table-cell>
          <table:table-cell office:value-type="float" office:value="0.14375" calcext:value-type="float">
            <text:p>0.143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144375" calcext:value-type="float">
            <text:p>0.1443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145" calcext:value-type="float">
            <text:p>0.1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145625" calcext:value-type="float">
            <text:p>0.1456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14625" calcext:value-type="float">
            <text:p>0.146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146875" calcext:value-type="float">
            <text:p>0.1468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1475" calcext:value-type="float">
            <text:p>0.14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148125" calcext:value-type="float">
            <text:p>0.1481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14875" calcext:value-type="float">
            <text:p>0.148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15" calcext:value-type="float">
            <text:p>0.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0.15125" calcext:value-type="float">
            <text:p>0.151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0.1525" calcext:value-type="float">
            <text:p>0.15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0.15375" calcext:value-type="float">
            <text:p>0.153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0.155" calcext:value-type="float">
            <text:p>0.1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0.15625" calcext:value-type="float">
            <text:p>0.156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0.1575" calcext:value-type="float">
            <text:p>0.15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0.15875" calcext:value-type="float">
            <text:p>0.158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0.16" calcext:value-type="float">
            <text:p>0.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325" calcext:value-type="float">
            <text:p>0.3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.32625" calcext:value-type="float">
            <text:p>0.326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0.326875" calcext:value-type="float">
            <text:p>0.3268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3275" calcext:value-type="float">
            <text:p>0.32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328125" calcext:value-type="float">
            <text:p>0.3281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32875" calcext:value-type="float">
            <text:p>0.328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329375" calcext:value-type="float">
            <text:p>0.3293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33" calcext:value-type="float">
            <text:p>0.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33125" calcext:value-type="float">
            <text:p>0.331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0.3325" calcext:value-type="float">
            <text:p>0.33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0.33375" calcext:value-type="float">
            <text:p>0.333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0.335" calcext:value-type="float">
            <text:p>0.3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0.33625" calcext:value-type="float">
            <text:p>0.336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0.337499999999999" calcext:value-type="float">
            <text:p>0.3374999999999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0.338749999999999" calcext:value-type="float">
            <text:p>0.3387499999999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0.339999999999999" calcext:value-type="float">
            <text:p>0.3399999999999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0.341249999999999" calcext:value-type="float">
            <text:p>0.3412499999999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0.342499999999999" calcext:value-type="float">
            <text:p>0.3424999999999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0.343749999999999" calcext:value-type="float">
            <text:p>0.3437499999999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0.344999999999999" calcext:value-type="float">
            <text:p>0.3449999999999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0.346249999999999" calcext:value-type="float">
            <text:p>0.3462499999999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0.347499999999999" calcext:value-type="float">
            <text:p>0.3474999999999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0.348124999999999" calcext:value-type="float">
            <text:p>0.3481249999999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348749999999999" calcext:value-type="float">
            <text:p>0.3487499999999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349374999999999" calcext:value-type="float">
            <text:p>0.3493749999999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349999999999999" calcext:value-type="float">
            <text:p>0.3499999999999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351249999999999" calcext:value-type="float">
            <text:p>0.3512499999999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0.351874999999999" calcext:value-type="float">
            <text:p>0.3518749999999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352499999999999" calcext:value-type="float">
            <text:p>0.3524999999999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353124999999999" calcext:value-type="float">
            <text:p>0.3531249999999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353749999999999" calcext:value-type="float">
            <text:p>0.3537499999999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354374999999999" calcext:value-type="float">
            <text:p>0.3543749999999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354999999999999" calcext:value-type="float">
            <text:p>0.3549999999999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355624999999999" calcext:value-type="float">
            <text:p>0.3556249999999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356249999999999" calcext:value-type="float">
            <text:p>0.3562499999999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356874999999999" calcext:value-type="float">
            <text:p>0.3568749999999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357499999999999" calcext:value-type="float">
            <text:p>0.3574999999999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357812499999999" calcext:value-type="float">
            <text:p>0.3578124999999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0.358124999999999" calcext:value-type="float">
            <text:p>0.3581249999999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0.358437499999999" calcext:value-type="float">
            <text:p>0.3584374999999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0.358749999999999" calcext:value-type="float">
            <text:p>0.3587499999999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0.359062499999999" calcext:value-type="float">
            <text:p>0.3590624999999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0.359374999999999" calcext:value-type="float">
            <text:p>0.3593749999999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0.359687499999999" calcext:value-type="float">
            <text:p>0.3596874999999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0.359999999999999" calcext:value-type="float">
            <text:p>0.3599999999999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0.360156249999999" calcext:value-type="float">
            <text:p>0.36015624999999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0.360312499999999" calcext:value-type="float">
            <text:p>0.36031249999999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0.360468749999999" calcext:value-type="float">
            <text:p>0.36046874999999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0.360624999999999" calcext:value-type="float">
            <text:p>0.36062499999999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0.360703124999999" calcext:value-type="float">
            <text:p>0.36070312499999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0.360781249999999" calcext:value-type="float">
            <text:p>0.36078124999999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0.360859374999999" calcext:value-type="float">
            <text:p>0.36085937499999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0.360898437499999" calcext:value-type="float">
            <text:p>0.36089843749999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0.360937499999999" calcext:value-type="float">
            <text:p>0.36093749999999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0.361015624999999" calcext:value-type="float">
            <text:p>0.36101562499999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0.361093749999999" calcext:value-type="float">
            <text:p>0.36109374999999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0.361171874999999" calcext:value-type="float">
            <text:p>0.36117187499999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0.361249999999999" calcext:value-type="float">
            <text:p>0.36124999999999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0.361328124999999" calcext:value-type="float">
            <text:p>0.36132812499999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0.361367187499999" calcext:value-type="float">
            <text:p>0.36136718749999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0.361406249999999" calcext:value-type="float">
            <text:p>0.36140624999999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0.361425781249999" calcext:value-type="float">
            <text:p>0.361425781249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  <table:table-cell office:value-type="float" office:value="0.361430664062499" calcext:value-type="float">
            <text:p>0.36143066406249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4"/>
          <table:table-cell office:value-type="float" office:value="0.361433105468749" calcext:value-type="float">
            <text:p>0.36143310546874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4"/>
          <table:table-cell office:value-type="float" office:value="0.361433715820312" calcext:value-type="float">
            <text:p>0.3614337158203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4"/>
          <table:table-cell office:value-type="float" office:value="0.361434020996093" calcext:value-type="float">
            <text:p>0.36143402099609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4"/>
          <table:table-cell office:value-type="float" office:value="0.361434173583983" calcext:value-type="float">
            <text:p>0.36143417358398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4"/>
          <table:table-cell office:value-type="float" office:value="0.36143419265747" calcext:value-type="float">
            <text:p>0.3614341926574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4"/>
          <table:table-cell office:value-type="float" office:value="0.361434202194213" calcext:value-type="float">
            <text:p>0.361434202194213</text:p>
          </table:table-cell>
          <table:table-cell office:value-type="float" office:value="20" calcext:value-type="float">
            <text:p>20</text:p>
          </table:table-cell>
        </table:table-row>
      </table:table>
      <table:table table:name="Stiffness_adjustment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gn_max</text:p>
          </table:table-cell>
          <table:table-cell table:style-name="ce1" office:value-type="float" office:value="0.001" calcext:value-type="float">
            <text:p>1E-03</text:p>
          </table:table-cell>
          <table:table-cell office:value-type="string" calcext:value-type="string">
            <text:p>gn_max</text:p>
          </table:table-cell>
          <table:table-cell table:style-name="ce1" office:value-type="float" office:value="0.0001" calcext:value-type="float">
            <text:p>1E-04</text:p>
          </table:table-cell>
          <table:table-cell office:value-type="string" calcext:value-type="string">
            <text:p>gn_max</text:p>
          </table:table-cell>
          <table:table-cell table:style-name="ce1" office:value-type="float" office:value="0.00001" calcext:value-type="float">
            <text:p>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# repetition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# repetition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# repetition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2" calcext:value-type="float">
            <text:p>2</text:p>
          </table:table-cell>
          <table:table-cell office:value-type="float" office:value="0.05125" calcext:value-type="float">
            <text:p>0.051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2" calcext:value-type="float">
            <text:p>2</text:p>
          </table:table-cell>
          <table:table-cell office:value-type="float" office:value="0.0525" calcext:value-type="float">
            <text:p>0.05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2" calcext:value-type="float">
            <text:p>2</text:p>
          </table:table-cell>
          <table:table-cell office:value-type="float" office:value="0.08" calcext:value-type="float">
            <text:p>0.08</text:p>
          </table:table-cell>
          <table:table-cell office:value-type="float" office:value="2" calcext:value-type="float">
            <text:p>2</text:p>
          </table:table-cell>
          <table:table-cell office:value-type="float" office:value="0.055" calcext:value-type="float">
            <text:p>0.0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2" calcext:value-type="float">
            <text:p>2</text:p>
          </table:table-cell>
          <table:table-cell office:value-type="float" office:value="0.09" calcext:value-type="float">
            <text:p>0.09</text:p>
          </table:table-cell>
          <table:table-cell office:value-type="float" office:value="2" calcext:value-type="float">
            <text:p>2</text:p>
          </table:table-cell>
          <table:table-cell office:value-type="float" office:value="0.06" calcext:value-type="float">
            <text:p>0.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0.07" calcext:value-type="float">
            <text:p>0.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25" calcext:value-type="float">
            <text:p>0.1025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105" calcext:value-type="float">
            <text:p>0.105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0.115" calcext:value-type="float">
            <text:p>0.115</text:p>
          </table:table-cell>
          <table:table-cell office:value-type="float" office:value="0" calcext:value-type="float">
            <text:p>0</text:p>
          </table:table-cell>
          <table:table-cell office:value-type="float" office:value="0.10125" calcext:value-type="float">
            <text:p>0.10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1025" calcext:value-type="float">
            <text:p>0.1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0.10375" calcext:value-type="float">
            <text:p>0.10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0.105" calcext:value-type="float">
            <text:p>0.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10625" calcext:value-type="float">
            <text:p>0.10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0.1075" calcext:value-type="float">
            <text:p>0.1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0.10875" calcext:value-type="float">
            <text:p>0.10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2" calcext:value-type="float">
            <text:p>2</text:p>
          </table:table-cell>
          <table:table-cell office:value-type="float" office:value="0.18" calcext:value-type="float">
            <text:p>0.18</text:p>
          </table:table-cell>
          <table:table-cell office:value-type="float" office:value="2" calcext:value-type="float">
            <text:p>2</text:p>
            <draw:frame draw:z-index="0" draw:style-name="gr1" draw:text-style-name="P1" svg:width="6.2988in" svg:height="3.5429in" svg:x="0.2602in" svg:y="0.1366in">
              <draw:object draw:notify-on-update-of-ranges="Stiffness_adjustments.A2:Stiffness_adjustments.A2 Stiffness_adjustments.E2:Stiffness_adjustments.E166 Stiffness_adjustments.E1:Stiffness_adjustments.F1 Stiffness_adjustments.F2:Stiffness_adjustments.F166 Stiffness_adjustments.C2:Stiffness_adjustments.C66 Stiffness_adjustments.C1:Stiffness_adjustments.D1 Stiffness_adjustments.D2:Stiffness_adjustments.D66 Stiffness_adjustments.A2:Stiffness_adjustments.A60 Stiffness_adjustments.A1:Stiffness_adjustments.B1 Stiffness_adjustments.B2:Stiffness_adjustments.B60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2" calcext:value-type="float">
            <text:p>2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0.11125" calcext:value-type="float">
            <text:p>0.11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125" calcext:value-type="float">
            <text:p>0.1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2" calcext:value-type="float">
            <text:p>2</text:p>
          </table:table-cell>
          <table:table-cell office:value-type="float" office:value="0.21" calcext:value-type="float">
            <text:p>0.21</text:p>
          </table:table-cell>
          <table:table-cell office:value-type="float" office:value="2" calcext:value-type="float">
            <text:p>2</text:p>
          </table:table-cell>
          <table:table-cell office:value-type="float" office:value="0.11375" calcext:value-type="float">
            <text:p>0.11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0.22" calcext:value-type="float">
            <text:p>0.22</text:p>
          </table:table-cell>
          <table:table-cell office:value-type="float" office:value="2" calcext:value-type="float">
            <text:p>2</text:p>
          </table:table-cell>
          <table:table-cell office:value-type="float" office:value="0.115" calcext:value-type="float">
            <text:p>0.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2" calcext:value-type="float">
            <text:p>2</text:p>
          </table:table-cell>
          <table:table-cell office:value-type="float" office:value="0.23" calcext:value-type="float">
            <text:p>0.23</text:p>
          </table:table-cell>
          <table:table-cell office:value-type="float" office:value="2" calcext:value-type="float">
            <text:p>2</text:p>
          </table:table-cell>
          <table:table-cell office:value-type="float" office:value="0.1175" calcext:value-type="float">
            <text:p>0.1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2" calcext:value-type="float">
            <text:p>2</text:p>
          </table:table-cell>
          <table:table-cell office:value-type="float" office:value="0.24" calcext:value-type="float">
            <text:p>0.24</text:p>
          </table:table-cell>
          <table:table-cell office:value-type="float" office:value="2" calcext:value-type="float">
            <text:p>2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2" calcext:value-type="float">
            <text:p>2</text:p>
          </table:table-cell>
          <table:table-cell office:value-type="float" office:value="0.26" calcext:value-type="float">
            <text:p>0.26</text:p>
          </table:table-cell>
          <table:table-cell office:value-type="float" office:value="2" calcext:value-type="float">
            <text:p>2</text:p>
          </table:table-cell>
          <table:table-cell office:value-type="float" office:value="0.1275" calcext:value-type="float">
            <text:p>0.1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float" office:value="0.27" calcext:value-type="float">
            <text:p>0.27</text:p>
          </table:table-cell>
          <table:table-cell office:value-type="float" office:value="2" calcext:value-type="float">
            <text:p>2</text:p>
          </table:table-cell>
          <table:table-cell office:value-type="float" office:value="0.12875" calcext:value-type="float">
            <text:p>0.12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office:value-type="float" office:value="0.28" calcext:value-type="float">
            <text:p>0.28</text:p>
          </table:table-cell>
          <table:table-cell office:value-type="float" office:value="2" calcext:value-type="float">
            <text:p>2</text:p>
          </table:table-cell>
          <table:table-cell office:value-type="float" office:value="0.129375" calcext:value-type="float">
            <text:p>0.129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2" calcext:value-type="float">
            <text:p>2</text:p>
          </table:table-cell>
          <table:table-cell office:value-type="float" office:value="0.29" calcext:value-type="float">
            <text:p>0.29</text:p>
          </table:table-cell>
          <table:table-cell office:value-type="float" office:value="2" calcext:value-type="float">
            <text:p>2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float" office:value="0.130625" calcext:value-type="float">
            <text:p>0.130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2" calcext:value-type="float">
            <text:p>2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office:value-type="float" office:value="0.13125" calcext:value-type="float">
            <text:p>0.13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2" calcext:value-type="float">
            <text:p>2</text:p>
          </table:table-cell>
          <table:table-cell office:value-type="float" office:value="0.32" calcext:value-type="float">
            <text:p>0.32</text:p>
          </table:table-cell>
          <table:table-cell office:value-type="float" office:value="2" calcext:value-type="float">
            <text:p>2</text:p>
          </table:table-cell>
          <table:table-cell office:value-type="float" office:value="0.131875" calcext:value-type="float">
            <text:p>0.131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2" calcext:value-type="float">
            <text:p>2</text:p>
          </table:table-cell>
          <table:table-cell office:value-type="float" office:value="0.33" calcext:value-type="float">
            <text:p>0.33</text:p>
          </table:table-cell>
          <table:table-cell office:value-type="float" office:value="2" calcext:value-type="float">
            <text:p>2</text:p>
          </table:table-cell>
          <table:table-cell office:value-type="float" office:value="0.1325" calcext:value-type="float">
            <text:p>0.1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0625" calcext:value-type="float">
            <text:p>0.360625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2" calcext:value-type="float">
            <text:p>2</text:p>
          </table:table-cell>
          <table:table-cell office:value-type="float" office:value="0.133125" calcext:value-type="float">
            <text:p>0.133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09375" calcext:value-type="float">
            <text:p>0.3609375</text:p>
          </table:table-cell>
          <table:table-cell office:value-type="float" office:value="0" calcext:value-type="float">
            <text:p>0</text:p>
          </table:table-cell>
          <table:table-cell office:value-type="float" office:value="0.345" calcext:value-type="float">
            <text:p>0.345</text:p>
          </table:table-cell>
          <table:table-cell office:value-type="float" office:value="1" calcext:value-type="float">
            <text:p>1</text:p>
          </table:table-cell>
          <table:table-cell office:value-type="float" office:value="0.13375" calcext:value-type="float">
            <text:p>0.13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109375" calcext:value-type="float">
            <text:p>0.36109375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2" calcext:value-type="float">
            <text:p>2</text:p>
          </table:table-cell>
          <table:table-cell office:value-type="float" office:value="0.134375" calcext:value-type="float">
            <text:p>0.134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125" calcext:value-type="float">
            <text:p>0.36125</text:p>
          </table:table-cell>
          <table:table-cell office:value-type="float" office:value="0" calcext:value-type="float">
            <text:p>0</text:p>
          </table:table-cell>
          <table:table-cell office:value-type="float" office:value="0.3525" calcext:value-type="float">
            <text:p>0.3525</text:p>
          </table:table-cell>
          <table:table-cell office:value-type="float" office:value="1" calcext:value-type="float">
            <text:p>1</text:p>
          </table:table-cell>
          <table:table-cell office:value-type="float" office:value="0.135" calcext:value-type="float">
            <text:p>0.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126953125" calcext:value-type="float">
            <text:p>0.36126953125</text:p>
          </table:table-cell>
          <table:table-cell office:value-type="float" office:value="0" calcext:value-type="float">
            <text:p>0</text:p>
          </table:table-cell>
          <table:table-cell office:value-type="float" office:value="0.355" calcext:value-type="float">
            <text:p>0.355</text:p>
          </table:table-cell>
          <table:table-cell office:value-type="float" office:value="2" calcext:value-type="float">
            <text:p>2</text:p>
          </table:table-cell>
          <table:table-cell office:value-type="float" office:value="0.135625" calcext:value-type="float">
            <text:p>0.135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127197265625" calcext:value-type="float">
            <text:p>0.36127197265625</text:p>
          </table:table-cell>
          <table:table-cell office:value-type="float" office:value="0" calcext:value-type="float">
            <text:p>0</text:p>
          </table:table-cell>
          <table:table-cell office:value-type="float" office:value="0.35625" calcext:value-type="float">
            <text:p>0.35625</text:p>
          </table:table-cell>
          <table:table-cell office:value-type="float" office:value="1" calcext:value-type="float">
            <text:p>1</text:p>
          </table:table-cell>
          <table:table-cell office:value-type="float" office:value="0.13625" calcext:value-type="float">
            <text:p>0.13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1272583007813" calcext:value-type="float">
            <text:p>0.361272583007813</text:p>
          </table:table-cell>
          <table:table-cell office:value-type="float" office:value="0" calcext:value-type="float">
            <text:p>0</text:p>
          </table:table-cell>
          <table:table-cell office:value-type="float" office:value="0.3575" calcext:value-type="float">
            <text:p>0.3575</text:p>
          </table:table-cell>
          <table:table-cell office:value-type="float" office:value="0" calcext:value-type="float">
            <text:p>0</text:p>
          </table:table-cell>
          <table:table-cell office:value-type="float" office:value="0.136875" calcext:value-type="float">
            <text:p>0.136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1272888183594" calcext:value-type="float">
            <text:p>0.361272888183594</text:p>
          </table:table-cell>
          <table:table-cell office:value-type="float" office:value="0" calcext:value-type="float">
            <text:p>0</text:p>
          </table:table-cell>
          <table:table-cell office:value-type="float" office:value="0.35875" calcext:value-type="float">
            <text:p>0.35875</text:p>
          </table:table-cell>
          <table:table-cell office:value-type="float" office:value="1" calcext:value-type="float">
            <text:p>1</text:p>
          </table:table-cell>
          <table:table-cell office:value-type="float" office:value="0.1375" calcext:value-type="float">
            <text:p>0.1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1273040771485" calcext:value-type="float">
            <text:p>0.361273040771485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0.138125" calcext:value-type="float">
            <text:p>0.138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1273078918457" calcext:value-type="float">
            <text:p>0.361273078918457</text:p>
          </table:table-cell>
          <table:table-cell office:value-type="float" office:value="0" calcext:value-type="float">
            <text:p>0</text:p>
          </table:table-cell>
          <table:table-cell office:value-type="float" office:value="0.360625" calcext:value-type="float">
            <text:p>0.360625</text:p>
          </table:table-cell>
          <table:table-cell office:value-type="float" office:value="1" calcext:value-type="float">
            <text:p>1</text:p>
          </table:table-cell>
          <table:table-cell office:value-type="float" office:value="0.13875" calcext:value-type="float">
            <text:p>0.13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1273097991944" calcext:value-type="float">
            <text:p>0.361273097991944</text:p>
          </table:table-cell>
          <table:table-cell office:value-type="float" office:value="0" calcext:value-type="float">
            <text:p>0</text:p>
          </table:table-cell>
          <table:table-cell office:value-type="float" office:value="0.3609375" calcext:value-type="float">
            <text:p>0.3609375</text:p>
          </table:table-cell>
          <table:table-cell office:value-type="float" office:value="0" calcext:value-type="float">
            <text:p>0</text:p>
          </table:table-cell>
          <table:table-cell office:value-type="float" office:value="0.139375" calcext:value-type="float">
            <text:p>0.139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1273107528687" calcext:value-type="float">
            <text:p>0.361273107528687</text:p>
          </table:table-cell>
          <table:table-cell office:value-type="float" office:value="0" calcext:value-type="float">
            <text:p>0</text:p>
          </table:table-cell>
          <table:table-cell office:value-type="float" office:value="0.36125" calcext:value-type="float">
            <text:p>0.36125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361328125" calcext:value-type="float">
            <text:p>0.361328125</text:p>
          </table:table-cell>
          <table:table-cell office:value-type="float" office:value="1" calcext:value-type="float">
            <text:p>1</text:p>
          </table:table-cell>
          <table:table-cell office:value-type="float" office:value="0.140625" calcext:value-type="float">
            <text:p>0.140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36140625" calcext:value-type="float">
            <text:p>0.36140625</text:p>
          </table:table-cell>
          <table:table-cell office:value-type="float" office:value="0" calcext:value-type="float">
            <text:p>0</text:p>
          </table:table-cell>
          <table:table-cell office:value-type="float" office:value="0.14125" calcext:value-type="float">
            <text:p>0.14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361407470703125" calcext:value-type="float">
            <text:p>0.361407470703125</text:p>
          </table:table-cell>
          <table:table-cell office:value-type="float" office:value="0" calcext:value-type="float">
            <text:p>0</text:p>
          </table:table-cell>
          <table:table-cell office:value-type="float" office:value="0.141875" calcext:value-type="float">
            <text:p>0.141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361408081054688" calcext:value-type="float">
            <text:p>0.361408081054688</text:p>
          </table:table-cell>
          <table:table-cell office:value-type="float" office:value="0" calcext:value-type="float">
            <text:p>0</text:p>
          </table:table-cell>
          <table:table-cell office:value-type="float" office:value="0.1425" calcext:value-type="float">
            <text:p>0.1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361408157348633" calcext:value-type="float">
            <text:p>0.361408157348633</text:p>
          </table:table-cell>
          <table:table-cell office:value-type="float" office:value="0" calcext:value-type="float">
            <text:p>0</text:p>
          </table:table-cell>
          <table:table-cell office:value-type="float" office:value="0.143125" calcext:value-type="float">
            <text:p>0.143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361408176422119" calcext:value-type="float">
            <text:p>0.361408176422119</text:p>
          </table:table-cell>
          <table:table-cell office:value-type="float" office:value="0" calcext:value-type="float">
            <text:p>0</text:p>
          </table:table-cell>
          <table:table-cell office:value-type="float" office:value="0.14375" calcext:value-type="float">
            <text:p>0.14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144375" calcext:value-type="float">
            <text:p>0.144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145" calcext:value-type="float">
            <text:p>0.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145625" calcext:value-type="float">
            <text:p>0.145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14625" calcext:value-type="float">
            <text:p>0.14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146875" calcext:value-type="float">
            <text:p>0.146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1475" calcext:value-type="float">
            <text:p>0.1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148125" calcext:value-type="float">
            <text:p>0.148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14875" calcext:value-type="float">
            <text:p>0.14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15125" calcext:value-type="float">
            <text:p>0.15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1525" calcext:value-type="float">
            <text:p>0.1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15375" calcext:value-type="float">
            <text:p>0.15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155" calcext:value-type="float">
            <text:p>0.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15625" calcext:value-type="float">
            <text:p>0.15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1575" calcext:value-type="float">
            <text:p>0.1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15875" calcext:value-type="float">
            <text:p>0.15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18" calcext:value-type="float">
            <text:p>0.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21" calcext:value-type="float">
            <text:p>0.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22" calcext:value-type="float">
            <text:p>0.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23" calcext:value-type="float">
            <text:p>0.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24" calcext:value-type="float">
            <text:p>0.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26" calcext:value-type="float">
            <text:p>0.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27" calcext:value-type="float">
            <text:p>0.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28" calcext:value-type="float">
            <text:p>0.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29" calcext:value-type="float">
            <text:p>0.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32" calcext:value-type="float">
            <text:p>0.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325" calcext:value-type="float">
            <text:p>0.3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.32625" calcext:value-type="float">
            <text:p>0.32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.326875" calcext:value-type="float">
            <text:p>0.326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.3275" calcext:value-type="float">
            <text:p>0.32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328125" calcext:value-type="float">
            <text:p>0.328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.32875" calcext:value-type="float">
            <text:p>0.328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329375" calcext:value-type="float">
            <text:p>0.329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.33" calcext:value-type="float">
            <text:p>0.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33125" calcext:value-type="float">
            <text:p>0.33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.3325" calcext:value-type="float">
            <text:p>0.3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33375" calcext:value-type="float">
            <text:p>0.33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335" calcext:value-type="float">
            <text:p>0.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33625" calcext:value-type="float">
            <text:p>0.33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337499999999999" calcext:value-type="float">
            <text:p>0.33749999999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338749999999999" calcext:value-type="float">
            <text:p>0.3387499999999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339999999999999" calcext:value-type="float">
            <text:p>0.33999999999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341249999999999" calcext:value-type="float">
            <text:p>0.34124999999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342499999999999" calcext:value-type="float">
            <text:p>0.3424999999999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343749999999999" calcext:value-type="float">
            <text:p>0.34374999999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344999999999999" calcext:value-type="float">
            <text:p>0.3449999999999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346249999999999" calcext:value-type="float">
            <text:p>0.34624999999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347499999999999" calcext:value-type="float">
            <text:p>0.3474999999999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348124999999999" calcext:value-type="float">
            <text:p>0.34812499999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.348749999999999" calcext:value-type="float">
            <text:p>0.34874999999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349374999999999" calcext:value-type="float">
            <text:p>0.34937499999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.349999999999999" calcext:value-type="float">
            <text:p>0.3499999999999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351249999999999" calcext:value-type="float">
            <text:p>0.35124999999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.351874999999999" calcext:value-type="float">
            <text:p>0.35187499999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352499999999999" calcext:value-type="float">
            <text:p>0.3524999999999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353124999999999" calcext:value-type="float">
            <text:p>0.35312499999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353749999999999" calcext:value-type="float">
            <text:p>0.3537499999999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354374999999999" calcext:value-type="float">
            <text:p>0.35437499999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.354999999999999" calcext:value-type="float">
            <text:p>0.3549999999999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355624999999999" calcext:value-type="float">
            <text:p>0.35562499999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.356249999999999" calcext:value-type="float">
            <text:p>0.3562499999999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356874999999999" calcext:value-type="float">
            <text:p>0.35687499999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.357499999999999" calcext:value-type="float">
            <text:p>0.3574999999999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357812499999999" calcext:value-type="float">
            <text:p>0.35781249999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.358124999999999" calcext:value-type="float">
            <text:p>0.3581249999999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358437499999999" calcext:value-type="float">
            <text:p>0.35843749999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.358749999999999" calcext:value-type="float">
            <text:p>0.3587499999999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359062499999999" calcext:value-type="float">
            <text:p>0.35906249999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.359374999999999" calcext:value-type="float">
            <text:p>0.3593749999999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359687499999999" calcext:value-type="float">
            <text:p>0.35968749999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.359999999999999" calcext:value-type="float">
            <text:p>0.3599999999999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360156249999999" calcext:value-type="float">
            <text:p>0.36015624999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.360312499999999" calcext:value-type="float">
            <text:p>0.3603124999999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360468749999999" calcext:value-type="float">
            <text:p>0.36046874999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.360624999999999" calcext:value-type="float">
            <text:p>0.3606249999999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360703124999999" calcext:value-type="float">
            <text:p>0.36070312499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360781249999999" calcext:value-type="float">
            <text:p>0.36078124999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360859374999999" calcext:value-type="float">
            <text:p>0.36085937499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360898437499999" calcext:value-type="float">
            <text:p>0.36089843749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360937499999999" calcext:value-type="float">
            <text:p>0.36093749999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361015624999999" calcext:value-type="float">
            <text:p>0.36101562499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.361093749999999" calcext:value-type="float">
            <text:p>0.3610937499999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361171874999999" calcext:value-type="float">
            <text:p>0.36117187499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.361249999999999" calcext:value-type="float">
            <text:p>0.3612499999999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361328124999999" calcext:value-type="float">
            <text:p>0.36132812499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.361367187499999" calcext:value-type="float">
            <text:p>0.36136718749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.361406249999999" calcext:value-type="float">
            <text:p>0.3614062499999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361425781249999" calcext:value-type="float">
            <text:p>0.36142578124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.361430664062499" calcext:value-type="float">
            <text:p>0.3614306640624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361433105468749" calcext:value-type="float">
            <text:p>0.3614331054687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.361433715820312" calcext:value-type="float">
            <text:p>0.361433715820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361434020996093" calcext:value-type="float">
            <text:p>0.361434020996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361434173583983" calcext:value-type="float">
            <text:p>0.3614341735839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36143419265747" calcext:value-type="float">
            <text:p>0.361434192657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361434202194213" calcext:value-type="float">
            <text:p>0.361434202194213</text:p>
          </table:table-cell>
          <table:table-cell office:value-type="float" office:value="0" calcext:value-type="float">
            <text:p>0</text:p>
          </table:table-cell>
        </table:table-row>
      </table:table>
      <table:table table:name="max(k_n)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gn_max</text:p>
          </table:table-cell>
          <table:table-cell table:style-name="ce1" office:value-type="float" office:value="0.001" calcext:value-type="float">
            <text:p>1E-03</text:p>
          </table:table-cell>
          <table:table-cell office:value-type="string" calcext:value-type="string">
            <text:p>gn_max</text:p>
          </table:table-cell>
          <table:table-cell table:style-name="ce1" office:value-type="float" office:value="0.0001" calcext:value-type="float">
            <text:p>1E-04</text:p>
          </table:table-cell>
          <table:table-cell office:value-type="string" calcext:value-type="string">
            <text:p>gn_max</text:p>
          </table:table-cell>
          <table:table-cell table:style-name="ce1" office:value-type="float" office:value="0.00001" calcext:value-type="float">
            <text:p>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max_k_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ax_k_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ax_k_n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1.47714958024414" calcext:value-type="float">
            <text:p>1.47714958024414</text:p>
          </table:table-cell>
          <table:table-cell office:value-type="float" office:value="0.05" calcext:value-type="float">
            <text:p>0.05</text:p>
          </table:table-cell>
          <table:table-cell office:value-type="float" office:value="14.7714958024414" calcext:value-type="float">
            <text:p>14.7714958024414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 office:value-type="float" office:value="4.72517233818343" calcext:value-type="float">
            <text:p>4.72517233818343</text:p>
          </table:table-cell>
          <table:table-cell office:value-type="float" office:value="0.05125" calcext:value-type="float">
            <text:p>0.05125</text:p>
          </table:table-cell>
          <table:table-cell office:value-type="float" office:value="31.9857565184773" calcext:value-type="float">
            <text:p>31.9857565184773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.07</text:p>
          </table:table-cell>
          <table:table-cell office:value-type="float" office:value="8.03358387618153" calcext:value-type="float">
            <text:p>8.03358387618153</text:p>
          </table:table-cell>
          <table:table-cell office:value-type="float" office:value="0.0525" calcext:value-type="float">
            <text:p>0.0525</text:p>
          </table:table-cell>
          <table:table-cell office:value-type="float" office:value="31.9857565184773" calcext:value-type="float">
            <text:p>31.9857565184773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.12201650116524" calcext:value-type="float">
            <text:p>1.12201650116524</text:p>
          </table:table-cell>
          <table:table-cell office:value-type="float" office:value="0.08" calcext:value-type="float">
            <text:p>0.08</text:p>
          </table:table-cell>
          <table:table-cell office:value-type="float" office:value="11.3879165041768" calcext:value-type="float">
            <text:p>11.3879165041768</text:p>
          </table:table-cell>
          <table:table-cell office:value-type="float" office:value="0.055" calcext:value-type="float">
            <text:p>0.055</text:p>
          </table:table-cell>
          <table:table-cell office:value-type="float" office:value="31.9857565184773" calcext:value-type="float">
            <text:p>31.9857565184773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1.46264115379161" calcext:value-type="float">
            <text:p>1.46264115379161</text:p>
          </table:table-cell>
          <table:table-cell office:value-type="float" office:value="0.09" calcext:value-type="float">
            <text:p>0.09</text:p>
          </table:table-cell>
          <table:table-cell office:value-type="float" office:value="14.8174043488954" calcext:value-type="float">
            <text:p>14.8174043488954</text:p>
          </table:table-cell>
          <table:table-cell office:value-type="float" office:value="0.06" calcext:value-type="float">
            <text:p>0.06</text:p>
          </table:table-cell>
          <table:table-cell office:value-type="float" office:value="47.6842805629142" calcext:value-type="float">
            <text:p>47.684280562914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.81500449578288" calcext:value-type="float">
            <text:p>1.81500449578288</text:p>
          </table:table-cell>
          <table:table-cell office:value-type="float" office:value="0.1" calcext:value-type="float">
            <text:p>0.1</text:p>
          </table:table-cell>
          <table:table-cell office:value-type="float" office:value="18.3252182985536" calcext:value-type="float">
            <text:p>18.3252182985536</text:p>
          </table:table-cell>
          <table:table-cell office:value-type="float" office:value="0.07" calcext:value-type="float">
            <text:p>0.07</text:p>
          </table:table-cell>
          <table:table-cell office:value-type="float" office:value="80.4902236520156" calcext:value-type="float">
            <text:p>80.4902236520156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1.81500449578288" calcext:value-type="float">
            <text:p>1.81500449578288</text:p>
          </table:table-cell>
          <table:table-cell office:value-type="float" office:value="0.1025" calcext:value-type="float">
            <text:p>0.1025</text:p>
          </table:table-cell>
          <table:table-cell office:value-type="float" office:value="18.3252182985536" calcext:value-type="float">
            <text:p>18.3252182985536</text:p>
          </table:table-cell>
          <table:table-cell office:value-type="float" office:value="0.08" calcext:value-type="float">
            <text:p>0.08</text:p>
          </table:table-cell>
          <table:table-cell office:value-type="float" office:value="114.026628636158" calcext:value-type="float">
            <text:p>114.026628636158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.81500449578288" calcext:value-type="float">
            <text:p>1.81500449578288</text:p>
          </table:table-cell>
          <table:table-cell office:value-type="float" office:value="0.105" calcext:value-type="float">
            <text:p>0.105</text:p>
          </table:table-cell>
          <table:table-cell office:value-type="float" office:value="18.3252182985536" calcext:value-type="float">
            <text:p>18.3252182985536</text:p>
          </table:table-cell>
          <table:table-cell office:value-type="float" office:value="0.09" calcext:value-type="float">
            <text:p>0.09</text:p>
          </table:table-cell>
          <table:table-cell office:value-type="float" office:value="148.317082209431" calcext:value-type="float">
            <text:p>148.317082209431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81500449578288" calcext:value-type="float">
            <text:p>1.81500449578288</text:p>
          </table:table-cell>
          <table:table-cell office:value-type="float" office:value="0.11" calcext:value-type="float">
            <text:p>0.11</text:p>
          </table:table-cell>
          <table:table-cell office:value-type="float" office:value="18.3252182985536" calcext:value-type="float">
            <text:p>18.3252182985536</text:p>
          </table:table-cell>
          <table:table-cell office:value-type="float" office:value="0.1" calcext:value-type="float">
            <text:p>0.1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81500449578288" calcext:value-type="float">
            <text:p>1.81500449578288</text:p>
          </table:table-cell>
          <table:table-cell office:value-type="float" office:value="0.115" calcext:value-type="float">
            <text:p>0.115</text:p>
          </table:table-cell>
          <table:table-cell office:value-type="float" office:value="18.3252182985536" calcext:value-type="float">
            <text:p>18.3252182985536</text:p>
          </table:table-cell>
          <table:table-cell office:value-type="float" office:value="0.10125" calcext:value-type="float">
            <text:p>0.1012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.81500449578288" calcext:value-type="float">
            <text:p>1.81500449578288</text:p>
          </table:table-cell>
          <table:table-cell office:value-type="float" office:value="0.12" calcext:value-type="float">
            <text:p>0.12</text:p>
          </table:table-cell>
          <table:table-cell office:value-type="float" office:value="18.3252182985536" calcext:value-type="float">
            <text:p>18.3252182985536</text:p>
          </table:table-cell>
          <table:table-cell office:value-type="float" office:value="0.1025" calcext:value-type="float">
            <text:p>0.102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.81500449578288" calcext:value-type="float">
            <text:p>1.81500449578288</text:p>
          </table:table-cell>
          <table:table-cell office:value-type="float" office:value="0.13" calcext:value-type="float">
            <text:p>0.13</text:p>
          </table:table-cell>
          <table:table-cell office:value-type="float" office:value="18.3252182985536" calcext:value-type="float">
            <text:p>18.3252182985536</text:p>
          </table:table-cell>
          <table:table-cell office:value-type="float" office:value="0.10375" calcext:value-type="float">
            <text:p>0.1037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1.81500449578288" calcext:value-type="float">
            <text:p>1.81500449578288</text:p>
          </table:table-cell>
          <table:table-cell office:value-type="float" office:value="0.14" calcext:value-type="float">
            <text:p>0.14</text:p>
          </table:table-cell>
          <table:table-cell office:value-type="float" office:value="18.3252182985536" calcext:value-type="float">
            <text:p>18.3252182985536</text:p>
          </table:table-cell>
          <table:table-cell office:value-type="float" office:value="0.105" calcext:value-type="float">
            <text:p>0.10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2.0237620244722" calcext:value-type="float">
            <text:p>2.0237620244722</text:p>
          </table:table-cell>
          <table:table-cell office:value-type="float" office:value="0.15" calcext:value-type="float">
            <text:p>0.15</text:p>
          </table:table-cell>
          <table:table-cell office:value-type="float" office:value="18.3252182985536" calcext:value-type="float">
            <text:p>18.3252182985536</text:p>
          </table:table-cell>
          <table:table-cell office:value-type="float" office:value="0.10625" calcext:value-type="float">
            <text:p>0.1062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2.0237620244722" calcext:value-type="float">
            <text:p>2.0237620244722</text:p>
          </table:table-cell>
          <table:table-cell office:value-type="float" office:value="0.16" calcext:value-type="float">
            <text:p>0.16</text:p>
          </table:table-cell>
          <table:table-cell office:value-type="float" office:value="18.3252182985536" calcext:value-type="float">
            <text:p>18.3252182985536</text:p>
          </table:table-cell>
          <table:table-cell office:value-type="float" office:value="0.1075" calcext:value-type="float">
            <text:p>0.107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.0237620244722" calcext:value-type="float">
            <text:p>2.0237620244722</text:p>
          </table:table-cell>
          <table:table-cell office:value-type="float" office:value="0.17" calcext:value-type="float">
            <text:p>0.17</text:p>
          </table:table-cell>
          <table:table-cell office:value-type="float" office:value="18.3252182985536" calcext:value-type="float">
            <text:p>18.3252182985536</text:p>
          </table:table-cell>
          <table:table-cell office:value-type="float" office:value="0.10875" calcext:value-type="float">
            <text:p>0.1087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2.0237620244722" calcext:value-type="float">
            <text:p>2.0237620244722</text:p>
          </table:table-cell>
          <table:table-cell office:value-type="float" office:value="0.18" calcext:value-type="float">
            <text:p>0.18</text:p>
          </table:table-cell>
          <table:table-cell office:value-type="float" office:value="20.4118062565204" calcext:value-type="float">
            <text:p>20.4118062565204</text:p>
            <draw:frame draw:z-index="0" draw:style-name="gr1" draw:text-style-name="P1" svg:width="6.2988in" svg:height="3.5429in" svg:x="0.2602in" svg:y="0.1366in">
              <draw:object draw:notify-on-update-of-ranges="'max(k_n)'.A2:'max(k_n)'.A2 'max(k_n)'.E2:'max(k_n)'.E166 'max(k_n)'.E1:'max(k_n)'.F1 'max(k_n)'.F2:'max(k_n)'.F166 'max(k_n)'.C2:'max(k_n)'.C80 'max(k_n)'.C1:'max(k_n)'.D1 'max(k_n)'.D2:'max(k_n)'.D80 'max(k_n)'.A2:'max(k_n)'.A60 'max(k_n)'.A1:'max(k_n)'.B1 'max(k_n)'.B2:'max(k_n)'.B6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office:value-type="float" office:value="0.11" calcext:value-type="float">
            <text:p>0.11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2.0237620244722" calcext:value-type="float">
            <text:p>2.0237620244722</text:p>
          </table:table-cell>
          <table:table-cell office:value-type="float" office:value="0.19" calcext:value-type="float">
            <text:p>0.19</text:p>
          </table:table-cell>
          <table:table-cell office:value-type="float" office:value="20.4118062565204" calcext:value-type="float">
            <text:p>20.4118062565204</text:p>
          </table:table-cell>
          <table:table-cell office:value-type="float" office:value="0.11125" calcext:value-type="float">
            <text:p>0.1112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2.0237620244722" calcext:value-type="float">
            <text:p>2.0237620244722</text:p>
          </table:table-cell>
          <table:table-cell office:value-type="float" office:value="0.2" calcext:value-type="float">
            <text:p>0.2</text:p>
          </table:table-cell>
          <table:table-cell office:value-type="float" office:value="20.4118062565204" calcext:value-type="float">
            <text:p>20.4118062565204</text:p>
          </table:table-cell>
          <table:table-cell office:value-type="float" office:value="0.1125" calcext:value-type="float">
            <text:p>0.112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2.26952184296096" calcext:value-type="float">
            <text:p>2.26952184296096</text:p>
          </table:table-cell>
          <table:table-cell office:value-type="float" office:value="0.21" calcext:value-type="float">
            <text:p>0.21</text:p>
          </table:table-cell>
          <table:table-cell office:value-type="float" office:value="20.4118062565204" calcext:value-type="float">
            <text:p>20.4118062565204</text:p>
          </table:table-cell>
          <table:table-cell office:value-type="float" office:value="0.11375" calcext:value-type="float">
            <text:p>0.1137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2.92348547007532" calcext:value-type="float">
            <text:p>2.92348547007532</text:p>
          </table:table-cell>
          <table:table-cell office:value-type="float" office:value="0.22" calcext:value-type="float">
            <text:p>0.22</text:p>
          </table:table-cell>
          <table:table-cell office:value-type="float" office:value="20.4118062565204" calcext:value-type="float">
            <text:p>20.4118062565204</text:p>
          </table:table-cell>
          <table:table-cell office:value-type="float" office:value="0.115" calcext:value-type="float">
            <text:p>0.11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3.66324577144748" calcext:value-type="float">
            <text:p>3.66324577144748</text:p>
          </table:table-cell>
          <table:table-cell office:value-type="float" office:value="0.23" calcext:value-type="float">
            <text:p>0.23</text:p>
          </table:table-cell>
          <table:table-cell office:value-type="float" office:value="20.4118062565204" calcext:value-type="float">
            <text:p>20.4118062565204</text:p>
          </table:table-cell>
          <table:table-cell office:value-type="float" office:value="0.1175" calcext:value-type="float">
            <text:p>0.117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4.46359740304867" calcext:value-type="float">
            <text:p>4.46359740304867</text:p>
          </table:table-cell>
          <table:table-cell office:value-type="float" office:value="0.24" calcext:value-type="float">
            <text:p>0.24</text:p>
          </table:table-cell>
          <table:table-cell office:value-type="float" office:value="22.8756614889514" calcext:value-type="float">
            <text:p>22.8756614889514</text:p>
          </table:table-cell>
          <table:table-cell office:value-type="float" office:value="0.12" calcext:value-type="float">
            <text:p>0.12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5.30662461967216" calcext:value-type="float">
            <text:p>5.30662461967216</text:p>
          </table:table-cell>
          <table:table-cell office:value-type="float" office:value="0.25" calcext:value-type="float">
            <text:p>0.25</text:p>
          </table:table-cell>
          <table:table-cell office:value-type="float" office:value="29.4216288305577" calcext:value-type="float">
            <text:p>29.4216288305577</text:p>
          </table:table-cell>
          <table:table-cell office:value-type="float" office:value="0.125" calcext:value-type="float">
            <text:p>0.12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6.17490350597691" calcext:value-type="float">
            <text:p>6.17490350597691</text:p>
          </table:table-cell>
          <table:table-cell office:value-type="float" office:value="0.26" calcext:value-type="float">
            <text:p>0.26</text:p>
          </table:table-cell>
          <table:table-cell office:value-type="float" office:value="36.8172572335305" calcext:value-type="float">
            <text:p>36.8172572335305</text:p>
          </table:table-cell>
          <table:table-cell office:value-type="float" office:value="0.1275" calcext:value-type="float">
            <text:p>0.127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7.05272587805828" calcext:value-type="float">
            <text:p>7.05272587805828</text:p>
          </table:table-cell>
          <table:table-cell office:value-type="float" office:value="0.27" calcext:value-type="float">
            <text:p>0.27</text:p>
          </table:table-cell>
          <table:table-cell office:value-type="float" office:value="44.818364993656" calcext:value-type="float">
            <text:p>44.818364993656</text:p>
          </table:table-cell>
          <table:table-cell office:value-type="float" office:value="0.12875" calcext:value-type="float">
            <text:p>0.1287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7.93047063783861" calcext:value-type="float">
            <text:p>7.93047063783861</text:p>
          </table:table-cell>
          <table:table-cell office:value-type="float" office:value="0.28" calcext:value-type="float">
            <text:p>0.28</text:p>
          </table:table-cell>
          <table:table-cell office:value-type="float" office:value="53.2432616981366" calcext:value-type="float">
            <text:p>53.2432616981366</text:p>
          </table:table-cell>
          <table:table-cell office:value-type="float" office:value="0.129375" calcext:value-type="float">
            <text:p>0.12937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8.80212830612887" calcext:value-type="float">
            <text:p>8.80212830612887</text:p>
          </table:table-cell>
          <table:table-cell office:value-type="float" office:value="0.29" calcext:value-type="float">
            <text:p>0.29</text:p>
          </table:table-cell>
          <table:table-cell office:value-type="float" office:value="61.9188448748025" calcext:value-type="float">
            <text:p>61.9188448748025</text:p>
          </table:table-cell>
          <table:table-cell office:value-type="float" office:value="0.13" calcext:value-type="float">
            <text:p>0.13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8.80212830612887" calcext:value-type="float">
            <text:p>8.80212830612887</text:p>
          </table:table-cell>
          <table:table-cell office:value-type="float" office:value="0.3" calcext:value-type="float">
            <text:p>0.3</text:p>
          </table:table-cell>
          <table:table-cell office:value-type="float" office:value="70.6921438379988" calcext:value-type="float">
            <text:p>70.6921438379988</text:p>
          </table:table-cell>
          <table:table-cell office:value-type="float" office:value="0.130625" calcext:value-type="float">
            <text:p>0.13062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0.4849368176142" calcext:value-type="float">
            <text:p>10.4849368176142</text:p>
          </table:table-cell>
          <table:table-cell office:value-type="float" office:value="0.31" calcext:value-type="float">
            <text:p>0.31</text:p>
          </table:table-cell>
          <table:table-cell office:value-type="float" office:value="79.4812417710965" calcext:value-type="float">
            <text:p>79.4812417710965</text:p>
          </table:table-cell>
          <table:table-cell office:value-type="float" office:value="0.13125" calcext:value-type="float">
            <text:p>0.1312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0.4849368176142" calcext:value-type="float">
            <text:p>10.4849368176142</text:p>
          </table:table-cell>
          <table:table-cell office:value-type="float" office:value="0.32" calcext:value-type="float">
            <text:p>0.32</text:p>
          </table:table-cell>
          <table:table-cell office:value-type="float" office:value="88.2148617309651" calcext:value-type="float">
            <text:p>88.2148617309651</text:p>
          </table:table-cell>
          <table:table-cell office:value-type="float" office:value="0.131875" calcext:value-type="float">
            <text:p>0.13187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0.4849368176142" calcext:value-type="float">
            <text:p>10.4849368176142</text:p>
          </table:table-cell>
          <table:table-cell office:value-type="float" office:value="0.33" calcext:value-type="float">
            <text:p>0.33</text:p>
          </table:table-cell>
          <table:table-cell office:value-type="float" office:value="88.2148617309651" calcext:value-type="float">
            <text:p>88.2148617309651</text:p>
          </table:table-cell>
          <table:table-cell office:value-type="float" office:value="0.1325" calcext:value-type="float">
            <text:p>0.132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360625" calcext:value-type="float">
            <text:p>0.360625</text:p>
          </table:table-cell>
          <table:table-cell office:value-type="float" office:value="10.4849368176142" calcext:value-type="float">
            <text:p>10.4849368176142</text:p>
          </table:table-cell>
          <table:table-cell office:value-type="float" office:value="0.34" calcext:value-type="float">
            <text:p>0.34</text:p>
          </table:table-cell>
          <table:table-cell office:value-type="float" office:value="105.118860449866" calcext:value-type="float">
            <text:p>105.118860449866</text:p>
          </table:table-cell>
          <table:table-cell office:value-type="float" office:value="0.133125" calcext:value-type="float">
            <text:p>0.13312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3609375" calcext:value-type="float">
            <text:p>0.3609375</text:p>
          </table:table-cell>
          <table:table-cell office:value-type="float" office:value="10.4849368176142" calcext:value-type="float">
            <text:p>10.4849368176142</text:p>
          </table:table-cell>
          <table:table-cell office:value-type="float" office:value="0.345" calcext:value-type="float">
            <text:p>0.345</text:p>
          </table:table-cell>
          <table:table-cell office:value-type="float" office:value="105.118860449866" calcext:value-type="float">
            <text:p>105.118860449866</text:p>
          </table:table-cell>
          <table:table-cell office:value-type="float" office:value="0.13375" calcext:value-type="float">
            <text:p>0.1337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36109375" calcext:value-type="float">
            <text:p>0.36109375</text:p>
          </table:table-cell>
          <table:table-cell office:value-type="float" office:value="10.4849368176142" calcext:value-type="float">
            <text:p>10.4849368176142</text:p>
          </table:table-cell>
          <table:table-cell office:value-type="float" office:value="0.35" calcext:value-type="float">
            <text:p>0.35</text:p>
          </table:table-cell>
          <table:table-cell office:value-type="float" office:value="105.118860449866" calcext:value-type="float">
            <text:p>105.118860449866</text:p>
          </table:table-cell>
          <table:table-cell office:value-type="float" office:value="0.134375" calcext:value-type="float">
            <text:p>0.13437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36125" calcext:value-type="float">
            <text:p>0.36125</text:p>
          </table:table-cell>
          <table:table-cell office:value-type="float" office:value="10.4849368176142" calcext:value-type="float">
            <text:p>10.4849368176142</text:p>
          </table:table-cell>
          <table:table-cell office:value-type="float" office:value="0.3525" calcext:value-type="float">
            <text:p>0.3525</text:p>
          </table:table-cell>
          <table:table-cell office:value-type="float" office:value="105.118860449866" calcext:value-type="float">
            <text:p>105.118860449866</text:p>
          </table:table-cell>
          <table:table-cell office:value-type="float" office:value="0.135" calcext:value-type="float">
            <text:p>0.13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36126953125" calcext:value-type="float">
            <text:p>0.36126953125</text:p>
          </table:table-cell>
          <table:table-cell office:value-type="float" office:value="10.4849368176142" calcext:value-type="float">
            <text:p>10.4849368176142</text:p>
          </table:table-cell>
          <table:table-cell office:value-type="float" office:value="0.355" calcext:value-type="float">
            <text:p>0.355</text:p>
          </table:table-cell>
          <table:table-cell office:value-type="float" office:value="105.118860449866" calcext:value-type="float">
            <text:p>105.118860449866</text:p>
          </table:table-cell>
          <table:table-cell office:value-type="float" office:value="0.135625" calcext:value-type="float">
            <text:p>0.13562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36127197265625" calcext:value-type="float">
            <text:p>0.36127197265625</text:p>
          </table:table-cell>
          <table:table-cell office:value-type="float" office:value="10.4849368176142" calcext:value-type="float">
            <text:p>10.4849368176142</text:p>
          </table:table-cell>
          <table:table-cell office:value-type="float" office:value="0.35625" calcext:value-type="float">
            <text:p>0.35625</text:p>
          </table:table-cell>
          <table:table-cell office:value-type="float" office:value="116.152995391508" calcext:value-type="float">
            <text:p>116.152995391508</text:p>
          </table:table-cell>
          <table:table-cell office:value-type="float" office:value="0.13625" calcext:value-type="float">
            <text:p>0.1362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361272583007813" calcext:value-type="float">
            <text:p>0.361272583007813</text:p>
          </table:table-cell>
          <table:table-cell office:value-type="float" office:value="10.4849368176142" calcext:value-type="float">
            <text:p>10.4849368176142</text:p>
          </table:table-cell>
          <table:table-cell office:value-type="float" office:value="0.3575" calcext:value-type="float">
            <text:p>0.3575</text:p>
          </table:table-cell>
          <table:table-cell office:value-type="float" office:value="116.152995391508" calcext:value-type="float">
            <text:p>116.152995391508</text:p>
          </table:table-cell>
          <table:table-cell office:value-type="float" office:value="0.136875" calcext:value-type="float">
            <text:p>0.13687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361272888183594" calcext:value-type="float">
            <text:p>0.361272888183594</text:p>
          </table:table-cell>
          <table:table-cell office:value-type="float" office:value="10.4849368176142" calcext:value-type="float">
            <text:p>10.4849368176142</text:p>
          </table:table-cell>
          <table:table-cell office:value-type="float" office:value="0.35875" calcext:value-type="float">
            <text:p>0.35875</text:p>
          </table:table-cell>
          <table:table-cell office:value-type="float" office:value="116.152995391508" calcext:value-type="float">
            <text:p>116.152995391508</text:p>
          </table:table-cell>
          <table:table-cell office:value-type="float" office:value="0.1375" calcext:value-type="float">
            <text:p>0.137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361273040771485" calcext:value-type="float">
            <text:p>0.361273040771485</text:p>
          </table:table-cell>
          <table:table-cell office:value-type="float" office:value="10.4849368176142" calcext:value-type="float">
            <text:p>10.4849368176142</text:p>
          </table:table-cell>
          <table:table-cell office:value-type="float" office:value="0.36" calcext:value-type="float">
            <text:p>0.36</text:p>
          </table:table-cell>
          <table:table-cell office:value-type="float" office:value="116.152995391508" calcext:value-type="float">
            <text:p>116.152995391508</text:p>
          </table:table-cell>
          <table:table-cell office:value-type="float" office:value="0.138125" calcext:value-type="float">
            <text:p>0.13812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361273078918457" calcext:value-type="float">
            <text:p>0.361273078918457</text:p>
          </table:table-cell>
          <table:table-cell office:value-type="float" office:value="10.4849368176142" calcext:value-type="float">
            <text:p>10.4849368176142</text:p>
          </table:table-cell>
          <table:table-cell office:value-type="float" office:value="0.360625" calcext:value-type="float">
            <text:p>0.360625</text:p>
          </table:table-cell>
          <table:table-cell office:value-type="float" office:value="116.152995391508" calcext:value-type="float">
            <text:p>116.152995391508</text:p>
          </table:table-cell>
          <table:table-cell office:value-type="float" office:value="0.13875" calcext:value-type="float">
            <text:p>0.1387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361273097991944" calcext:value-type="float">
            <text:p>0.361273097991944</text:p>
          </table:table-cell>
          <table:table-cell office:value-type="float" office:value="10.4849368176142" calcext:value-type="float">
            <text:p>10.4849368176142</text:p>
          </table:table-cell>
          <table:table-cell office:value-type="float" office:value="0.3609375" calcext:value-type="float">
            <text:p>0.3609375</text:p>
          </table:table-cell>
          <table:table-cell office:value-type="float" office:value="116.152995391508" calcext:value-type="float">
            <text:p>116.152995391508</text:p>
          </table:table-cell>
          <table:table-cell office:value-type="float" office:value="0.139375" calcext:value-type="float">
            <text:p>0.13937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361273107528687" calcext:value-type="float">
            <text:p>0.361273107528687</text:p>
          </table:table-cell>
          <table:table-cell office:value-type="float" office:value="10.4849368176142" calcext:value-type="float">
            <text:p>10.4849368176142</text:p>
          </table:table-cell>
          <table:table-cell office:value-type="float" office:value="0.36125" calcext:value-type="float">
            <text:p>0.36125</text:p>
          </table:table-cell>
          <table:table-cell office:value-type="float" office:value="116.152995391508" calcext:value-type="float">
            <text:p>116.152995391508</text:p>
          </table:table-cell>
          <table:table-cell office:value-type="float" office:value="0.14" calcext:value-type="float">
            <text:p>0.14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table:number-columns-repeated="2"/>
          <table:table-cell office:value-type="float" office:value="0.361328125" calcext:value-type="float">
            <text:p>0.361328125</text:p>
          </table:table-cell>
          <table:table-cell office:value-type="float" office:value="116.152995391508" calcext:value-type="float">
            <text:p>116.152995391508</text:p>
          </table:table-cell>
          <table:table-cell office:value-type="float" office:value="0.140625" calcext:value-type="float">
            <text:p>0.14062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table:number-columns-repeated="2"/>
          <table:table-cell office:value-type="float" office:value="0.36140625" calcext:value-type="float">
            <text:p>0.36140625</text:p>
          </table:table-cell>
          <table:table-cell office:value-type="float" office:value="116.152995391508" calcext:value-type="float">
            <text:p>116.152995391508</text:p>
          </table:table-cell>
          <table:table-cell office:value-type="float" office:value="0.14125" calcext:value-type="float">
            <text:p>0.1412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table:number-columns-repeated="2"/>
          <table:table-cell office:value-type="float" office:value="0.361407470703125" calcext:value-type="float">
            <text:p>0.361407470703125</text:p>
          </table:table-cell>
          <table:table-cell office:value-type="float" office:value="116.152995391508" calcext:value-type="float">
            <text:p>116.152995391508</text:p>
          </table:table-cell>
          <table:table-cell office:value-type="float" office:value="0.141875" calcext:value-type="float">
            <text:p>0.14187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table:number-columns-repeated="2"/>
          <table:table-cell office:value-type="float" office:value="0.361408081054688" calcext:value-type="float">
            <text:p>0.361408081054688</text:p>
          </table:table-cell>
          <table:table-cell office:value-type="float" office:value="116.152995391508" calcext:value-type="float">
            <text:p>116.152995391508</text:p>
          </table:table-cell>
          <table:table-cell office:value-type="float" office:value="0.1425" calcext:value-type="float">
            <text:p>0.142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table:number-columns-repeated="2"/>
          <table:table-cell office:value-type="float" office:value="0.361408157348633" calcext:value-type="float">
            <text:p>0.361408157348633</text:p>
          </table:table-cell>
          <table:table-cell office:value-type="float" office:value="116.152995391508" calcext:value-type="float">
            <text:p>116.152995391508</text:p>
          </table:table-cell>
          <table:table-cell office:value-type="float" office:value="0.143125" calcext:value-type="float">
            <text:p>0.14312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table:number-columns-repeated="2"/>
          <table:table-cell office:value-type="float" office:value="0.361408176422119" calcext:value-type="float">
            <text:p>0.361408176422119</text:p>
          </table:table-cell>
          <table:table-cell office:value-type="float" office:value="116.152995391508" calcext:value-type="float">
            <text:p>116.152995391508</text:p>
          </table:table-cell>
          <table:table-cell office:value-type="float" office:value="0.14375" calcext:value-type="float">
            <text:p>0.1437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table:number-columns-repeated="4"/>
          <table:table-cell office:value-type="float" office:value="0.144375" calcext:value-type="float">
            <text:p>0.14437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table:number-columns-repeated="4"/>
          <table:table-cell office:value-type="float" office:value="0.145" calcext:value-type="float">
            <text:p>0.14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table:number-columns-repeated="4"/>
          <table:table-cell office:value-type="float" office:value="0.145625" calcext:value-type="float">
            <text:p>0.14562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table:number-columns-repeated="4"/>
          <table:table-cell office:value-type="float" office:value="0.14625" calcext:value-type="float">
            <text:p>0.1462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table:number-columns-repeated="4"/>
          <table:table-cell office:value-type="float" office:value="0.146875" calcext:value-type="float">
            <text:p>0.14687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table:number-columns-repeated="4"/>
          <table:table-cell office:value-type="float" office:value="0.1475" calcext:value-type="float">
            <text:p>0.147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table:number-columns-repeated="4"/>
          <table:table-cell office:value-type="float" office:value="0.148125" calcext:value-type="float">
            <text:p>0.14812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table:number-columns-repeated="4"/>
          <table:table-cell office:value-type="float" office:value="0.14875" calcext:value-type="float">
            <text:p>0.1487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table:number-columns-repeated="4"/>
          <table:table-cell office:value-type="float" office:value="0.15" calcext:value-type="float">
            <text:p>0.1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table:number-columns-repeated="4"/>
          <table:table-cell office:value-type="float" office:value="0.15125" calcext:value-type="float">
            <text:p>0.1512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table:number-columns-repeated="4"/>
          <table:table-cell office:value-type="float" office:value="0.1525" calcext:value-type="float">
            <text:p>0.152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table:number-columns-repeated="4"/>
          <table:table-cell office:value-type="float" office:value="0.15375" calcext:value-type="float">
            <text:p>0.1537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table:number-columns-repeated="4"/>
          <table:table-cell office:value-type="float" office:value="0.155" calcext:value-type="float">
            <text:p>0.15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table:number-columns-repeated="4"/>
          <table:table-cell office:value-type="float" office:value="0.15625" calcext:value-type="float">
            <text:p>0.1562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table:number-columns-repeated="4"/>
          <table:table-cell office:value-type="float" office:value="0.1575" calcext:value-type="float">
            <text:p>0.157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table:number-columns-repeated="4"/>
          <table:table-cell office:value-type="float" office:value="0.15875" calcext:value-type="float">
            <text:p>0.1587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table:number-columns-repeated="4"/>
          <table:table-cell office:value-type="float" office:value="0.16" calcext:value-type="float">
            <text:p>0.16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table:number-columns-repeated="4"/>
          <table:table-cell office:value-type="float" office:value="0.17" calcext:value-type="float">
            <text:p>0.17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table:number-columns-repeated="4"/>
          <table:table-cell office:value-type="float" office:value="0.18" calcext:value-type="float">
            <text:p>0.18</text:p>
          </table:table-cell>
          <table:table-cell office:value-type="float" office:value="204.292963720519" calcext:value-type="float">
            <text:p>204.292963720519</text:p>
          </table:table-cell>
        </table:table-row>
        <table:table-row table:style-name="ro1">
          <table:table-cell table:number-columns-repeated="4"/>
          <table:table-cell office:value-type="float" office:value="0.19" calcext:value-type="float">
            <text:p>0.19</text:p>
          </table:table-cell>
          <table:table-cell office:value-type="float" office:value="204.292963720519" calcext:value-type="float">
            <text:p>204.292963720519</text:p>
          </table:table-cell>
        </table:table-row>
        <table:table-row table:style-name="ro1">
          <table:table-cell table:number-columns-repeated="4"/>
          <table:table-cell office:value-type="float" office:value="0.2" calcext:value-type="float">
            <text:p>0.2</text:p>
          </table:table-cell>
          <table:table-cell office:value-type="float" office:value="204.292963720519" calcext:value-type="float">
            <text:p>204.292963720519</text:p>
          </table:table-cell>
        </table:table-row>
        <table:table-row table:style-name="ro1">
          <table:table-cell table:number-columns-repeated="4"/>
          <table:table-cell office:value-type="float" office:value="0.21" calcext:value-type="float">
            <text:p>0.21</text:p>
          </table:table-cell>
          <table:table-cell office:value-type="float" office:value="204.292963720519" calcext:value-type="float">
            <text:p>204.292963720519</text:p>
          </table:table-cell>
        </table:table-row>
        <table:table-row table:style-name="ro1">
          <table:table-cell table:number-columns-repeated="4"/>
          <table:table-cell office:value-type="float" office:value="0.22" calcext:value-type="float">
            <text:p>0.22</text:p>
          </table:table-cell>
          <table:table-cell office:value-type="float" office:value="204.292963720519" calcext:value-type="float">
            <text:p>204.292963720519</text:p>
          </table:table-cell>
        </table:table-row>
        <table:table-row table:style-name="ro1">
          <table:table-cell table:number-columns-repeated="4"/>
          <table:table-cell office:value-type="float" office:value="0.23" calcext:value-type="float">
            <text:p>0.23</text:p>
          </table:table-cell>
          <table:table-cell office:value-type="float" office:value="204.292963720519" calcext:value-type="float">
            <text:p>204.292963720519</text:p>
          </table:table-cell>
        </table:table-row>
        <table:table-row table:style-name="ro1">
          <table:table-cell table:number-columns-repeated="4"/>
          <table:table-cell office:value-type="float" office:value="0.24" calcext:value-type="float">
            <text:p>0.24</text:p>
          </table:table-cell>
          <table:table-cell office:value-type="float" office:value="228.936539577559" calcext:value-type="float">
            <text:p>228.936539577559</text:p>
          </table:table-cell>
        </table:table-row>
        <table:table-row table:style-name="ro1">
          <table:table-cell table:number-columns-repeated="4"/>
          <table:table-cell office:value-type="float" office:value="0.25" calcext:value-type="float">
            <text:p>0.25</text:p>
          </table:table-cell>
          <table:table-cell office:value-type="float" office:value="294.402343578675" calcext:value-type="float">
            <text:p>294.402343578675</text:p>
          </table:table-cell>
        </table:table-row>
        <table:table-row table:style-name="ro1">
          <table:table-cell table:number-columns-repeated="4"/>
          <table:table-cell office:value-type="float" office:value="0.26" calcext:value-type="float">
            <text:p>0.26</text:p>
          </table:table-cell>
          <table:table-cell office:value-type="float" office:value="368.36078425131" calcext:value-type="float">
            <text:p>368.36078425131</text:p>
          </table:table-cell>
        </table:table-row>
        <table:table-row table:style-name="ro1">
          <table:table-cell table:number-columns-repeated="4"/>
          <table:table-cell office:value-type="float" office:value="0.27" calcext:value-type="float">
            <text:p>0.27</text:p>
          </table:table-cell>
          <table:table-cell office:value-type="float" office:value="448.369718626494" calcext:value-type="float">
            <text:p>448.369718626494</text:p>
          </table:table-cell>
        </table:table-row>
        <table:table-row table:style-name="ro1">
          <table:table-cell table:number-columns-repeated="4"/>
          <table:table-cell office:value-type="float" office:value="0.28" calcext:value-type="float">
            <text:p>0.28</text:p>
          </table:table-cell>
          <table:table-cell office:value-type="float" office:value="532.61370585668" calcext:value-type="float">
            <text:p>532.61370585668</text:p>
          </table:table-cell>
        </table:table-row>
        <table:table-row table:style-name="ro1">
          <table:table-cell table:number-columns-repeated="4"/>
          <table:table-cell office:value-type="float" office:value="0.29" calcext:value-type="float">
            <text:p>0.29</text:p>
          </table:table-cell>
          <table:table-cell office:value-type="float" office:value="619.362449926602" calcext:value-type="float">
            <text:p>619.362449926602</text:p>
          </table:table-cell>
        </table:table-row>
        <table:table-row table:style-name="ro1">
          <table:table-cell table:number-columns-repeated="4"/>
          <table:table-cell office:value-type="float" office:value="0.3" calcext:value-type="float">
            <text:p>0.3</text:p>
          </table:table-cell>
          <table:table-cell office:value-type="float" office:value="707.090203220284" calcext:value-type="float">
            <text:p>707.090203220284</text:p>
          </table:table-cell>
        </table:table-row>
        <table:table-row table:style-name="ro1">
          <table:table-cell table:number-columns-repeated="4"/>
          <table:table-cell office:value-type="float" office:value="0.31" calcext:value-type="float">
            <text:p>0.31</text:p>
          </table:table-cell>
          <table:table-cell office:value-type="float" office:value="794.989698889297" calcext:value-type="float">
            <text:p>794.989698889297</text:p>
          </table:table-cell>
        </table:table-row>
        <table:table-row table:style-name="ro1">
          <table:table-cell table:number-columns-repeated="4"/>
          <table:table-cell office:value-type="float" office:value="0.32" calcext:value-type="float">
            <text:p>0.32</text:p>
          </table:table-cell>
          <table:table-cell office:value-type="float" office:value="882.343791285283" calcext:value-type="float">
            <text:p>882.343791285283</text:p>
          </table:table-cell>
        </table:table-row>
        <table:table-row table:style-name="ro1">
          <table:table-cell table:number-columns-repeated="4"/>
          <table:table-cell office:value-type="float" office:value="0.325" calcext:value-type="float">
            <text:p>0.325</text:p>
          </table:table-cell>
          <table:table-cell office:value-type="float" office:value="882.343791285283" calcext:value-type="float">
            <text:p>882.343791285283</text:p>
          </table:table-cell>
        </table:table-row>
        <table:table-row table:style-name="ro1">
          <table:table-cell table:number-columns-repeated="4"/>
          <table:table-cell office:value-type="float" office:value="0.32625" calcext:value-type="float">
            <text:p>0.32625</text:p>
          </table:table-cell>
          <table:table-cell office:value-type="float" office:value="882.343791285283" calcext:value-type="float">
            <text:p>882.343791285283</text:p>
          </table:table-cell>
        </table:table-row>
        <table:table-row table:style-name="ro1">
          <table:table-cell table:number-columns-repeated="4"/>
          <table:table-cell office:value-type="float" office:value="0.326875" calcext:value-type="float">
            <text:p>0.326875</text:p>
          </table:table-cell>
          <table:table-cell office:value-type="float" office:value="882.343791285283" calcext:value-type="float">
            <text:p>882.343791285283</text:p>
          </table:table-cell>
        </table:table-row>
        <table:table-row table:style-name="ro1">
          <table:table-cell table:number-columns-repeated="4"/>
          <table:table-cell office:value-type="float" office:value="0.3275" calcext:value-type="float">
            <text:p>0.3275</text:p>
          </table:table-cell>
          <table:table-cell office:value-type="float" office:value="882.343791285283" calcext:value-type="float">
            <text:p>882.343791285283</text:p>
          </table:table-cell>
        </table:table-row>
        <table:table-row table:style-name="ro1">
          <table:table-cell table:number-columns-repeated="4"/>
          <table:table-cell office:value-type="float" office:value="0.328125" calcext:value-type="float">
            <text:p>0.328125</text:p>
          </table:table-cell>
          <table:table-cell office:value-type="float" office:value="882.343791285283" calcext:value-type="float">
            <text:p>882.343791285283</text:p>
          </table:table-cell>
        </table:table-row>
        <table:table-row table:style-name="ro1">
          <table:table-cell table:number-columns-repeated="4"/>
          <table:table-cell office:value-type="float" office:value="0.32875" calcext:value-type="float">
            <text:p>0.32875</text:p>
          </table:table-cell>
          <table:table-cell office:value-type="float" office:value="882.343791285283" calcext:value-type="float">
            <text:p>882.343791285283</text:p>
          </table:table-cell>
        </table:table-row>
        <table:table-row table:style-name="ro1">
          <table:table-cell table:number-columns-repeated="4"/>
          <table:table-cell office:value-type="float" office:value="0.329375" calcext:value-type="float">
            <text:p>0.329375</text:p>
          </table:table-cell>
          <table:table-cell office:value-type="float" office:value="882.343791285283" calcext:value-type="float">
            <text:p>882.343791285283</text:p>
          </table:table-cell>
        </table:table-row>
        <table:table-row table:style-name="ro1">
          <table:table-cell table:number-columns-repeated="4"/>
          <table:table-cell office:value-type="float" office:value="0.33" calcext:value-type="float">
            <text:p>0.33</text:p>
          </table:table-cell>
          <table:table-cell office:value-type="float" office:value="882.343791285283" calcext:value-type="float">
            <text:p>882.343791285283</text:p>
          </table:table-cell>
        </table:table-row>
        <table:table-row table:style-name="ro1">
          <table:table-cell table:number-columns-repeated="4"/>
          <table:table-cell office:value-type="float" office:value="0.33125" calcext:value-type="float">
            <text:p>0.33125</text:p>
          </table:table-cell>
          <table:table-cell office:value-type="float" office:value="1010.30521310276" calcext:value-type="float">
            <text:p>1010.30521310276</text:p>
          </table:table-cell>
        </table:table-row>
        <table:table-row table:style-name="ro1">
          <table:table-cell table:number-columns-repeated="4"/>
          <table:table-cell office:value-type="float" office:value="0.3325" calcext:value-type="float">
            <text:p>0.3325</text:p>
          </table:table-cell>
          <table:table-cell office:value-type="float" office:value="1010.30521310276" calcext:value-type="float">
            <text:p>1010.30521310276</text:p>
          </table:table-cell>
        </table:table-row>
        <table:table-row table:style-name="ro1">
          <table:table-cell table:number-columns-repeated="4"/>
          <table:table-cell office:value-type="float" office:value="0.33375" calcext:value-type="float">
            <text:p>0.33375</text:p>
          </table:table-cell>
          <table:table-cell office:value-type="float" office:value="1010.30521310276" calcext:value-type="float">
            <text:p>1010.30521310276</text:p>
          </table:table-cell>
        </table:table-row>
        <table:table-row table:style-name="ro1">
          <table:table-cell table:number-columns-repeated="4"/>
          <table:table-cell office:value-type="float" office:value="0.335" calcext:value-type="float">
            <text:p>0.335</text:p>
          </table:table-cell>
          <table:table-cell office:value-type="float" office:value="1010.30521310276" calcext:value-type="float">
            <text:p>1010.30521310276</text:p>
          </table:table-cell>
        </table:table-row>
        <table:table-row table:style-name="ro1">
          <table:table-cell table:number-columns-repeated="4"/>
          <table:table-cell office:value-type="float" office:value="0.33625" calcext:value-type="float">
            <text:p>0.33625</text:p>
          </table:table-cell>
          <table:table-cell office:value-type="float" office:value="1010.30521310276" calcext:value-type="float">
            <text:p>1010.30521310276</text:p>
          </table:table-cell>
        </table:table-row>
        <table:table-row table:style-name="ro1">
          <table:table-cell table:number-columns-repeated="4"/>
          <table:table-cell office:value-type="float" office:value="0.337499999999999" calcext:value-type="float">
            <text:p>0.337499999999999</text:p>
          </table:table-cell>
          <table:table-cell office:value-type="float" office:value="1010.30521310276" calcext:value-type="float">
            <text:p>1010.30521310276</text:p>
          </table:table-cell>
        </table:table-row>
        <table:table-row table:style-name="ro1">
          <table:table-cell table:number-columns-repeated="4"/>
          <table:table-cell office:value-type="float" office:value="0.338749999999999" calcext:value-type="float">
            <text:p>0.338749999999999</text:p>
          </table:table-cell>
          <table:table-cell office:value-type="float" office:value="1010.30521310276" calcext:value-type="float">
            <text:p>1010.30521310276</text:p>
          </table:table-cell>
        </table:table-row>
        <table:table-row table:style-name="ro1">
          <table:table-cell table:number-columns-repeated="4"/>
          <table:table-cell office:value-type="float" office:value="0.339999999999999" calcext:value-type="float">
            <text:p>0.339999999999999</text:p>
          </table:table-cell>
          <table:table-cell office:value-type="float" office:value="1010.30521310276" calcext:value-type="float">
            <text:p>1010.30521310276</text:p>
          </table:table-cell>
        </table:table-row>
        <table:table-row table:style-name="ro1">
          <table:table-cell table:number-columns-repeated="4"/>
          <table:table-cell office:value-type="float" office:value="0.341249999999999" calcext:value-type="float">
            <text:p>0.341249999999999</text:p>
          </table:table-cell>
          <table:table-cell office:value-type="float" office:value="1010.30521310276" calcext:value-type="float">
            <text:p>1010.30521310276</text:p>
          </table:table-cell>
        </table:table-row>
        <table:table-row table:style-name="ro1">
          <table:table-cell table:number-columns-repeated="4"/>
          <table:table-cell office:value-type="float" office:value="0.342499999999999" calcext:value-type="float">
            <text:p>0.342499999999999</text:p>
          </table:table-cell>
          <table:table-cell office:value-type="float" office:value="1010.30521310276" calcext:value-type="float">
            <text:p>1010.30521310276</text:p>
          </table:table-cell>
        </table:table-row>
        <table:table-row table:style-name="ro1">
          <table:table-cell table:number-columns-repeated="4"/>
          <table:table-cell office:value-type="float" office:value="0.343749999999999" calcext:value-type="float">
            <text:p>0.343749999999999</text:p>
          </table:table-cell>
          <table:table-cell office:value-type="float" office:value="1010.30521310276" calcext:value-type="float">
            <text:p>1010.30521310276</text:p>
          </table:table-cell>
        </table:table-row>
        <table:table-row table:style-name="ro1">
          <table:table-cell table:number-columns-repeated="4"/>
          <table:table-cell office:value-type="float" office:value="0.344999999999999" calcext:value-type="float">
            <text:p>0.344999999999999</text:p>
          </table:table-cell>
          <table:table-cell office:value-type="float" office:value="1010.30521310276" calcext:value-type="float">
            <text:p>1010.30521310276</text:p>
          </table:table-cell>
        </table:table-row>
        <table:table-row table:style-name="ro1">
          <table:table-cell table:number-columns-repeated="4"/>
          <table:table-cell office:value-type="float" office:value="0.346249999999999" calcext:value-type="float">
            <text:p>0.346249999999999</text:p>
          </table:table-cell>
          <table:table-cell office:value-type="float" office:value="1010.30521310276" calcext:value-type="float">
            <text:p>1010.30521310276</text:p>
          </table:table-cell>
        </table:table-row>
        <table:table-row table:style-name="ro1">
          <table:table-cell table:number-columns-repeated="4"/>
          <table:table-cell office:value-type="float" office:value="0.347499999999999" calcext:value-type="float">
            <text:p>0.347499999999999</text:p>
          </table:table-cell>
          <table:table-cell office:value-type="float" office:value="1010.30521310276" calcext:value-type="float">
            <text:p>1010.30521310276</text:p>
          </table:table-cell>
        </table:table-row>
        <table:table-row table:style-name="ro1">
          <table:table-cell table:number-columns-repeated="4"/>
          <table:table-cell office:value-type="float" office:value="0.348124999999999" calcext:value-type="float">
            <text:p>0.348124999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48749999999999" calcext:value-type="float">
            <text:p>0.348749999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49374999999999" calcext:value-type="float">
            <text:p>0.349374999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49999999999999" calcext:value-type="float">
            <text:p>0.349999999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51249999999999" calcext:value-type="float">
            <text:p>0.351249999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51874999999999" calcext:value-type="float">
            <text:p>0.351874999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52499999999999" calcext:value-type="float">
            <text:p>0.352499999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53124999999999" calcext:value-type="float">
            <text:p>0.353124999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53749999999999" calcext:value-type="float">
            <text:p>0.353749999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54374999999999" calcext:value-type="float">
            <text:p>0.354374999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54999999999999" calcext:value-type="float">
            <text:p>0.354999999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55624999999999" calcext:value-type="float">
            <text:p>0.355624999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56249999999999" calcext:value-type="float">
            <text:p>0.356249999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56874999999999" calcext:value-type="float">
            <text:p>0.356874999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57499999999999" calcext:value-type="float">
            <text:p>0.357499999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57812499999999" calcext:value-type="float">
            <text:p>0.357812499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58124999999999" calcext:value-type="float">
            <text:p>0.358124999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58437499999999" calcext:value-type="float">
            <text:p>0.358437499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58749999999999" calcext:value-type="float">
            <text:p>0.358749999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59062499999999" calcext:value-type="float">
            <text:p>0.359062499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59374999999999" calcext:value-type="float">
            <text:p>0.359374999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59687499999999" calcext:value-type="float">
            <text:p>0.359687499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59999999999999" calcext:value-type="float">
            <text:p>0.359999999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60156249999999" calcext:value-type="float">
            <text:p>0.360156249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60312499999999" calcext:value-type="float">
            <text:p>0.360312499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60468749999999" calcext:value-type="float">
            <text:p>0.360468749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60624999999999" calcext:value-type="float">
            <text:p>0.360624999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60703124999999" calcext:value-type="float">
            <text:p>0.360703124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60781249999999" calcext:value-type="float">
            <text:p>0.360781249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60859374999999" calcext:value-type="float">
            <text:p>0.360859374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60898437499999" calcext:value-type="float">
            <text:p>0.3608984374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60937499999999" calcext:value-type="float">
            <text:p>0.360937499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61015624999999" calcext:value-type="float">
            <text:p>0.361015624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61093749999999" calcext:value-type="float">
            <text:p>0.361093749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61171874999999" calcext:value-type="float">
            <text:p>0.361171874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61249999999999" calcext:value-type="float">
            <text:p>0.361249999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61328124999999" calcext:value-type="float">
            <text:p>0.361328124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61367187499999" calcext:value-type="float">
            <text:p>0.3613671874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61406249999999" calcext:value-type="float">
            <text:p>0.361406249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61425781249999" calcext:value-type="float">
            <text:p>0.36142578124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61430664062499" calcext:value-type="float">
            <text:p>0.3614306640624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61433105468749" calcext:value-type="float">
            <text:p>0.36143310546874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61433715820312" calcext:value-type="float">
            <text:p>0.361433715820312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61434020996093" calcext:value-type="float">
            <text:p>0.361434020996093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61434173583983" calcext:value-type="float">
            <text:p>0.361434173583983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6143419265747" calcext:value-type="float">
            <text:p>0.36143419265747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61434202194213" calcext:value-type="float">
            <text:p>0.361434202194213</text:p>
          </table:table-cell>
          <table:table-cell office:value-type="float" office:value="1117.87108739504" calcext:value-type="float">
            <text:p>1117.87108739504</text:p>
          </table:table-cell>
        </table:table-row>
      </table:table>
      <table:table table:name="sumFx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gn_max</text:p>
          </table:table-cell>
          <table:table-cell table:style-name="ce1" office:value-type="float" office:value="0.001" calcext:value-type="float">
            <text:p>1E-03</text:p>
          </table:table-cell>
          <table:table-cell office:value-type="string" calcext:value-type="string">
            <text:p>gn_max</text:p>
          </table:table-cell>
          <table:table-cell table:style-name="ce1" office:value-type="float" office:value="0.0001" calcext:value-type="float">
            <text:p>1E-04</text:p>
          </table:table-cell>
          <table:table-cell office:value-type="string" calcext:value-type="string">
            <text:p>gn_max</text:p>
          </table:table-cell>
          <table:table-cell table:style-name="ce1" office:value-type="float" office:value="0.00001" calcext:value-type="float">
            <text:p>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Fx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x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x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4.19140295892313E-019" calcext:value-type="float">
            <text:p>4.19140295892313E-19</text:p>
          </table:table-cell>
          <table:table-cell office:value-type="float" office:value="0.01" calcext:value-type="float">
            <text:p>0.01</text:p>
          </table:table-cell>
          <table:table-cell office:value-type="float" office:value="4.19140295892313E-019" calcext:value-type="float">
            <text:p>4.19140295892313E-19</text:p>
          </table:table-cell>
          <table:table-cell office:value-type="float" office:value="0.01" calcext:value-type="float">
            <text:p>0.01</text:p>
          </table:table-cell>
          <table:table-cell office:value-type="float" office:value="4.19140295892313E-019" calcext:value-type="float">
            <text:p>4.19140295892313E-19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5.04797238896956E-019" calcext:value-type="float">
            <text:p>5.04797238896956E-19</text:p>
          </table:table-cell>
          <table:table-cell office:value-type="float" office:value="0.02" calcext:value-type="float">
            <text:p>0.02</text:p>
          </table:table-cell>
          <table:table-cell office:value-type="float" office:value="5.04797238896956E-019" calcext:value-type="float">
            <text:p>5.04797238896956E-19</text:p>
          </table:table-cell>
          <table:table-cell office:value-type="float" office:value="0.02" calcext:value-type="float">
            <text:p>0.02</text:p>
          </table:table-cell>
          <table:table-cell office:value-type="float" office:value="5.04797238896956E-019" calcext:value-type="float">
            <text:p>5.04797238896956E-19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4.09084190340099E-019" calcext:value-type="float">
            <text:p>4.09084190340099E-19</text:p>
          </table:table-cell>
          <table:table-cell office:value-type="float" office:value="0.03" calcext:value-type="float">
            <text:p>0.03</text:p>
          </table:table-cell>
          <table:table-cell office:value-type="float" office:value="4.09084190340099E-019" calcext:value-type="float">
            <text:p>4.09084190340099E-19</text:p>
          </table:table-cell>
          <table:table-cell office:value-type="float" office:value="0.03" calcext:value-type="float">
            <text:p>0.03</text:p>
          </table:table-cell>
          <table:table-cell office:value-type="float" office:value="4.09084190340099E-019" calcext:value-type="float">
            <text:p>4.09084190340099E-19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5.28691577120793E-019" calcext:value-type="float">
            <text:p>5.28691577120793E-19</text:p>
          </table:table-cell>
          <table:table-cell office:value-type="float" office:value="0.04" calcext:value-type="float">
            <text:p>0.04</text:p>
          </table:table-cell>
          <table:table-cell office:value-type="float" office:value="5.28691577120793E-019" calcext:value-type="float">
            <text:p>5.28691577120793E-19</text:p>
          </table:table-cell>
          <table:table-cell office:value-type="float" office:value="0.04" calcext:value-type="float">
            <text:p>0.04</text:p>
          </table:table-cell>
          <table:table-cell office:value-type="float" office:value="5.28691577120793E-019" calcext:value-type="float">
            <text:p>5.28691577120793E-1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-3.23566585851143E-019" calcext:value-type="float">
            <text:p>-3.23566585851143E-19</text:p>
          </table:table-cell>
          <table:table-cell office:value-type="float" office:value="0.05" calcext:value-type="float">
            <text:p>0.05</text:p>
          </table:table-cell>
          <table:table-cell office:value-type="float" office:value="-3.70153397950129E-019" calcext:value-type="float">
            <text:p>-3.70153397950129E-19</text:p>
          </table:table-cell>
          <table:table-cell office:value-type="float" office:value="0.05" calcext:value-type="float">
            <text:p>0.05</text:p>
          </table:table-cell>
          <table:table-cell office:value-type="float" office:value="-4.2944570425793E-019" calcext:value-type="float">
            <text:p>-4.2944570425793E-19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-0.00000330335242063748" calcext:value-type="float">
            <text:p>-3.30335242063748E-06</text:p>
          </table:table-cell>
          <table:table-cell office:value-type="float" office:value="0.06" calcext:value-type="float">
            <text:p>0.06</text:p>
          </table:table-cell>
          <table:table-cell office:value-type="float" office:value="-0.00000325821462612397" calcext:value-type="float">
            <text:p>-3.25821462612397E-06</text:p>
          </table:table-cell>
          <table:table-cell office:value-type="float" office:value="0.05125" calcext:value-type="float">
            <text:p>0.05125</text:p>
          </table:table-cell>
          <table:table-cell office:value-type="float" office:value="-0.00000023173005569481" calcext:value-type="float">
            <text:p>-2.3173005569481E-07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-0.00000698141835661023" calcext:value-type="float">
            <text:p>-6.98141835661023E-06</text:p>
          </table:table-cell>
          <table:table-cell office:value-type="float" office:value="0.07" calcext:value-type="float">
            <text:p>0.07</text:p>
          </table:table-cell>
          <table:table-cell office:value-type="float" office:value="-0.00000692917297631859" calcext:value-type="float">
            <text:p>-6.92917297631859E-06</text:p>
          </table:table-cell>
          <table:table-cell office:value-type="float" office:value="0.0525" calcext:value-type="float">
            <text:p>0.0525</text:p>
          </table:table-cell>
          <table:table-cell office:value-type="float" office:value="-0.00000065501225301177" calcext:value-type="float">
            <text:p>-6.5501225301177E-07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-0.0000108486811728081" calcext:value-type="float">
            <text:p>-1.08486811728081E-05</text:p>
          </table:table-cell>
          <table:table-cell office:value-type="float" office:value="0.08" calcext:value-type="float">
            <text:p>0.08</text:p>
          </table:table-cell>
          <table:table-cell office:value-type="float" office:value="-0.0000108151529997905" calcext:value-type="float">
            <text:p>-1.08151529997905E-05</text:p>
          </table:table-cell>
          <table:table-cell office:value-type="float" office:value="0.055" calcext:value-type="float">
            <text:p>0.055</text:p>
          </table:table-cell>
          <table:table-cell office:value-type="float" office:value="-0.00000151352987333463" calcext:value-type="float">
            <text:p>-1.51352987333463E-06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-0.0000149034589978214" calcext:value-type="float">
            <text:p>-1.49034589978214E-05</text:p>
          </table:table-cell>
          <table:table-cell office:value-type="float" office:value="0.09" calcext:value-type="float">
            <text:p>0.09</text:p>
          </table:table-cell>
          <table:table-cell office:value-type="float" office:value="-0.0000149173757842564" calcext:value-type="float">
            <text:p>-1.49173757842564E-05</text:p>
          </table:table-cell>
          <table:table-cell office:value-type="float" office:value="0.06" calcext:value-type="float">
            <text:p>0.06</text:p>
          </table:table-cell>
          <table:table-cell office:value-type="float" office:value="-0.00000326961986264568" calcext:value-type="float">
            <text:p>-3.26961986264568E-0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-0.0000191683787641753" calcext:value-type="float">
            <text:p>-1.91683787641753E-05</text:p>
          </table:table-cell>
          <table:table-cell office:value-type="float" office:value="0.1" calcext:value-type="float">
            <text:p>0.1</text:p>
          </table:table-cell>
          <table:table-cell office:value-type="float" office:value="-0.0000192370997789735" calcext:value-type="float">
            <text:p>-1.92370997789735E-05</text:p>
          </table:table-cell>
          <table:table-cell office:value-type="float" office:value="0.07" calcext:value-type="float">
            <text:p>0.07</text:p>
          </table:table-cell>
          <table:table-cell office:value-type="float" office:value="-0.00000694154495636159" calcext:value-type="float">
            <text:p>-6.94154495636159E-06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-0.0000205601006808621" calcext:value-type="float">
            <text:p>-2.05601006808621E-05</text:p>
          </table:table-cell>
          <table:table-cell office:value-type="float" office:value="0.1025" calcext:value-type="float">
            <text:p>0.1025</text:p>
          </table:table-cell>
          <table:table-cell office:value-type="float" office:value="-0.0000197986048357133" calcext:value-type="float">
            <text:p>-1.97986048357133E-05</text:p>
          </table:table-cell>
          <table:table-cell office:value-type="float" office:value="0.08" calcext:value-type="float">
            <text:p>0.08</text:p>
          </table:table-cell>
          <table:table-cell office:value-type="float" office:value="-0.0000108281350748488" calcext:value-type="float">
            <text:p>-1.08281350748488E-05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-0.0000199795934011554" calcext:value-type="float">
            <text:p>-1.99795934011554E-05</text:p>
          </table:table-cell>
          <table:table-cell office:value-type="float" office:value="0.105" calcext:value-type="float">
            <text:p>0.105</text:p>
          </table:table-cell>
          <table:table-cell office:value-type="float" office:value="-0.0000202101816308566" calcext:value-type="float">
            <text:p>-2.02101816308566E-05</text:p>
          </table:table-cell>
          <table:table-cell office:value-type="float" office:value="0.09" calcext:value-type="float">
            <text:p>0.09</text:p>
          </table:table-cell>
          <table:table-cell office:value-type="float" office:value="-0.000014931013081619" calcext:value-type="float">
            <text:p>-1.4931013081619E-05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-0.0000218661604734286" calcext:value-type="float">
            <text:p>-2.18661604734286E-05</text:p>
          </table:table-cell>
          <table:table-cell office:value-type="float" office:value="0.11" calcext:value-type="float">
            <text:p>0.11</text:p>
          </table:table-cell>
          <table:table-cell office:value-type="float" office:value="-0.0000206189787011251" calcext:value-type="float">
            <text:p>-2.06189787011251E-05</text:p>
          </table:table-cell>
          <table:table-cell office:value-type="float" office:value="0.1" calcext:value-type="float">
            <text:p>0.1</text:p>
          </table:table-cell>
          <table:table-cell office:value-type="float" office:value="-0.0000192514041308003" calcext:value-type="float">
            <text:p>-1.92514041308003E-05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-0.0000394526269216596" calcext:value-type="float">
            <text:p>-3.94526269216596E-05</text:p>
          </table:table-cell>
          <table:table-cell office:value-type="float" office:value="0.115" calcext:value-type="float">
            <text:p>0.115</text:p>
          </table:table-cell>
          <table:table-cell office:value-type="float" office:value="-0.0000205335221488068" calcext:value-type="float">
            <text:p>-2.05335221488068E-05</text:p>
          </table:table-cell>
          <table:table-cell office:value-type="float" office:value="0.10125" calcext:value-type="float">
            <text:p>0.10125</text:p>
          </table:table-cell>
          <table:table-cell office:value-type="float" office:value="-0.0000195514241776914" calcext:value-type="float">
            <text:p>-1.95514241776914E-05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-0.0000500862527236147" calcext:value-type="float">
            <text:p>-5.00862527236147E-05</text:p>
          </table:table-cell>
          <table:table-cell office:value-type="float" office:value="0.12" calcext:value-type="float">
            <text:p>0.12</text:p>
          </table:table-cell>
          <table:table-cell office:value-type="float" office:value="-0.0000200216655114455" calcext:value-type="float">
            <text:p>-2.00216655114455E-05</text:p>
          </table:table-cell>
          <table:table-cell office:value-type="float" office:value="0.1025" calcext:value-type="float">
            <text:p>0.1025</text:p>
          </table:table-cell>
          <table:table-cell office:value-type="float" office:value="-0.0000198128234299893" calcext:value-type="float">
            <text:p>-1.98128234299893E-05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-0.0000536685518764539" calcext:value-type="float">
            <text:p>-5.36685518764539E-05</text:p>
          </table:table-cell>
          <table:table-cell office:value-type="float" office:value="0.13" calcext:value-type="float">
            <text:p>0.13</text:p>
          </table:table-cell>
          <table:table-cell office:value-type="float" office:value="-0.0000219126150359994" calcext:value-type="float">
            <text:p>-2.19126150359994E-05</text:p>
          </table:table-cell>
          <table:table-cell office:value-type="float" office:value="0.10375" calcext:value-type="float">
            <text:p>0.10375</text:p>
          </table:table-cell>
          <table:table-cell office:value-type="float" office:value="-0.0000200367142119597" calcext:value-type="float">
            <text:p>-2.00367142119597E-05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-0.0000502602207656109" calcext:value-type="float">
            <text:p>-5.02602207656109E-05</text:p>
          </table:table-cell>
          <table:table-cell office:value-type="float" office:value="0.14" calcext:value-type="float">
            <text:p>0.14</text:p>
          </table:table-cell>
          <table:table-cell office:value-type="float" office:value="-0.0000396516368284336" calcext:value-type="float">
            <text:p>-3.96516368284336E-05</text:p>
          </table:table-cell>
          <table:table-cell office:value-type="float" office:value="0.105" calcext:value-type="float">
            <text:p>0.105</text:p>
          </table:table-cell>
          <table:table-cell office:value-type="float" office:value="-0.0000202242082400923" calcext:value-type="float">
            <text:p>-2.02242082400923E-05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-0.0000396477820748931" calcext:value-type="float">
            <text:p>-3.96477820748931E-05</text:p>
          </table:table-cell>
          <table:table-cell office:value-type="float" office:value="0.15" calcext:value-type="float">
            <text:p>0.15</text:p>
          </table:table-cell>
          <table:table-cell office:value-type="float" office:value="-0.0000503922851820056" calcext:value-type="float">
            <text:p>-5.03922851820056E-05</text:p>
          </table:table-cell>
          <table:table-cell office:value-type="float" office:value="0.10625" calcext:value-type="float">
            <text:p>0.10625</text:p>
          </table:table-cell>
          <table:table-cell office:value-type="float" office:value="-0.0000203764150404383" calcext:value-type="float">
            <text:p>-2.03764150404383E-05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-0.0000335879967061004" calcext:value-type="float">
            <text:p>-3.35879967061004E-05</text:p>
          </table:table-cell>
          <table:table-cell office:value-type="float" office:value="0.16" calcext:value-type="float">
            <text:p>0.16</text:p>
          </table:table-cell>
          <table:table-cell office:value-type="float" office:value="-0.0000540209860937532" calcext:value-type="float">
            <text:p>-5.40209860937532E-05</text:p>
          </table:table-cell>
          <table:table-cell office:value-type="float" office:value="0.1075" calcext:value-type="float">
            <text:p>0.1075</text:p>
          </table:table-cell>
          <table:table-cell office:value-type="float" office:value="-0.0000204944404821234" calcext:value-type="float">
            <text:p>-2.04944404821234E-0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-0.0000247354752478382" calcext:value-type="float">
            <text:p>-2.47354752478382E-05</text:p>
          </table:table-cell>
          <table:table-cell office:value-type="float" office:value="0.17" calcext:value-type="float">
            <text:p>0.17</text:p>
          </table:table-cell>
          <table:table-cell office:value-type="float" office:value="-0.0000505907068247062" calcext:value-type="float">
            <text:p>-5.05907068247062E-05</text:p>
          </table:table-cell>
          <table:table-cell office:value-type="float" office:value="0.10875" calcext:value-type="float">
            <text:p>0.10875</text:p>
          </table:table-cell>
          <table:table-cell office:value-type="float" office:value="-0.0000205793854119623" calcext:value-type="float">
            <text:p>-2.05793854119623E-05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00000471393988271409" calcext:value-type="float">
            <text:p>4.71393988271409E-06</text:p>
          </table:table-cell>
          <table:table-cell office:value-type="float" office:value="0.18" calcext:value-type="float">
            <text:p>0.18</text:p>
          </table:table-cell>
          <table:table-cell office:value-type="float" office:value="-0.0000399096720241769" calcext:value-type="float">
            <text:p>-3.99096720241769E-05</text:p>
            <draw:frame draw:z-index="0" draw:style-name="gr1" draw:text-style-name="P1" svg:width="6.2988in" svg:height="3.5429in" svg:x="0.2602in" svg:y="0.1366in">
              <draw:object draw:notify-on-update-of-ranges="sumFx.A2:sumFx.A2 sumFx.E2:sumFx.E166 sumFx.E1:sumFx.F1 sumFx.F2:sumFx.F166 sumFx.C2:sumFx.C66 sumFx.C1:sumFx.D1 sumFx.D2:sumFx.D66 sumFx.A2:sumFx.A60 sumFx.A1:sumFx.B1 sumFx.B2:sumFx.B6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office:value-type="float" office:value="0.11" calcext:value-type="float">
            <text:p>0.11</text:p>
          </table:table-cell>
          <table:table-cell office:value-type="float" office:value="-0.0000206323443761142" calcext:value-type="float">
            <text:p>-2.06323443761142E-05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0000605474282360991" calcext:value-type="float">
            <text:p>6.05474282360991E-05</text:p>
          </table:table-cell>
          <table:table-cell office:value-type="float" office:value="0.19" calcext:value-type="float">
            <text:p>0.19</text:p>
          </table:table-cell>
          <table:table-cell office:value-type="float" office:value="-0.000033710498029632" calcext:value-type="float">
            <text:p>-3.3710498029632E-05</text:p>
          </table:table-cell>
          <table:table-cell office:value-type="float" office:value="0.11125" calcext:value-type="float">
            <text:p>0.11125</text:p>
          </table:table-cell>
          <table:table-cell office:value-type="float" office:value="-0.0000206544044157999" calcext:value-type="float">
            <text:p>-2.06544044157999E-05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000169475888517024" calcext:value-type="float">
            <text:p>0.000169475888517024</text:p>
          </table:table-cell>
          <table:table-cell office:value-type="float" office:value="0.2" calcext:value-type="float">
            <text:p>0.2</text:p>
          </table:table-cell>
          <table:table-cell office:value-type="float" office:value="-0.00002469469320793" calcext:value-type="float">
            <text:p>-2.469469320793E-05</text:p>
          </table:table-cell>
          <table:table-cell office:value-type="float" office:value="0.1125" calcext:value-type="float">
            <text:p>0.1125</text:p>
          </table:table-cell>
          <table:table-cell office:value-type="float" office:value="-0.000020646643925029" calcext:value-type="float">
            <text:p>-2.0646643925029E-05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000321054370800175" calcext:value-type="float">
            <text:p>0.000321054370800175</text:p>
          </table:table-cell>
          <table:table-cell office:value-type="float" office:value="0.21" calcext:value-type="float">
            <text:p>0.21</text:p>
          </table:table-cell>
          <table:table-cell office:value-type="float" office:value="0.00000514350189144498" calcext:value-type="float">
            <text:p>5.14350189144498E-06</text:p>
          </table:table-cell>
          <table:table-cell office:value-type="float" office:value="0.11375" calcext:value-type="float">
            <text:p>0.11375</text:p>
          </table:table-cell>
          <table:table-cell office:value-type="float" office:value="-0.000020610159397161" calcext:value-type="float">
            <text:p>-2.0610159397161E-0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0500615366385659" calcext:value-type="float">
            <text:p>0.000500615366385659</text:p>
          </table:table-cell>
          <table:table-cell office:value-type="float" office:value="0.22" calcext:value-type="float">
            <text:p>0.22</text:p>
          </table:table-cell>
          <table:table-cell office:value-type="float" office:value="0.0000612790040173725" calcext:value-type="float">
            <text:p>6.12790040173725E-05</text:p>
          </table:table-cell>
          <table:table-cell office:value-type="float" office:value="0.115" calcext:value-type="float">
            <text:p>0.115</text:p>
          </table:table-cell>
          <table:table-cell office:value-type="float" office:value="-0.0000205459442928369" calcext:value-type="float">
            <text:p>-2.05459442928369E-05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000705548481620968" calcext:value-type="float">
            <text:p>0.000705548481620968</text:p>
          </table:table-cell>
          <table:table-cell office:value-type="float" office:value="0.23" calcext:value-type="float">
            <text:p>0.23</text:p>
          </table:table-cell>
          <table:table-cell office:value-type="float" office:value="0.000170794507987096" calcext:value-type="float">
            <text:p>0.000170794507987096</text:p>
          </table:table-cell>
          <table:table-cell office:value-type="float" office:value="0.1175" calcext:value-type="float">
            <text:p>0.1175</text:p>
          </table:table-cell>
          <table:table-cell office:value-type="float" office:value="-0.0000203386018078782" calcext:value-type="float">
            <text:p>-2.03386018078782E-05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000940444388185203" calcext:value-type="float">
            <text:p>0.000940444388185203</text:p>
          </table:table-cell>
          <table:table-cell office:value-type="float" office:value="0.24" calcext:value-type="float">
            <text:p>0.24</text:p>
          </table:table-cell>
          <table:table-cell office:value-type="float" office:value="0.000322935680067143" calcext:value-type="float">
            <text:p>0.000322935680067143</text:p>
          </table:table-cell>
          <table:table-cell office:value-type="float" office:value="0.12" calcext:value-type="float">
            <text:p>0.12</text:p>
          </table:table-cell>
          <table:table-cell office:value-type="float" office:value="-0.0000200328825716212" calcext:value-type="float">
            <text:p>-2.00328825716212E-05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00120053905065423" calcext:value-type="float">
            <text:p>0.00120053905065423</text:p>
          </table:table-cell>
          <table:table-cell office:value-type="float" office:value="0.25" calcext:value-type="float">
            <text:p>0.25</text:p>
          </table:table-cell>
          <table:table-cell office:value-type="float" office:value="0.000503056302176521" calcext:value-type="float">
            <text:p>0.000503056302176521</text:p>
          </table:table-cell>
          <table:table-cell office:value-type="float" office:value="0.125" calcext:value-type="float">
            <text:p>0.125</text:p>
          </table:table-cell>
          <table:table-cell office:value-type="float" office:value="-0.0000191578765633559" calcext:value-type="float">
            <text:p>-1.91578765633559E-05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00148146629194737" calcext:value-type="float">
            <text:p>0.00148146629194737</text:p>
          </table:table-cell>
          <table:table-cell office:value-type="float" office:value="0.26" calcext:value-type="float">
            <text:p>0.26</text:p>
          </table:table-cell>
          <table:table-cell office:value-type="float" office:value="0.000708257188558036" calcext:value-type="float">
            <text:p>0.000708257188558036</text:p>
          </table:table-cell>
          <table:table-cell office:value-type="float" office:value="0.1275" calcext:value-type="float">
            <text:p>0.1275</text:p>
          </table:table-cell>
          <table:table-cell office:value-type="float" office:value="-0.0000186037234223622" calcext:value-type="float">
            <text:p>-1.86037234223622E-0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0178486488876234" calcext:value-type="float">
            <text:p>0.00178486488876234</text:p>
          </table:table-cell>
          <table:table-cell office:value-type="float" office:value="0.27" calcext:value-type="float">
            <text:p>0.27</text:p>
          </table:table-cell>
          <table:table-cell office:value-type="float" office:value="0.000943464283028458" calcext:value-type="float">
            <text:p>0.000943464283028458</text:p>
          </table:table-cell>
          <table:table-cell office:value-type="float" office:value="0.12875" calcext:value-type="float">
            <text:p>0.12875</text:p>
          </table:table-cell>
          <table:table-cell office:value-type="float" office:value="-0.0000192444004630568" calcext:value-type="float">
            <text:p>-1.92444004630568E-05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.00211156865587596" calcext:value-type="float">
            <text:p>0.00211156865587596</text:p>
          </table:table-cell>
          <table:table-cell office:value-type="float" office:value="0.28" calcext:value-type="float">
            <text:p>0.28</text:p>
          </table:table-cell>
          <table:table-cell office:value-type="float" office:value="0.0012039699527829" calcext:value-type="float">
            <text:p>0.0012039699527829</text:p>
          </table:table-cell>
          <table:table-cell office:value-type="float" office:value="0.129375" calcext:value-type="float">
            <text:p>0.129375</text:p>
          </table:table-cell>
          <table:table-cell office:value-type="float" office:value="-0.0000205969427324292" calcext:value-type="float">
            <text:p>-2.05969427324292E-05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0024525637800591" calcext:value-type="float">
            <text:p>0.0024525637800591</text:p>
          </table:table-cell>
          <table:table-cell office:value-type="float" office:value="0.29" calcext:value-type="float">
            <text:p>0.29</text:p>
          </table:table-cell>
          <table:table-cell office:value-type="float" office:value="0.00148557533407603" calcext:value-type="float">
            <text:p>0.00148557533407603</text:p>
          </table:table-cell>
          <table:table-cell office:value-type="float" office:value="0.13" calcext:value-type="float">
            <text:p>0.13</text:p>
          </table:table-cell>
          <table:table-cell office:value-type="float" office:value="-0.0000219254287654921" calcext:value-type="float">
            <text:p>-2.19254287654921E-05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.00279968254879378" calcext:value-type="float">
            <text:p>0.00279968254879378</text:p>
          </table:table-cell>
          <table:table-cell office:value-type="float" office:value="0.3" calcext:value-type="float">
            <text:p>0.3</text:p>
          </table:table-cell>
          <table:table-cell office:value-type="float" office:value="0.00178949689339686" calcext:value-type="float">
            <text:p>0.00178949689339686</text:p>
          </table:table-cell>
          <table:table-cell office:value-type="float" office:value="0.130625" calcext:value-type="float">
            <text:p>0.130625</text:p>
          </table:table-cell>
          <table:table-cell office:value-type="float" office:value="-0.0000232294885603412" calcext:value-type="float">
            <text:p>-2.32294885603412E-05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00314784540381257" calcext:value-type="float">
            <text:p>0.00314784540381257</text:p>
          </table:table-cell>
          <table:table-cell office:value-type="float" office:value="0.31" calcext:value-type="float">
            <text:p>0.31</text:p>
          </table:table-cell>
          <table:table-cell office:value-type="float" office:value="0.00211682860909181" calcext:value-type="float">
            <text:p>0.00211682860909181</text:p>
          </table:table-cell>
          <table:table-cell office:value-type="float" office:value="0.13125" calcext:value-type="float">
            <text:p>0.13125</text:p>
          </table:table-cell>
          <table:table-cell office:value-type="float" office:value="-0.0000245087775824114" calcext:value-type="float">
            <text:p>-2.45087775824114E-05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0349482484429786" calcext:value-type="float">
            <text:p>0.00349482484429786</text:p>
          </table:table-cell>
          <table:table-cell office:value-type="float" office:value="0.32" calcext:value-type="float">
            <text:p>0.32</text:p>
          </table:table-cell>
          <table:table-cell office:value-type="float" office:value="0.00245833729906043" calcext:value-type="float">
            <text:p>0.00245833729906043</text:p>
          </table:table-cell>
          <table:table-cell office:value-type="float" office:value="0.131875" calcext:value-type="float">
            <text:p>0.131875</text:p>
          </table:table-cell>
          <table:table-cell office:value-type="float" office:value="-0.0000257629756150506" calcext:value-type="float">
            <text:p>-2.57629756150506E-05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.00380089486257747" calcext:value-type="float">
            <text:p>0.00380089486257747</text:p>
          </table:table-cell>
          <table:table-cell office:value-type="float" office:value="0.33" calcext:value-type="float">
            <text:p>0.33</text:p>
          </table:table-cell>
          <table:table-cell office:value-type="float" office:value="0.00280595370393398" calcext:value-type="float">
            <text:p>0.00280595370393398</text:p>
          </table:table-cell>
          <table:table-cell office:value-type="float" office:value="0.1325" calcext:value-type="float">
            <text:p>0.1325</text:p>
          </table:table-cell>
          <table:table-cell office:value-type="float" office:value="-0.0000269917856443287" calcext:value-type="float">
            <text:p>-2.69917856443287E-05</text:p>
          </table:table-cell>
        </table:table-row>
        <table:table-row table:style-name="ro1">
          <table:table-cell office:value-type="float" office:value="0.360625" calcext:value-type="float">
            <text:p>0.360625</text:p>
          </table:table-cell>
          <table:table-cell office:value-type="float" office:value="0.00379231446132278" calcext:value-type="float">
            <text:p>0.00379231446132278</text:p>
          </table:table-cell>
          <table:table-cell office:value-type="float" office:value="0.34" calcext:value-type="float">
            <text:p>0.34</text:p>
          </table:table-cell>
          <table:table-cell office:value-type="float" office:value="0.00315380375892068" calcext:value-type="float">
            <text:p>0.00315380375892068</text:p>
          </table:table-cell>
          <table:table-cell office:value-type="float" office:value="0.133125" calcext:value-type="float">
            <text:p>0.133125</text:p>
          </table:table-cell>
          <table:table-cell office:value-type="float" office:value="-0.0000281949327776667" calcext:value-type="float">
            <text:p>-2.81949327776667E-05</text:p>
          </table:table-cell>
        </table:table-row>
        <table:table-row table:style-name="ro1">
          <table:table-cell office:value-type="float" office:value="0.3609375" calcext:value-type="float">
            <text:p>0.3609375</text:p>
          </table:table-cell>
          <table:table-cell office:value-type="float" office:value="0.00378744805944114" calcext:value-type="float">
            <text:p>0.00378744805944114</text:p>
          </table:table-cell>
          <table:table-cell office:value-type="float" office:value="0.345" calcext:value-type="float">
            <text:p>0.345</text:p>
          </table:table-cell>
          <table:table-cell office:value-type="float" office:value="0.00332856615202534" calcext:value-type="float">
            <text:p>0.00332856615202534</text:p>
          </table:table-cell>
          <table:table-cell office:value-type="float" office:value="0.13375" calcext:value-type="float">
            <text:p>0.13375</text:p>
          </table:table-cell>
          <table:table-cell office:value-type="float" office:value="-0.0000293721631956921" calcext:value-type="float">
            <text:p>-2.93721631956921E-05</text:p>
          </table:table-cell>
        </table:table-row>
        <table:table-row table:style-name="ro1">
          <table:table-cell office:value-type="float" office:value="0.36109375" calcext:value-type="float">
            <text:p>0.36109375</text:p>
          </table:table-cell>
          <table:table-cell office:value-type="float" office:value="0.00378582385037793" calcext:value-type="float">
            <text:p>0.00378582385037793</text:p>
          </table:table-cell>
          <table:table-cell office:value-type="float" office:value="0.35" calcext:value-type="float">
            <text:p>0.35</text:p>
          </table:table-cell>
          <table:table-cell office:value-type="float" office:value="0.00350196800436289" calcext:value-type="float">
            <text:p>0.00350196800436289</text:p>
          </table:table-cell>
          <table:table-cell office:value-type="float" office:value="0.134375" calcext:value-type="float">
            <text:p>0.134375</text:p>
          </table:table-cell>
          <table:table-cell office:value-type="float" office:value="-0.0000305232431367283" calcext:value-type="float">
            <text:p>-3.05232431367283E-05</text:p>
          </table:table-cell>
        </table:table-row>
        <table:table-row table:style-name="ro1">
          <table:table-cell office:value-type="float" office:value="0.36125" calcext:value-type="float">
            <text:p>0.36125</text:p>
          </table:table-cell>
          <table:table-cell office:value-type="float" office:value="0.00376934716389797" calcext:value-type="float">
            <text:p>0.00376934716389797</text:p>
          </table:table-cell>
          <table:table-cell office:value-type="float" office:value="0.3525" calcext:value-type="float">
            <text:p>0.3525</text:p>
          </table:table-cell>
          <table:table-cell office:value-type="float" office:value="0.00358713042129301" calcext:value-type="float">
            <text:p>0.00358713042129301</text:p>
          </table:table-cell>
          <table:table-cell office:value-type="float" office:value="0.135" calcext:value-type="float">
            <text:p>0.135</text:p>
          </table:table-cell>
          <table:table-cell office:value-type="float" office:value="-0.0000316479579132263" calcext:value-type="float">
            <text:p>-3.16479579132263E-05</text:p>
          </table:table-cell>
        </table:table-row>
        <table:table-row table:style-name="ro1">
          <table:table-cell office:value-type="float" office:value="0.36126953125" calcext:value-type="float">
            <text:p>0.36126953125</text:p>
          </table:table-cell>
          <table:table-cell office:value-type="float" office:value="0.00376187432318992" calcext:value-type="float">
            <text:p>0.00376187432318992</text:p>
          </table:table-cell>
          <table:table-cell office:value-type="float" office:value="0.355" calcext:value-type="float">
            <text:p>0.355</text:p>
          </table:table-cell>
          <table:table-cell office:value-type="float" office:value="0.00367019336884417" calcext:value-type="float">
            <text:p>0.00367019336884417</text:p>
          </table:table-cell>
          <table:table-cell office:value-type="float" office:value="0.135625" calcext:value-type="float">
            <text:p>0.135625</text:p>
          </table:table-cell>
          <table:table-cell office:value-type="float" office:value="-0.0000327461109594417" calcext:value-type="float">
            <text:p>-3.27461109594417E-05</text:p>
          </table:table-cell>
        </table:table-row>
        <table:table-row table:style-name="ro1">
          <table:table-cell office:value-type="float" office:value="0.36127197265625" calcext:value-type="float">
            <text:p>0.36127197265625</text:p>
          </table:table-cell>
          <table:table-cell office:value-type="float" office:value="0.00375958154937376" calcext:value-type="float">
            <text:p>0.00375958154937376</text:p>
          </table:table-cell>
          <table:table-cell office:value-type="float" office:value="0.35625" calcext:value-type="float">
            <text:p>0.35625</text:p>
          </table:table-cell>
          <table:table-cell office:value-type="float" office:value="0.00371029510580306" calcext:value-type="float">
            <text:p>0.00371029510580306</text:p>
          </table:table-cell>
          <table:table-cell office:value-type="float" office:value="0.13625" calcext:value-type="float">
            <text:p>0.13625</text:p>
          </table:table-cell>
          <table:table-cell office:value-type="float" office:value="-0.0000338175229096069" calcext:value-type="float">
            <text:p>-3.38175229096069E-05</text:p>
          </table:table-cell>
        </table:table-row>
        <table:table-row table:style-name="ro1">
          <table:table-cell office:value-type="float" office:value="0.361272583007813" calcext:value-type="float">
            <text:p>0.361272583007813</text:p>
          </table:table-cell>
          <table:table-cell office:value-type="float" office:value="0.00375861264566783" calcext:value-type="float">
            <text:p>0.00375861264566783</text:p>
          </table:table-cell>
          <table:table-cell office:value-type="float" office:value="0.3575" calcext:value-type="float">
            <text:p>0.3575</text:p>
          </table:table-cell>
          <table:table-cell office:value-type="float" office:value="0.0037486282308573" calcext:value-type="float">
            <text:p>0.0037486282308573</text:p>
          </table:table-cell>
          <table:table-cell office:value-type="float" office:value="0.136875" calcext:value-type="float">
            <text:p>0.136875</text:p>
          </table:table-cell>
          <table:table-cell office:value-type="float" office:value="-0.0000348620307058021" calcext:value-type="float">
            <text:p>-3.48620307058021E-05</text:p>
          </table:table-cell>
        </table:table-row>
        <table:table-row table:style-name="ro1">
          <table:table-cell office:value-type="float" office:value="0.361272888183594" calcext:value-type="float">
            <text:p>0.361272888183594</text:p>
          </table:table-cell>
          <table:table-cell office:value-type="float" office:value="0.00375787857788541" calcext:value-type="float">
            <text:p>0.00375787857788541</text:p>
          </table:table-cell>
          <table:table-cell office:value-type="float" office:value="0.35875" calcext:value-type="float">
            <text:p>0.35875</text:p>
          </table:table-cell>
          <table:table-cell office:value-type="float" office:value="0.00378416253313232" calcext:value-type="float">
            <text:p>0.00378416253313232</text:p>
          </table:table-cell>
          <table:table-cell office:value-type="float" office:value="0.1375" calcext:value-type="float">
            <text:p>0.1375</text:p>
          </table:table-cell>
          <table:table-cell office:value-type="float" office:value="-0.0000358794867347451" calcext:value-type="float">
            <text:p>-3.58794867347451E-05</text:p>
          </table:table-cell>
        </table:table-row>
        <table:table-row table:style-name="ro1">
          <table:table-cell office:value-type="float" office:value="0.361273040771485" calcext:value-type="float">
            <text:p>0.361273040771485</text:p>
          </table:table-cell>
          <table:table-cell office:value-type="float" office:value="0.00375727517654716" calcext:value-type="float">
            <text:p>0.00375727517654716</text:p>
          </table:table-cell>
          <table:table-cell office:value-type="float" office:value="0.36" calcext:value-type="float">
            <text:p>0.36</text:p>
          </table:table-cell>
          <table:table-cell office:value-type="float" office:value="0.00381253671955162" calcext:value-type="float">
            <text:p>0.00381253671955162</text:p>
          </table:table-cell>
          <table:table-cell office:value-type="float" office:value="0.138125" calcext:value-type="float">
            <text:p>0.138125</text:p>
          </table:table-cell>
          <table:table-cell office:value-type="float" office:value="-0.0000368697579926424" calcext:value-type="float">
            <text:p>-3.68697579926424E-05</text:p>
          </table:table-cell>
        </table:table-row>
        <table:table-row table:style-name="ro1">
          <table:table-cell office:value-type="float" office:value="0.361273078918457" calcext:value-type="float">
            <text:p>0.361273078918457</text:p>
          </table:table-cell>
          <table:table-cell office:value-type="float" office:value="0.00375702239111447" calcext:value-type="float">
            <text:p>0.00375702239111447</text:p>
          </table:table-cell>
          <table:table-cell office:value-type="float" office:value="0.360625" calcext:value-type="float">
            <text:p>0.360625</text:p>
          </table:table-cell>
          <table:table-cell office:value-type="float" office:value="0.0038178407894839" calcext:value-type="float">
            <text:p>0.0038178407894839</text:p>
          </table:table-cell>
          <table:table-cell office:value-type="float" office:value="0.13875" calcext:value-type="float">
            <text:p>0.13875</text:p>
          </table:table-cell>
          <table:table-cell office:value-type="float" office:value="-0.0000378327252773025" calcext:value-type="float">
            <text:p>-3.78327252773025E-05</text:p>
          </table:table-cell>
        </table:table-row>
        <table:table-row table:style-name="ro1">
          <table:table-cell office:value-type="float" office:value="0.361273097991944" calcext:value-type="float">
            <text:p>0.361273097991944</text:p>
          </table:table-cell>
          <table:table-cell office:value-type="float" office:value="0.00375682873706732" calcext:value-type="float">
            <text:p>0.00375682873706732</text:p>
          </table:table-cell>
          <table:table-cell office:value-type="float" office:value="0.3609375" calcext:value-type="float">
            <text:p>0.3609375</text:p>
          </table:table-cell>
          <table:table-cell office:value-type="float" office:value="0.00380405862828449" calcext:value-type="float">
            <text:p>0.00380405862828449</text:p>
          </table:table-cell>
          <table:table-cell office:value-type="float" office:value="0.139375" calcext:value-type="float">
            <text:p>0.139375</text:p>
          </table:table-cell>
          <table:table-cell office:value-type="float" office:value="-0.0000387682824066327" calcext:value-type="float">
            <text:p>-3.87682824066327E-05</text:p>
          </table:table-cell>
        </table:table-row>
        <table:table-row table:style-name="ro1">
          <table:table-cell office:value-type="float" office:value="0.361273107528687" calcext:value-type="float">
            <text:p>0.361273107528687</text:p>
          </table:table-cell>
          <table:table-cell office:value-type="float" office:value="0.00375665907824631" calcext:value-type="float">
            <text:p>0.00375665907824631</text:p>
          </table:table-cell>
          <table:table-cell office:value-type="float" office:value="0.36125" calcext:value-type="float">
            <text:p>0.36125</text:p>
          </table:table-cell>
          <table:table-cell office:value-type="float" office:value="0.00379407800941289" calcext:value-type="float">
            <text:p>0.00379407800941289</text:p>
          </table:table-cell>
          <table:table-cell office:value-type="float" office:value="0.14" calcext:value-type="float">
            <text:p>0.14</text:p>
          </table:table-cell>
          <table:table-cell office:value-type="float" office:value="-0.0000396763354626658" calcext:value-type="float">
            <text:p>-3.96763354626658E-05</text:p>
          </table:table-cell>
        </table:table-row>
        <table:table-row table:style-name="ro1">
          <table:table-cell table:number-columns-repeated="2"/>
          <table:table-cell office:value-type="float" office:value="0.361328125" calcext:value-type="float">
            <text:p>0.361328125</text:p>
          </table:table-cell>
          <table:table-cell office:value-type="float" office:value="0.00378831303106944" calcext:value-type="float">
            <text:p>0.00378831303106944</text:p>
          </table:table-cell>
          <table:table-cell office:value-type="float" office:value="0.140625" calcext:value-type="float">
            <text:p>0.140625</text:p>
          </table:table-cell>
          <table:table-cell office:value-type="float" office:value="-0.0000405568020602866" calcext:value-type="float">
            <text:p>-4.05568020602866E-05</text:p>
          </table:table-cell>
        </table:table-row>
        <table:table-row table:style-name="ro1">
          <table:table-cell table:number-columns-repeated="2"/>
          <table:table-cell office:value-type="float" office:value="0.36140625" calcext:value-type="float">
            <text:p>0.36140625</text:p>
          </table:table-cell>
          <table:table-cell office:value-type="float" office:value="0.0037703779119959" calcext:value-type="float">
            <text:p>0.0037703779119959</text:p>
          </table:table-cell>
          <table:table-cell office:value-type="float" office:value="0.14125" calcext:value-type="float">
            <text:p>0.14125</text:p>
          </table:table-cell>
          <table:table-cell office:value-type="float" office:value="-0.0000414096106397742" calcext:value-type="float">
            <text:p>-4.14096106397742E-05</text:p>
          </table:table-cell>
        </table:table-row>
        <table:table-row table:style-name="ro1">
          <table:table-cell table:number-columns-repeated="2"/>
          <table:table-cell office:value-type="float" office:value="0.361407470703125" calcext:value-type="float">
            <text:p>0.361407470703125</text:p>
          </table:table-cell>
          <table:table-cell office:value-type="float" office:value="0.0037688265747717" calcext:value-type="float">
            <text:p>0.0037688265747717</text:p>
          </table:table-cell>
          <table:table-cell office:value-type="float" office:value="0.141875" calcext:value-type="float">
            <text:p>0.141875</text:p>
          </table:table-cell>
          <table:table-cell office:value-type="float" office:value="-0.0000422346997822972" calcext:value-type="float">
            <text:p>-4.22346997822972E-05</text:p>
          </table:table-cell>
        </table:table-row>
        <table:table-row table:style-name="ro1">
          <table:table-cell table:number-columns-repeated="2"/>
          <table:table-cell office:value-type="float" office:value="0.361408081054688" calcext:value-type="float">
            <text:p>0.361408081054688</text:p>
          </table:table-cell>
          <table:table-cell office:value-type="float" office:value="0.0037672995245032" calcext:value-type="float">
            <text:p>0.0037672995245032</text:p>
          </table:table-cell>
          <table:table-cell office:value-type="float" office:value="0.1425" calcext:value-type="float">
            <text:p>0.1425</text:p>
          </table:table-cell>
          <table:table-cell office:value-type="float" office:value="-0.0000430320175475539" calcext:value-type="float">
            <text:p>-4.30320175475539E-05</text:p>
          </table:table-cell>
        </table:table-row>
        <table:table-row table:style-name="ro1">
          <table:table-cell table:number-columns-repeated="2"/>
          <table:table-cell office:value-type="float" office:value="0.361408157348633" calcext:value-type="float">
            <text:p>0.361408157348633</text:p>
          </table:table-cell>
          <table:table-cell office:value-type="float" office:value="0.00376682240731872" calcext:value-type="float">
            <text:p>0.00376682240731872</text:p>
          </table:table-cell>
          <table:table-cell office:value-type="float" office:value="0.143125" calcext:value-type="float">
            <text:p>0.143125</text:p>
          </table:table-cell>
          <table:table-cell office:value-type="float" office:value="-0.0000438015208326755" calcext:value-type="float">
            <text:p>-4.38015208326755E-05</text:p>
          </table:table-cell>
        </table:table-row>
        <table:table-row table:style-name="ro1">
          <table:table-cell table:number-columns-repeated="2"/>
          <table:table-cell office:value-type="float" office:value="0.361408176422119" calcext:value-type="float">
            <text:p>0.361408176422119</text:p>
          </table:table-cell>
          <table:table-cell office:value-type="float" office:value="0.00376656847151662" calcext:value-type="float">
            <text:p>0.00376656847151662</text:p>
          </table:table-cell>
          <table:table-cell office:value-type="float" office:value="0.14375" calcext:value-type="float">
            <text:p>0.14375</text:p>
          </table:table-cell>
          <table:table-cell office:value-type="float" office:value="-0.0000445431747515591" calcext:value-type="float">
            <text:p>-4.45431747515591E-05</text:p>
          </table:table-cell>
        </table:table-row>
        <table:table-row table:style-name="ro1">
          <table:table-cell table:number-columns-repeated="4"/>
          <table:table-cell office:value-type="float" office:value="0.144375" calcext:value-type="float">
            <text:p>0.144375</text:p>
          </table:table-cell>
          <table:table-cell office:value-type="float" office:value="-0.0000452569520338533" calcext:value-type="float">
            <text:p>-4.52569520338533E-05</text:p>
          </table:table-cell>
        </table:table-row>
        <table:table-row table:style-name="ro1">
          <table:table-cell table:number-columns-repeated="4"/>
          <table:table-cell office:value-type="float" office:value="0.145" calcext:value-type="float">
            <text:p>0.145</text:p>
          </table:table-cell>
          <table:table-cell office:value-type="float" office:value="-0.0000459428324427202" calcext:value-type="float">
            <text:p>-4.59428324427202E-05</text:p>
          </table:table-cell>
        </table:table-row>
        <table:table-row table:style-name="ro1">
          <table:table-cell table:number-columns-repeated="4"/>
          <table:table-cell office:value-type="float" office:value="0.145625" calcext:value-type="float">
            <text:p>0.145625</text:p>
          </table:table-cell>
          <table:table-cell office:value-type="float" office:value="-0.0000466008022106245" calcext:value-type="float">
            <text:p>-4.66008022106245E-05</text:p>
          </table:table-cell>
        </table:table-row>
        <table:table-row table:style-name="ro1">
          <table:table-cell table:number-columns-repeated="4"/>
          <table:table-cell office:value-type="float" office:value="0.14625" calcext:value-type="float">
            <text:p>0.14625</text:p>
          </table:table-cell>
          <table:table-cell office:value-type="float" office:value="-0.000047230853492339" calcext:value-type="float">
            <text:p>-4.7230853492339E-05</text:p>
          </table:table-cell>
        </table:table-row>
        <table:table-row table:style-name="ro1">
          <table:table-cell table:number-columns-repeated="4"/>
          <table:table-cell office:value-type="float" office:value="0.146875" calcext:value-type="float">
            <text:p>0.146875</text:p>
          </table:table-cell>
          <table:table-cell office:value-type="float" office:value="-0.0000478329838344158" calcext:value-type="float">
            <text:p>-4.78329838344158E-05</text:p>
          </table:table-cell>
        </table:table-row>
        <table:table-row table:style-name="ro1">
          <table:table-cell table:number-columns-repeated="4"/>
          <table:table-cell office:value-type="float" office:value="0.1475" calcext:value-type="float">
            <text:p>0.1475</text:p>
          </table:table-cell>
          <table:table-cell office:value-type="float" office:value="-0.000048407195660348" calcext:value-type="float">
            <text:p>-4.8407195660348E-05</text:p>
          </table:table-cell>
        </table:table-row>
        <table:table-row table:style-name="ro1">
          <table:table-cell table:number-columns-repeated="4"/>
          <table:table-cell office:value-type="float" office:value="0.148125" calcext:value-type="float">
            <text:p>0.148125</text:p>
          </table:table-cell>
          <table:table-cell office:value-type="float" office:value="-0.0000489534957706911" calcext:value-type="float">
            <text:p>-4.89534957706911E-05</text:p>
          </table:table-cell>
        </table:table-row>
        <table:table-row table:style-name="ro1">
          <table:table-cell table:number-columns-repeated="4"/>
          <table:table-cell office:value-type="float" office:value="0.14875" calcext:value-type="float">
            <text:p>0.14875</text:p>
          </table:table-cell>
          <table:table-cell office:value-type="float" office:value="-0.0000494718948574276" calcext:value-type="float">
            <text:p>-4.94718948574276E-05</text:p>
          </table:table-cell>
        </table:table-row>
        <table:table-row table:style-name="ro1">
          <table:table-cell table:number-columns-repeated="4"/>
          <table:table-cell office:value-type="float" office:value="0.15" calcext:value-type="float">
            <text:p>0.15</text:p>
          </table:table-cell>
          <table:table-cell office:value-type="float" office:value="-0.0000504250493653777" calcext:value-type="float">
            <text:p>-5.04250493653777E-05</text:p>
          </table:table-cell>
        </table:table-row>
        <table:table-row table:style-name="ro1">
          <table:table-cell table:number-columns-repeated="4"/>
          <table:table-cell office:value-type="float" office:value="0.15125" calcext:value-type="float">
            <text:p>0.15125</text:p>
          </table:table-cell>
          <table:table-cell office:value-type="float" office:value="-0.0000512668049236664" calcext:value-type="float">
            <text:p>-5.12668049236664E-05</text:p>
          </table:table-cell>
        </table:table-row>
        <table:table-row table:style-name="ro1">
          <table:table-cell table:number-columns-repeated="4"/>
          <table:table-cell office:value-type="float" office:value="0.1525" calcext:value-type="float">
            <text:p>0.1525</text:p>
          </table:table-cell>
          <table:table-cell office:value-type="float" office:value="-0.0000519973405960145" calcext:value-type="float">
            <text:p>-5.19973405960145E-05</text:p>
          </table:table-cell>
        </table:table-row>
        <table:table-row table:style-name="ro1">
          <table:table-cell table:number-columns-repeated="4"/>
          <table:table-cell office:value-type="float" office:value="0.15375" calcext:value-type="float">
            <text:p>0.15375</text:p>
          </table:table-cell>
          <table:table-cell office:value-type="float" office:value="-0.0000526168553318504" calcext:value-type="float">
            <text:p>-5.26168553318504E-05</text:p>
          </table:table-cell>
        </table:table-row>
        <table:table-row table:style-name="ro1">
          <table:table-cell table:number-columns-repeated="4"/>
          <table:table-cell office:value-type="float" office:value="0.155" calcext:value-type="float">
            <text:p>0.155</text:p>
          </table:table-cell>
          <table:table-cell office:value-type="float" office:value="-0.0000531255551448969" calcext:value-type="float">
            <text:p>-5.31255551448969E-05</text:p>
          </table:table-cell>
        </table:table-row>
        <table:table-row table:style-name="ro1">
          <table:table-cell table:number-columns-repeated="4"/>
          <table:table-cell office:value-type="float" office:value="0.15625" calcext:value-type="float">
            <text:p>0.15625</text:p>
          </table:table-cell>
          <table:table-cell office:value-type="float" office:value="-0.0000535236408331361" calcext:value-type="float">
            <text:p>-5.35236408331361E-05</text:p>
          </table:table-cell>
        </table:table-row>
        <table:table-row table:style-name="ro1">
          <table:table-cell table:number-columns-repeated="4"/>
          <table:table-cell office:value-type="float" office:value="0.1575" calcext:value-type="float">
            <text:p>0.1575</text:p>
          </table:table-cell>
          <table:table-cell office:value-type="float" office:value="-0.0000538112961688998" calcext:value-type="float">
            <text:p>-5.38112961688998E-05</text:p>
          </table:table-cell>
        </table:table-row>
        <table:table-row table:style-name="ro1">
          <table:table-cell table:number-columns-repeated="4"/>
          <table:table-cell office:value-type="float" office:value="0.15875" calcext:value-type="float">
            <text:p>0.15875</text:p>
          </table:table-cell>
          <table:table-cell office:value-type="float" office:value="-0.0000539886764916314" calcext:value-type="float">
            <text:p>-5.39886764916314E-05</text:p>
          </table:table-cell>
        </table:table-row>
        <table:table-row table:style-name="ro1">
          <table:table-cell table:number-columns-repeated="4"/>
          <table:table-cell office:value-type="float" office:value="0.16" calcext:value-type="float">
            <text:p>0.16</text:p>
          </table:table-cell>
          <table:table-cell office:value-type="float" office:value="-0.0000540558976392879" calcext:value-type="float">
            <text:p>-5.40558976392879E-05</text:p>
          </table:table-cell>
        </table:table-row>
        <table:table-row table:style-name="ro1">
          <table:table-cell table:number-columns-repeated="4"/>
          <table:table-cell office:value-type="float" office:value="0.17" calcext:value-type="float">
            <text:p>0.17</text:p>
          </table:table-cell>
          <table:table-cell office:value-type="float" office:value="-0.0000506204181947589" calcext:value-type="float">
            <text:p>-5.06204181947589E-05</text:p>
          </table:table-cell>
        </table:table-row>
        <table:table-row table:style-name="ro1">
          <table:table-cell table:number-columns-repeated="4"/>
          <table:table-cell office:value-type="float" office:value="0.18" calcext:value-type="float">
            <text:p>0.18</text:p>
          </table:table-cell>
          <table:table-cell office:value-type="float" office:value="-0.0000399282912436156" calcext:value-type="float">
            <text:p>-3.99282912436156E-05</text:p>
          </table:table-cell>
        </table:table-row>
        <table:table-row table:style-name="ro1">
          <table:table-cell table:number-columns-repeated="4"/>
          <table:table-cell office:value-type="float" office:value="0.19" calcext:value-type="float">
            <text:p>0.19</text:p>
          </table:table-cell>
          <table:table-cell office:value-type="float" office:value="-0.0000337089735389015" calcext:value-type="float">
            <text:p>-3.37089735389015E-05</text:p>
          </table:table-cell>
        </table:table-row>
        <table:table-row table:style-name="ro1">
          <table:table-cell table:number-columns-repeated="4"/>
          <table:table-cell office:value-type="float" office:value="0.2" calcext:value-type="float">
            <text:p>0.2</text:p>
          </table:table-cell>
          <table:table-cell office:value-type="float" office:value="-0.0000246653209175982" calcext:value-type="float">
            <text:p>-2.46653209175982E-05</text:p>
          </table:table-cell>
        </table:table-row>
        <table:table-row table:style-name="ro1">
          <table:table-cell table:number-columns-repeated="4"/>
          <table:table-cell office:value-type="float" office:value="0.21" calcext:value-type="float">
            <text:p>0.21</text:p>
          </table:table-cell>
          <table:table-cell office:value-type="float" office:value="0.00000518366975987782" calcext:value-type="float">
            <text:p>5.18366975987782E-06</text:p>
          </table:table-cell>
        </table:table-row>
        <table:table-row table:style-name="ro1">
          <table:table-cell table:number-columns-repeated="4"/>
          <table:table-cell office:value-type="float" office:value="0.22" calcext:value-type="float">
            <text:p>0.22</text:p>
          </table:table-cell>
          <table:table-cell office:value-type="float" office:value="0.0000613503006245698" calcext:value-type="float">
            <text:p>6.13503006245698E-05</text:p>
          </table:table-cell>
        </table:table-row>
        <table:table-row table:style-name="ro1">
          <table:table-cell table:number-columns-repeated="4"/>
          <table:table-cell office:value-type="float" office:value="0.23" calcext:value-type="float">
            <text:p>0.23</text:p>
          </table:table-cell>
          <table:table-cell office:value-type="float" office:value="0.000170923057356511" calcext:value-type="float">
            <text:p>0.000170923057356511</text:p>
          </table:table-cell>
        </table:table-row>
        <table:table-row table:style-name="ro1">
          <table:table-cell table:number-columns-repeated="4"/>
          <table:table-cell office:value-type="float" office:value="0.24" calcext:value-type="float">
            <text:p>0.24</text:p>
          </table:table-cell>
          <table:table-cell office:value-type="float" office:value="0.000323120314799145" calcext:value-type="float">
            <text:p>0.000323120314799145</text:p>
          </table:table-cell>
        </table:table-row>
        <table:table-row table:style-name="ro1">
          <table:table-cell table:number-columns-repeated="4"/>
          <table:table-cell office:value-type="float" office:value="0.25" calcext:value-type="float">
            <text:p>0.25</text:p>
          </table:table-cell>
          <table:table-cell office:value-type="float" office:value="0.000503297958709457" calcext:value-type="float">
            <text:p>0.000503297958709457</text:p>
          </table:table-cell>
        </table:table-row>
        <table:table-row table:style-name="ro1">
          <table:table-cell table:number-columns-repeated="4"/>
          <table:table-cell office:value-type="float" office:value="0.26" calcext:value-type="float">
            <text:p>0.26</text:p>
          </table:table-cell>
          <table:table-cell office:value-type="float" office:value="0.000708523251486253" calcext:value-type="float">
            <text:p>0.000708523251486253</text:p>
          </table:table-cell>
        </table:table-row>
        <table:table-row table:style-name="ro1">
          <table:table-cell table:number-columns-repeated="4"/>
          <table:table-cell office:value-type="float" office:value="0.27" calcext:value-type="float">
            <text:p>0.27</text:p>
          </table:table-cell>
          <table:table-cell office:value-type="float" office:value="0.000943759415599522" calcext:value-type="float">
            <text:p>0.000943759415599522</text:p>
          </table:table-cell>
        </table:table-row>
        <table:table-row table:style-name="ro1">
          <table:table-cell table:number-columns-repeated="4"/>
          <table:table-cell office:value-type="float" office:value="0.28" calcext:value-type="float">
            <text:p>0.28</text:p>
          </table:table-cell>
          <table:table-cell office:value-type="float" office:value="0.00120429920636665" calcext:value-type="float">
            <text:p>0.00120429920636665</text:p>
          </table:table-cell>
        </table:table-row>
        <table:table-row table:style-name="ro1">
          <table:table-cell table:number-columns-repeated="4"/>
          <table:table-cell office:value-type="float" office:value="0.29" calcext:value-type="float">
            <text:p>0.29</text:p>
          </table:table-cell>
          <table:table-cell office:value-type="float" office:value="0.00148595407254102" calcext:value-type="float">
            <text:p>0.00148595407254102</text:p>
          </table:table-cell>
        </table:table-row>
        <table:table-row table:style-name="ro1">
          <table:table-cell table:number-columns-repeated="4"/>
          <table:table-cell office:value-type="float" office:value="0.3" calcext:value-type="float">
            <text:p>0.3</text:p>
          </table:table-cell>
          <table:table-cell office:value-type="float" office:value="0.00178992179166171" calcext:value-type="float">
            <text:p>0.00178992179166171</text:p>
          </table:table-cell>
        </table:table-row>
        <table:table-row table:style-name="ro1">
          <table:table-cell table:number-columns-repeated="4"/>
          <table:table-cell office:value-type="float" office:value="0.31" calcext:value-type="float">
            <text:p>0.31</text:p>
          </table:table-cell>
          <table:table-cell office:value-type="float" office:value="0.00211730093042494" calcext:value-type="float">
            <text:p>0.00211730093042494</text:p>
          </table:table-cell>
        </table:table-row>
        <table:table-row table:style-name="ro1">
          <table:table-cell table:number-columns-repeated="4"/>
          <table:table-cell office:value-type="float" office:value="0.32" calcext:value-type="float">
            <text:p>0.32</text:p>
          </table:table-cell>
          <table:table-cell office:value-type="float" office:value="0.00245884862797933" calcext:value-type="float">
            <text:p>0.00245884862797933</text:p>
          </table:table-cell>
        </table:table-row>
        <table:table-row table:style-name="ro1">
          <table:table-cell table:number-columns-repeated="4"/>
          <table:table-cell office:value-type="float" office:value="0.325" calcext:value-type="float">
            <text:p>0.325</text:p>
          </table:table-cell>
          <table:table-cell office:value-type="float" office:value="0.00263351460800471" calcext:value-type="float">
            <text:p>0.00263351460800471</text:p>
          </table:table-cell>
        </table:table-row>
        <table:table-row table:style-name="ro1">
          <table:table-cell table:number-columns-repeated="4"/>
          <table:table-cell office:value-type="float" office:value="0.32625" calcext:value-type="float">
            <text:p>0.32625</text:p>
          </table:table-cell>
          <table:table-cell office:value-type="float" office:value="0.00267670274466927" calcext:value-type="float">
            <text:p>0.00267670274466927</text:p>
          </table:table-cell>
        </table:table-row>
        <table:table-row table:style-name="ro1">
          <table:table-cell table:number-columns-repeated="4"/>
          <table:table-cell office:value-type="float" office:value="0.326875" calcext:value-type="float">
            <text:p>0.326875</text:p>
          </table:table-cell>
          <table:table-cell office:value-type="float" office:value="0.00269826067329616" calcext:value-type="float">
            <text:p>0.00269826067329616</text:p>
          </table:table-cell>
        </table:table-row>
        <table:table-row table:style-name="ro1">
          <table:table-cell table:number-columns-repeated="4"/>
          <table:table-cell office:value-type="float" office:value="0.3275" calcext:value-type="float">
            <text:p>0.3275</text:p>
          </table:table-cell>
          <table:table-cell office:value-type="float" office:value="0.00271985563346754" calcext:value-type="float">
            <text:p>0.00271985563346754</text:p>
          </table:table-cell>
        </table:table-row>
        <table:table-row table:style-name="ro1">
          <table:table-cell table:number-columns-repeated="4"/>
          <table:table-cell office:value-type="float" office:value="0.328125" calcext:value-type="float">
            <text:p>0.328125</text:p>
          </table:table-cell>
          <table:table-cell office:value-type="float" office:value="0.00274148618875028" calcext:value-type="float">
            <text:p>0.00274148618875028</text:p>
          </table:table-cell>
        </table:table-row>
        <table:table-row table:style-name="ro1">
          <table:table-cell table:number-columns-repeated="4"/>
          <table:table-cell office:value-type="float" office:value="0.32875" calcext:value-type="float">
            <text:p>0.32875</text:p>
          </table:table-cell>
          <table:table-cell office:value-type="float" office:value="0.00276315180753501" calcext:value-type="float">
            <text:p>0.00276315180753501</text:p>
          </table:table-cell>
        </table:table-row>
        <table:table-row table:style-name="ro1">
          <table:table-cell table:number-columns-repeated="4"/>
          <table:table-cell office:value-type="float" office:value="0.329375" calcext:value-type="float">
            <text:p>0.329375</text:p>
          </table:table-cell>
          <table:table-cell office:value-type="float" office:value="0.00278484907849906" calcext:value-type="float">
            <text:p>0.00278484907849906</text:p>
          </table:table-cell>
        </table:table-row>
        <table:table-row table:style-name="ro1">
          <table:table-cell table:number-columns-repeated="4"/>
          <table:table-cell office:value-type="float" office:value="0.33" calcext:value-type="float">
            <text:p>0.33</text:p>
          </table:table-cell>
          <table:table-cell office:value-type="float" office:value="0.00280657957510687" calcext:value-type="float">
            <text:p>0.00280657957510687</text:p>
          </table:table-cell>
        </table:table-row>
        <table:table-row table:style-name="ro1">
          <table:table-cell table:number-columns-repeated="4"/>
          <table:table-cell office:value-type="float" office:value="0.33125" calcext:value-type="float">
            <text:p>0.33125</text:p>
          </table:table-cell>
          <table:table-cell office:value-type="float" office:value="0.00284984313836456" calcext:value-type="float">
            <text:p>0.00284984313836456</text:p>
          </table:table-cell>
        </table:table-row>
        <table:table-row table:style-name="ro1">
          <table:table-cell table:number-columns-repeated="4"/>
          <table:table-cell office:value-type="float" office:value="0.3325" calcext:value-type="float">
            <text:p>0.3325</text:p>
          </table:table-cell>
          <table:table-cell office:value-type="float" office:value="0.00289308883324736" calcext:value-type="float">
            <text:p>0.00289308883324736</text:p>
          </table:table-cell>
        </table:table-row>
        <table:table-row table:style-name="ro1">
          <table:table-cell table:number-columns-repeated="4"/>
          <table:table-cell office:value-type="float" office:value="0.33375" calcext:value-type="float">
            <text:p>0.33375</text:p>
          </table:table-cell>
          <table:table-cell office:value-type="float" office:value="0.00293644251518181" calcext:value-type="float">
            <text:p>0.00293644251518181</text:p>
          </table:table-cell>
        </table:table-row>
        <table:table-row table:style-name="ro1">
          <table:table-cell table:number-columns-repeated="4"/>
          <table:table-cell office:value-type="float" office:value="0.335" calcext:value-type="float">
            <text:p>0.335</text:p>
          </table:table-cell>
          <table:table-cell office:value-type="float" office:value="0.00297989216871905" calcext:value-type="float">
            <text:p>0.00297989216871905</text:p>
          </table:table-cell>
        </table:table-row>
        <table:table-row table:style-name="ro1">
          <table:table-cell table:number-columns-repeated="4"/>
          <table:table-cell office:value-type="float" office:value="0.33625" calcext:value-type="float">
            <text:p>0.33625</text:p>
          </table:table-cell>
          <table:table-cell office:value-type="float" office:value="0.003023425075228" calcext:value-type="float">
            <text:p>0.003023425075228</text:p>
          </table:table-cell>
        </table:table-row>
        <table:table-row table:style-name="ro1">
          <table:table-cell table:number-columns-repeated="4"/>
          <table:table-cell office:value-type="float" office:value="0.337499999999999" calcext:value-type="float">
            <text:p>0.337499999999999</text:p>
          </table:table-cell>
          <table:table-cell office:value-type="float" office:value="0.00306702765564076" calcext:value-type="float">
            <text:p>0.00306702765564076</text:p>
          </table:table-cell>
        </table:table-row>
        <table:table-row table:style-name="ro1">
          <table:table-cell table:number-columns-repeated="4"/>
          <table:table-cell office:value-type="float" office:value="0.338749999999999" calcext:value-type="float">
            <text:p>0.338749999999999</text:p>
          </table:table-cell>
          <table:table-cell office:value-type="float" office:value="0.00311069146814518" calcext:value-type="float">
            <text:p>0.00311069146814518</text:p>
          </table:table-cell>
        </table:table-row>
        <table:table-row table:style-name="ro1">
          <table:table-cell table:number-columns-repeated="4"/>
          <table:table-cell office:value-type="float" office:value="0.339999999999999" calcext:value-type="float">
            <text:p>0.339999999999999</text:p>
          </table:table-cell>
          <table:table-cell office:value-type="float" office:value="0.00315438823487152" calcext:value-type="float">
            <text:p>0.00315438823487152</text:p>
          </table:table-cell>
        </table:table-row>
        <table:table-row table:style-name="ro1">
          <table:table-cell table:number-columns-repeated="4"/>
          <table:table-cell office:value-type="float" office:value="0.341249999999999" calcext:value-type="float">
            <text:p>0.341249999999999</text:p>
          </table:table-cell>
          <table:table-cell office:value-type="float" office:value="0.00319810648918915" calcext:value-type="float">
            <text:p>0.00319810648918915</text:p>
          </table:table-cell>
        </table:table-row>
        <table:table-row table:style-name="ro1">
          <table:table-cell table:number-columns-repeated="4"/>
          <table:table-cell office:value-type="float" office:value="0.342499999999999" calcext:value-type="float">
            <text:p>0.342499999999999</text:p>
          </table:table-cell>
          <table:table-cell office:value-type="float" office:value="0.00324182760744465" calcext:value-type="float">
            <text:p>0.00324182760744465</text:p>
          </table:table-cell>
        </table:table-row>
        <table:table-row table:style-name="ro1">
          <table:table-cell table:number-columns-repeated="4"/>
          <table:table-cell office:value-type="float" office:value="0.343749999999999" calcext:value-type="float">
            <text:p>0.343749999999999</text:p>
          </table:table-cell>
          <table:table-cell office:value-type="float" office:value="0.00328552703686556" calcext:value-type="float">
            <text:p>0.00328552703686556</text:p>
          </table:table-cell>
        </table:table-row>
        <table:table-row table:style-name="ro1">
          <table:table-cell table:number-columns-repeated="4"/>
          <table:table-cell office:value-type="float" office:value="0.344999999999999" calcext:value-type="float">
            <text:p>0.344999999999999</text:p>
          </table:table-cell>
          <table:table-cell office:value-type="float" office:value="0.00332918654360723" calcext:value-type="float">
            <text:p>0.00332918654360723</text:p>
          </table:table-cell>
        </table:table-row>
        <table:table-row table:style-name="ro1">
          <table:table-cell table:number-columns-repeated="4"/>
          <table:table-cell office:value-type="float" office:value="0.346249999999999" calcext:value-type="float">
            <text:p>0.346249999999999</text:p>
          </table:table-cell>
          <table:table-cell office:value-type="float" office:value="0.003372763090007" calcext:value-type="float">
            <text:p>0.003372763090007</text:p>
          </table:table-cell>
        </table:table-row>
        <table:table-row table:style-name="ro1">
          <table:table-cell table:number-columns-repeated="4"/>
          <table:table-cell office:value-type="float" office:value="0.347499999999999" calcext:value-type="float">
            <text:p>0.347499999999999</text:p>
          </table:table-cell>
          <table:table-cell office:value-type="float" office:value="0.00341622797883613" calcext:value-type="float">
            <text:p>0.00341622797883613</text:p>
          </table:table-cell>
        </table:table-row>
        <table:table-row table:style-name="ro1">
          <table:table-cell table:number-columns-repeated="4"/>
          <table:table-cell office:value-type="float" office:value="0.348124999999999" calcext:value-type="float">
            <text:p>0.348124999999999</text:p>
          </table:table-cell>
          <table:table-cell office:value-type="float" office:value="0.00343790781174894" calcext:value-type="float">
            <text:p>0.00343790781174894</text:p>
          </table:table-cell>
        </table:table-row>
        <table:table-row table:style-name="ro1">
          <table:table-cell table:number-columns-repeated="4"/>
          <table:table-cell office:value-type="float" office:value="0.348749999999999" calcext:value-type="float">
            <text:p>0.348749999999999</text:p>
          </table:table-cell>
          <table:table-cell office:value-type="float" office:value="0.00345953763855969" calcext:value-type="float">
            <text:p>0.00345953763855969</text:p>
          </table:table-cell>
        </table:table-row>
        <table:table-row table:style-name="ro1">
          <table:table-cell table:number-columns-repeated="4"/>
          <table:table-cell office:value-type="float" office:value="0.349374999999999" calcext:value-type="float">
            <text:p>0.349374999999999</text:p>
          </table:table-cell>
          <table:table-cell office:value-type="float" office:value="0.00348111611956942" calcext:value-type="float">
            <text:p>0.00348111611956942</text:p>
          </table:table-cell>
        </table:table-row>
        <table:table-row table:style-name="ro1">
          <table:table-cell table:number-columns-repeated="4"/>
          <table:table-cell office:value-type="float" office:value="0.349999999999999" calcext:value-type="float">
            <text:p>0.349999999999999</text:p>
          </table:table-cell>
          <table:table-cell office:value-type="float" office:value="0.00350263649392385" calcext:value-type="float">
            <text:p>0.00350263649392385</text:p>
          </table:table-cell>
        </table:table-row>
        <table:table-row table:style-name="ro1">
          <table:table-cell table:number-columns-repeated="4"/>
          <table:table-cell office:value-type="float" office:value="0.351249999999999" calcext:value-type="float">
            <text:p>0.351249999999999</text:p>
          </table:table-cell>
          <table:table-cell office:value-type="float" office:value="0.00354544242261323" calcext:value-type="float">
            <text:p>0.00354544242261323</text:p>
          </table:table-cell>
        </table:table-row>
        <table:table-row table:style-name="ro1">
          <table:table-cell table:number-columns-repeated="4"/>
          <table:table-cell office:value-type="float" office:value="0.351874999999999" calcext:value-type="float">
            <text:p>0.351874999999999</text:p>
          </table:table-cell>
          <table:table-cell office:value-type="float" office:value="0.0035667074427522" calcext:value-type="float">
            <text:p>0.0035667074427522</text:p>
          </table:table-cell>
        </table:table-row>
        <table:table-row table:style-name="ro1">
          <table:table-cell table:number-columns-repeated="4"/>
          <table:table-cell office:value-type="float" office:value="0.352499999999999" calcext:value-type="float">
            <text:p>0.352499999999999</text:p>
          </table:table-cell>
          <table:table-cell office:value-type="float" office:value="0.00358786225450641" calcext:value-type="float">
            <text:p>0.00358786225450641</text:p>
          </table:table-cell>
        </table:table-row>
        <table:table-row table:style-name="ro1">
          <table:table-cell table:number-columns-repeated="4"/>
          <table:table-cell office:value-type="float" office:value="0.353124999999999" calcext:value-type="float">
            <text:p>0.353124999999999</text:p>
          </table:table-cell>
          <table:table-cell office:value-type="float" office:value="0.0036088858123147" calcext:value-type="float">
            <text:p>0.0036088858123147</text:p>
          </table:table-cell>
        </table:table-row>
        <table:table-row table:style-name="ro1">
          <table:table-cell table:number-columns-repeated="4"/>
          <table:table-cell office:value-type="float" office:value="0.353749999999999" calcext:value-type="float">
            <text:p>0.353749999999999</text:p>
          </table:table-cell>
          <table:table-cell office:value-type="float" office:value="0.00362975847722045" calcext:value-type="float">
            <text:p>0.00362975847722045</text:p>
          </table:table-cell>
        </table:table-row>
        <table:table-row table:style-name="ro1">
          <table:table-cell table:number-columns-repeated="4"/>
          <table:table-cell office:value-type="float" office:value="0.354374999999999" calcext:value-type="float">
            <text:p>0.354374999999999</text:p>
          </table:table-cell>
          <table:table-cell office:value-type="float" office:value="0.00365045568798041" calcext:value-type="float">
            <text:p>0.00365045568798041</text:p>
          </table:table-cell>
        </table:table-row>
        <table:table-row table:style-name="ro1">
          <table:table-cell table:number-columns-repeated="4"/>
          <table:table-cell office:value-type="float" office:value="0.354999999999999" calcext:value-type="float">
            <text:p>0.354999999999999</text:p>
          </table:table-cell>
          <table:table-cell office:value-type="float" office:value="0.00367093187743044" calcext:value-type="float">
            <text:p>0.00367093187743044</text:p>
          </table:table-cell>
        </table:table-row>
        <table:table-row table:style-name="ro1">
          <table:table-cell table:number-columns-repeated="4"/>
          <table:table-cell office:value-type="float" office:value="0.355624999999999" calcext:value-type="float">
            <text:p>0.355624999999999</text:p>
          </table:table-cell>
          <table:table-cell office:value-type="float" office:value="0.00369114605504784" calcext:value-type="float">
            <text:p>0.00369114605504784</text:p>
          </table:table-cell>
        </table:table-row>
        <table:table-row table:style-name="ro1">
          <table:table-cell table:number-columns-repeated="4"/>
          <table:table-cell office:value-type="float" office:value="0.356249999999999" calcext:value-type="float">
            <text:p>0.356249999999999</text:p>
          </table:table-cell>
          <table:table-cell office:value-type="float" office:value="0.0037110389682002" calcext:value-type="float">
            <text:p>0.0037110389682002</text:p>
          </table:table-cell>
        </table:table-row>
        <table:table-row table:style-name="ro1">
          <table:table-cell table:number-columns-repeated="4"/>
          <table:table-cell office:value-type="float" office:value="0.356874999999999" calcext:value-type="float">
            <text:p>0.356874999999999</text:p>
          </table:table-cell>
          <table:table-cell office:value-type="float" office:value="0.00373052847440971" calcext:value-type="float">
            <text:p>0.00373052847440971</text:p>
          </table:table-cell>
        </table:table-row>
        <table:table-row table:style-name="ro1">
          <table:table-cell table:number-columns-repeated="4"/>
          <table:table-cell office:value-type="float" office:value="0.357499999999999" calcext:value-type="float">
            <text:p>0.357499999999999</text:p>
          </table:table-cell>
          <table:table-cell office:value-type="float" office:value="0.00374949726786912" calcext:value-type="float">
            <text:p>0.00374949726786912</text:p>
          </table:table-cell>
        </table:table-row>
        <table:table-row table:style-name="ro1">
          <table:table-cell table:number-columns-repeated="4"/>
          <table:table-cell office:value-type="float" office:value="0.357812499999999" calcext:value-type="float">
            <text:p>0.357812499999999</text:p>
          </table:table-cell>
          <table:table-cell office:value-type="float" office:value="0.00375874388060689" calcext:value-type="float">
            <text:p>0.00375874388060689</text:p>
          </table:table-cell>
        </table:table-row>
        <table:table-row table:style-name="ro1">
          <table:table-cell table:number-columns-repeated="4"/>
          <table:table-cell office:value-type="float" office:value="0.358124999999999" calcext:value-type="float">
            <text:p>0.358124999999999</text:p>
          </table:table-cell>
          <table:table-cell office:value-type="float" office:value="0.00376777905499855" calcext:value-type="float">
            <text:p>0.00376777905499855</text:p>
          </table:table-cell>
        </table:table-row>
        <table:table-row table:style-name="ro1">
          <table:table-cell table:number-columns-repeated="4"/>
          <table:table-cell office:value-type="float" office:value="0.358437499999999" calcext:value-type="float">
            <text:p>0.358437499999999</text:p>
          </table:table-cell>
          <table:table-cell office:value-type="float" office:value="0.00377656995526507" calcext:value-type="float">
            <text:p>0.00377656995526507</text:p>
          </table:table-cell>
        </table:table-row>
        <table:table-row table:style-name="ro1">
          <table:table-cell table:number-columns-repeated="4"/>
          <table:table-cell office:value-type="float" office:value="0.358749999999999" calcext:value-type="float">
            <text:p>0.358749999999999</text:p>
          </table:table-cell>
          <table:table-cell office:value-type="float" office:value="0.00378506384758482" calcext:value-type="float">
            <text:p>0.00378506384758482</text:p>
          </table:table-cell>
        </table:table-row>
        <table:table-row table:style-name="ro1">
          <table:table-cell table:number-columns-repeated="4"/>
          <table:table-cell office:value-type="float" office:value="0.359062499999999" calcext:value-type="float">
            <text:p>0.359062499999999</text:p>
          </table:table-cell>
          <table:table-cell office:value-type="float" office:value="0.00379318614262616" calcext:value-type="float">
            <text:p>0.00379318614262616</text:p>
          </table:table-cell>
        </table:table-row>
        <table:table-row table:style-name="ro1">
          <table:table-cell table:number-columns-repeated="4"/>
          <table:table-cell office:value-type="float" office:value="0.359374999999999" calcext:value-type="float">
            <text:p>0.359374999999999</text:p>
          </table:table-cell>
          <table:table-cell office:value-type="float" office:value="0.00380082779277866" calcext:value-type="float">
            <text:p>0.00380082779277866</text:p>
          </table:table-cell>
        </table:table-row>
        <table:table-row table:style-name="ro1">
          <table:table-cell table:number-columns-repeated="4"/>
          <table:table-cell office:value-type="float" office:value="0.359687499999999" calcext:value-type="float">
            <text:p>0.359687499999999</text:p>
          </table:table-cell>
          <table:table-cell office:value-type="float" office:value="0.00380781837065754" calcext:value-type="float">
            <text:p>0.00380781837065754</text:p>
          </table:table-cell>
        </table:table-row>
        <table:table-row table:style-name="ro1">
          <table:table-cell table:number-columns-repeated="4"/>
          <table:table-cell office:value-type="float" office:value="0.359999999999999" calcext:value-type="float">
            <text:p>0.359999999999999</text:p>
          </table:table-cell>
          <table:table-cell office:value-type="float" office:value="0.0038138643982255" calcext:value-type="float">
            <text:p>0.0038138643982255</text:p>
          </table:table-cell>
        </table:table-row>
        <table:table-row table:style-name="ro1">
          <table:table-cell table:number-columns-repeated="4"/>
          <table:table-cell office:value-type="float" office:value="0.360156249999999" calcext:value-type="float">
            <text:p>0.360156249999999</text:p>
          </table:table-cell>
          <table:table-cell office:value-type="float" office:value="0.00381639321265951" calcext:value-type="float">
            <text:p>0.00381639321265951</text:p>
          </table:table-cell>
        </table:table-row>
        <table:table-row table:style-name="ro1">
          <table:table-cell table:number-columns-repeated="4"/>
          <table:table-cell office:value-type="float" office:value="0.360312499999999" calcext:value-type="float">
            <text:p>0.360312499999999</text:p>
          </table:table-cell>
          <table:table-cell office:value-type="float" office:value="0.00381840033439611" calcext:value-type="float">
            <text:p>0.00381840033439611</text:p>
          </table:table-cell>
        </table:table-row>
        <table:table-row table:style-name="ro1">
          <table:table-cell table:number-columns-repeated="4"/>
          <table:table-cell office:value-type="float" office:value="0.360468749999999" calcext:value-type="float">
            <text:p>0.360468749999999</text:p>
          </table:table-cell>
          <table:table-cell office:value-type="float" office:value="0.00381967978424014" calcext:value-type="float">
            <text:p>0.00381967978424014</text:p>
          </table:table-cell>
        </table:table-row>
        <table:table-row table:style-name="ro1">
          <table:table-cell table:number-columns-repeated="4"/>
          <table:table-cell office:value-type="float" office:value="0.360624999999999" calcext:value-type="float">
            <text:p>0.360624999999999</text:p>
          </table:table-cell>
          <table:table-cell office:value-type="float" office:value="0.00381976270697771" calcext:value-type="float">
            <text:p>0.00381976270697771</text:p>
          </table:table-cell>
        </table:table-row>
        <table:table-row table:style-name="ro1">
          <table:table-cell table:number-columns-repeated="4"/>
          <table:table-cell office:value-type="float" office:value="0.360703124999999" calcext:value-type="float">
            <text:p>0.360703124999999</text:p>
          </table:table-cell>
          <table:table-cell office:value-type="float" office:value="0.00381902855659812" calcext:value-type="float">
            <text:p>0.00381902855659812</text:p>
          </table:table-cell>
        </table:table-row>
        <table:table-row table:style-name="ro1">
          <table:table-cell table:number-columns-repeated="4"/>
          <table:table-cell office:value-type="float" office:value="0.360781249999999" calcext:value-type="float">
            <text:p>0.360781249999999</text:p>
          </table:table-cell>
          <table:table-cell office:value-type="float" office:value="0.00381709129550325" calcext:value-type="float">
            <text:p>0.00381709129550325</text:p>
          </table:table-cell>
        </table:table-row>
        <table:table-row table:style-name="ro1">
          <table:table-cell table:number-columns-repeated="4"/>
          <table:table-cell office:value-type="float" office:value="0.360859374999999" calcext:value-type="float">
            <text:p>0.360859374999999</text:p>
          </table:table-cell>
          <table:table-cell office:value-type="float" office:value="0.00381264182547517" calcext:value-type="float">
            <text:p>0.00381264182547517</text:p>
          </table:table-cell>
        </table:table-row>
        <table:table-row table:style-name="ro1">
          <table:table-cell table:number-columns-repeated="4"/>
          <table:table-cell office:value-type="float" office:value="0.360898437499999" calcext:value-type="float">
            <text:p>0.360898437499999</text:p>
          </table:table-cell>
          <table:table-cell office:value-type="float" office:value="0.00380611590459076" calcext:value-type="float">
            <text:p>0.00380611590459076</text:p>
          </table:table-cell>
        </table:table-row>
        <table:table-row table:style-name="ro1">
          <table:table-cell table:number-columns-repeated="4"/>
          <table:table-cell office:value-type="float" office:value="0.360937499999999" calcext:value-type="float">
            <text:p>0.360937499999999</text:p>
          </table:table-cell>
          <table:table-cell office:value-type="float" office:value="0.00380567825778783" calcext:value-type="float">
            <text:p>0.00380567825778783</text:p>
          </table:table-cell>
        </table:table-row>
        <table:table-row table:style-name="ro1">
          <table:table-cell table:number-columns-repeated="4"/>
          <table:table-cell office:value-type="float" office:value="0.361015624999999" calcext:value-type="float">
            <text:p>0.361015624999999</text:p>
          </table:table-cell>
          <table:table-cell office:value-type="float" office:value="0.0038045228847144" calcext:value-type="float">
            <text:p>0.0038045228847144</text:p>
          </table:table-cell>
        </table:table-row>
        <table:table-row table:style-name="ro1">
          <table:table-cell table:number-columns-repeated="4"/>
          <table:table-cell office:value-type="float" office:value="0.361093749999999" calcext:value-type="float">
            <text:p>0.361093749999999</text:p>
          </table:table-cell>
          <table:table-cell office:value-type="float" office:value="0.00380285401570684" calcext:value-type="float">
            <text:p>0.00380285401570684</text:p>
          </table:table-cell>
        </table:table-row>
        <table:table-row table:style-name="ro1">
          <table:table-cell table:number-columns-repeated="4"/>
          <table:table-cell office:value-type="float" office:value="0.361171874999999" calcext:value-type="float">
            <text:p>0.361171874999999</text:p>
          </table:table-cell>
          <table:table-cell office:value-type="float" office:value="0.00380047413304947" calcext:value-type="float">
            <text:p>0.00380047413304947</text:p>
          </table:table-cell>
        </table:table-row>
        <table:table-row table:style-name="ro1">
          <table:table-cell table:number-columns-repeated="4"/>
          <table:table-cell office:value-type="float" office:value="0.361249999999999" calcext:value-type="float">
            <text:p>0.361249999999999</text:p>
          </table:table-cell>
          <table:table-cell office:value-type="float" office:value="0.00379702321620015" calcext:value-type="float">
            <text:p>0.00379702321620015</text:p>
          </table:table-cell>
        </table:table-row>
        <table:table-row table:style-name="ro1">
          <table:table-cell table:number-columns-repeated="4"/>
          <table:table-cell office:value-type="float" office:value="0.361328124999999" calcext:value-type="float">
            <text:p>0.361328124999999</text:p>
          </table:table-cell>
          <table:table-cell office:value-type="float" office:value="0.00379167797856193" calcext:value-type="float">
            <text:p>0.00379167797856193</text:p>
          </table:table-cell>
        </table:table-row>
        <table:table-row table:style-name="ro1">
          <table:table-cell table:number-columns-repeated="4"/>
          <table:table-cell office:value-type="float" office:value="0.361367187499999" calcext:value-type="float">
            <text:p>0.361367187499999</text:p>
          </table:table-cell>
          <table:table-cell office:value-type="float" office:value="0.00378760295827536" calcext:value-type="float">
            <text:p>0.00378760295827536</text:p>
          </table:table-cell>
        </table:table-row>
        <table:table-row table:style-name="ro1">
          <table:table-cell table:number-columns-repeated="4"/>
          <table:table-cell office:value-type="float" office:value="0.361406249999999" calcext:value-type="float">
            <text:p>0.361406249999999</text:p>
          </table:table-cell>
          <table:table-cell office:value-type="float" office:value="0.00378120381267151" calcext:value-type="float">
            <text:p>0.00378120381267151</text:p>
          </table:table-cell>
        </table:table-row>
        <table:table-row table:style-name="ro1">
          <table:table-cell table:number-columns-repeated="4"/>
          <table:table-cell office:value-type="float" office:value="0.361425781249999" calcext:value-type="float">
            <text:p>0.361425781249999</text:p>
          </table:table-cell>
          <table:table-cell office:value-type="float" office:value="0.00377523369640257" calcext:value-type="float">
            <text:p>0.00377523369640257</text:p>
          </table:table-cell>
        </table:table-row>
        <table:table-row table:style-name="ro1">
          <table:table-cell table:number-columns-repeated="4"/>
          <table:table-cell office:value-type="float" office:value="0.361430664062499" calcext:value-type="float">
            <text:p>0.361430664062499</text:p>
          </table:table-cell>
          <table:table-cell office:value-type="float" office:value="0.00377244470226945" calcext:value-type="float">
            <text:p>0.00377244470226945</text:p>
          </table:table-cell>
        </table:table-row>
        <table:table-row table:style-name="ro1">
          <table:table-cell table:number-columns-repeated="4"/>
          <table:table-cell office:value-type="float" office:value="0.361433105468749" calcext:value-type="float">
            <text:p>0.361433105468749</text:p>
          </table:table-cell>
          <table:table-cell office:value-type="float" office:value="0.00377018293812232" calcext:value-type="float">
            <text:p>0.00377018293812232</text:p>
          </table:table-cell>
        </table:table-row>
        <table:table-row table:style-name="ro1">
          <table:table-cell table:number-columns-repeated="4"/>
          <table:table-cell office:value-type="float" office:value="0.361433715820312" calcext:value-type="float">
            <text:p>0.361433715820312</text:p>
          </table:table-cell>
          <table:table-cell office:value-type="float" office:value="0.00376918011085796" calcext:value-type="float">
            <text:p>0.00376918011085796</text:p>
          </table:table-cell>
        </table:table-row>
        <table:table-row table:style-name="ro1">
          <table:table-cell table:number-columns-repeated="4"/>
          <table:table-cell office:value-type="float" office:value="0.361434020996093" calcext:value-type="float">
            <text:p>0.361434020996093</text:p>
          </table:table-cell>
          <table:table-cell office:value-type="float" office:value="0.00376839660178895" calcext:value-type="float">
            <text:p>0.00376839660178895</text:p>
          </table:table-cell>
        </table:table-row>
        <table:table-row table:style-name="ro1">
          <table:table-cell table:number-columns-repeated="4"/>
          <table:table-cell office:value-type="float" office:value="0.361434173583983" calcext:value-type="float">
            <text:p>0.361434173583983</text:p>
          </table:table-cell>
          <table:table-cell office:value-type="float" office:value="0.00376767328806752" calcext:value-type="float">
            <text:p>0.00376767328806752</text:p>
          </table:table-cell>
        </table:table-row>
        <table:table-row table:style-name="ro1">
          <table:table-cell table:number-columns-repeated="4"/>
          <table:table-cell office:value-type="float" office:value="0.36143419265747" calcext:value-type="float">
            <text:p>0.36143419265747</text:p>
          </table:table-cell>
          <table:table-cell office:value-type="float" office:value="0.00376749410672079" calcext:value-type="float">
            <text:p>0.00376749410672079</text:p>
          </table:table-cell>
        </table:table-row>
        <table:table-row table:style-name="ro1">
          <table:table-cell table:number-columns-repeated="4"/>
          <table:table-cell office:value-type="float" office:value="0.361434202194213" calcext:value-type="float">
            <text:p>0.361434202194213</text:p>
          </table:table-cell>
          <table:table-cell office:value-type="float" office:value="0.00376735892554418" calcext:value-type="float">
            <text:p>0.00376735892554418</text:p>
          </table:table-cell>
        </table:table-row>
      </table:table>
      <table:table table:name="sumFz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gn_max</text:p>
          </table:table-cell>
          <table:table-cell table:style-name="ce1" office:value-type="float" office:value="0.001" calcext:value-type="float">
            <text:p>1E-03</text:p>
          </table:table-cell>
          <table:table-cell office:value-type="string" calcext:value-type="string">
            <text:p>gn_max</text:p>
          </table:table-cell>
          <table:table-cell table:style-name="ce1" office:value-type="float" office:value="0.0001" calcext:value-type="float">
            <text:p>1E-04</text:p>
          </table:table-cell>
          <table:table-cell office:value-type="string" calcext:value-type="string">
            <text:p>gn_max</text:p>
          </table:table-cell>
          <table:table-cell table:style-name="ce1" office:value-type="float" office:value="0.00001" calcext:value-type="float">
            <text:p>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Fz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z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z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-8.86740625625047E-019" calcext:value-type="float">
            <text:p>-8.86740625625047E-19</text:p>
          </table:table-cell>
          <table:table-cell office:value-type="float" office:value="0.01" calcext:value-type="float">
            <text:p>0.01</text:p>
          </table:table-cell>
          <table:table-cell office:value-type="float" office:value="-8.86740625625047E-019" calcext:value-type="float">
            <text:p>-8.86740625625047E-19</text:p>
          </table:table-cell>
          <table:table-cell office:value-type="float" office:value="0.01" calcext:value-type="float">
            <text:p>0.01</text:p>
          </table:table-cell>
          <table:table-cell office:value-type="float" office:value="-8.86740625625047E-019" calcext:value-type="float">
            <text:p>-8.86740625625047E-19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-1.20984903401523E-019" calcext:value-type="float">
            <text:p>-1.20984903401523E-19</text:p>
          </table:table-cell>
          <table:table-cell office:value-type="float" office:value="0.02" calcext:value-type="float">
            <text:p>0.02</text:p>
          </table:table-cell>
          <table:table-cell office:value-type="float" office:value="-1.20984903401523E-019" calcext:value-type="float">
            <text:p>-1.20984903401523E-19</text:p>
          </table:table-cell>
          <table:table-cell office:value-type="float" office:value="0.02" calcext:value-type="float">
            <text:p>0.02</text:p>
          </table:table-cell>
          <table:table-cell office:value-type="float" office:value="-1.20984903401523E-019" calcext:value-type="float">
            <text:p>-1.20984903401523E-19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-3.83987624872875E-018" calcext:value-type="float">
            <text:p>-3.83987624872875E-18</text:p>
          </table:table-cell>
          <table:table-cell office:value-type="float" office:value="0.03" calcext:value-type="float">
            <text:p>0.03</text:p>
          </table:table-cell>
          <table:table-cell office:value-type="float" office:value="-3.83987624872875E-018" calcext:value-type="float">
            <text:p>-3.83987624872875E-18</text:p>
          </table:table-cell>
          <table:table-cell office:value-type="float" office:value="0.03" calcext:value-type="float">
            <text:p>0.03</text:p>
          </table:table-cell>
          <table:table-cell office:value-type="float" office:value="-3.83987624872875E-018" calcext:value-type="float">
            <text:p>-3.83987624872875E-18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-1.50281349772444E-018" calcext:value-type="float">
            <text:p>-1.50281349772444E-18</text:p>
          </table:table-cell>
          <table:table-cell office:value-type="float" office:value="0.04" calcext:value-type="float">
            <text:p>0.04</text:p>
          </table:table-cell>
          <table:table-cell office:value-type="float" office:value="-1.50281349772444E-018" calcext:value-type="float">
            <text:p>-1.50281349772444E-18</text:p>
          </table:table-cell>
          <table:table-cell office:value-type="float" office:value="0.04" calcext:value-type="float">
            <text:p>0.04</text:p>
          </table:table-cell>
          <table:table-cell office:value-type="float" office:value="-1.50281349772444E-018" calcext:value-type="float">
            <text:p>-1.50281349772444E-18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-0.000243107091868482" calcext:value-type="float">
            <text:p>-0.000243107091868482</text:p>
          </table:table-cell>
          <table:table-cell office:value-type="float" office:value="0.05" calcext:value-type="float">
            <text:p>0.05</text:p>
          </table:table-cell>
          <table:table-cell office:value-type="float" office:value="-0.000243594524346746" calcext:value-type="float">
            <text:p>-0.000243594524346746</text:p>
          </table:table-cell>
          <table:table-cell office:value-type="float" office:value="0.05" calcext:value-type="float">
            <text:p>0.05</text:p>
          </table:table-cell>
          <table:table-cell office:value-type="float" office:value="-0.00024575682676629" calcext:value-type="float">
            <text:p>-0.00024575682676629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-0.000959705196491715" calcext:value-type="float">
            <text:p>-0.000959705196491715</text:p>
          </table:table-cell>
          <table:table-cell office:value-type="float" office:value="0.06" calcext:value-type="float">
            <text:p>0.06</text:p>
          </table:table-cell>
          <table:table-cell office:value-type="float" office:value="-0.000967412508847845" calcext:value-type="float">
            <text:p>-0.000967412508847845</text:p>
          </table:table-cell>
          <table:table-cell office:value-type="float" office:value="0.05125" calcext:value-type="float">
            <text:p>0.05125</text:p>
          </table:table-cell>
          <table:table-cell office:value-type="float" office:value="-0.000333913144052093" calcext:value-type="float">
            <text:p>-0.000333913144052093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-0.00169324794037395" calcext:value-type="float">
            <text:p>-0.00169324794037395</text:p>
          </table:table-cell>
          <table:table-cell office:value-type="float" office:value="0.07" calcext:value-type="float">
            <text:p>0.07</text:p>
          </table:table-cell>
          <table:table-cell office:value-type="float" office:value="-0.00170912730111974" calcext:value-type="float">
            <text:p>-0.00170912730111974</text:p>
          </table:table-cell>
          <table:table-cell office:value-type="float" office:value="0.0525" calcext:value-type="float">
            <text:p>0.0525</text:p>
          </table:table-cell>
          <table:table-cell office:value-type="float" office:value="-0.000424001616546628" calcext:value-type="float">
            <text:p>-0.000424001616546628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-0.00244402446999924" calcext:value-type="float">
            <text:p>-0.00244402446999924</text:p>
          </table:table-cell>
          <table:table-cell office:value-type="float" office:value="0.08" calcext:value-type="float">
            <text:p>0.08</text:p>
          </table:table-cell>
          <table:table-cell office:value-type="float" office:value="-0.00246736080606929" calcext:value-type="float">
            <text:p>-0.00246736080606929</text:p>
          </table:table-cell>
          <table:table-cell office:value-type="float" office:value="0.055" calcext:value-type="float">
            <text:p>0.055</text:p>
          </table:table-cell>
          <table:table-cell office:value-type="float" office:value="-0.000604926514094737" calcext:value-type="float">
            <text:p>-0.000604926514094737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-0.0032189797151002" calcext:value-type="float">
            <text:p>-0.0032189797151002</text:p>
          </table:table-cell>
          <table:table-cell office:value-type="float" office:value="0.09" calcext:value-type="float">
            <text:p>0.09</text:p>
          </table:table-cell>
          <table:table-cell office:value-type="float" office:value="-0.0032428536978397" calcext:value-type="float">
            <text:p>-0.0032428536978397</text:p>
          </table:table-cell>
          <table:table-cell office:value-type="float" office:value="0.06" calcext:value-type="float">
            <text:p>0.06</text:p>
          </table:table-cell>
          <table:table-cell office:value-type="float" office:value="-0.000969830558323987" calcext:value-type="float">
            <text:p>-0.000969830558323987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-0.00401106836404402" calcext:value-type="float">
            <text:p>-0.00401106836404402</text:p>
          </table:table-cell>
          <table:table-cell office:value-type="float" office:value="0.1" calcext:value-type="float">
            <text:p>0.1</text:p>
          </table:table-cell>
          <table:table-cell office:value-type="float" office:value="-0.00403637918464974" calcext:value-type="float">
            <text:p>-0.00403637918464974</text:p>
          </table:table-cell>
          <table:table-cell office:value-type="float" office:value="0.07" calcext:value-type="float">
            <text:p>0.07</text:p>
          </table:table-cell>
          <table:table-cell office:value-type="float" office:value="-0.00171158523960172" calcext:value-type="float">
            <text:p>-0.00171158523960172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-0.00399712833907196" calcext:value-type="float">
            <text:p>-0.00399712833907196</text:p>
          </table:table-cell>
          <table:table-cell office:value-type="float" office:value="0.1025" calcext:value-type="float">
            <text:p>0.1025</text:p>
          </table:table-cell>
          <table:table-cell office:value-type="float" office:value="-0.00403300674318411" calcext:value-type="float">
            <text:p>-0.00403300674318411</text:p>
          </table:table-cell>
          <table:table-cell office:value-type="float" office:value="0.08" calcext:value-type="float">
            <text:p>0.08</text:p>
          </table:table-cell>
          <table:table-cell office:value-type="float" office:value="-0.00246987199124358" calcext:value-type="float">
            <text:p>-0.00246987199124358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-0.00398235350288573" calcext:value-type="float">
            <text:p>-0.00398235350288573</text:p>
          </table:table-cell>
          <table:table-cell office:value-type="float" office:value="0.105" calcext:value-type="float">
            <text:p>0.105</text:p>
          </table:table-cell>
          <table:table-cell office:value-type="float" office:value="-0.00402953766319467" calcext:value-type="float">
            <text:p>-0.00402953766319467</text:p>
          </table:table-cell>
          <table:table-cell office:value-type="float" office:value="0.09" calcext:value-type="float">
            <text:p>0.09</text:p>
          </table:table-cell>
          <table:table-cell office:value-type="float" office:value="-0.00324542203191134" calcext:value-type="float">
            <text:p>-0.00324542203191134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-0.00396680825080057" calcext:value-type="float">
            <text:p>-0.00396680825080057</text:p>
          </table:table-cell>
          <table:table-cell office:value-type="float" office:value="0.11" calcext:value-type="float">
            <text:p>0.11</text:p>
          </table:table-cell>
          <table:table-cell office:value-type="float" office:value="-0.00402237042738772" calcext:value-type="float">
            <text:p>-0.00402237042738772</text:p>
          </table:table-cell>
          <table:table-cell office:value-type="float" office:value="0.1" calcext:value-type="float">
            <text:p>0.1</text:p>
          </table:table-cell>
          <table:table-cell office:value-type="float" office:value="-0.00403900761185396" calcext:value-type="float">
            <text:p>-0.00403900761185396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-0.00394149507177129" calcext:value-type="float">
            <text:p>-0.00394149507177129</text:p>
          </table:table-cell>
          <table:table-cell office:value-type="float" office:value="0.115" calcext:value-type="float">
            <text:p>0.115</text:p>
          </table:table-cell>
          <table:table-cell office:value-type="float" office:value="-0.00401499463240497" calcext:value-type="float">
            <text:p>-0.00401499463240497</text:p>
          </table:table-cell>
          <table:table-cell office:value-type="float" office:value="0.10125" calcext:value-type="float">
            <text:p>0.10125</text:p>
          </table:table-cell>
          <table:table-cell office:value-type="float" office:value="-0.00403733297087978" calcext:value-type="float">
            <text:p>-0.00403733297087978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-0.00390966737994847" calcext:value-type="float">
            <text:p>-0.00390966737994847</text:p>
          </table:table-cell>
          <table:table-cell office:value-type="float" office:value="0.12" calcext:value-type="float">
            <text:p>0.12</text:p>
          </table:table-cell>
          <table:table-cell office:value-type="float" office:value="-0.00400752247306435" calcext:value-type="float">
            <text:p>-0.00400752247306435</text:p>
          </table:table-cell>
          <table:table-cell office:value-type="float" office:value="0.1025" calcext:value-type="float">
            <text:p>0.1025</text:p>
          </table:table-cell>
          <table:table-cell office:value-type="float" office:value="-0.00403563219710622" calcext:value-type="float">
            <text:p>-0.00403563219710622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-0.00387553783837018" calcext:value-type="float">
            <text:p>-0.00387553783837018</text:p>
          </table:table-cell>
          <table:table-cell office:value-type="float" office:value="0.13" calcext:value-type="float">
            <text:p>0.13</text:p>
          </table:table-cell>
          <table:table-cell office:value-type="float" office:value="-0.00399189567723975" calcext:value-type="float">
            <text:p>-0.00399189567723975</text:p>
          </table:table-cell>
          <table:table-cell office:value-type="float" office:value="0.10375" calcext:value-type="float">
            <text:p>0.10375</text:p>
          </table:table-cell>
          <table:table-cell office:value-type="float" office:value="-0.00403390726540196" calcext:value-type="float">
            <text:p>-0.00403390726540196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-0.00384290993674533" calcext:value-type="float">
            <text:p>-0.00384290993674533</text:p>
          </table:table-cell>
          <table:table-cell office:value-type="float" office:value="0.14" calcext:value-type="float">
            <text:p>0.14</text:p>
          </table:table-cell>
          <table:table-cell office:value-type="float" office:value="-0.00396641872655857" calcext:value-type="float">
            <text:p>-0.00396641872655857</text:p>
          </table:table-cell>
          <table:table-cell office:value-type="float" office:value="0.105" calcext:value-type="float">
            <text:p>0.105</text:p>
          </table:table-cell>
          <table:table-cell office:value-type="float" office:value="-0.00403216011084154" calcext:value-type="float">
            <text:p>-0.00403216011084154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-0.00381621892995791" calcext:value-type="float">
            <text:p>-0.00381621892995791</text:p>
          </table:table-cell>
          <table:table-cell office:value-type="float" office:value="0.15" calcext:value-type="float">
            <text:p>0.15</text:p>
          </table:table-cell>
          <table:table-cell office:value-type="float" office:value="-0.0039343757597296" calcext:value-type="float">
            <text:p>-0.0039343757597296</text:p>
          </table:table-cell>
          <table:table-cell office:value-type="float" office:value="0.10625" calcext:value-type="float">
            <text:p>0.10625</text:p>
          </table:table-cell>
          <table:table-cell office:value-type="float" office:value="-0.00403039263255346" calcext:value-type="float">
            <text:p>-0.00403039263255346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-0.00379544377465155" calcext:value-type="float">
            <text:p>-0.00379544377465155</text:p>
          </table:table-cell>
          <table:table-cell office:value-type="float" office:value="0.16" calcext:value-type="float">
            <text:p>0.16</text:p>
          </table:table-cell>
          <table:table-cell office:value-type="float" office:value="-0.00390001037644244" calcext:value-type="float">
            <text:p>-0.00390001037644244</text:p>
          </table:table-cell>
          <table:table-cell office:value-type="float" office:value="0.1075" calcext:value-type="float">
            <text:p>0.1075</text:p>
          </table:table-cell>
          <table:table-cell office:value-type="float" office:value="-0.00402860669739268" calcext:value-type="float">
            <text:p>-0.00402860669739268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-0.00377803919691002" calcext:value-type="float">
            <text:p>-0.00377803919691002</text:p>
          </table:table-cell>
          <table:table-cell office:value-type="float" office:value="0.17" calcext:value-type="float">
            <text:p>0.17</text:p>
          </table:table-cell>
          <table:table-cell office:value-type="float" office:value="-0.00386715471882588" calcext:value-type="float">
            <text:p>-0.00386715471882588</text:p>
          </table:table-cell>
          <table:table-cell office:value-type="float" office:value="0.10875" calcext:value-type="float">
            <text:p>0.10875</text:p>
          </table:table-cell>
          <table:table-cell office:value-type="float" office:value="-0.00402680414345129" calcext:value-type="float">
            <text:p>-0.00402680414345129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-0.00377107328564027" calcext:value-type="float">
            <text:p>-0.00377107328564027</text:p>
          </table:table-cell>
          <table:table-cell office:value-type="float" office:value="0.18" calcext:value-type="float">
            <text:p>0.18</text:p>
          </table:table-cell>
          <table:table-cell office:value-type="float" office:value="-0.00383962449973428" calcext:value-type="float">
            <text:p>-0.00383962449973428</text:p>
            <draw:frame draw:z-index="0" draw:style-name="gr1" draw:text-style-name="P1" svg:width="6.2988in" svg:height="3.5429in" svg:x="0.2602in" svg:y="0.1366in">
              <draw:object draw:notify-on-update-of-ranges="sumFz.A2:sumFz.A2 sumFz.E2:sumFz.E166 sumFz.E1:sumFz.F1 sumFz.F2:sumFz.F166 sumFz.C2:sumFz.C66 sumFz.C1:sumFz.D1 sumFz.D2:sumFz.D66 sumFz.A2:sumFz.A60 sumFz.A1:sumFz.B1 sumFz.B2:sumFz.B60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office:value-type="float" office:value="0.11" calcext:value-type="float">
            <text:p>0.11</text:p>
          </table:table-cell>
          <table:table-cell office:value-type="float" office:value="-0.00402498678341979" calcext:value-type="float">
            <text:p>-0.00402498678341979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-0.00378393913835636" calcext:value-type="float">
            <text:p>-0.00378393913835636</text:p>
          </table:table-cell>
          <table:table-cell office:value-type="float" office:value="0.19" calcext:value-type="float">
            <text:p>0.19</text:p>
          </table:table-cell>
          <table:table-cell office:value-type="float" office:value="-0.00381871743934008" calcext:value-type="float">
            <text:p>-0.00381871743934008</text:p>
          </table:table-cell>
          <table:table-cell office:value-type="float" office:value="0.11125" calcext:value-type="float">
            <text:p>0.11125</text:p>
          </table:table-cell>
          <table:table-cell office:value-type="float" office:value="-0.00402315640781131" calcext:value-type="float">
            <text:p>-0.00402315640781131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-0.00382725459050845" calcext:value-type="float">
            <text:p>-0.00382725459050845</text:p>
          </table:table-cell>
          <table:table-cell office:value-type="float" office:value="0.2" calcext:value-type="float">
            <text:p>0.2</text:p>
          </table:table-cell>
          <table:table-cell office:value-type="float" office:value="-0.00380125840087592" calcext:value-type="float">
            <text:p>-0.00380125840087592</text:p>
          </table:table-cell>
          <table:table-cell office:value-type="float" office:value="0.1125" calcext:value-type="float">
            <text:p>0.1125</text:p>
          </table:table-cell>
          <table:table-cell office:value-type="float" office:value="-0.00402131478805964" calcext:value-type="float">
            <text:p>-0.00402131478805964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-0.00390257000324299" calcext:value-type="float">
            <text:p>-0.00390257000324299</text:p>
          </table:table-cell>
          <table:table-cell office:value-type="float" office:value="0.21" calcext:value-type="float">
            <text:p>0.21</text:p>
          </table:table-cell>
          <table:table-cell office:value-type="float" office:value="-0.00379496653958793" calcext:value-type="float">
            <text:p>-0.00379496653958793</text:p>
          </table:table-cell>
          <table:table-cell office:value-type="float" office:value="0.11375" calcext:value-type="float">
            <text:p>0.11375</text:p>
          </table:table-cell>
          <table:table-cell office:value-type="float" office:value="-0.00401946367177783" calcext:value-type="float">
            <text:p>-0.0040194636717778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-0.00400821279690255" calcext:value-type="float">
            <text:p>-0.00400821279690255</text:p>
          </table:table-cell>
          <table:table-cell office:value-type="float" office:value="0.22" calcext:value-type="float">
            <text:p>0.22</text:p>
          </table:table-cell>
          <table:table-cell office:value-type="float" office:value="-0.00380760392947345" calcext:value-type="float">
            <text:p>-0.00380760392947345</text:p>
          </table:table-cell>
          <table:table-cell office:value-type="float" office:value="0.115" calcext:value-type="float">
            <text:p>0.115</text:p>
          </table:table-cell>
          <table:table-cell office:value-type="float" office:value="-0.00401760481896624" calcext:value-type="float">
            <text:p>-0.00401760481896624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-0.00413794658525073" calcext:value-type="float">
            <text:p>-0.00413794658525073</text:p>
          </table:table-cell>
          <table:table-cell office:value-type="float" office:value="0.23" calcext:value-type="float">
            <text:p>0.23</text:p>
          </table:table-cell>
          <table:table-cell office:value-type="float" office:value="-0.00384996498694715" calcext:value-type="float">
            <text:p>-0.00384996498694715</text:p>
          </table:table-cell>
          <table:table-cell office:value-type="float" office:value="0.1175" calcext:value-type="float">
            <text:p>0.1175</text:p>
          </table:table-cell>
          <table:table-cell office:value-type="float" office:value="-0.00401387079267274" calcext:value-type="float">
            <text:p>-0.00401387079267274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-0.00428831815170114" calcext:value-type="float">
            <text:p>-0.00428831815170114</text:p>
          </table:table-cell>
          <table:table-cell office:value-type="float" office:value="0.24" calcext:value-type="float">
            <text:p>0.24</text:p>
          </table:table-cell>
          <table:table-cell office:value-type="float" office:value="-0.00392444988957054" calcext:value-type="float">
            <text:p>-0.00392444988957054</text:p>
          </table:table-cell>
          <table:table-cell office:value-type="float" office:value="0.12" calcext:value-type="float">
            <text:p>0.12</text:p>
          </table:table-cell>
          <table:table-cell office:value-type="float" office:value="-0.00401012646944283" calcext:value-type="float">
            <text:p>-0.00401012646944283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-0.00446053869772065" calcext:value-type="float">
            <text:p>-0.00446053869772065</text:p>
          </table:table-cell>
          <table:table-cell office:value-type="float" office:value="0.25" calcext:value-type="float">
            <text:p>0.25</text:p>
          </table:table-cell>
          <table:table-cell office:value-type="float" office:value="-0.00402960487930791" calcext:value-type="float">
            <text:p>-0.00402960487930791</text:p>
          </table:table-cell>
          <table:table-cell office:value-type="float" office:value="0.125" calcext:value-type="float">
            <text:p>0.125</text:p>
          </table:table-cell>
          <table:table-cell office:value-type="float" office:value="-0.00400266192202582" calcext:value-type="float">
            <text:p>-0.00400266192202582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-0.00465744114704766" calcext:value-type="float">
            <text:p>-0.00465744114704766</text:p>
          </table:table-cell>
          <table:table-cell office:value-type="float" office:value="0.26" calcext:value-type="float">
            <text:p>0.26</text:p>
          </table:table-cell>
          <table:table-cell office:value-type="float" office:value="-0.00415920321898566" calcext:value-type="float">
            <text:p>-0.00415920321898566</text:p>
          </table:table-cell>
          <table:table-cell office:value-type="float" office:value="0.1275" calcext:value-type="float">
            <text:p>0.1275</text:p>
          </table:table-cell>
          <table:table-cell office:value-type="float" office:value="-0.00399896934444147" calcext:value-type="float">
            <text:p>-0.00399896934444147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-0.00487731130664507" calcext:value-type="float">
            <text:p>-0.00487731130664507</text:p>
          </table:table-cell>
          <table:table-cell office:value-type="float" office:value="0.27" calcext:value-type="float">
            <text:p>0.27</text:p>
          </table:table-cell>
          <table:table-cell office:value-type="float" office:value="-0.00430950227067132" calcext:value-type="float">
            <text:p>-0.00430950227067132</text:p>
          </table:table-cell>
          <table:table-cell office:value-type="float" office:value="0.12875" calcext:value-type="float">
            <text:p>0.12875</text:p>
          </table:table-cell>
          <table:table-cell office:value-type="float" office:value="-0.00399697274728642" calcext:value-type="float">
            <text:p>-0.00399697274728642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-0.00511765418482547" calcext:value-type="float">
            <text:p>-0.00511765418482547</text:p>
          </table:table-cell>
          <table:table-cell office:value-type="float" office:value="0.28" calcext:value-type="float">
            <text:p>0.28</text:p>
          </table:table-cell>
          <table:table-cell office:value-type="float" office:value="-0.00448174923620476" calcext:value-type="float">
            <text:p>-0.00448174923620476</text:p>
          </table:table-cell>
          <table:table-cell office:value-type="float" office:value="0.129375" calcext:value-type="float">
            <text:p>0.129375</text:p>
          </table:table-cell>
          <table:table-cell office:value-type="float" office:value="-0.00399575239744885" calcext:value-type="float">
            <text:p>-0.00399575239744885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-0.00538270922864282" calcext:value-type="float">
            <text:p>-0.00538270922864282</text:p>
          </table:table-cell>
          <table:table-cell office:value-type="float" office:value="0.29" calcext:value-type="float">
            <text:p>0.29</text:p>
          </table:table-cell>
          <table:table-cell office:value-type="float" office:value="-0.00467803363882077" calcext:value-type="float">
            <text:p>-0.00467803363882077</text:p>
          </table:table-cell>
          <table:table-cell office:value-type="float" office:value="0.13" calcext:value-type="float">
            <text:p>0.13</text:p>
          </table:table-cell>
          <table:table-cell office:value-type="float" office:value="-0.00399448585666403" calcext:value-type="float">
            <text:p>-0.00399448585666403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-0.00568696953297214" calcext:value-type="float">
            <text:p>-0.00568696953297214</text:p>
          </table:table-cell>
          <table:table-cell office:value-type="float" office:value="0.3" calcext:value-type="float">
            <text:p>0.3</text:p>
          </table:table-cell>
          <table:table-cell office:value-type="float" office:value="-0.00489600100010817" calcext:value-type="float">
            <text:p>-0.00489600100010817</text:p>
          </table:table-cell>
          <table:table-cell office:value-type="float" office:value="0.130625" calcext:value-type="float">
            <text:p>0.130625</text:p>
          </table:table-cell>
          <table:table-cell office:value-type="float" office:value="-0.00399317446653159" calcext:value-type="float">
            <text:p>-0.00399317446653159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-0.0060385039255273" calcext:value-type="float">
            <text:p>-0.0060385039255273</text:p>
          </table:table-cell>
          <table:table-cell office:value-type="float" office:value="0.31" calcext:value-type="float">
            <text:p>0.31</text:p>
          </table:table-cell>
          <table:table-cell office:value-type="float" office:value="-0.00513407663795932" calcext:value-type="float">
            <text:p>-0.00513407663795932</text:p>
          </table:table-cell>
          <table:table-cell office:value-type="float" office:value="0.13125" calcext:value-type="float">
            <text:p>0.13125</text:p>
          </table:table-cell>
          <table:table-cell office:value-type="float" office:value="-0.00399181955262234" calcext:value-type="float">
            <text:p>-0.00399181955262234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-0.00643468988764942" calcext:value-type="float">
            <text:p>-0.00643468988764942</text:p>
          </table:table-cell>
          <table:table-cell office:value-type="float" office:value="0.32" calcext:value-type="float">
            <text:p>0.32</text:p>
          </table:table-cell>
          <table:table-cell office:value-type="float" office:value="-0.00539719441573004" calcext:value-type="float">
            <text:p>-0.00539719441573004</text:p>
          </table:table-cell>
          <table:table-cell office:value-type="float" office:value="0.131875" calcext:value-type="float">
            <text:p>0.131875</text:p>
          </table:table-cell>
          <table:table-cell office:value-type="float" office:value="-0.00399042242464538" calcext:value-type="float">
            <text:p>-0.00399042242464538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-0.00703954517985778" calcext:value-type="float">
            <text:p>-0.00703954517985778</text:p>
          </table:table-cell>
          <table:table-cell office:value-type="float" office:value="0.33" calcext:value-type="float">
            <text:p>0.33</text:p>
          </table:table-cell>
          <table:table-cell office:value-type="float" office:value="-0.00570410889394017" calcext:value-type="float">
            <text:p>-0.00570410889394017</text:p>
          </table:table-cell>
          <table:table-cell office:value-type="float" office:value="0.1325" calcext:value-type="float">
            <text:p>0.1325</text:p>
          </table:table-cell>
          <table:table-cell office:value-type="float" office:value="-0.00398898437663636" calcext:value-type="float">
            <text:p>-0.00398898437663636</text:p>
          </table:table-cell>
        </table:table-row>
        <table:table-row table:style-name="ro1">
          <table:table-cell office:value-type="float" office:value="0.360625" calcext:value-type="float">
            <text:p>0.360625</text:p>
          </table:table-cell>
          <table:table-cell office:value-type="float" office:value="-0.00717654413806245" calcext:value-type="float">
            <text:p>-0.00717654413806245</text:p>
          </table:table-cell>
          <table:table-cell office:value-type="float" office:value="0.34" calcext:value-type="float">
            <text:p>0.34</text:p>
          </table:table-cell>
          <table:table-cell office:value-type="float" office:value="-0.00605300340161306" calcext:value-type="float">
            <text:p>-0.00605300340161306</text:p>
          </table:table-cell>
          <table:table-cell office:value-type="float" office:value="0.133125" calcext:value-type="float">
            <text:p>0.133125</text:p>
          </table:table-cell>
          <table:table-cell office:value-type="float" office:value="-0.00398750668716508" calcext:value-type="float">
            <text:p>-0.00398750668716508</text:p>
          </table:table-cell>
        </table:table-row>
        <table:table-row table:style-name="ro1">
          <table:table-cell office:value-type="float" office:value="0.3609375" calcext:value-type="float">
            <text:p>0.3609375</text:p>
          </table:table-cell>
          <table:table-cell office:value-type="float" office:value="-0.00723781871165097" calcext:value-type="float">
            <text:p>-0.00723781871165097</text:p>
          </table:table-cell>
          <table:table-cell office:value-type="float" office:value="0.345" calcext:value-type="float">
            <text:p>0.345</text:p>
          </table:table-cell>
          <table:table-cell office:value-type="float" office:value="-0.00624094519595591" calcext:value-type="float">
            <text:p>-0.00624094519595591</text:p>
          </table:table-cell>
          <table:table-cell office:value-type="float" office:value="0.13375" calcext:value-type="float">
            <text:p>0.13375</text:p>
          </table:table-cell>
          <table:table-cell office:value-type="float" office:value="-0.00398599061956067" calcext:value-type="float">
            <text:p>-0.00398599061956067</text:p>
          </table:table-cell>
        </table:table-row>
        <table:table-row table:style-name="ro1">
          <table:table-cell office:value-type="float" office:value="0.36109375" calcext:value-type="float">
            <text:p>0.36109375</text:p>
          </table:table-cell>
          <table:table-cell office:value-type="float" office:value="-0.00726764644667087" calcext:value-type="float">
            <text:p>-0.00726764644667087</text:p>
          </table:table-cell>
          <table:table-cell office:value-type="float" office:value="0.35" calcext:value-type="float">
            <text:p>0.35</text:p>
          </table:table-cell>
          <table:table-cell office:value-type="float" office:value="-0.00644557307602963" calcext:value-type="float">
            <text:p>-0.00644557307602963</text:p>
          </table:table-cell>
          <table:table-cell office:value-type="float" office:value="0.134375" calcext:value-type="float">
            <text:p>0.134375</text:p>
          </table:table-cell>
          <table:table-cell office:value-type="float" office:value="-0.00398443742215272" calcext:value-type="float">
            <text:p>-0.00398443742215272</text:p>
          </table:table-cell>
        </table:table-row>
        <table:table-row table:style-name="ro1">
          <table:table-cell office:value-type="float" office:value="0.36125" calcext:value-type="float">
            <text:p>0.36125</text:p>
          </table:table-cell>
          <table:table-cell office:value-type="float" office:value="-0.00733719336666256" calcext:value-type="float">
            <text:p>-0.00733719336666256</text:p>
          </table:table-cell>
          <table:table-cell office:value-type="float" office:value="0.3525" calcext:value-type="float">
            <text:p>0.3525</text:p>
          </table:table-cell>
          <table:table-cell office:value-type="float" office:value="-0.00655838100291483" calcext:value-type="float">
            <text:p>-0.00655838100291483</text:p>
          </table:table-cell>
          <table:table-cell office:value-type="float" office:value="0.135" calcext:value-type="float">
            <text:p>0.135</text:p>
          </table:table-cell>
          <table:table-cell office:value-type="float" office:value="-0.00398284832852694" calcext:value-type="float">
            <text:p>-0.00398284832852694</text:p>
          </table:table-cell>
        </table:table-row>
        <table:table-row table:style-name="ro1">
          <table:table-cell office:value-type="float" office:value="0.36126953125" calcext:value-type="float">
            <text:p>0.36126953125</text:p>
          </table:table-cell>
          <table:table-cell office:value-type="float" office:value="-0.00736041604390025" calcext:value-type="float">
            <text:p>-0.00736041604390025</text:p>
          </table:table-cell>
          <table:table-cell office:value-type="float" office:value="0.355" calcext:value-type="float">
            <text:p>0.355</text:p>
          </table:table-cell>
          <table:table-cell office:value-type="float" office:value="-0.00668292814554324" calcext:value-type="float">
            <text:p>-0.00668292814554324</text:p>
          </table:table-cell>
          <table:table-cell office:value-type="float" office:value="0.135625" calcext:value-type="float">
            <text:p>0.135625</text:p>
          </table:table-cell>
          <table:table-cell office:value-type="float" office:value="-0.00398122455779372" calcext:value-type="float">
            <text:p>-0.00398122455779372</text:p>
          </table:table-cell>
        </table:table-row>
        <table:table-row table:style-name="ro1">
          <table:table-cell office:value-type="float" office:value="0.36127197265625" calcext:value-type="float">
            <text:p>0.36127197265625</text:p>
          </table:table-cell>
          <table:table-cell office:value-type="float" office:value="-0.00736695452365666" calcext:value-type="float">
            <text:p>-0.00736695452365666</text:p>
          </table:table-cell>
          <table:table-cell office:value-type="float" office:value="0.35625" calcext:value-type="float">
            <text:p>0.35625</text:p>
          </table:table-cell>
          <table:table-cell office:value-type="float" office:value="-0.00675235423497995" calcext:value-type="float">
            <text:p>-0.00675235423497995</text:p>
          </table:table-cell>
          <table:table-cell office:value-type="float" office:value="0.13625" calcext:value-type="float">
            <text:p>0.13625</text:p>
          </table:table-cell>
          <table:table-cell office:value-type="float" office:value="-0.00397956731486845" calcext:value-type="float">
            <text:p>-0.00397956731486845</text:p>
          </table:table-cell>
        </table:table-row>
        <table:table-row table:style-name="ro1">
          <table:table-cell office:value-type="float" office:value="0.361272583007813" calcext:value-type="float">
            <text:p>0.361272583007813</text:p>
          </table:table-cell>
          <table:table-cell office:value-type="float" office:value="-0.00736964751144043" calcext:value-type="float">
            <text:p>-0.00736964751144043</text:p>
          </table:table-cell>
          <table:table-cell office:value-type="float" office:value="0.3575" calcext:value-type="float">
            <text:p>0.3575</text:p>
          </table:table-cell>
          <table:table-cell office:value-type="float" office:value="-0.00682939362300031" calcext:value-type="float">
            <text:p>-0.00682939362300031</text:p>
          </table:table-cell>
          <table:table-cell office:value-type="float" office:value="0.136875" calcext:value-type="float">
            <text:p>0.136875</text:p>
          </table:table-cell>
          <table:table-cell office:value-type="float" office:value="-0.0039778777907622" calcext:value-type="float">
            <text:p>-0.0039778777907622</text:p>
          </table:table-cell>
        </table:table-row>
        <table:table-row table:style-name="ro1">
          <table:table-cell office:value-type="float" office:value="0.361272888183594" calcext:value-type="float">
            <text:p>0.361272888183594</text:p>
          </table:table-cell>
          <table:table-cell office:value-type="float" office:value="-0.00737166155929299" calcext:value-type="float">
            <text:p>-0.00737166155929299</text:p>
          </table:table-cell>
          <table:table-cell office:value-type="float" office:value="0.35875" calcext:value-type="float">
            <text:p>0.35875</text:p>
          </table:table-cell>
          <table:table-cell office:value-type="float" office:value="-0.00691823874035787" calcext:value-type="float">
            <text:p>-0.00691823874035787</text:p>
          </table:table-cell>
          <table:table-cell office:value-type="float" office:value="0.1375" calcext:value-type="float">
            <text:p>0.1375</text:p>
          </table:table-cell>
          <table:table-cell office:value-type="float" office:value="-0.00397615716288174" calcext:value-type="float">
            <text:p>-0.00397615716288174</text:p>
          </table:table-cell>
        </table:table-row>
        <table:table-row table:style-name="ro1">
          <table:table-cell office:value-type="float" office:value="0.361273040771485" calcext:value-type="float">
            <text:p>0.361273040771485</text:p>
          </table:table-cell>
          <table:table-cell office:value-type="float" office:value="-0.00737330068131277" calcext:value-type="float">
            <text:p>-0.00737330068131277</text:p>
          </table:table-cell>
          <table:table-cell office:value-type="float" office:value="0.36" calcext:value-type="float">
            <text:p>0.36</text:p>
          </table:table-cell>
          <table:table-cell office:value-type="float" office:value="-0.00703473853320006" calcext:value-type="float">
            <text:p>-0.00703473853320006</text:p>
          </table:table-cell>
          <table:table-cell office:value-type="float" office:value="0.138125" calcext:value-type="float">
            <text:p>0.138125</text:p>
          </table:table-cell>
          <table:table-cell office:value-type="float" office:value="-0.00397440659533767" calcext:value-type="float">
            <text:p>-0.00397440659533767</text:p>
          </table:table-cell>
        </table:table-row>
        <table:table-row table:style-name="ro1">
          <table:table-cell office:value-type="float" office:value="0.361273078918457" calcext:value-type="float">
            <text:p>0.361273078918457</text:p>
          </table:table-cell>
          <table:table-cell office:value-type="float" office:value="-0.00737398305392086" calcext:value-type="float">
            <text:p>-0.00737398305392086</text:p>
          </table:table-cell>
          <table:table-cell office:value-type="float" office:value="0.360625" calcext:value-type="float">
            <text:p>0.360625</text:p>
          </table:table-cell>
          <table:table-cell office:value-type="float" office:value="-0.00712520436322104" calcext:value-type="float">
            <text:p>-0.00712520436322104</text:p>
          </table:table-cell>
          <table:table-cell office:value-type="float" office:value="0.13875" calcext:value-type="float">
            <text:p>0.13875</text:p>
          </table:table-cell>
          <table:table-cell office:value-type="float" office:value="-0.00397262723925978" calcext:value-type="float">
            <text:p>-0.00397262723925978</text:p>
          </table:table-cell>
        </table:table-row>
        <table:table-row table:style-name="ro1">
          <table:table-cell office:value-type="float" office:value="0.361273097991944" calcext:value-type="float">
            <text:p>0.361273097991944</text:p>
          </table:table-cell>
          <table:table-cell office:value-type="float" office:value="-0.00737450410747756" calcext:value-type="float">
            <text:p>-0.00737450410747756</text:p>
          </table:table-cell>
          <table:table-cell office:value-type="float" office:value="0.3609375" calcext:value-type="float">
            <text:p>0.3609375</text:p>
          </table:table-cell>
          <table:table-cell office:value-type="float" office:value="-0.0072259903627826" calcext:value-type="float">
            <text:p>-0.0072259903627826</text:p>
          </table:table-cell>
          <table:table-cell office:value-type="float" office:value="0.139375" calcext:value-type="float">
            <text:p>0.139375</text:p>
          </table:table-cell>
          <table:table-cell office:value-type="float" office:value="-0.00397082023311864" calcext:value-type="float">
            <text:p>-0.00397082023311864</text:p>
          </table:table-cell>
        </table:table-row>
        <table:table-row table:style-name="ro1">
          <table:table-cell office:value-type="float" office:value="0.361273107528687" calcext:value-type="float">
            <text:p>0.361273107528687</text:p>
          </table:table-cell>
          <table:table-cell office:value-type="float" office:value="-0.0073749593973143" calcext:value-type="float">
            <text:p>-0.0073749593973143</text:p>
          </table:table-cell>
          <table:table-cell office:value-type="float" office:value="0.36125" calcext:value-type="float">
            <text:p>0.36125</text:p>
          </table:table-cell>
          <table:table-cell office:value-type="float" office:value="-0.00730297563781784" calcext:value-type="float">
            <text:p>-0.00730297563781784</text:p>
          </table:table-cell>
          <table:table-cell office:value-type="float" office:value="0.14" calcext:value-type="float">
            <text:p>0.14</text:p>
          </table:table-cell>
          <table:table-cell office:value-type="float" office:value="-0.00396898670305261" calcext:value-type="float">
            <text:p>-0.00396898670305261</text:p>
          </table:table-cell>
        </table:table-row>
        <table:table-row table:style-name="ro1">
          <table:table-cell table:number-columns-repeated="2"/>
          <table:table-cell office:value-type="float" office:value="0.361328125" calcext:value-type="float">
            <text:p>0.361328125</text:p>
          </table:table-cell>
          <table:table-cell office:value-type="float" office:value="-0.00733122637940874" calcext:value-type="float">
            <text:p>-0.00733122637940874</text:p>
          </table:table-cell>
          <table:table-cell office:value-type="float" office:value="0.140625" calcext:value-type="float">
            <text:p>0.140625</text:p>
          </table:table-cell>
          <table:table-cell office:value-type="float" office:value="-0.00396712776319933" calcext:value-type="float">
            <text:p>-0.00396712776319933</text:p>
          </table:table-cell>
        </table:table-row>
        <table:table-row table:style-name="ro1">
          <table:table-cell table:number-columns-repeated="2"/>
          <table:table-cell office:value-type="float" office:value="0.36140625" calcext:value-type="float">
            <text:p>0.36140625</text:p>
          </table:table-cell>
          <table:table-cell office:value-type="float" office:value="-0.00739224368507417" calcext:value-type="float">
            <text:p>-0.00739224368507417</text:p>
          </table:table-cell>
          <table:table-cell office:value-type="float" office:value="0.14125" calcext:value-type="float">
            <text:p>0.14125</text:p>
          </table:table-cell>
          <table:table-cell office:value-type="float" office:value="-0.00396524451603123" calcext:value-type="float">
            <text:p>-0.00396524451603123</text:p>
          </table:table-cell>
        </table:table-row>
        <table:table-row table:style-name="ro1">
          <table:table-cell table:number-columns-repeated="2"/>
          <table:table-cell office:value-type="float" office:value="0.361407470703125" calcext:value-type="float">
            <text:p>0.361407470703125</text:p>
          </table:table-cell>
          <table:table-cell office:value-type="float" office:value="-0.00739660874659878" calcext:value-type="float">
            <text:p>-0.00739660874659878</text:p>
          </table:table-cell>
          <table:table-cell office:value-type="float" office:value="0.141875" calcext:value-type="float">
            <text:p>0.141875</text:p>
          </table:table-cell>
          <table:table-cell office:value-type="float" office:value="-0.003963338052694" calcext:value-type="float">
            <text:p>-0.003963338052694</text:p>
          </table:table-cell>
        </table:table-row>
        <table:table-row table:style-name="ro1">
          <table:table-cell table:number-columns-repeated="2"/>
          <table:table-cell office:value-type="float" office:value="0.361408081054688" calcext:value-type="float">
            <text:p>0.361408081054688</text:p>
          </table:table-cell>
          <table:table-cell office:value-type="float" office:value="-0.00740080649797676" calcext:value-type="float">
            <text:p>-0.00740080649797676</text:p>
          </table:table-cell>
          <table:table-cell office:value-type="float" office:value="0.1425" calcext:value-type="float">
            <text:p>0.1425</text:p>
          </table:table-cell>
          <table:table-cell office:value-type="float" office:value="-0.0039614094533478" calcext:value-type="float">
            <text:p>-0.0039614094533478</text:p>
          </table:table-cell>
        </table:table-row>
        <table:table-row table:style-name="ro1">
          <table:table-cell table:number-columns-repeated="2"/>
          <table:table-cell office:value-type="float" office:value="0.361408157348633" calcext:value-type="float">
            <text:p>0.361408157348633</text:p>
          </table:table-cell>
          <table:table-cell office:value-type="float" office:value="-0.00740209886218009" calcext:value-type="float">
            <text:p>-0.00740209886218009</text:p>
          </table:table-cell>
          <table:table-cell office:value-type="float" office:value="0.143125" calcext:value-type="float">
            <text:p>0.143125</text:p>
          </table:table-cell>
          <table:table-cell office:value-type="float" office:value="-0.00395945978751032" calcext:value-type="float">
            <text:p>-0.00395945978751032</text:p>
          </table:table-cell>
        </table:table-row>
        <table:table-row table:style-name="ro1">
          <table:table-cell table:number-columns-repeated="2"/>
          <table:table-cell office:value-type="float" office:value="0.361408176422119" calcext:value-type="float">
            <text:p>0.361408176422119</text:p>
          </table:table-cell>
          <table:table-cell office:value-type="float" office:value="-0.00740278307799219" calcext:value-type="float">
            <text:p>-0.00740278307799219</text:p>
          </table:table-cell>
          <table:table-cell office:value-type="float" office:value="0.14375" calcext:value-type="float">
            <text:p>0.14375</text:p>
          </table:table-cell>
          <table:table-cell office:value-type="float" office:value="-0.00395749011440124" calcext:value-type="float">
            <text:p>-0.00395749011440124</text:p>
          </table:table-cell>
        </table:table-row>
        <table:table-row table:style-name="ro1">
          <table:table-cell table:number-columns-repeated="4"/>
          <table:table-cell office:value-type="float" office:value="0.144375" calcext:value-type="float">
            <text:p>0.144375</text:p>
          </table:table-cell>
          <table:table-cell office:value-type="float" office:value="-0.00395550148328781" calcext:value-type="float">
            <text:p>-0.00395550148328781</text:p>
          </table:table-cell>
        </table:table-row>
        <table:table-row table:style-name="ro1">
          <table:table-cell table:number-columns-repeated="4"/>
          <table:table-cell office:value-type="float" office:value="0.145" calcext:value-type="float">
            <text:p>0.145</text:p>
          </table:table-cell>
          <table:table-cell office:value-type="float" office:value="-0.00395349493383074" calcext:value-type="float">
            <text:p>-0.00395349493383074</text:p>
          </table:table-cell>
        </table:table-row>
        <table:table-row table:style-name="ro1">
          <table:table-cell table:number-columns-repeated="4"/>
          <table:table-cell office:value-type="float" office:value="0.145625" calcext:value-type="float">
            <text:p>0.145625</text:p>
          </table:table-cell>
          <table:table-cell office:value-type="float" office:value="-0.00395147149643034" calcext:value-type="float">
            <text:p>-0.00395147149643034</text:p>
          </table:table-cell>
        </table:table-row>
        <table:table-row table:style-name="ro1">
          <table:table-cell table:number-columns-repeated="4"/>
          <table:table-cell office:value-type="float" office:value="0.14625" calcext:value-type="float">
            <text:p>0.14625</text:p>
          </table:table-cell>
          <table:table-cell office:value-type="float" office:value="-0.00394943219257232" calcext:value-type="float">
            <text:p>-0.00394943219257232</text:p>
          </table:table-cell>
        </table:table-row>
        <table:table-row table:style-name="ro1">
          <table:table-cell table:number-columns-repeated="4"/>
          <table:table-cell office:value-type="float" office:value="0.146875" calcext:value-type="float">
            <text:p>0.146875</text:p>
          </table:table-cell>
          <table:table-cell office:value-type="float" office:value="-0.00394737803517303" calcext:value-type="float">
            <text:p>-0.00394737803517303</text:p>
          </table:table-cell>
        </table:table-row>
        <table:table-row table:style-name="ro1">
          <table:table-cell table:number-columns-repeated="4"/>
          <table:table-cell office:value-type="float" office:value="0.1475" calcext:value-type="float">
            <text:p>0.1475</text:p>
          </table:table-cell>
          <table:table-cell office:value-type="float" office:value="-0.00394531002892385" calcext:value-type="float">
            <text:p>-0.00394531002892385</text:p>
          </table:table-cell>
        </table:table-row>
        <table:table-row table:style-name="ro1">
          <table:table-cell table:number-columns-repeated="4"/>
          <table:table-cell office:value-type="float" office:value="0.148125" calcext:value-type="float">
            <text:p>0.148125</text:p>
          </table:table-cell>
          <table:table-cell office:value-type="float" office:value="-0.00394322917063423" calcext:value-type="float">
            <text:p>-0.00394322917063423</text:p>
          </table:table-cell>
        </table:table-row>
        <table:table-row table:style-name="ro1">
          <table:table-cell table:number-columns-repeated="4"/>
          <table:table-cell office:value-type="float" office:value="0.14875" calcext:value-type="float">
            <text:p>0.14875</text:p>
          </table:table-cell>
          <table:table-cell office:value-type="float" office:value="-0.00394113644957359" calcext:value-type="float">
            <text:p>-0.00394113644957359</text:p>
          </table:table-cell>
        </table:table-row>
        <table:table-row table:style-name="ro1">
          <table:table-cell table:number-columns-repeated="4"/>
          <table:table-cell office:value-type="float" office:value="0.15" calcext:value-type="float">
            <text:p>0.15</text:p>
          </table:table-cell>
          <table:table-cell office:value-type="float" office:value="-0.00393691934055514" calcext:value-type="float">
            <text:p>-0.00393691934055514</text:p>
          </table:table-cell>
        </table:table-row>
        <table:table-row table:style-name="ro1">
          <table:table-cell table:number-columns-repeated="4"/>
          <table:table-cell office:value-type="float" office:value="0.15125" calcext:value-type="float">
            <text:p>0.15125</text:p>
          </table:table-cell>
          <table:table-cell office:value-type="float" office:value="-0.0039326664780979" calcext:value-type="float">
            <text:p>-0.0039326664780979</text:p>
          </table:table-cell>
        </table:table-row>
        <table:table-row table:style-name="ro1">
          <table:table-cell table:number-columns-repeated="4"/>
          <table:table-cell office:value-type="float" office:value="0.1525" calcext:value-type="float">
            <text:p>0.1525</text:p>
          </table:table-cell>
          <table:table-cell office:value-type="float" office:value="-0.0039283855393508" calcext:value-type="float">
            <text:p>-0.0039283855393508</text:p>
          </table:table-cell>
        </table:table-row>
        <table:table-row table:style-name="ro1">
          <table:table-cell table:number-columns-repeated="4"/>
          <table:table-cell office:value-type="float" office:value="0.15375" calcext:value-type="float">
            <text:p>0.15375</text:p>
          </table:table-cell>
          <table:table-cell office:value-type="float" office:value="-0.00392408411295712" calcext:value-type="float">
            <text:p>-0.00392408411295712</text:p>
          </table:table-cell>
        </table:table-row>
        <table:table-row table:style-name="ro1">
          <table:table-cell table:number-columns-repeated="4"/>
          <table:table-cell office:value-type="float" office:value="0.155" calcext:value-type="float">
            <text:p>0.155</text:p>
          </table:table-cell>
          <table:table-cell office:value-type="float" office:value="-0.00391976970946723" calcext:value-type="float">
            <text:p>-0.00391976970946723</text:p>
          </table:table-cell>
        </table:table-row>
        <table:table-row table:style-name="ro1">
          <table:table-cell table:number-columns-repeated="4"/>
          <table:table-cell office:value-type="float" office:value="0.15625" calcext:value-type="float">
            <text:p>0.15625</text:p>
          </table:table-cell>
          <table:table-cell office:value-type="float" office:value="-0.00391544977157687" calcext:value-type="float">
            <text:p>-0.00391544977157687</text:p>
          </table:table-cell>
        </table:table-row>
        <table:table-row table:style-name="ro1">
          <table:table-cell table:number-columns-repeated="4"/>
          <table:table-cell office:value-type="float" office:value="0.1575" calcext:value-type="float">
            <text:p>0.1575</text:p>
          </table:table-cell>
          <table:table-cell office:value-type="float" office:value="-0.00391113168418166" calcext:value-type="float">
            <text:p>-0.00391113168418166</text:p>
          </table:table-cell>
        </table:table-row>
        <table:table-row table:style-name="ro1">
          <table:table-cell table:number-columns-repeated="4"/>
          <table:table-cell office:value-type="float" office:value="0.15875" calcext:value-type="float">
            <text:p>0.15875</text:p>
          </table:table-cell>
          <table:table-cell office:value-type="float" office:value="-0.00390682278424131" calcext:value-type="float">
            <text:p>-0.00390682278424131</text:p>
          </table:table-cell>
        </table:table-row>
        <table:table-row table:style-name="ro1">
          <table:table-cell table:number-columns-repeated="4"/>
          <table:table-cell office:value-type="float" office:value="0.16" calcext:value-type="float">
            <text:p>0.16</text:p>
          </table:table-cell>
          <table:table-cell office:value-type="float" office:value="-0.00390253037044781" calcext:value-type="float">
            <text:p>-0.00390253037044781</text:p>
          </table:table-cell>
        </table:table-row>
        <table:table-row table:style-name="ro1">
          <table:table-cell table:number-columns-repeated="4"/>
          <table:table-cell office:value-type="float" office:value="0.17" calcext:value-type="float">
            <text:p>0.17</text:p>
          </table:table-cell>
          <table:table-cell office:value-type="float" office:value="-0.00386965508418465" calcext:value-type="float">
            <text:p>-0.00386965508418465</text:p>
          </table:table-cell>
        </table:table-row>
        <table:table-row table:style-name="ro1">
          <table:table-cell table:number-columns-repeated="4"/>
          <table:table-cell office:value-type="float" office:value="0.18" calcext:value-type="float">
            <text:p>0.18</text:p>
          </table:table-cell>
          <table:table-cell office:value-type="float" office:value="-0.00384204716200178" calcext:value-type="float">
            <text:p>-0.00384204716200178</text:p>
          </table:table-cell>
        </table:table-row>
        <table:table-row table:style-name="ro1">
          <table:table-cell table:number-columns-repeated="4"/>
          <table:table-cell office:value-type="float" office:value="0.19" calcext:value-type="float">
            <text:p>0.19</text:p>
          </table:table-cell>
          <table:table-cell office:value-type="float" office:value="-0.00382113810291827" calcext:value-type="float">
            <text:p>-0.00382113810291827</text:p>
          </table:table-cell>
        </table:table-row>
        <table:table-row table:style-name="ro1">
          <table:table-cell table:number-columns-repeated="4"/>
          <table:table-cell office:value-type="float" office:value="0.2" calcext:value-type="float">
            <text:p>0.2</text:p>
          </table:table-cell>
          <table:table-cell office:value-type="float" office:value="-0.00380369122932229" calcext:value-type="float">
            <text:p>-0.00380369122932229</text:p>
          </table:table-cell>
        </table:table-row>
        <table:table-row table:style-name="ro1">
          <table:table-cell table:number-columns-repeated="4"/>
          <table:table-cell office:value-type="float" office:value="0.21" calcext:value-type="float">
            <text:p>0.21</text:p>
          </table:table-cell>
          <table:table-cell office:value-type="float" office:value="-0.00379738233888021" calcext:value-type="float">
            <text:p>-0.00379738233888021</text:p>
          </table:table-cell>
        </table:table-row>
        <table:table-row table:style-name="ro1">
          <table:table-cell table:number-columns-repeated="4"/>
          <table:table-cell office:value-type="float" office:value="0.22" calcext:value-type="float">
            <text:p>0.22</text:p>
          </table:table-cell>
          <table:table-cell office:value-type="float" office:value="-0.00380999996835787" calcext:value-type="float">
            <text:p>-0.00380999996835787</text:p>
          </table:table-cell>
        </table:table-row>
        <table:table-row table:style-name="ro1">
          <table:table-cell table:number-columns-repeated="4"/>
          <table:table-cell office:value-type="float" office:value="0.23" calcext:value-type="float">
            <text:p>0.23</text:p>
          </table:table-cell>
          <table:table-cell office:value-type="float" office:value="-0.00385226157927835" calcext:value-type="float">
            <text:p>-0.00385226157927835</text:p>
          </table:table-cell>
        </table:table-row>
        <table:table-row table:style-name="ro1">
          <table:table-cell table:number-columns-repeated="4"/>
          <table:table-cell office:value-type="float" office:value="0.24" calcext:value-type="float">
            <text:p>0.24</text:p>
          </table:table-cell>
          <table:table-cell office:value-type="float" office:value="-0.0039266600640467" calcext:value-type="float">
            <text:p>-0.0039266600640467</text:p>
          </table:table-cell>
        </table:table-row>
        <table:table-row table:style-name="ro1">
          <table:table-cell table:number-columns-repeated="4"/>
          <table:table-cell office:value-type="float" office:value="0.25" calcext:value-type="float">
            <text:p>0.25</text:p>
          </table:table-cell>
          <table:table-cell office:value-type="float" office:value="-0.00403172661305667" calcext:value-type="float">
            <text:p>-0.00403172661305667</text:p>
          </table:table-cell>
        </table:table-row>
        <table:table-row table:style-name="ro1">
          <table:table-cell table:number-columns-repeated="4"/>
          <table:table-cell office:value-type="float" office:value="0.26" calcext:value-type="float">
            <text:p>0.26</text:p>
          </table:table-cell>
          <table:table-cell office:value-type="float" office:value="-0.0041613108337364" calcext:value-type="float">
            <text:p>-0.0041613108337364</text:p>
          </table:table-cell>
        </table:table-row>
        <table:table-row table:style-name="ro1">
          <table:table-cell table:number-columns-repeated="4"/>
          <table:table-cell office:value-type="float" office:value="0.27" calcext:value-type="float">
            <text:p>0.27</text:p>
          </table:table-cell>
          <table:table-cell office:value-type="float" office:value="-0.00431159695220739" calcext:value-type="float">
            <text:p>-0.00431159695220739</text:p>
          </table:table-cell>
        </table:table-row>
        <table:table-row table:style-name="ro1">
          <table:table-cell table:number-columns-repeated="4"/>
          <table:table-cell office:value-type="float" office:value="0.28" calcext:value-type="float">
            <text:p>0.28</text:p>
          </table:table-cell>
          <table:table-cell office:value-type="float" office:value="-0.00448385806144741" calcext:value-type="float">
            <text:p>-0.00448385806144741</text:p>
          </table:table-cell>
        </table:table-row>
        <table:table-row table:style-name="ro1">
          <table:table-cell table:number-columns-repeated="4"/>
          <table:table-cell office:value-type="float" office:value="0.29" calcext:value-type="float">
            <text:p>0.29</text:p>
          </table:table-cell>
          <table:table-cell office:value-type="float" office:value="-0.00468016051489518" calcext:value-type="float">
            <text:p>-0.00468016051489518</text:p>
          </table:table-cell>
        </table:table-row>
        <table:table-row table:style-name="ro1">
          <table:table-cell table:number-columns-repeated="4"/>
          <table:table-cell office:value-type="float" office:value="0.3" calcext:value-type="float">
            <text:p>0.3</text:p>
          </table:table-cell>
          <table:table-cell office:value-type="float" office:value="-0.00489808303225192" calcext:value-type="float">
            <text:p>-0.00489808303225192</text:p>
          </table:table-cell>
        </table:table-row>
        <table:table-row table:style-name="ro1">
          <table:table-cell table:number-columns-repeated="4"/>
          <table:table-cell office:value-type="float" office:value="0.31" calcext:value-type="float">
            <text:p>0.31</text:p>
          </table:table-cell>
          <table:table-cell office:value-type="float" office:value="-0.00513602347013313" calcext:value-type="float">
            <text:p>-0.00513602347013313</text:p>
          </table:table-cell>
        </table:table-row>
        <table:table-row table:style-name="ro1">
          <table:table-cell table:number-columns-repeated="4"/>
          <table:table-cell office:value-type="float" office:value="0.32" calcext:value-type="float">
            <text:p>0.32</text:p>
          </table:table-cell>
          <table:table-cell office:value-type="float" office:value="-0.00539902036426572" calcext:value-type="float">
            <text:p>-0.00539902036426572</text:p>
          </table:table-cell>
        </table:table-row>
        <table:table-row table:style-name="ro1">
          <table:table-cell table:number-columns-repeated="4"/>
          <table:table-cell office:value-type="float" office:value="0.325" calcext:value-type="float">
            <text:p>0.325</text:p>
          </table:table-cell>
          <table:table-cell office:value-type="float" office:value="-0.00554094224220197" calcext:value-type="float">
            <text:p>-0.00554094224220197</text:p>
          </table:table-cell>
        </table:table-row>
        <table:table-row table:style-name="ro1">
          <table:table-cell table:number-columns-repeated="4"/>
          <table:table-cell office:value-type="float" office:value="0.32625" calcext:value-type="float">
            <text:p>0.32625</text:p>
          </table:table-cell>
          <table:table-cell office:value-type="float" office:value="-0.00558131574953124" calcext:value-type="float">
            <text:p>-0.00558131574953124</text:p>
          </table:table-cell>
        </table:table-row>
        <table:table-row table:style-name="ro1">
          <table:table-cell table:number-columns-repeated="4"/>
          <table:table-cell office:value-type="float" office:value="0.326875" calcext:value-type="float">
            <text:p>0.326875</text:p>
          </table:table-cell>
          <table:table-cell office:value-type="float" office:value="-0.0056018229956552" calcext:value-type="float">
            <text:p>-0.0056018229956552</text:p>
          </table:table-cell>
        </table:table-row>
        <table:table-row table:style-name="ro1">
          <table:table-cell table:number-columns-repeated="4"/>
          <table:table-cell office:value-type="float" office:value="0.3275" calcext:value-type="float">
            <text:p>0.3275</text:p>
          </table:table-cell>
          <table:table-cell office:value-type="float" office:value="-0.00562242508075281" calcext:value-type="float">
            <text:p>-0.00562242508075281</text:p>
          </table:table-cell>
        </table:table-row>
        <table:table-row table:style-name="ro1">
          <table:table-cell table:number-columns-repeated="4"/>
          <table:table-cell office:value-type="float" office:value="0.328125" calcext:value-type="float">
            <text:p>0.328125</text:p>
          </table:table-cell>
          <table:table-cell office:value-type="float" office:value="-0.00564312432408825" calcext:value-type="float">
            <text:p>-0.00564312432408825</text:p>
          </table:table-cell>
        </table:table-row>
        <table:table-row table:style-name="ro1">
          <table:table-cell table:number-columns-repeated="4"/>
          <table:table-cell office:value-type="float" office:value="0.32875" calcext:value-type="float">
            <text:p>0.32875</text:p>
          </table:table-cell>
          <table:table-cell office:value-type="float" office:value="-0.00566391794674425" calcext:value-type="float">
            <text:p>-0.00566391794674425</text:p>
          </table:table-cell>
        </table:table-row>
        <table:table-row table:style-name="ro1">
          <table:table-cell table:number-columns-repeated="4"/>
          <table:table-cell office:value-type="float" office:value="0.329375" calcext:value-type="float">
            <text:p>0.329375</text:p>
          </table:table-cell>
          <table:table-cell office:value-type="float" office:value="-0.00568481928521352" calcext:value-type="float">
            <text:p>-0.00568481928521352</text:p>
          </table:table-cell>
        </table:table-row>
        <table:table-row table:style-name="ro1">
          <table:table-cell table:number-columns-repeated="4"/>
          <table:table-cell office:value-type="float" office:value="0.33" calcext:value-type="float">
            <text:p>0.33</text:p>
          </table:table-cell>
          <table:table-cell office:value-type="float" office:value="-0.00570582740906807" calcext:value-type="float">
            <text:p>-0.00570582740906807</text:p>
          </table:table-cell>
        </table:table-row>
        <table:table-row table:style-name="ro1">
          <table:table-cell table:number-columns-repeated="4"/>
          <table:table-cell office:value-type="float" office:value="0.33125" calcext:value-type="float">
            <text:p>0.33125</text:p>
          </table:table-cell>
          <table:table-cell office:value-type="float" office:value="-0.00574805564591862" calcext:value-type="float">
            <text:p>-0.00574805564591862</text:p>
          </table:table-cell>
        </table:table-row>
        <table:table-row table:style-name="ro1">
          <table:table-cell table:number-columns-repeated="4"/>
          <table:table-cell office:value-type="float" office:value="0.3325" calcext:value-type="float">
            <text:p>0.3325</text:p>
          </table:table-cell>
          <table:table-cell office:value-type="float" office:value="-0.00579058648999643" calcext:value-type="float">
            <text:p>-0.00579058648999643</text:p>
          </table:table-cell>
        </table:table-row>
        <table:table-row table:style-name="ro1">
          <table:table-cell table:number-columns-repeated="4"/>
          <table:table-cell office:value-type="float" office:value="0.33375" calcext:value-type="float">
            <text:p>0.33375</text:p>
          </table:table-cell>
          <table:table-cell office:value-type="float" office:value="-0.00583347609276912" calcext:value-type="float">
            <text:p>-0.00583347609276912</text:p>
          </table:table-cell>
        </table:table-row>
        <table:table-row table:style-name="ro1">
          <table:table-cell table:number-columns-repeated="4"/>
          <table:table-cell office:value-type="float" office:value="0.335" calcext:value-type="float">
            <text:p>0.335</text:p>
          </table:table-cell>
          <table:table-cell office:value-type="float" office:value="-0.00587675378934251" calcext:value-type="float">
            <text:p>-0.00587675378934251</text:p>
          </table:table-cell>
        </table:table-row>
        <table:table-row table:style-name="ro1">
          <table:table-cell table:number-columns-repeated="4"/>
          <table:table-cell office:value-type="float" office:value="0.33625" calcext:value-type="float">
            <text:p>0.33625</text:p>
          </table:table-cell>
          <table:table-cell office:value-type="float" office:value="-0.0059204534328201" calcext:value-type="float">
            <text:p>-0.0059204534328201</text:p>
          </table:table-cell>
        </table:table-row>
        <table:table-row table:style-name="ro1">
          <table:table-cell table:number-columns-repeated="4"/>
          <table:table-cell office:value-type="float" office:value="0.337499999999999" calcext:value-type="float">
            <text:p>0.337499999999999</text:p>
          </table:table-cell>
          <table:table-cell office:value-type="float" office:value="-0.00596461414026296" calcext:value-type="float">
            <text:p>-0.00596461414026296</text:p>
          </table:table-cell>
        </table:table-row>
        <table:table-row table:style-name="ro1">
          <table:table-cell table:number-columns-repeated="4"/>
          <table:table-cell office:value-type="float" office:value="0.338749999999999" calcext:value-type="float">
            <text:p>0.338749999999999</text:p>
          </table:table-cell>
          <table:table-cell office:value-type="float" office:value="-0.00600926827921714" calcext:value-type="float">
            <text:p>-0.00600926827921714</text:p>
          </table:table-cell>
        </table:table-row>
        <table:table-row table:style-name="ro1">
          <table:table-cell table:number-columns-repeated="4"/>
          <table:table-cell office:value-type="float" office:value="0.339999999999999" calcext:value-type="float">
            <text:p>0.339999999999999</text:p>
          </table:table-cell>
          <table:table-cell office:value-type="float" office:value="-0.00605449452985624" calcext:value-type="float">
            <text:p>-0.00605449452985624</text:p>
          </table:table-cell>
        </table:table-row>
        <table:table-row table:style-name="ro1">
          <table:table-cell table:number-columns-repeated="4"/>
          <table:table-cell office:value-type="float" office:value="0.341249999999999" calcext:value-type="float">
            <text:p>0.341249999999999</text:p>
          </table:table-cell>
          <table:table-cell office:value-type="float" office:value="-0.0061003413130365" calcext:value-type="float">
            <text:p>-0.0061003413130365</text:p>
          </table:table-cell>
        </table:table-row>
        <table:table-row table:style-name="ro1">
          <table:table-cell table:number-columns-repeated="4"/>
          <table:table-cell office:value-type="float" office:value="0.342499999999999" calcext:value-type="float">
            <text:p>0.342499999999999</text:p>
          </table:table-cell>
          <table:table-cell office:value-type="float" office:value="-0.00614687497509136" calcext:value-type="float">
            <text:p>-0.00614687497509136</text:p>
          </table:table-cell>
        </table:table-row>
        <table:table-row table:style-name="ro1">
          <table:table-cell table:number-columns-repeated="4"/>
          <table:table-cell office:value-type="float" office:value="0.343749999999999" calcext:value-type="float">
            <text:p>0.343749999999999</text:p>
          </table:table-cell>
          <table:table-cell office:value-type="float" office:value="-0.00619419360327689" calcext:value-type="float">
            <text:p>-0.00619419360327689</text:p>
          </table:table-cell>
        </table:table-row>
        <table:table-row table:style-name="ro1">
          <table:table-cell table:number-columns-repeated="4"/>
          <table:table-cell office:value-type="float" office:value="0.344999999999999" calcext:value-type="float">
            <text:p>0.344999999999999</text:p>
          </table:table-cell>
          <table:table-cell office:value-type="float" office:value="-0.00624238078921399" calcext:value-type="float">
            <text:p>-0.00624238078921399</text:p>
          </table:table-cell>
        </table:table-row>
        <table:table-row table:style-name="ro1">
          <table:table-cell table:number-columns-repeated="4"/>
          <table:table-cell office:value-type="float" office:value="0.346249999999999" calcext:value-type="float">
            <text:p>0.346249999999999</text:p>
          </table:table-cell>
          <table:table-cell office:value-type="float" office:value="-0.00629158491679433" calcext:value-type="float">
            <text:p>-0.00629158491679433</text:p>
          </table:table-cell>
        </table:table-row>
        <table:table-row table:style-name="ro1">
          <table:table-cell table:number-columns-repeated="4"/>
          <table:table-cell office:value-type="float" office:value="0.347499999999999" calcext:value-type="float">
            <text:p>0.347499999999999</text:p>
          </table:table-cell>
          <table:table-cell office:value-type="float" office:value="-0.00634193746772128" calcext:value-type="float">
            <text:p>-0.00634193746772128</text:p>
          </table:table-cell>
        </table:table-row>
        <table:table-row table:style-name="ro1">
          <table:table-cell table:number-columns-repeated="4"/>
          <table:table-cell office:value-type="float" office:value="0.348124999999999" calcext:value-type="float">
            <text:p>0.348124999999999</text:p>
          </table:table-cell>
          <table:table-cell office:value-type="float" office:value="-0.00636762560556965" calcext:value-type="float">
            <text:p>-0.00636762560556965</text:p>
          </table:table-cell>
        </table:table-row>
        <table:table-row table:style-name="ro1">
          <table:table-cell table:number-columns-repeated="4"/>
          <table:table-cell office:value-type="float" office:value="0.348749999999999" calcext:value-type="float">
            <text:p>0.348749999999999</text:p>
          </table:table-cell>
          <table:table-cell office:value-type="float" office:value="-0.00639366085715704" calcext:value-type="float">
            <text:p>-0.00639366085715704</text:p>
          </table:table-cell>
        </table:table-row>
        <table:table-row table:style-name="ro1">
          <table:table-cell table:number-columns-repeated="4"/>
          <table:table-cell office:value-type="float" office:value="0.349374999999999" calcext:value-type="float">
            <text:p>0.349374999999999</text:p>
          </table:table-cell>
          <table:table-cell office:value-type="float" office:value="-0.00642008390653329" calcext:value-type="float">
            <text:p>-0.00642008390653329</text:p>
          </table:table-cell>
        </table:table-row>
        <table:table-row table:style-name="ro1">
          <table:table-cell table:number-columns-repeated="4"/>
          <table:table-cell office:value-type="float" office:value="0.349999999999999" calcext:value-type="float">
            <text:p>0.349999999999999</text:p>
          </table:table-cell>
          <table:table-cell office:value-type="float" office:value="-0.00644693617391846" calcext:value-type="float">
            <text:p>-0.00644693617391846</text:p>
          </table:table-cell>
        </table:table-row>
        <table:table-row table:style-name="ro1">
          <table:table-cell table:number-columns-repeated="4"/>
          <table:table-cell office:value-type="float" office:value="0.351249999999999" calcext:value-type="float">
            <text:p>0.351249999999999</text:p>
          </table:table-cell>
          <table:table-cell office:value-type="float" office:value="-0.00650211430152783" calcext:value-type="float">
            <text:p>-0.00650211430152783</text:p>
          </table:table-cell>
        </table:table-row>
        <table:table-row table:style-name="ro1">
          <table:table-cell table:number-columns-repeated="4"/>
          <table:table-cell office:value-type="float" office:value="0.351874999999999" calcext:value-type="float">
            <text:p>0.351874999999999</text:p>
          </table:table-cell>
          <table:table-cell office:value-type="float" office:value="-0.00653054336324386" calcext:value-type="float">
            <text:p>-0.00653054336324386</text:p>
          </table:table-cell>
        </table:table-row>
        <table:table-row table:style-name="ro1">
          <table:table-cell table:number-columns-repeated="4"/>
          <table:table-cell office:value-type="float" office:value="0.352499999999999" calcext:value-type="float">
            <text:p>0.352499999999999</text:p>
          </table:table-cell>
          <table:table-cell office:value-type="float" office:value="-0.00655960676811467" calcext:value-type="float">
            <text:p>-0.00655960676811467</text:p>
          </table:table-cell>
        </table:table-row>
        <table:table-row table:style-name="ro1">
          <table:table-cell table:number-columns-repeated="4"/>
          <table:table-cell office:value-type="float" office:value="0.353124999999999" calcext:value-type="float">
            <text:p>0.353124999999999</text:p>
          </table:table-cell>
          <table:table-cell office:value-type="float" office:value="-0.00658939581341982" calcext:value-type="float">
            <text:p>-0.00658939581341982</text:p>
          </table:table-cell>
        </table:table-row>
        <table:table-row table:style-name="ro1">
          <table:table-cell table:number-columns-repeated="4"/>
          <table:table-cell office:value-type="float" office:value="0.353749999999999" calcext:value-type="float">
            <text:p>0.353749999999999</text:p>
          </table:table-cell>
          <table:table-cell office:value-type="float" office:value="-0.00661999065103228" calcext:value-type="float">
            <text:p>-0.00661999065103228</text:p>
          </table:table-cell>
        </table:table-row>
        <table:table-row table:style-name="ro1">
          <table:table-cell table:number-columns-repeated="4"/>
          <table:table-cell office:value-type="float" office:value="0.354374999999999" calcext:value-type="float">
            <text:p>0.354374999999999</text:p>
          </table:table-cell>
          <table:table-cell office:value-type="float" office:value="-0.00665150406630116" calcext:value-type="float">
            <text:p>-0.00665150406630116</text:p>
          </table:table-cell>
        </table:table-row>
        <table:table-row table:style-name="ro1">
          <table:table-cell table:number-columns-repeated="4"/>
          <table:table-cell office:value-type="float" office:value="0.354999999999999" calcext:value-type="float">
            <text:p>0.354999999999999</text:p>
          </table:table-cell>
          <table:table-cell office:value-type="float" office:value="-0.00668409362336002" calcext:value-type="float">
            <text:p>-0.00668409362336002</text:p>
          </table:table-cell>
        </table:table-row>
        <table:table-row table:style-name="ro1">
          <table:table-cell table:number-columns-repeated="4"/>
          <table:table-cell office:value-type="float" office:value="0.355624999999999" calcext:value-type="float">
            <text:p>0.355624999999999</text:p>
          </table:table-cell>
          <table:table-cell office:value-type="float" office:value="-0.00671793987483219" calcext:value-type="float">
            <text:p>-0.00671793987483219</text:p>
          </table:table-cell>
        </table:table-row>
        <table:table-row table:style-name="ro1">
          <table:table-cell table:number-columns-repeated="4"/>
          <table:table-cell office:value-type="float" office:value="0.356249999999999" calcext:value-type="float">
            <text:p>0.356249999999999</text:p>
          </table:table-cell>
          <table:table-cell office:value-type="float" office:value="-0.00675327631623379" calcext:value-type="float">
            <text:p>-0.00675327631623379</text:p>
          </table:table-cell>
        </table:table-row>
        <table:table-row table:style-name="ro1">
          <table:table-cell table:number-columns-repeated="4"/>
          <table:table-cell office:value-type="float" office:value="0.356874999999999" calcext:value-type="float">
            <text:p>0.356874999999999</text:p>
          </table:table-cell>
          <table:table-cell office:value-type="float" office:value="-0.00679042397203736" calcext:value-type="float">
            <text:p>-0.00679042397203736</text:p>
          </table:table-cell>
        </table:table-row>
        <table:table-row table:style-name="ro1">
          <table:table-cell table:number-columns-repeated="4"/>
          <table:table-cell office:value-type="float" office:value="0.357499999999999" calcext:value-type="float">
            <text:p>0.357499999999999</text:p>
          </table:table-cell>
          <table:table-cell office:value-type="float" office:value="-0.0068298344877302" calcext:value-type="float">
            <text:p>-0.0068298344877302</text:p>
          </table:table-cell>
        </table:table-row>
        <table:table-row table:style-name="ro1">
          <table:table-cell table:number-columns-repeated="4"/>
          <table:table-cell office:value-type="float" office:value="0.357812499999999" calcext:value-type="float">
            <text:p>0.357812499999999</text:p>
          </table:table-cell>
          <table:table-cell office:value-type="float" office:value="-0.00685056189742118" calcext:value-type="float">
            <text:p>-0.00685056189742118</text:p>
          </table:table-cell>
        </table:table-row>
        <table:table-row table:style-name="ro1">
          <table:table-cell table:number-columns-repeated="4"/>
          <table:table-cell office:value-type="float" office:value="0.358124999999999" calcext:value-type="float">
            <text:p>0.358124999999999</text:p>
          </table:table-cell>
          <table:table-cell office:value-type="float" office:value="-0.00687214849715062" calcext:value-type="float">
            <text:p>-0.00687214849715062</text:p>
          </table:table-cell>
        </table:table-row>
        <table:table-row table:style-name="ro1">
          <table:table-cell table:number-columns-repeated="4"/>
          <table:table-cell office:value-type="float" office:value="0.358437499999999" calcext:value-type="float">
            <text:p>0.358437499999999</text:p>
          </table:table-cell>
          <table:table-cell office:value-type="float" office:value="-0.00689473066497853" calcext:value-type="float">
            <text:p>-0.00689473066497853</text:p>
          </table:table-cell>
        </table:table-row>
        <table:table-row table:style-name="ro1">
          <table:table-cell table:number-columns-repeated="4"/>
          <table:table-cell office:value-type="float" office:value="0.358749999999999" calcext:value-type="float">
            <text:p>0.358749999999999</text:p>
          </table:table-cell>
          <table:table-cell office:value-type="float" office:value="-0.00691850084432097" calcext:value-type="float">
            <text:p>-0.00691850084432097</text:p>
          </table:table-cell>
        </table:table-row>
        <table:table-row table:style-name="ro1">
          <table:table-cell table:number-columns-repeated="4"/>
          <table:table-cell office:value-type="float" office:value="0.359062499999999" calcext:value-type="float">
            <text:p>0.359062499999999</text:p>
          </table:table-cell>
          <table:table-cell office:value-type="float" office:value="-0.00694373100251639" calcext:value-type="float">
            <text:p>-0.00694373100251639</text:p>
          </table:table-cell>
        </table:table-row>
        <table:table-row table:style-name="ro1">
          <table:table-cell table:number-columns-repeated="4"/>
          <table:table-cell office:value-type="float" office:value="0.359374999999999" calcext:value-type="float">
            <text:p>0.359374999999999</text:p>
          </table:table-cell>
          <table:table-cell office:value-type="float" office:value="-0.00697081490868439" calcext:value-type="float">
            <text:p>-0.00697081490868439</text:p>
          </table:table-cell>
        </table:table-row>
        <table:table-row table:style-name="ro1">
          <table:table-cell table:number-columns-repeated="4"/>
          <table:table-cell office:value-type="float" office:value="0.359687499999999" calcext:value-type="float">
            <text:p>0.359687499999999</text:p>
          </table:table-cell>
          <table:table-cell office:value-type="float" office:value="-0.00700036179438101" calcext:value-type="float">
            <text:p>-0.00700036179438101</text:p>
          </table:table-cell>
        </table:table-row>
        <table:table-row table:style-name="ro1">
          <table:table-cell table:number-columns-repeated="4"/>
          <table:table-cell office:value-type="float" office:value="0.359999999999999" calcext:value-type="float">
            <text:p>0.359999999999999</text:p>
          </table:table-cell>
          <table:table-cell office:value-type="float" office:value="-0.00703340975305561" calcext:value-type="float">
            <text:p>-0.00703340975305561</text:p>
          </table:table-cell>
        </table:table-row>
        <table:table-row table:style-name="ro1">
          <table:table-cell table:number-columns-repeated="4"/>
          <table:table-cell office:value-type="float" office:value="0.360156249999999" calcext:value-type="float">
            <text:p>0.360156249999999</text:p>
          </table:table-cell>
          <table:table-cell office:value-type="float" office:value="-0.00705174489690021" calcext:value-type="float">
            <text:p>-0.00705174489690021</text:p>
          </table:table-cell>
        </table:table-row>
        <table:table-row table:style-name="ro1">
          <table:table-cell table:number-columns-repeated="4"/>
          <table:table-cell office:value-type="float" office:value="0.360312499999999" calcext:value-type="float">
            <text:p>0.360312499999999</text:p>
          </table:table-cell>
          <table:table-cell office:value-type="float" office:value="-0.00707194469402816" calcext:value-type="float">
            <text:p>-0.00707194469402816</text:p>
          </table:table-cell>
        </table:table-row>
        <table:table-row table:style-name="ro1">
          <table:table-cell table:number-columns-repeated="4"/>
          <table:table-cell office:value-type="float" office:value="0.360468749999999" calcext:value-type="float">
            <text:p>0.360468749999999</text:p>
          </table:table-cell>
          <table:table-cell office:value-type="float" office:value="-0.00709472718903431" calcext:value-type="float">
            <text:p>-0.00709472718903431</text:p>
          </table:table-cell>
        </table:table-row>
        <table:table-row table:style-name="ro1">
          <table:table-cell table:number-columns-repeated="4"/>
          <table:table-cell office:value-type="float" office:value="0.360624999999999" calcext:value-type="float">
            <text:p>0.360624999999999</text:p>
          </table:table-cell>
          <table:table-cell office:value-type="float" office:value="-0.00712171362436046" calcext:value-type="float">
            <text:p>-0.00712171362436046</text:p>
          </table:table-cell>
        </table:table-row>
        <table:table-row table:style-name="ro1">
          <table:table-cell table:number-columns-repeated="4"/>
          <table:table-cell office:value-type="float" office:value="0.360703124999999" calcext:value-type="float">
            <text:p>0.360703124999999</text:p>
          </table:table-cell>
          <table:table-cell office:value-type="float" office:value="-0.00713790073323219" calcext:value-type="float">
            <text:p>-0.00713790073323219</text:p>
          </table:table-cell>
        </table:table-row>
        <table:table-row table:style-name="ro1">
          <table:table-cell table:number-columns-repeated="4"/>
          <table:table-cell office:value-type="float" office:value="0.360781249999999" calcext:value-type="float">
            <text:p>0.360781249999999</text:p>
          </table:table-cell>
          <table:table-cell office:value-type="float" office:value="-0.00715857059593327" calcext:value-type="float">
            <text:p>-0.00715857059593327</text:p>
          </table:table-cell>
        </table:table-row>
        <table:table-row table:style-name="ro1">
          <table:table-cell table:number-columns-repeated="4"/>
          <table:table-cell office:value-type="float" office:value="0.360859374999999" calcext:value-type="float">
            <text:p>0.360859374999999</text:p>
          </table:table-cell>
          <table:table-cell office:value-type="float" office:value="-0.00718790538492858" calcext:value-type="float">
            <text:p>-0.00718790538492858</text:p>
          </table:table-cell>
        </table:table-row>
        <table:table-row table:style-name="ro1">
          <table:table-cell table:number-columns-repeated="4"/>
          <table:table-cell office:value-type="float" office:value="0.360898437499999" calcext:value-type="float">
            <text:p>0.360898437499999</text:p>
          </table:table-cell>
          <table:table-cell office:value-type="float" office:value="-0.00721721586071603" calcext:value-type="float">
            <text:p>-0.00721721586071603</text:p>
          </table:table-cell>
        </table:table-row>
        <table:table-row table:style-name="ro1">
          <table:table-cell table:number-columns-repeated="4"/>
          <table:table-cell office:value-type="float" office:value="0.360937499999999" calcext:value-type="float">
            <text:p>0.360937499999999</text:p>
          </table:table-cell>
          <table:table-cell office:value-type="float" office:value="-0.00722459961585533" calcext:value-type="float">
            <text:p>-0.00722459961585533</text:p>
          </table:table-cell>
        </table:table-row>
        <table:table-row table:style-name="ro1">
          <table:table-cell table:number-columns-repeated="4"/>
          <table:table-cell office:value-type="float" office:value="0.361015624999999" calcext:value-type="float">
            <text:p>0.361015624999999</text:p>
          </table:table-cell>
          <table:table-cell office:value-type="float" office:value="-0.00724015904645783" calcext:value-type="float">
            <text:p>-0.00724015904645783</text:p>
          </table:table-cell>
        </table:table-row>
        <table:table-row table:style-name="ro1">
          <table:table-cell table:number-columns-repeated="4"/>
          <table:table-cell office:value-type="float" office:value="0.361093749999999" calcext:value-type="float">
            <text:p>0.361093749999999</text:p>
          </table:table-cell>
          <table:table-cell office:value-type="float" office:value="-0.00725711869589622" calcext:value-type="float">
            <text:p>-0.00725711869589622</text:p>
          </table:table-cell>
        </table:table-row>
        <table:table-row table:style-name="ro1">
          <table:table-cell table:number-columns-repeated="4"/>
          <table:table-cell office:value-type="float" office:value="0.361171874999999" calcext:value-type="float">
            <text:p>0.361171874999999</text:p>
          </table:table-cell>
          <table:table-cell office:value-type="float" office:value="-0.00727604328663685" calcext:value-type="float">
            <text:p>-0.00727604328663685</text:p>
          </table:table-cell>
        </table:table-row>
        <table:table-row table:style-name="ro1">
          <table:table-cell table:number-columns-repeated="4"/>
          <table:table-cell office:value-type="float" office:value="0.361249999999999" calcext:value-type="float">
            <text:p>0.361249999999999</text:p>
          </table:table-cell>
          <table:table-cell office:value-type="float" office:value="-0.00729790731264266" calcext:value-type="float">
            <text:p>-0.00729790731264266</text:p>
          </table:table-cell>
        </table:table-row>
        <table:table-row table:style-name="ro1">
          <table:table-cell table:number-columns-repeated="4"/>
          <table:table-cell office:value-type="float" office:value="0.361328124999999" calcext:value-type="float">
            <text:p>0.361328124999999</text:p>
          </table:table-cell>
          <table:table-cell office:value-type="float" office:value="-0.007324932974756" calcext:value-type="float">
            <text:p>-0.007324932974756</text:p>
          </table:table-cell>
        </table:table-row>
        <table:table-row table:style-name="ro1">
          <table:table-cell table:number-columns-repeated="4"/>
          <table:table-cell office:value-type="float" office:value="0.361367187499999" calcext:value-type="float">
            <text:p>0.361367187499999</text:p>
          </table:table-cell>
          <table:table-cell office:value-type="float" office:value="-0.00734224428422468" calcext:value-type="float">
            <text:p>-0.00734224428422468</text:p>
          </table:table-cell>
        </table:table-row>
        <table:table-row table:style-name="ro1">
          <table:table-cell table:number-columns-repeated="4"/>
          <table:table-cell office:value-type="float" office:value="0.361406249999999" calcext:value-type="float">
            <text:p>0.361406249999999</text:p>
          </table:table-cell>
          <table:table-cell office:value-type="float" office:value="-0.00736581860496463" calcext:value-type="float">
            <text:p>-0.00736581860496463</text:p>
          </table:table-cell>
        </table:table-row>
        <table:table-row table:style-name="ro1">
          <table:table-cell table:number-columns-repeated="4"/>
          <table:table-cell office:value-type="float" office:value="0.361425781249999" calcext:value-type="float">
            <text:p>0.361425781249999</text:p>
          </table:table-cell>
          <table:table-cell office:value-type="float" office:value="-0.00738504557285423" calcext:value-type="float">
            <text:p>-0.00738504557285423</text:p>
          </table:table-cell>
        </table:table-row>
        <table:table-row table:style-name="ro1">
          <table:table-cell table:number-columns-repeated="4"/>
          <table:table-cell office:value-type="float" office:value="0.361430664062499" calcext:value-type="float">
            <text:p>0.361430664062499</text:p>
          </table:table-cell>
          <table:table-cell office:value-type="float" office:value="-0.00739332927257255" calcext:value-type="float">
            <text:p>-0.00739332927257255</text:p>
          </table:table-cell>
        </table:table-row>
        <table:table-row table:style-name="ro1">
          <table:table-cell table:number-columns-repeated="4"/>
          <table:table-cell office:value-type="float" office:value="0.361433105468749" calcext:value-type="float">
            <text:p>0.361433105468749</text:p>
          </table:table-cell>
          <table:table-cell office:value-type="float" office:value="-0.00739979023538048" calcext:value-type="float">
            <text:p>-0.00739979023538048</text:p>
          </table:table-cell>
        </table:table-row>
        <table:table-row table:style-name="ro1">
          <table:table-cell table:number-columns-repeated="4"/>
          <table:table-cell office:value-type="float" office:value="0.361433715820312" calcext:value-type="float">
            <text:p>0.361433715820312</text:p>
          </table:table-cell>
          <table:table-cell office:value-type="float" office:value="-0.00740257783488196" calcext:value-type="float">
            <text:p>-0.00740257783488196</text:p>
          </table:table-cell>
        </table:table-row>
        <table:table-row table:style-name="ro1">
          <table:table-cell table:number-columns-repeated="4"/>
          <table:table-cell office:value-type="float" office:value="0.361434020996093" calcext:value-type="float">
            <text:p>0.361434020996093</text:p>
          </table:table-cell>
          <table:table-cell office:value-type="float" office:value="-0.00740472702771395" calcext:value-type="float">
            <text:p>-0.00740472702771395</text:p>
          </table:table-cell>
        </table:table-row>
        <table:table-row table:style-name="ro1">
          <table:table-cell table:number-columns-repeated="4"/>
          <table:table-cell office:value-type="float" office:value="0.361434173583983" calcext:value-type="float">
            <text:p>0.361434173583983</text:p>
          </table:table-cell>
          <table:table-cell office:value-type="float" office:value="-0.00740668943508687" calcext:value-type="float">
            <text:p>-0.00740668943508687</text:p>
          </table:table-cell>
        </table:table-row>
        <table:table-row table:style-name="ro1">
          <table:table-cell table:number-columns-repeated="4"/>
          <table:table-cell office:value-type="float" office:value="0.36143419265747" calcext:value-type="float">
            <text:p>0.36143419265747</text:p>
          </table:table-cell>
          <table:table-cell office:value-type="float" office:value="-0.00740717242287802" calcext:value-type="float">
            <text:p>-0.00740717242287802</text:p>
          </table:table-cell>
        </table:table-row>
        <table:table-row table:style-name="ro1">
          <table:table-cell table:number-columns-repeated="4"/>
          <table:table-cell office:value-type="float" office:value="0.361434202194213" calcext:value-type="float">
            <text:p>0.361434202194213</text:p>
          </table:table-cell>
          <table:table-cell office:value-type="float" office:value="-0.00740753599140254" calcext:value-type="float">
            <text:p>-0.007407535991402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9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30">
      <number:scientific-number number:decimal-places="0" number:min-decimal-places="0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2">00/00/0000</text:date>, <text:time style:data-style-name="N2" text:time-value="17:43:07.1367401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2T12:25:57.788342935</meta:creation-date>
    <dc:date>2024-11-12T17:46:15.185266718</dc:date>
    <meta:editing-duration>PT4H37M12S</meta:editing-duration>
    <meta:editing-cycles>18</meta:editing-cycles>
    <meta:generator>LibreOffice/7.5.3.2$Linux_X86_64 LibreOffice_project/9f56dff12ba03b9acd7730a5a481eea045e468f3</meta:generator>
    <meta:document-statistic meta:table-count="5" meta:cell-count="2640" meta:object-count="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1cm" chart:symbol-height="0.1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83cm" svg:y="0.316cm" chart:style-name="ch2">
          <text:p>Horizontal reaction force</text:p>
        </chart:title>
        <chart:legend chart:legend-position="start" loext:overlay="true" svg:x="2.858cm" svg:y="1.579cm" style:legend-expansion="custom" svg:width="2.568cm" svg:height="3.088cm" style:legend-expansion-aspect-ratio="0.83160621761658" chart:style-name="ch3"/>
        <chart:plot-area chart:style-name="ch4" table:cell-range-address="sumFx.A2:sumFx.A2 sumFx.E1:sumFx.F166 sumFx.A1:sumFx.D1 sumFx.D2:sumFx.D66 sumFx.B2:sumFx.B60" chart:data-source-has-labels="both" svg:x="1.331cm" svg:y="1.275cm" svg:width="14.349cm" svg:height="6.564cm">
          <chart:coordinate-region svg:x="2.72cm" svg:y="1.474cm" svg:width="12.72cm" svg:height="6.166cm"/>
          <chart:axis chart:dimension="x" chart:name="primary-x" chart:style-name="ch5" chartooo:axis-type="auto">
            <chart:title svg:x="7.336cm" svg:y="8.019cm" chart:style-name="ch6">
              <text:p>Simulation time</text:p>
            </chart:title>
            <chart:categories table:cell-range-address="sumFx.A2:sumFx.A2"/>
          </chart:axis>
          <chart:axis chart:dimension="y" chart:name="primary-y" chart:style-name="ch7">
            <chart:title svg:x="0.451cm" svg:y="5.024cm" chart:style-name="ch8">
              <text:p>Force</text:p>
            </chart:title>
            <chart:grid chart:style-name="ch9" chart:class="major"/>
          </chart:axis>
          <chart:series chart:style-name="ch10" chart:values-cell-range-address="sumFx.F2:sumFx.F166" chart:label-cell-address="sumFx.E1:sumFx.F1" chart:class="chart:scatter">
            <chart:domain table:cell-range-address="sumFx.E2:sumFx.E166"/>
            <chart:data-point chart:repeated="165"/>
          </chart:series>
          <chart:series chart:style-name="ch11" chart:values-cell-range-address="sumFx.D2:sumFx.D66" chart:label-cell-address="sumFx.C1:sumFx.D1" chart:class="chart:scatter">
            <chart:domain table:cell-range-address="sumFx.C2:sumFx.C66"/>
            <chart:data-point chart:repeated="65"/>
          </chart:series>
          <chart:series chart:style-name="ch12" chart:values-cell-range-address="sumFx.B2:sumFx.B60" chart:label-cell-address="sumFx.A1:sumFx.B1" chart:class="chart:scatter">
            <chart:domain table:cell-range-address="sumFx.A2:sumFx.A60"/>
            <chart:data-point chart:repeated="5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gn_max 1E-05</text:p>
                <text:list>
                  <text:list-item>
                    <text:p>gn_max</text:p>
                  </text:list-item>
                  <text:list-item>
                    <text:p>1E-05</text:p>
                  </text:list-item>
                </text:list>
                <draw:g>
                  <svg:desc>sumFx.E1:sumFx.F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gn_max 1E-04</text:p>
                <text:list>
                  <text:list-item>
                    <text:p>gn_max</text:p>
                  </text:list-item>
                  <text:list-item>
                    <text:p>1E-04</text:p>
                  </text:list-item>
                </text:list>
                <draw:g>
                  <svg:desc>sumFx.C1:sumFx.D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gn_max 1E-03</text:p>
                <text:list>
                  <text:list-item>
                    <text:p>gn_max</text:p>
                  </text:list-item>
                  <text:list-item>
                    <text:p>1E-03</text:p>
                  </text:list-item>
                </text:list>
                <draw:g>
                  <svg:desc>sumFx.A1:sumFx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me</text:p>
                <draw:g>
                  <svg:desc>sumFx.A2:sumFx.A2</svg:desc>
                </draw:g>
              </table:table-cell>
              <table:table-cell office:value-type="float" office:value="NaN">
                <text:p>NaN</text:p>
                <draw:g>
                  <svg:desc>sumFx.E2:sumFx.E166</svg:desc>
                </draw:g>
              </table:table-cell>
              <table:table-cell office:value-type="float" office:value="NaN">
                <text:p>NaN</text:p>
                <draw:g>
                  <svg:desc>sumFx.F2:sumFx.F166</svg:desc>
                </draw:g>
              </table:table-cell>
              <table:table-cell office:value-type="float" office:value="NaN">
                <text:p>NaN</text:p>
                <draw:g>
                  <svg:desc>sumFx.C2:sumFx.C66</svg:desc>
                </draw:g>
              </table:table-cell>
              <table:table-cell office:value-type="float" office:value="NaN">
                <text:p>NaN</text:p>
                <draw:g>
                  <svg:desc>sumFx.D2:sumFx.D66</svg:desc>
                </draw:g>
              </table:table-cell>
              <table:table-cell office:value-type="float" office:value="NaN">
                <text:p>NaN</text:p>
                <draw:g>
                  <svg:desc>sumFx.A2:sumFx.A60</svg:desc>
                </draw:g>
              </table:table-cell>
              <table:table-cell office:value-type="float" office:value="NaN">
                <text:p>NaN</text:p>
                <draw:g>
                  <svg:desc>sumFx.B2:sumFx.B60</svg:desc>
                </draw:g>
              </table:table-cell>
            </table:table-row>
            <table:table-row>
              <table:table-cell office:value-type="string"/>
              <table:table-cell office:value-type="float" office:value="0.01">
                <text:p>0.01</text:p>
              </table:table-cell>
              <table:table-cell office:value-type="float" office:value="4.19140295892313E-019">
                <text:p>4.19140295892313E-019</text:p>
              </table:table-cell>
              <table:table-cell office:value-type="float" office:value="0.01">
                <text:p>0.01</text:p>
              </table:table-cell>
              <table:table-cell office:value-type="float" office:value="4.19140295892313E-019">
                <text:p>4.19140295892313E-019</text:p>
              </table:table-cell>
              <table:table-cell office:value-type="float" office:value="0.01">
                <text:p>0.01</text:p>
              </table:table-cell>
              <table:table-cell office:value-type="float" office:value="4.19140295892313E-019">
                <text:p>4.19140295892313E-019</text:p>
              </table:table-cell>
            </table:table-row>
            <table:table-row>
              <table:table-cell office:value-type="string"/>
              <table:table-cell office:value-type="float" office:value="0.02">
                <text:p>0.02</text:p>
              </table:table-cell>
              <table:table-cell office:value-type="float" office:value="5.04797238896956E-019">
                <text:p>5.04797238896956E-019</text:p>
              </table:table-cell>
              <table:table-cell office:value-type="float" office:value="0.02">
                <text:p>0.02</text:p>
              </table:table-cell>
              <table:table-cell office:value-type="float" office:value="5.04797238896956E-019">
                <text:p>5.04797238896956E-019</text:p>
              </table:table-cell>
              <table:table-cell office:value-type="float" office:value="0.02">
                <text:p>0.02</text:p>
              </table:table-cell>
              <table:table-cell office:value-type="float" office:value="5.04797238896956E-019">
                <text:p>5.04797238896956E-019</text:p>
              </table:table-cell>
            </table:table-row>
            <table:table-row>
              <table:table-cell office:value-type="string"/>
              <table:table-cell office:value-type="float" office:value="0.03">
                <text:p>0.03</text:p>
              </table:table-cell>
              <table:table-cell office:value-type="float" office:value="4.09084190340099E-019">
                <text:p>4.09084190340099E-019</text:p>
              </table:table-cell>
              <table:table-cell office:value-type="float" office:value="0.03">
                <text:p>0.03</text:p>
              </table:table-cell>
              <table:table-cell office:value-type="float" office:value="4.09084190340099E-019">
                <text:p>4.09084190340099E-019</text:p>
              </table:table-cell>
              <table:table-cell office:value-type="float" office:value="0.03">
                <text:p>0.03</text:p>
              </table:table-cell>
              <table:table-cell office:value-type="float" office:value="4.09084190340099E-019">
                <text:p>4.09084190340099E-019</text:p>
              </table:table-cell>
            </table:table-row>
            <table:table-row>
              <table:table-cell office:value-type="string"/>
              <table:table-cell office:value-type="float" office:value="0.04">
                <text:p>0.04</text:p>
              </table:table-cell>
              <table:table-cell office:value-type="float" office:value="5.28691577120793E-019">
                <text:p>5.28691577120793E-019</text:p>
              </table:table-cell>
              <table:table-cell office:value-type="float" office:value="0.04">
                <text:p>0.04</text:p>
              </table:table-cell>
              <table:table-cell office:value-type="float" office:value="5.28691577120793E-019">
                <text:p>5.28691577120793E-019</text:p>
              </table:table-cell>
              <table:table-cell office:value-type="float" office:value="0.04">
                <text:p>0.04</text:p>
              </table:table-cell>
              <table:table-cell office:value-type="float" office:value="5.28691577120793E-019">
                <text:p>5.28691577120793E-019</text:p>
              </table:table-cell>
            </table:table-row>
            <table:table-row>
              <table:table-cell office:value-type="string"/>
              <table:table-cell office:value-type="float" office:value="0.05">
                <text:p>0.05</text:p>
              </table:table-cell>
              <table:table-cell office:value-type="float" office:value="-4.2944570425793E-019">
                <text:p>-4.2944570425793E-019</text:p>
              </table:table-cell>
              <table:table-cell office:value-type="float" office:value="0.05">
                <text:p>0.05</text:p>
              </table:table-cell>
              <table:table-cell office:value-type="float" office:value="-3.70153397950129E-019">
                <text:p>-3.70153397950129E-019</text:p>
              </table:table-cell>
              <table:table-cell office:value-type="float" office:value="0.05">
                <text:p>0.05</text:p>
              </table:table-cell>
              <table:table-cell office:value-type="float" office:value="-3.23566585851143E-019">
                <text:p>-3.23566585851143E-019</text:p>
              </table:table-cell>
            </table:table-row>
            <table:table-row>
              <table:table-cell office:value-type="string"/>
              <table:table-cell office:value-type="float" office:value="0.05125">
                <text:p>0.05125</text:p>
              </table:table-cell>
              <table:table-cell office:value-type="float" office:value="-0.00000023173005569481">
                <text:p>-0.00000023173005569481</text:p>
              </table:table-cell>
              <table:table-cell office:value-type="float" office:value="0.06">
                <text:p>0.06</text:p>
              </table:table-cell>
              <table:table-cell office:value-type="float" office:value="-0.00000325821462612397">
                <text:p>-0.00000325821462612397</text:p>
              </table:table-cell>
              <table:table-cell office:value-type="float" office:value="0.06">
                <text:p>0.06</text:p>
              </table:table-cell>
              <table:table-cell office:value-type="float" office:value="-0.00000330335242063748">
                <text:p>-0.00000330335242063748</text:p>
              </table:table-cell>
            </table:table-row>
            <table:table-row>
              <table:table-cell office:value-type="string"/>
              <table:table-cell office:value-type="float" office:value="0.0525">
                <text:p>0.0525</text:p>
              </table:table-cell>
              <table:table-cell office:value-type="float" office:value="-0.00000065501225301177">
                <text:p>-0.00000065501225301177</text:p>
              </table:table-cell>
              <table:table-cell office:value-type="float" office:value="0.07">
                <text:p>0.07</text:p>
              </table:table-cell>
              <table:table-cell office:value-type="float" office:value="-0.00000692917297631859">
                <text:p>-0.00000692917297631859</text:p>
              </table:table-cell>
              <table:table-cell office:value-type="float" office:value="0.07">
                <text:p>0.07</text:p>
              </table:table-cell>
              <table:table-cell office:value-type="float" office:value="-0.00000698141835661023">
                <text:p>-0.00000698141835661023</text:p>
              </table:table-cell>
            </table:table-row>
            <table:table-row>
              <table:table-cell office:value-type="string"/>
              <table:table-cell office:value-type="float" office:value="0.055">
                <text:p>0.055</text:p>
              </table:table-cell>
              <table:table-cell office:value-type="float" office:value="-0.00000151352987333463">
                <text:p>-0.00000151352987333463</text:p>
              </table:table-cell>
              <table:table-cell office:value-type="float" office:value="0.08">
                <text:p>0.08</text:p>
              </table:table-cell>
              <table:table-cell office:value-type="float" office:value="-0.0000108151529997905">
                <text:p>-0.0000108151529997905</text:p>
              </table:table-cell>
              <table:table-cell office:value-type="float" office:value="0.08">
                <text:p>0.08</text:p>
              </table:table-cell>
              <table:table-cell office:value-type="float" office:value="-0.0000108486811728081">
                <text:p>-0.0000108486811728081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0000326961986264568">
                <text:p>-0.00000326961986264568</text:p>
              </table:table-cell>
              <table:table-cell office:value-type="float" office:value="0.09">
                <text:p>0.09</text:p>
              </table:table-cell>
              <table:table-cell office:value-type="float" office:value="-0.0000149173757842564">
                <text:p>-0.0000149173757842564</text:p>
              </table:table-cell>
              <table:table-cell office:value-type="float" office:value="0.09">
                <text:p>0.09</text:p>
              </table:table-cell>
              <table:table-cell office:value-type="float" office:value="-0.0000149034589978214">
                <text:p>-0.0000149034589978214</text:p>
              </table:table-cell>
            </table:table-row>
            <table:table-row>
              <table:table-cell office:value-type="string"/>
              <table:table-cell office:value-type="float" office:value="0.07">
                <text:p>0.07</text:p>
              </table:table-cell>
              <table:table-cell office:value-type="float" office:value="-0.00000694154495636159">
                <text:p>-0.00000694154495636159</text:p>
              </table:table-cell>
              <table:table-cell office:value-type="float" office:value="0.1">
                <text:p>0.1</text:p>
              </table:table-cell>
              <table:table-cell office:value-type="float" office:value="-0.0000192370997789735">
                <text:p>-0.0000192370997789735</text:p>
              </table:table-cell>
              <table:table-cell office:value-type="float" office:value="0.1">
                <text:p>0.1</text:p>
              </table:table-cell>
              <table:table-cell office:value-type="float" office:value="-0.0000191683787641753">
                <text:p>-0.0000191683787641753</text:p>
              </table:table-cell>
            </table:table-row>
            <table:table-row>
              <table:table-cell office:value-type="string"/>
              <table:table-cell office:value-type="float" office:value="0.08">
                <text:p>0.08</text:p>
              </table:table-cell>
              <table:table-cell office:value-type="float" office:value="-0.0000108281350748488">
                <text:p>-0.0000108281350748488</text:p>
              </table:table-cell>
              <table:table-cell office:value-type="float" office:value="0.1025">
                <text:p>0.1025</text:p>
              </table:table-cell>
              <table:table-cell office:value-type="float" office:value="-0.0000197986048357133">
                <text:p>-0.0000197986048357133</text:p>
              </table:table-cell>
              <table:table-cell office:value-type="float" office:value="0.11">
                <text:p>0.11</text:p>
              </table:table-cell>
              <table:table-cell office:value-type="float" office:value="-0.0000205601006808621">
                <text:p>-0.0000205601006808621</text:p>
              </table:table-cell>
            </table:table-row>
            <table:table-row>
              <table:table-cell office:value-type="string"/>
              <table:table-cell office:value-type="float" office:value="0.09">
                <text:p>0.09</text:p>
              </table:table-cell>
              <table:table-cell office:value-type="float" office:value="-0.000014931013081619">
                <text:p>-0.000014931013081619</text:p>
              </table:table-cell>
              <table:table-cell office:value-type="float" office:value="0.105">
                <text:p>0.105</text:p>
              </table:table-cell>
              <table:table-cell office:value-type="float" office:value="-0.0000202101816308566">
                <text:p>-0.0000202101816308566</text:p>
              </table:table-cell>
              <table:table-cell office:value-type="float" office:value="0.12">
                <text:p>0.12</text:p>
              </table:table-cell>
              <table:table-cell office:value-type="float" office:value="-0.0000199795934011554">
                <text:p>-0.0000199795934011554</text:p>
              </table:table-cell>
            </table:table-row>
            <table:table-row>
              <table:table-cell office:value-type="string"/>
              <table:table-cell office:value-type="float" office:value="0.1">
                <text:p>0.1</text:p>
              </table:table-cell>
              <table:table-cell office:value-type="float" office:value="-0.0000192514041308003">
                <text:p>-0.0000192514041308003</text:p>
              </table:table-cell>
              <table:table-cell office:value-type="float" office:value="0.11">
                <text:p>0.11</text:p>
              </table:table-cell>
              <table:table-cell office:value-type="float" office:value="-0.0000206189787011251">
                <text:p>-0.0000206189787011251</text:p>
              </table:table-cell>
              <table:table-cell office:value-type="float" office:value="0.13">
                <text:p>0.13</text:p>
              </table:table-cell>
              <table:table-cell office:value-type="float" office:value="-0.0000218661604734286">
                <text:p>-0.0000218661604734286</text:p>
              </table:table-cell>
            </table:table-row>
            <table:table-row>
              <table:table-cell office:value-type="string"/>
              <table:table-cell office:value-type="float" office:value="0.10125">
                <text:p>0.10125</text:p>
              </table:table-cell>
              <table:table-cell office:value-type="float" office:value="-0.0000195514241776914">
                <text:p>-0.0000195514241776914</text:p>
              </table:table-cell>
              <table:table-cell office:value-type="float" office:value="0.115">
                <text:p>0.115</text:p>
              </table:table-cell>
              <table:table-cell office:value-type="float" office:value="-0.0000205335221488068">
                <text:p>-0.0000205335221488068</text:p>
              </table:table-cell>
              <table:table-cell office:value-type="float" office:value="0.14">
                <text:p>0.14</text:p>
              </table:table-cell>
              <table:table-cell office:value-type="float" office:value="-0.0000394526269216596">
                <text:p>-0.0000394526269216596</text:p>
              </table:table-cell>
            </table:table-row>
            <table:table-row>
              <table:table-cell office:value-type="string"/>
              <table:table-cell office:value-type="float" office:value="0.1025">
                <text:p>0.1025</text:p>
              </table:table-cell>
              <table:table-cell office:value-type="float" office:value="-0.0000198128234299893">
                <text:p>-0.0000198128234299893</text:p>
              </table:table-cell>
              <table:table-cell office:value-type="float" office:value="0.12">
                <text:p>0.12</text:p>
              </table:table-cell>
              <table:table-cell office:value-type="float" office:value="-0.0000200216655114455">
                <text:p>-0.0000200216655114455</text:p>
              </table:table-cell>
              <table:table-cell office:value-type="float" office:value="0.15">
                <text:p>0.15</text:p>
              </table:table-cell>
              <table:table-cell office:value-type="float" office:value="-0.0000500862527236147">
                <text:p>-0.0000500862527236147</text:p>
              </table:table-cell>
            </table:table-row>
            <table:table-row>
              <table:table-cell office:value-type="string"/>
              <table:table-cell office:value-type="float" office:value="0.10375">
                <text:p>0.10375</text:p>
              </table:table-cell>
              <table:table-cell office:value-type="float" office:value="-0.0000200367142119597">
                <text:p>-0.0000200367142119597</text:p>
              </table:table-cell>
              <table:table-cell office:value-type="float" office:value="0.13">
                <text:p>0.13</text:p>
              </table:table-cell>
              <table:table-cell office:value-type="float" office:value="-0.0000219126150359994">
                <text:p>-0.0000219126150359994</text:p>
              </table:table-cell>
              <table:table-cell office:value-type="float" office:value="0.16">
                <text:p>0.16</text:p>
              </table:table-cell>
              <table:table-cell office:value-type="float" office:value="-0.0000536685518764539">
                <text:p>-0.0000536685518764539</text:p>
              </table:table-cell>
            </table:table-row>
            <table:table-row>
              <table:table-cell office:value-type="string"/>
              <table:table-cell office:value-type="float" office:value="0.105">
                <text:p>0.105</text:p>
              </table:table-cell>
              <table:table-cell office:value-type="float" office:value="-0.0000202242082400923">
                <text:p>-0.0000202242082400923</text:p>
              </table:table-cell>
              <table:table-cell office:value-type="float" office:value="0.14">
                <text:p>0.14</text:p>
              </table:table-cell>
              <table:table-cell office:value-type="float" office:value="-0.0000396516368284336">
                <text:p>-0.0000396516368284336</text:p>
              </table:table-cell>
              <table:table-cell office:value-type="float" office:value="0.17">
                <text:p>0.17</text:p>
              </table:table-cell>
              <table:table-cell office:value-type="float" office:value="-0.0000502602207656109">
                <text:p>-0.0000502602207656109</text:p>
              </table:table-cell>
            </table:table-row>
            <table:table-row>
              <table:table-cell office:value-type="string"/>
              <table:table-cell office:value-type="float" office:value="0.10625">
                <text:p>0.10625</text:p>
              </table:table-cell>
              <table:table-cell office:value-type="float" office:value="-0.0000203764150404383">
                <text:p>-0.0000203764150404383</text:p>
              </table:table-cell>
              <table:table-cell office:value-type="float" office:value="0.15">
                <text:p>0.15</text:p>
              </table:table-cell>
              <table:table-cell office:value-type="float" office:value="-0.0000503922851820056">
                <text:p>-0.0000503922851820056</text:p>
              </table:table-cell>
              <table:table-cell office:value-type="float" office:value="0.18">
                <text:p>0.18</text:p>
              </table:table-cell>
              <table:table-cell office:value-type="float" office:value="-0.0000396477820748931">
                <text:p>-0.0000396477820748931</text:p>
              </table:table-cell>
            </table:table-row>
            <table:table-row>
              <table:table-cell office:value-type="string"/>
              <table:table-cell office:value-type="float" office:value="0.1075">
                <text:p>0.1075</text:p>
              </table:table-cell>
              <table:table-cell office:value-type="float" office:value="-0.0000204944404821234">
                <text:p>-0.0000204944404821234</text:p>
              </table:table-cell>
              <table:table-cell office:value-type="float" office:value="0.16">
                <text:p>0.16</text:p>
              </table:table-cell>
              <table:table-cell office:value-type="float" office:value="-0.0000540209860937532">
                <text:p>-0.0000540209860937532</text:p>
              </table:table-cell>
              <table:table-cell office:value-type="float" office:value="0.19">
                <text:p>0.19</text:p>
              </table:table-cell>
              <table:table-cell office:value-type="float" office:value="-0.0000335879967061004">
                <text:p>-0.0000335879967061004</text:p>
              </table:table-cell>
            </table:table-row>
            <table:table-row>
              <table:table-cell office:value-type="string"/>
              <table:table-cell office:value-type="float" office:value="0.10875">
                <text:p>0.10875</text:p>
              </table:table-cell>
              <table:table-cell office:value-type="float" office:value="-0.0000205793854119623">
                <text:p>-0.0000205793854119623</text:p>
              </table:table-cell>
              <table:table-cell office:value-type="float" office:value="0.17">
                <text:p>0.17</text:p>
              </table:table-cell>
              <table:table-cell office:value-type="float" office:value="-0.0000505907068247062">
                <text:p>-0.0000505907068247062</text:p>
              </table:table-cell>
              <table:table-cell office:value-type="float" office:value="0.2">
                <text:p>0.2</text:p>
              </table:table-cell>
              <table:table-cell office:value-type="float" office:value="-0.0000247354752478382">
                <text:p>-0.0000247354752478382</text:p>
              </table:table-cell>
            </table:table-row>
            <table:table-row>
              <table:table-cell office:value-type="string"/>
              <table:table-cell office:value-type="float" office:value="0.11">
                <text:p>0.11</text:p>
              </table:table-cell>
              <table:table-cell office:value-type="float" office:value="-0.0000206323443761142">
                <text:p>-0.0000206323443761142</text:p>
              </table:table-cell>
              <table:table-cell office:value-type="float" office:value="0.18">
                <text:p>0.18</text:p>
              </table:table-cell>
              <table:table-cell office:value-type="float" office:value="-0.0000399096720241769">
                <text:p>-0.0000399096720241769</text:p>
              </table:table-cell>
              <table:table-cell office:value-type="float" office:value="0.21">
                <text:p>0.21</text:p>
              </table:table-cell>
              <table:table-cell office:value-type="float" office:value="0.00000471393988271409">
                <text:p>0.00000471393988271409</text:p>
              </table:table-cell>
            </table:table-row>
            <table:table-row>
              <table:table-cell office:value-type="string"/>
              <table:table-cell office:value-type="float" office:value="0.11125">
                <text:p>0.11125</text:p>
              </table:table-cell>
              <table:table-cell office:value-type="float" office:value="-0.0000206544044157999">
                <text:p>-0.0000206544044157999</text:p>
              </table:table-cell>
              <table:table-cell office:value-type="float" office:value="0.19">
                <text:p>0.19</text:p>
              </table:table-cell>
              <table:table-cell office:value-type="float" office:value="-0.000033710498029632">
                <text:p>-0.000033710498029632</text:p>
              </table:table-cell>
              <table:table-cell office:value-type="float" office:value="0.22">
                <text:p>0.22</text:p>
              </table:table-cell>
              <table:table-cell office:value-type="float" office:value="0.0000605474282360991">
                <text:p>0.0000605474282360991</text:p>
              </table:table-cell>
            </table:table-row>
            <table:table-row>
              <table:table-cell office:value-type="string"/>
              <table:table-cell office:value-type="float" office:value="0.1125">
                <text:p>0.1125</text:p>
              </table:table-cell>
              <table:table-cell office:value-type="float" office:value="-0.000020646643925029">
                <text:p>-0.000020646643925029</text:p>
              </table:table-cell>
              <table:table-cell office:value-type="float" office:value="0.2">
                <text:p>0.2</text:p>
              </table:table-cell>
              <table:table-cell office:value-type="float" office:value="-0.00002469469320793">
                <text:p>-0.00002469469320793</text:p>
              </table:table-cell>
              <table:table-cell office:value-type="float" office:value="0.23">
                <text:p>0.23</text:p>
              </table:table-cell>
              <table:table-cell office:value-type="float" office:value="0.000169475888517024">
                <text:p>0.000169475888517024</text:p>
              </table:table-cell>
            </table:table-row>
            <table:table-row>
              <table:table-cell office:value-type="string"/>
              <table:table-cell office:value-type="float" office:value="0.11375">
                <text:p>0.11375</text:p>
              </table:table-cell>
              <table:table-cell office:value-type="float" office:value="-0.000020610159397161">
                <text:p>-0.000020610159397161</text:p>
              </table:table-cell>
              <table:table-cell office:value-type="float" office:value="0.21">
                <text:p>0.21</text:p>
              </table:table-cell>
              <table:table-cell office:value-type="float" office:value="0.00000514350189144498">
                <text:p>0.00000514350189144498</text:p>
              </table:table-cell>
              <table:table-cell office:value-type="float" office:value="0.24">
                <text:p>0.24</text:p>
              </table:table-cell>
              <table:table-cell office:value-type="float" office:value="0.000321054370800175">
                <text:p>0.000321054370800175</text:p>
              </table:table-cell>
            </table:table-row>
            <table:table-row>
              <table:table-cell office:value-type="string"/>
              <table:table-cell office:value-type="float" office:value="0.115">
                <text:p>0.115</text:p>
              </table:table-cell>
              <table:table-cell office:value-type="float" office:value="-0.0000205459442928369">
                <text:p>-0.0000205459442928369</text:p>
              </table:table-cell>
              <table:table-cell office:value-type="float" office:value="0.22">
                <text:p>0.22</text:p>
              </table:table-cell>
              <table:table-cell office:value-type="float" office:value="0.0000612790040173725">
                <text:p>0.0000612790040173725</text:p>
              </table:table-cell>
              <table:table-cell office:value-type="float" office:value="0.25">
                <text:p>0.25</text:p>
              </table:table-cell>
              <table:table-cell office:value-type="float" office:value="0.000500615366385659">
                <text:p>0.000500615366385659</text:p>
              </table:table-cell>
            </table:table-row>
            <table:table-row>
              <table:table-cell office:value-type="string"/>
              <table:table-cell office:value-type="float" office:value="0.1175">
                <text:p>0.1175</text:p>
              </table:table-cell>
              <table:table-cell office:value-type="float" office:value="-0.0000203386018078782">
                <text:p>-0.0000203386018078782</text:p>
              </table:table-cell>
              <table:table-cell office:value-type="float" office:value="0.23">
                <text:p>0.23</text:p>
              </table:table-cell>
              <table:table-cell office:value-type="float" office:value="0.000170794507987096">
                <text:p>0.000170794507987096</text:p>
              </table:table-cell>
              <table:table-cell office:value-type="float" office:value="0.26">
                <text:p>0.26</text:p>
              </table:table-cell>
              <table:table-cell office:value-type="float" office:value="0.000705548481620968">
                <text:p>0.000705548481620968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-0.0000200328825716212">
                <text:p>-0.0000200328825716212</text:p>
              </table:table-cell>
              <table:table-cell office:value-type="float" office:value="0.24">
                <text:p>0.24</text:p>
              </table:table-cell>
              <table:table-cell office:value-type="float" office:value="0.000322935680067143">
                <text:p>0.000322935680067143</text:p>
              </table:table-cell>
              <table:table-cell office:value-type="float" office:value="0.27">
                <text:p>0.27</text:p>
              </table:table-cell>
              <table:table-cell office:value-type="float" office:value="0.000940444388185203">
                <text:p>0.000940444388185203</text:p>
              </table:table-cell>
            </table:table-row>
            <table:table-row>
              <table:table-cell office:value-type="string"/>
              <table:table-cell office:value-type="float" office:value="0.125">
                <text:p>0.125</text:p>
              </table:table-cell>
              <table:table-cell office:value-type="float" office:value="-0.0000191578765633559">
                <text:p>-0.0000191578765633559</text:p>
              </table:table-cell>
              <table:table-cell office:value-type="float" office:value="0.25">
                <text:p>0.25</text:p>
              </table:table-cell>
              <table:table-cell office:value-type="float" office:value="0.000503056302176521">
                <text:p>0.000503056302176521</text:p>
              </table:table-cell>
              <table:table-cell office:value-type="float" office:value="0.28">
                <text:p>0.28</text:p>
              </table:table-cell>
              <table:table-cell office:value-type="float" office:value="0.00120053905065423">
                <text:p>0.00120053905065423</text:p>
              </table:table-cell>
            </table:table-row>
            <table:table-row>
              <table:table-cell office:value-type="string"/>
              <table:table-cell office:value-type="float" office:value="0.1275">
                <text:p>0.1275</text:p>
              </table:table-cell>
              <table:table-cell office:value-type="float" office:value="-0.0000186037234223622">
                <text:p>-0.0000186037234223622</text:p>
              </table:table-cell>
              <table:table-cell office:value-type="float" office:value="0.26">
                <text:p>0.26</text:p>
              </table:table-cell>
              <table:table-cell office:value-type="float" office:value="0.000708257188558036">
                <text:p>0.000708257188558036</text:p>
              </table:table-cell>
              <table:table-cell office:value-type="float" office:value="0.29">
                <text:p>0.29</text:p>
              </table:table-cell>
              <table:table-cell office:value-type="float" office:value="0.00148146629194737">
                <text:p>0.00148146629194737</text:p>
              </table:table-cell>
            </table:table-row>
            <table:table-row>
              <table:table-cell office:value-type="string"/>
              <table:table-cell office:value-type="float" office:value="0.12875">
                <text:p>0.12875</text:p>
              </table:table-cell>
              <table:table-cell office:value-type="float" office:value="-0.0000192444004630568">
                <text:p>-0.0000192444004630568</text:p>
              </table:table-cell>
              <table:table-cell office:value-type="float" office:value="0.27">
                <text:p>0.27</text:p>
              </table:table-cell>
              <table:table-cell office:value-type="float" office:value="0.000943464283028458">
                <text:p>0.000943464283028458</text:p>
              </table:table-cell>
              <table:table-cell office:value-type="float" office:value="0.3">
                <text:p>0.3</text:p>
              </table:table-cell>
              <table:table-cell office:value-type="float" office:value="0.00178486488876234">
                <text:p>0.00178486488876234</text:p>
              </table:table-cell>
            </table:table-row>
            <table:table-row>
              <table:table-cell office:value-type="string"/>
              <table:table-cell office:value-type="float" office:value="0.129375">
                <text:p>0.129375</text:p>
              </table:table-cell>
              <table:table-cell office:value-type="float" office:value="-0.0000205969427324292">
                <text:p>-0.0000205969427324292</text:p>
              </table:table-cell>
              <table:table-cell office:value-type="float" office:value="0.28">
                <text:p>0.28</text:p>
              </table:table-cell>
              <table:table-cell office:value-type="float" office:value="0.0012039699527829">
                <text:p>0.0012039699527829</text:p>
              </table:table-cell>
              <table:table-cell office:value-type="float" office:value="0.31">
                <text:p>0.31</text:p>
              </table:table-cell>
              <table:table-cell office:value-type="float" office:value="0.00211156865587596">
                <text:p>0.00211156865587596</text:p>
              </table:table-cell>
            </table:table-row>
            <table:table-row>
              <table:table-cell office:value-type="string"/>
              <table:table-cell office:value-type="float" office:value="0.13">
                <text:p>0.13</text:p>
              </table:table-cell>
              <table:table-cell office:value-type="float" office:value="-0.0000219254287654921">
                <text:p>-0.0000219254287654921</text:p>
              </table:table-cell>
              <table:table-cell office:value-type="float" office:value="0.29">
                <text:p>0.29</text:p>
              </table:table-cell>
              <table:table-cell office:value-type="float" office:value="0.00148557533407603">
                <text:p>0.00148557533407603</text:p>
              </table:table-cell>
              <table:table-cell office:value-type="float" office:value="0.32">
                <text:p>0.32</text:p>
              </table:table-cell>
              <table:table-cell office:value-type="float" office:value="0.0024525637800591">
                <text:p>0.0024525637800591</text:p>
              </table:table-cell>
            </table:table-row>
            <table:table-row>
              <table:table-cell office:value-type="string"/>
              <table:table-cell office:value-type="float" office:value="0.130625">
                <text:p>0.130625</text:p>
              </table:table-cell>
              <table:table-cell office:value-type="float" office:value="-0.0000232294885603412">
                <text:p>-0.0000232294885603412</text:p>
              </table:table-cell>
              <table:table-cell office:value-type="float" office:value="0.3">
                <text:p>0.3</text:p>
              </table:table-cell>
              <table:table-cell office:value-type="float" office:value="0.00178949689339686">
                <text:p>0.00178949689339686</text:p>
              </table:table-cell>
              <table:table-cell office:value-type="float" office:value="0.33">
                <text:p>0.33</text:p>
              </table:table-cell>
              <table:table-cell office:value-type="float" office:value="0.00279968254879378">
                <text:p>0.00279968254879378</text:p>
              </table:table-cell>
            </table:table-row>
            <table:table-row>
              <table:table-cell office:value-type="string"/>
              <table:table-cell office:value-type="float" office:value="0.13125">
                <text:p>0.13125</text:p>
              </table:table-cell>
              <table:table-cell office:value-type="float" office:value="-0.0000245087775824114">
                <text:p>-0.0000245087775824114</text:p>
              </table:table-cell>
              <table:table-cell office:value-type="float" office:value="0.31">
                <text:p>0.31</text:p>
              </table:table-cell>
              <table:table-cell office:value-type="float" office:value="0.00211682860909181">
                <text:p>0.00211682860909181</text:p>
              </table:table-cell>
              <table:table-cell office:value-type="float" office:value="0.34">
                <text:p>0.34</text:p>
              </table:table-cell>
              <table:table-cell office:value-type="float" office:value="0.00314784540381257">
                <text:p>0.00314784540381257</text:p>
              </table:table-cell>
            </table:table-row>
            <table:table-row>
              <table:table-cell office:value-type="string"/>
              <table:table-cell office:value-type="float" office:value="0.131875">
                <text:p>0.131875</text:p>
              </table:table-cell>
              <table:table-cell office:value-type="float" office:value="-0.0000257629756150506">
                <text:p>-0.0000257629756150506</text:p>
              </table:table-cell>
              <table:table-cell office:value-type="float" office:value="0.32">
                <text:p>0.32</text:p>
              </table:table-cell>
              <table:table-cell office:value-type="float" office:value="0.00245833729906043">
                <text:p>0.00245833729906043</text:p>
              </table:table-cell>
              <table:table-cell office:value-type="float" office:value="0.35">
                <text:p>0.35</text:p>
              </table:table-cell>
              <table:table-cell office:value-type="float" office:value="0.00349482484429786">
                <text:p>0.00349482484429786</text:p>
              </table:table-cell>
            </table:table-row>
            <table:table-row>
              <table:table-cell office:value-type="string"/>
              <table:table-cell office:value-type="float" office:value="0.1325">
                <text:p>0.1325</text:p>
              </table:table-cell>
              <table:table-cell office:value-type="float" office:value="-0.0000269917856443287">
                <text:p>-0.0000269917856443287</text:p>
              </table:table-cell>
              <table:table-cell office:value-type="float" office:value="0.33">
                <text:p>0.33</text:p>
              </table:table-cell>
              <table:table-cell office:value-type="float" office:value="0.00280595370393398">
                <text:p>0.00280595370393398</text:p>
              </table:table-cell>
              <table:table-cell office:value-type="float" office:value="0.36">
                <text:p>0.36</text:p>
              </table:table-cell>
              <table:table-cell office:value-type="float" office:value="0.00380089486257747">
                <text:p>0.00380089486257747</text:p>
              </table:table-cell>
            </table:table-row>
            <table:table-row>
              <table:table-cell office:value-type="string"/>
              <table:table-cell office:value-type="float" office:value="0.133125">
                <text:p>0.133125</text:p>
              </table:table-cell>
              <table:table-cell office:value-type="float" office:value="-0.0000281949327776667">
                <text:p>-0.0000281949327776667</text:p>
              </table:table-cell>
              <table:table-cell office:value-type="float" office:value="0.34">
                <text:p>0.34</text:p>
              </table:table-cell>
              <table:table-cell office:value-type="float" office:value="0.00315380375892068">
                <text:p>0.00315380375892068</text:p>
              </table:table-cell>
              <table:table-cell office:value-type="float" office:value="0.360625">
                <text:p>0.360625</text:p>
              </table:table-cell>
              <table:table-cell office:value-type="float" office:value="0.00379231446132278">
                <text:p>0.00379231446132278</text:p>
              </table:table-cell>
            </table:table-row>
            <table:table-row>
              <table:table-cell office:value-type="string"/>
              <table:table-cell office:value-type="float" office:value="0.13375">
                <text:p>0.13375</text:p>
              </table:table-cell>
              <table:table-cell office:value-type="float" office:value="-0.0000293721631956921">
                <text:p>-0.0000293721631956921</text:p>
              </table:table-cell>
              <table:table-cell office:value-type="float" office:value="0.345">
                <text:p>0.345</text:p>
              </table:table-cell>
              <table:table-cell office:value-type="float" office:value="0.00332856615202534">
                <text:p>0.00332856615202534</text:p>
              </table:table-cell>
              <table:table-cell office:value-type="float" office:value="0.3609375">
                <text:p>0.3609375</text:p>
              </table:table-cell>
              <table:table-cell office:value-type="float" office:value="0.00378744805944114">
                <text:p>0.00378744805944114</text:p>
              </table:table-cell>
            </table:table-row>
            <table:table-row>
              <table:table-cell office:value-type="string"/>
              <table:table-cell office:value-type="float" office:value="0.134375">
                <text:p>0.134375</text:p>
              </table:table-cell>
              <table:table-cell office:value-type="float" office:value="-0.0000305232431367283">
                <text:p>-0.0000305232431367283</text:p>
              </table:table-cell>
              <table:table-cell office:value-type="float" office:value="0.35">
                <text:p>0.35</text:p>
              </table:table-cell>
              <table:table-cell office:value-type="float" office:value="0.00350196800436289">
                <text:p>0.00350196800436289</text:p>
              </table:table-cell>
              <table:table-cell office:value-type="float" office:value="0.36109375">
                <text:p>0.36109375</text:p>
              </table:table-cell>
              <table:table-cell office:value-type="float" office:value="0.00378582385037793">
                <text:p>0.00378582385037793</text:p>
              </table:table-cell>
            </table:table-row>
            <table:table-row>
              <table:table-cell office:value-type="string"/>
              <table:table-cell office:value-type="float" office:value="0.135">
                <text:p>0.135</text:p>
              </table:table-cell>
              <table:table-cell office:value-type="float" office:value="-0.0000316479579132263">
                <text:p>-0.0000316479579132263</text:p>
              </table:table-cell>
              <table:table-cell office:value-type="float" office:value="0.3525">
                <text:p>0.3525</text:p>
              </table:table-cell>
              <table:table-cell office:value-type="float" office:value="0.00358713042129301">
                <text:p>0.00358713042129301</text:p>
              </table:table-cell>
              <table:table-cell office:value-type="float" office:value="0.36125">
                <text:p>0.36125</text:p>
              </table:table-cell>
              <table:table-cell office:value-type="float" office:value="0.00376934716389797">
                <text:p>0.00376934716389797</text:p>
              </table:table-cell>
            </table:table-row>
            <table:table-row>
              <table:table-cell office:value-type="string"/>
              <table:table-cell office:value-type="float" office:value="0.135625">
                <text:p>0.135625</text:p>
              </table:table-cell>
              <table:table-cell office:value-type="float" office:value="-0.0000327461109594417">
                <text:p>-0.0000327461109594417</text:p>
              </table:table-cell>
              <table:table-cell office:value-type="float" office:value="0.355">
                <text:p>0.355</text:p>
              </table:table-cell>
              <table:table-cell office:value-type="float" office:value="0.00367019336884417">
                <text:p>0.00367019336884417</text:p>
              </table:table-cell>
              <table:table-cell office:value-type="float" office:value="0.36126953125">
                <text:p>0.36126953125</text:p>
              </table:table-cell>
              <table:table-cell office:value-type="float" office:value="0.00376187432318992">
                <text:p>0.00376187432318992</text:p>
              </table:table-cell>
            </table:table-row>
            <table:table-row>
              <table:table-cell office:value-type="string"/>
              <table:table-cell office:value-type="float" office:value="0.13625">
                <text:p>0.13625</text:p>
              </table:table-cell>
              <table:table-cell office:value-type="float" office:value="-0.0000338175229096069">
                <text:p>-0.0000338175229096069</text:p>
              </table:table-cell>
              <table:table-cell office:value-type="float" office:value="0.35625">
                <text:p>0.35625</text:p>
              </table:table-cell>
              <table:table-cell office:value-type="float" office:value="0.00371029510580306">
                <text:p>0.00371029510580306</text:p>
              </table:table-cell>
              <table:table-cell office:value-type="float" office:value="0.36127197265625">
                <text:p>0.36127197265625</text:p>
              </table:table-cell>
              <table:table-cell office:value-type="float" office:value="0.00375958154937376">
                <text:p>0.00375958154937376</text:p>
              </table:table-cell>
            </table:table-row>
            <table:table-row>
              <table:table-cell office:value-type="string"/>
              <table:table-cell office:value-type="float" office:value="0.136875">
                <text:p>0.136875</text:p>
              </table:table-cell>
              <table:table-cell office:value-type="float" office:value="-0.0000348620307058021">
                <text:p>-0.0000348620307058021</text:p>
              </table:table-cell>
              <table:table-cell office:value-type="float" office:value="0.3575">
                <text:p>0.3575</text:p>
              </table:table-cell>
              <table:table-cell office:value-type="float" office:value="0.0037486282308573">
                <text:p>0.0037486282308573</text:p>
              </table:table-cell>
              <table:table-cell office:value-type="float" office:value="0.361272583007813">
                <text:p>0.361272583007813</text:p>
              </table:table-cell>
              <table:table-cell office:value-type="float" office:value="0.00375861264566783">
                <text:p>0.00375861264566783</text:p>
              </table:table-cell>
            </table:table-row>
            <table:table-row>
              <table:table-cell office:value-type="string"/>
              <table:table-cell office:value-type="float" office:value="0.1375">
                <text:p>0.1375</text:p>
              </table:table-cell>
              <table:table-cell office:value-type="float" office:value="-0.0000358794867347451">
                <text:p>-0.0000358794867347451</text:p>
              </table:table-cell>
              <table:table-cell office:value-type="float" office:value="0.35875">
                <text:p>0.35875</text:p>
              </table:table-cell>
              <table:table-cell office:value-type="float" office:value="0.00378416253313232">
                <text:p>0.00378416253313232</text:p>
              </table:table-cell>
              <table:table-cell office:value-type="float" office:value="0.361272888183594">
                <text:p>0.361272888183594</text:p>
              </table:table-cell>
              <table:table-cell office:value-type="float" office:value="0.00375787857788541">
                <text:p>0.00375787857788541</text:p>
              </table:table-cell>
            </table:table-row>
            <table:table-row>
              <table:table-cell office:value-type="string"/>
              <table:table-cell office:value-type="float" office:value="0.138125">
                <text:p>0.138125</text:p>
              </table:table-cell>
              <table:table-cell office:value-type="float" office:value="-0.0000368697579926424">
                <text:p>-0.0000368697579926424</text:p>
              </table:table-cell>
              <table:table-cell office:value-type="float" office:value="0.36">
                <text:p>0.36</text:p>
              </table:table-cell>
              <table:table-cell office:value-type="float" office:value="0.00381253671955162">
                <text:p>0.00381253671955162</text:p>
              </table:table-cell>
              <table:table-cell office:value-type="float" office:value="0.361273040771485">
                <text:p>0.361273040771485</text:p>
              </table:table-cell>
              <table:table-cell office:value-type="float" office:value="0.00375727517654716">
                <text:p>0.00375727517654716</text:p>
              </table:table-cell>
            </table:table-row>
            <table:table-row>
              <table:table-cell office:value-type="string"/>
              <table:table-cell office:value-type="float" office:value="0.13875">
                <text:p>0.13875</text:p>
              </table:table-cell>
              <table:table-cell office:value-type="float" office:value="-0.0000378327252773025">
                <text:p>-0.0000378327252773025</text:p>
              </table:table-cell>
              <table:table-cell office:value-type="float" office:value="0.360625">
                <text:p>0.360625</text:p>
              </table:table-cell>
              <table:table-cell office:value-type="float" office:value="0.0038178407894839">
                <text:p>0.0038178407894839</text:p>
              </table:table-cell>
              <table:table-cell office:value-type="float" office:value="0.361273078918457">
                <text:p>0.361273078918457</text:p>
              </table:table-cell>
              <table:table-cell office:value-type="float" office:value="0.00375702239111447">
                <text:p>0.00375702239111447</text:p>
              </table:table-cell>
            </table:table-row>
            <table:table-row>
              <table:table-cell office:value-type="string"/>
              <table:table-cell office:value-type="float" office:value="0.139375">
                <text:p>0.139375</text:p>
              </table:table-cell>
              <table:table-cell office:value-type="float" office:value="-0.0000387682824066327">
                <text:p>-0.0000387682824066327</text:p>
              </table:table-cell>
              <table:table-cell office:value-type="float" office:value="0.3609375">
                <text:p>0.3609375</text:p>
              </table:table-cell>
              <table:table-cell office:value-type="float" office:value="0.00380405862828449">
                <text:p>0.00380405862828449</text:p>
              </table:table-cell>
              <table:table-cell office:value-type="float" office:value="0.361273097991944">
                <text:p>0.361273097991944</text:p>
              </table:table-cell>
              <table:table-cell office:value-type="float" office:value="0.00375682873706732">
                <text:p>0.00375682873706732</text:p>
              </table:table-cell>
            </table:table-row>
            <table:table-row>
              <table:table-cell office:value-type="string"/>
              <table:table-cell office:value-type="float" office:value="0.14">
                <text:p>0.14</text:p>
              </table:table-cell>
              <table:table-cell office:value-type="float" office:value="-0.0000396763354626658">
                <text:p>-0.0000396763354626658</text:p>
              </table:table-cell>
              <table:table-cell office:value-type="float" office:value="0.36125">
                <text:p>0.36125</text:p>
              </table:table-cell>
              <table:table-cell office:value-type="float" office:value="0.00379407800941289">
                <text:p>0.00379407800941289</text:p>
              </table:table-cell>
              <table:table-cell office:value-type="float" office:value="0.361273107528687">
                <text:p>0.361273107528687</text:p>
              </table:table-cell>
              <table:table-cell office:value-type="float" office:value="0.00375665907824631">
                <text:p>0.00375665907824631</text:p>
              </table:table-cell>
            </table:table-row>
            <table:table-row>
              <table:table-cell office:value-type="string"/>
              <table:table-cell office:value-type="float" office:value="0.140625">
                <text:p>0.140625</text:p>
              </table:table-cell>
              <table:table-cell office:value-type="float" office:value="-0.0000405568020602866">
                <text:p>-0.0000405568020602866</text:p>
              </table:table-cell>
              <table:table-cell office:value-type="float" office:value="0.361328125">
                <text:p>0.361328125</text:p>
              </table:table-cell>
              <table:table-cell office:value-type="float" office:value="0.00378831303106944">
                <text:p>0.00378831303106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125">
                <text:p>0.14125</text:p>
              </table:table-cell>
              <table:table-cell office:value-type="float" office:value="-0.0000414096106397742">
                <text:p>-0.0000414096106397742</text:p>
              </table:table-cell>
              <table:table-cell office:value-type="float" office:value="0.36140625">
                <text:p>0.36140625</text:p>
              </table:table-cell>
              <table:table-cell office:value-type="float" office:value="0.0037703779119959">
                <text:p>0.0037703779119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1875">
                <text:p>0.141875</text:p>
              </table:table-cell>
              <table:table-cell office:value-type="float" office:value="-0.0000422346997822972">
                <text:p>-0.0000422346997822972</text:p>
              </table:table-cell>
              <table:table-cell office:value-type="float" office:value="0.361407470703125">
                <text:p>0.361407470703125</text:p>
              </table:table-cell>
              <table:table-cell office:value-type="float" office:value="0.0037688265747717">
                <text:p>0.0037688265747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25">
                <text:p>0.1425</text:p>
              </table:table-cell>
              <table:table-cell office:value-type="float" office:value="-0.0000430320175475539">
                <text:p>-0.0000430320175475539</text:p>
              </table:table-cell>
              <table:table-cell office:value-type="float" office:value="0.361408081054688">
                <text:p>0.361408081054688</text:p>
              </table:table-cell>
              <table:table-cell office:value-type="float" office:value="0.0037672995245032">
                <text:p>0.0037672995245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3125">
                <text:p>0.143125</text:p>
              </table:table-cell>
              <table:table-cell office:value-type="float" office:value="-0.0000438015208326755">
                <text:p>-0.0000438015208326755</text:p>
              </table:table-cell>
              <table:table-cell office:value-type="float" office:value="0.361408157348633">
                <text:p>0.361408157348633</text:p>
              </table:table-cell>
              <table:table-cell office:value-type="float" office:value="0.00376682240731872">
                <text:p>0.00376682240731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375">
                <text:p>0.14375</text:p>
              </table:table-cell>
              <table:table-cell office:value-type="float" office:value="-0.0000445431747515591">
                <text:p>-0.0000445431747515591</text:p>
              </table:table-cell>
              <table:table-cell office:value-type="float" office:value="0.361408176422119">
                <text:p>0.361408176422119</text:p>
              </table:table-cell>
              <table:table-cell office:value-type="float" office:value="0.00376656847151662">
                <text:p>0.00376656847151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4375">
                <text:p>0.144375</text:p>
              </table:table-cell>
              <table:table-cell office:value-type="float" office:value="-0.0000452569520338533">
                <text:p>-0.0000452569520338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5">
                <text:p>0.145</text:p>
              </table:table-cell>
              <table:table-cell office:value-type="float" office:value="-0.0000459428324427202">
                <text:p>-0.0000459428324427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5625">
                <text:p>0.145625</text:p>
              </table:table-cell>
              <table:table-cell office:value-type="float" office:value="-0.0000466008022106245">
                <text:p>-0.0000466008022106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625">
                <text:p>0.14625</text:p>
              </table:table-cell>
              <table:table-cell office:value-type="float" office:value="-0.000047230853492339">
                <text:p>-0.000047230853492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6875">
                <text:p>0.146875</text:p>
              </table:table-cell>
              <table:table-cell office:value-type="float" office:value="-0.0000478329838344158">
                <text:p>-0.0000478329838344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75">
                <text:p>0.1475</text:p>
              </table:table-cell>
              <table:table-cell office:value-type="float" office:value="-0.000048407195660348">
                <text:p>-0.000048407195660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8125">
                <text:p>0.148125</text:p>
              </table:table-cell>
              <table:table-cell office:value-type="float" office:value="-0.0000489534957706911">
                <text:p>-0.0000489534957706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875">
                <text:p>0.14875</text:p>
              </table:table-cell>
              <table:table-cell office:value-type="float" office:value="-0.0000494718948574276">
                <text:p>-0.0000494718948574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">
                <text:p>0.15</text:p>
              </table:table-cell>
              <table:table-cell office:value-type="float" office:value="-0.0000504250493653777">
                <text:p>-0.0000504250493653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125">
                <text:p>0.15125</text:p>
              </table:table-cell>
              <table:table-cell office:value-type="float" office:value="-0.0000512668049236664">
                <text:p>-0.0000512668049236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25">
                <text:p>0.1525</text:p>
              </table:table-cell>
              <table:table-cell office:value-type="float" office:value="-0.0000519973405960145">
                <text:p>-0.0000519973405960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375">
                <text:p>0.15375</text:p>
              </table:table-cell>
              <table:table-cell office:value-type="float" office:value="-0.0000526168553318504">
                <text:p>-0.0000526168553318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5">
                <text:p>0.155</text:p>
              </table:table-cell>
              <table:table-cell office:value-type="float" office:value="-0.0000531255551448969">
                <text:p>-0.0000531255551448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625">
                <text:p>0.15625</text:p>
              </table:table-cell>
              <table:table-cell office:value-type="float" office:value="-0.0000535236408331361">
                <text:p>-0.0000535236408331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75">
                <text:p>0.1575</text:p>
              </table:table-cell>
              <table:table-cell office:value-type="float" office:value="-0.0000538112961688998">
                <text:p>-0.0000538112961688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875">
                <text:p>0.15875</text:p>
              </table:table-cell>
              <table:table-cell office:value-type="float" office:value="-0.0000539886764916314">
                <text:p>-0.0000539886764916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6">
                <text:p>0.16</text:p>
              </table:table-cell>
              <table:table-cell office:value-type="float" office:value="-0.0000540558976392879">
                <text:p>-0.0000540558976392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7">
                <text:p>0.17</text:p>
              </table:table-cell>
              <table:table-cell office:value-type="float" office:value="-0.0000506204181947589">
                <text:p>-0.0000506204181947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-0.0000399282912436156">
                <text:p>-0.0000399282912436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9">
                <text:p>0.19</text:p>
              </table:table-cell>
              <table:table-cell office:value-type="float" office:value="-0.0000337089735389015">
                <text:p>-0.0000337089735389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">
                <text:p>0.2</text:p>
              </table:table-cell>
              <table:table-cell office:value-type="float" office:value="-0.0000246653209175982">
                <text:p>-0.0000246653209175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1">
                <text:p>0.21</text:p>
              </table:table-cell>
              <table:table-cell office:value-type="float" office:value="0.00000518366975987782">
                <text:p>0.00000518366975987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2">
                <text:p>0.22</text:p>
              </table:table-cell>
              <table:table-cell office:value-type="float" office:value="0.0000613503006245698">
                <text:p>0.0000613503006245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3">
                <text:p>0.23</text:p>
              </table:table-cell>
              <table:table-cell office:value-type="float" office:value="0.000170923057356511">
                <text:p>0.000170923057356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000323120314799145">
                <text:p>0.000323120314799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5">
                <text:p>0.25</text:p>
              </table:table-cell>
              <table:table-cell office:value-type="float" office:value="0.000503297958709457">
                <text:p>0.000503297958709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6">
                <text:p>0.26</text:p>
              </table:table-cell>
              <table:table-cell office:value-type="float" office:value="0.000708523251486253">
                <text:p>0.000708523251486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">
                <text:p>0.27</text:p>
              </table:table-cell>
              <table:table-cell office:value-type="float" office:value="0.000943759415599522">
                <text:p>0.000943759415599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8">
                <text:p>0.28</text:p>
              </table:table-cell>
              <table:table-cell office:value-type="float" office:value="0.00120429920636665">
                <text:p>0.00120429920636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">
                <text:p>0.29</text:p>
              </table:table-cell>
              <table:table-cell office:value-type="float" office:value="0.00148595407254102">
                <text:p>0.00148595407254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0.00178992179166171">
                <text:p>0.00178992179166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1">
                <text:p>0.31</text:p>
              </table:table-cell>
              <table:table-cell office:value-type="float" office:value="0.00211730093042494">
                <text:p>0.00211730093042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">
                <text:p>0.32</text:p>
              </table:table-cell>
              <table:table-cell office:value-type="float" office:value="0.00245884862797933">
                <text:p>0.00245884862797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5">
                <text:p>0.325</text:p>
              </table:table-cell>
              <table:table-cell office:value-type="float" office:value="0.00263351460800471">
                <text:p>0.00263351460800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625">
                <text:p>0.32625</text:p>
              </table:table-cell>
              <table:table-cell office:value-type="float" office:value="0.00267670274466927">
                <text:p>0.00267670274466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6875">
                <text:p>0.326875</text:p>
              </table:table-cell>
              <table:table-cell office:value-type="float" office:value="0.00269826067329616">
                <text:p>0.00269826067329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75">
                <text:p>0.3275</text:p>
              </table:table-cell>
              <table:table-cell office:value-type="float" office:value="0.00271985563346754">
                <text:p>0.00271985563346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8125">
                <text:p>0.328125</text:p>
              </table:table-cell>
              <table:table-cell office:value-type="float" office:value="0.00274148618875028">
                <text:p>0.00274148618875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875">
                <text:p>0.32875</text:p>
              </table:table-cell>
              <table:table-cell office:value-type="float" office:value="0.00276315180753501">
                <text:p>0.00276315180753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9375">
                <text:p>0.329375</text:p>
              </table:table-cell>
              <table:table-cell office:value-type="float" office:value="0.00278484907849906">
                <text:p>0.00278484907849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">
                <text:p>0.33</text:p>
              </table:table-cell>
              <table:table-cell office:value-type="float" office:value="0.00280657957510687">
                <text:p>0.00280657957510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125">
                <text:p>0.33125</text:p>
              </table:table-cell>
              <table:table-cell office:value-type="float" office:value="0.00284984313836456">
                <text:p>0.00284984313836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25">
                <text:p>0.3325</text:p>
              </table:table-cell>
              <table:table-cell office:value-type="float" office:value="0.00289308883324736">
                <text:p>0.00289308883324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375">
                <text:p>0.33375</text:p>
              </table:table-cell>
              <table:table-cell office:value-type="float" office:value="0.00293644251518181">
                <text:p>0.00293644251518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5">
                <text:p>0.335</text:p>
              </table:table-cell>
              <table:table-cell office:value-type="float" office:value="0.00297989216871905">
                <text:p>0.0029798921687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625">
                <text:p>0.33625</text:p>
              </table:table-cell>
              <table:table-cell office:value-type="float" office:value="0.003023425075228">
                <text:p>0.003023425075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7499999999999">
                <text:p>0.337499999999999</text:p>
              </table:table-cell>
              <table:table-cell office:value-type="float" office:value="0.00306702765564076">
                <text:p>0.00306702765564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8749999999999">
                <text:p>0.338749999999999</text:p>
              </table:table-cell>
              <table:table-cell office:value-type="float" office:value="0.00311069146814518">
                <text:p>0.00311069146814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9999999999999">
                <text:p>0.339999999999999</text:p>
              </table:table-cell>
              <table:table-cell office:value-type="float" office:value="0.00315438823487152">
                <text:p>0.00315438823487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1249999999999">
                <text:p>0.341249999999999</text:p>
              </table:table-cell>
              <table:table-cell office:value-type="float" office:value="0.00319810648918915">
                <text:p>0.00319810648918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2499999999999">
                <text:p>0.342499999999999</text:p>
              </table:table-cell>
              <table:table-cell office:value-type="float" office:value="0.00324182760744465">
                <text:p>0.00324182760744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3749999999999">
                <text:p>0.343749999999999</text:p>
              </table:table-cell>
              <table:table-cell office:value-type="float" office:value="0.00328552703686556">
                <text:p>0.00328552703686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4999999999999">
                <text:p>0.344999999999999</text:p>
              </table:table-cell>
              <table:table-cell office:value-type="float" office:value="0.00332918654360723">
                <text:p>0.00332918654360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6249999999999">
                <text:p>0.346249999999999</text:p>
              </table:table-cell>
              <table:table-cell office:value-type="float" office:value="0.003372763090007">
                <text:p>0.003372763090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7499999999999">
                <text:p>0.347499999999999</text:p>
              </table:table-cell>
              <table:table-cell office:value-type="float" office:value="0.00341622797883613">
                <text:p>0.00341622797883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8124999999999">
                <text:p>0.348124999999999</text:p>
              </table:table-cell>
              <table:table-cell office:value-type="float" office:value="0.00343790781174894">
                <text:p>0.00343790781174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8749999999999">
                <text:p>0.348749999999999</text:p>
              </table:table-cell>
              <table:table-cell office:value-type="float" office:value="0.00345953763855969">
                <text:p>0.00345953763855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9374999999999">
                <text:p>0.349374999999999</text:p>
              </table:table-cell>
              <table:table-cell office:value-type="float" office:value="0.00348111611956942">
                <text:p>0.00348111611956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9999999999999">
                <text:p>0.349999999999999</text:p>
              </table:table-cell>
              <table:table-cell office:value-type="float" office:value="0.00350263649392385">
                <text:p>0.00350263649392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1249999999999">
                <text:p>0.351249999999999</text:p>
              </table:table-cell>
              <table:table-cell office:value-type="float" office:value="0.00354544242261323">
                <text:p>0.00354544242261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1874999999999">
                <text:p>0.351874999999999</text:p>
              </table:table-cell>
              <table:table-cell office:value-type="float" office:value="0.0035667074427522">
                <text:p>0.0035667074427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2499999999999">
                <text:p>0.352499999999999</text:p>
              </table:table-cell>
              <table:table-cell office:value-type="float" office:value="0.00358786225450641">
                <text:p>0.00358786225450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3124999999999">
                <text:p>0.353124999999999</text:p>
              </table:table-cell>
              <table:table-cell office:value-type="float" office:value="0.0036088858123147">
                <text:p>0.0036088858123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3749999999999">
                <text:p>0.353749999999999</text:p>
              </table:table-cell>
              <table:table-cell office:value-type="float" office:value="0.00362975847722045">
                <text:p>0.00362975847722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4374999999999">
                <text:p>0.354374999999999</text:p>
              </table:table-cell>
              <table:table-cell office:value-type="float" office:value="0.00365045568798041">
                <text:p>0.00365045568798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4999999999999">
                <text:p>0.354999999999999</text:p>
              </table:table-cell>
              <table:table-cell office:value-type="float" office:value="0.00367093187743044">
                <text:p>0.00367093187743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5624999999999">
                <text:p>0.355624999999999</text:p>
              </table:table-cell>
              <table:table-cell office:value-type="float" office:value="0.00369114605504784">
                <text:p>0.00369114605504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6249999999999">
                <text:p>0.356249999999999</text:p>
              </table:table-cell>
              <table:table-cell office:value-type="float" office:value="0.0037110389682002">
                <text:p>0.0037110389682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6874999999999">
                <text:p>0.356874999999999</text:p>
              </table:table-cell>
              <table:table-cell office:value-type="float" office:value="0.00373052847440971">
                <text:p>0.00373052847440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7499999999999">
                <text:p>0.357499999999999</text:p>
              </table:table-cell>
              <table:table-cell office:value-type="float" office:value="0.00374949726786912">
                <text:p>0.00374949726786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7812499999999">
                <text:p>0.357812499999999</text:p>
              </table:table-cell>
              <table:table-cell office:value-type="float" office:value="0.00375874388060689">
                <text:p>0.00375874388060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8124999999999">
                <text:p>0.358124999999999</text:p>
              </table:table-cell>
              <table:table-cell office:value-type="float" office:value="0.00376777905499855">
                <text:p>0.00376777905499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8437499999999">
                <text:p>0.358437499999999</text:p>
              </table:table-cell>
              <table:table-cell office:value-type="float" office:value="0.00377656995526507">
                <text:p>0.00377656995526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8749999999999">
                <text:p>0.358749999999999</text:p>
              </table:table-cell>
              <table:table-cell office:value-type="float" office:value="0.00378506384758482">
                <text:p>0.00378506384758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9062499999999">
                <text:p>0.359062499999999</text:p>
              </table:table-cell>
              <table:table-cell office:value-type="float" office:value="0.00379318614262616">
                <text:p>0.00379318614262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9374999999999">
                <text:p>0.359374999999999</text:p>
              </table:table-cell>
              <table:table-cell office:value-type="float" office:value="0.00380082779277866">
                <text:p>0.00380082779277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9687499999999">
                <text:p>0.359687499999999</text:p>
              </table:table-cell>
              <table:table-cell office:value-type="float" office:value="0.00380781837065754">
                <text:p>0.00380781837065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9999999999999">
                <text:p>0.359999999999999</text:p>
              </table:table-cell>
              <table:table-cell office:value-type="float" office:value="0.0038138643982255">
                <text:p>0.0038138643982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156249999999">
                <text:p>0.360156249999999</text:p>
              </table:table-cell>
              <table:table-cell office:value-type="float" office:value="0.00381639321265951">
                <text:p>0.00381639321265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312499999999">
                <text:p>0.360312499999999</text:p>
              </table:table-cell>
              <table:table-cell office:value-type="float" office:value="0.00381840033439611">
                <text:p>0.00381840033439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468749999999">
                <text:p>0.360468749999999</text:p>
              </table:table-cell>
              <table:table-cell office:value-type="float" office:value="0.00381967978424014">
                <text:p>0.00381967978424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624999999999">
                <text:p>0.360624999999999</text:p>
              </table:table-cell>
              <table:table-cell office:value-type="float" office:value="0.00381976270697771">
                <text:p>0.00381976270697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703124999999">
                <text:p>0.360703124999999</text:p>
              </table:table-cell>
              <table:table-cell office:value-type="float" office:value="0.00381902855659812">
                <text:p>0.00381902855659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781249999999">
                <text:p>0.360781249999999</text:p>
              </table:table-cell>
              <table:table-cell office:value-type="float" office:value="0.00381709129550325">
                <text:p>0.00381709129550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859374999999">
                <text:p>0.360859374999999</text:p>
              </table:table-cell>
              <table:table-cell office:value-type="float" office:value="0.00381264182547517">
                <text:p>0.00381264182547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898437499999">
                <text:p>0.360898437499999</text:p>
              </table:table-cell>
              <table:table-cell office:value-type="float" office:value="0.00380611590459076">
                <text:p>0.00380611590459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937499999999">
                <text:p>0.360937499999999</text:p>
              </table:table-cell>
              <table:table-cell office:value-type="float" office:value="0.00380567825778783">
                <text:p>0.00380567825778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015624999999">
                <text:p>0.361015624999999</text:p>
              </table:table-cell>
              <table:table-cell office:value-type="float" office:value="0.0038045228847144">
                <text:p>0.0038045228847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093749999999">
                <text:p>0.361093749999999</text:p>
              </table:table-cell>
              <table:table-cell office:value-type="float" office:value="0.00380285401570684">
                <text:p>0.00380285401570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171874999999">
                <text:p>0.361171874999999</text:p>
              </table:table-cell>
              <table:table-cell office:value-type="float" office:value="0.00380047413304947">
                <text:p>0.00380047413304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249999999999">
                <text:p>0.361249999999999</text:p>
              </table:table-cell>
              <table:table-cell office:value-type="float" office:value="0.00379702321620015">
                <text:p>0.00379702321620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328124999999">
                <text:p>0.361328124999999</text:p>
              </table:table-cell>
              <table:table-cell office:value-type="float" office:value="0.00379167797856193">
                <text:p>0.00379167797856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367187499999">
                <text:p>0.361367187499999</text:p>
              </table:table-cell>
              <table:table-cell office:value-type="float" office:value="0.00378760295827536">
                <text:p>0.00378760295827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06249999999">
                <text:p>0.361406249999999</text:p>
              </table:table-cell>
              <table:table-cell office:value-type="float" office:value="0.00378120381267151">
                <text:p>0.00378120381267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25781249999">
                <text:p>0.361425781249999</text:p>
              </table:table-cell>
              <table:table-cell office:value-type="float" office:value="0.00377523369640257">
                <text:p>0.00377523369640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0664062499">
                <text:p>0.361430664062499</text:p>
              </table:table-cell>
              <table:table-cell office:value-type="float" office:value="0.00377244470226945">
                <text:p>0.00377244470226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3105468749">
                <text:p>0.361433105468749</text:p>
              </table:table-cell>
              <table:table-cell office:value-type="float" office:value="0.00377018293812232">
                <text:p>0.00377018293812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3715820312">
                <text:p>0.361433715820312</text:p>
              </table:table-cell>
              <table:table-cell office:value-type="float" office:value="0.00376918011085796">
                <text:p>0.00376918011085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4020996093">
                <text:p>0.361434020996093</text:p>
              </table:table-cell>
              <table:table-cell office:value-type="float" office:value="0.00376839660178895">
                <text:p>0.00376839660178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4173583983">
                <text:p>0.361434173583983</text:p>
              </table:table-cell>
              <table:table-cell office:value-type="float" office:value="0.00376767328806752">
                <text:p>0.00376767328806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419265747">
                <text:p>0.36143419265747</text:p>
              </table:table-cell>
              <table:table-cell office:value-type="float" office:value="0.00376749410672079">
                <text:p>0.00376749410672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4202194213">
                <text:p>0.361434202194213</text:p>
              </table:table-cell>
              <table:table-cell office:value-type="float" office:value="0.00376735892554418">
                <text:p>0.00376735892554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9f56dff12ba03b9acd7730a5a481eea045e468f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853cm" svg:y="0.316cm" chart:style-name="ch2">
          <text:p>Increment bisections</text:p>
        </chart:title>
        <chart:legend chart:legend-position="start" loext:overlay="true" svg:x="2.106cm" svg:y="1.632cm" style:legend-expansion="custom" svg:width="3.007cm" svg:height="2.151cm" style:legend-expansion-aspect-ratio="1.39795443979544" chart:style-name="ch3"/>
        <chart:plot-area chart:style-name="ch4" table:cell-range-address="Bisections.A2:Bisections.A2 Bisections.E1:Bisections.F166 Bisections.A1:Bisections.D1 Bisections.D2:Bisections.D66 Bisections.B2:Bisections.B60" chart:data-source-has-labels="both" svg:x="1.331cm" svg:y="1.275cm" svg:width="14.349cm" svg:height="6.564cm">
          <chart:coordinate-region svg:x="1.952cm" svg:y="1.474cm" svg:width="13.488cm" svg:height="5.718cm"/>
          <chart:axis chart:dimension="x" chart:name="primary-x" chart:style-name="ch5" chartooo:axis-type="auto">
            <chart:title svg:x="7.336cm" svg:y="8.019cm" chart:style-name="ch6">
              <text:p>Simulation time</text:p>
            </chart:title>
            <chart:categories table:cell-range-address="Bisections.A2:Bisections.A2"/>
          </chart:axis>
          <chart:axis chart:dimension="y" chart:name="primary-y" chart:style-name="ch7">
            <chart:title svg:x="0.451cm" svg:y="7.578cm" chart:style-name="ch8">
              <text:p>Number of bisections until last converged</text:p>
            </chart:title>
            <chart:grid chart:style-name="ch9" chart:class="major"/>
          </chart:axis>
          <chart:series chart:style-name="ch10" chart:values-cell-range-address="Bisections.F2:Bisections.F166" chart:label-cell-address="Bisections.E1:Bisections.F1" chart:class="chart:scatter">
            <chart:domain table:cell-range-address="Bisections.E2:Bisections.E166"/>
            <chart:data-point chart:repeated="165"/>
          </chart:series>
          <chart:series chart:style-name="ch11" chart:values-cell-range-address="Bisections.D2:Bisections.D66" chart:label-cell-address="Bisections.C1:Bisections.D1" chart:class="chart:scatter">
            <chart:domain table:cell-range-address="Bisections.C2:Bisections.C66"/>
            <chart:data-point chart:repeated="65"/>
          </chart:series>
          <chart:series chart:style-name="ch12" chart:values-cell-range-address="Bisections.B2:Bisections.B60" chart:label-cell-address="Bisections.A1:Bisections.B1" chart:class="chart:scatter">
            <chart:domain table:cell-range-address="Bisections.A2:Bisections.A60"/>
            <chart:data-point chart:repeated="5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gn_max 1E-05</text:p>
                <text:list>
                  <text:list-item>
                    <text:p>gn_max</text:p>
                  </text:list-item>
                  <text:list-item>
                    <text:p>1E-05</text:p>
                  </text:list-item>
                </text:list>
                <draw:g>
                  <svg:desc>Bisections.E1:Bisections.F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gn_max 1E-04</text:p>
                <text:list>
                  <text:list-item>
                    <text:p>gn_max</text:p>
                  </text:list-item>
                  <text:list-item>
                    <text:p>1E-04</text:p>
                  </text:list-item>
                </text:list>
                <draw:g>
                  <svg:desc>Bisections.C1:Bisections.D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gn_max 1E-03</text:p>
                <text:list>
                  <text:list-item>
                    <text:p>gn_max</text:p>
                  </text:list-item>
                  <text:list-item>
                    <text:p>1E-03</text:p>
                  </text:list-item>
                </text:list>
                <draw:g>
                  <svg:desc>Bisections.A1:Bisection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me</text:p>
                <draw:g>
                  <svg:desc>Bisections.A2:Bisections.A2</svg:desc>
                </draw:g>
              </table:table-cell>
              <table:table-cell office:value-type="float" office:value="NaN">
                <text:p>NaN</text:p>
                <draw:g>
                  <svg:desc>Bisections.E2:Bisections.E166</svg:desc>
                </draw:g>
              </table:table-cell>
              <table:table-cell office:value-type="float" office:value="NaN">
                <text:p>NaN</text:p>
                <draw:g>
                  <svg:desc>Bisections.F2:Bisections.F166</svg:desc>
                </draw:g>
              </table:table-cell>
              <table:table-cell office:value-type="float" office:value="NaN">
                <text:p>NaN</text:p>
                <draw:g>
                  <svg:desc>Bisections.C2:Bisections.C66</svg:desc>
                </draw:g>
              </table:table-cell>
              <table:table-cell office:value-type="float" office:value="NaN">
                <text:p>NaN</text:p>
                <draw:g>
                  <svg:desc>Bisections.D2:Bisections.D66</svg:desc>
                </draw:g>
              </table:table-cell>
              <table:table-cell office:value-type="float" office:value="NaN">
                <text:p>NaN</text:p>
                <draw:g>
                  <svg:desc>Bisections.A2:Bisections.A60</svg:desc>
                </draw:g>
              </table:table-cell>
              <table:table-cell office:value-type="float" office:value="NaN">
                <text:p>NaN</text:p>
                <draw:g>
                  <svg:desc>Bisections.B2:Bisections.B60</svg:desc>
                </draw:g>
              </table:table-cell>
            </table:table-row>
            <table:table-row>
              <table:table-cell office:value-type="string"/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5125">
                <text:p>0.05125</text:p>
              </table:table-cell>
              <table:table-cell office:value-type="float" office:value="3">
                <text:p>3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525">
                <text:p>0.0525</text:p>
              </table:table-cell>
              <table:table-cell office:value-type="float" office:value="3">
                <text:p>3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55">
                <text:p>0.055</text:p>
              </table:table-cell>
              <table:table-cell office:value-type="float" office:value="2">
                <text:p>2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1">
                <text:p>1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0.1025">
                <text:p>0.1025</text:p>
              </table:table-cell>
              <table:table-cell office:value-type="float" office:value="2">
                <text:p>2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0.105">
                <text:p>0.105</text:p>
              </table:table-cell>
              <table:table-cell office:value-type="float" office:value="2">
                <text:p>2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11">
                <text:p>0.11</text:p>
              </table:table-cell>
              <table:table-cell office:value-type="float" office:value="1">
                <text:p>1</text:p>
              </table:table-cell>
              <table:table-cell office:value-type="float" office:value="0.13">
                <text:p>0.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0125">
                <text:p>0.10125</text:p>
              </table:table-cell>
              <table:table-cell office:value-type="float" office:value="3">
                <text:p>3</text:p>
              </table:table-cell>
              <table:table-cell office:value-type="float" office:value="0.115">
                <text:p>0.115</text:p>
              </table:table-cell>
              <table:table-cell office:value-type="float" office:value="1">
                <text:p>1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025">
                <text:p>0.1025</text:p>
              </table:table-cell>
              <table:table-cell office:value-type="float" office:value="3">
                <text:p>3</text:p>
              </table:table-cell>
              <table:table-cell office:value-type="float" office:value="0.12">
                <text:p>0.12</text:p>
              </table:table-cell>
              <table:table-cell office:value-type="float" office:value="1">
                <text:p>1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0375">
                <text:p>0.10375</text:p>
              </table:table-cell>
              <table:table-cell office:value-type="float" office:value="3">
                <text:p>3</text:p>
              </table:table-cell>
              <table:table-cell office:value-type="float" office:value="0.13">
                <text:p>0.13</text:p>
              </table:table-cell>
              <table:table-cell office:value-type="float" office:value="0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05">
                <text:p>0.105</text:p>
              </table:table-cell>
              <table:table-cell office:value-type="float" office:value="3">
                <text:p>3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  <table:table-cell office:value-type="float" office:value="0.17">
                <text:p>0.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0625">
                <text:p>0.10625</text:p>
              </table:table-cell>
              <table:table-cell office:value-type="float" office:value="3">
                <text:p>3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075">
                <text:p>0.1075</text:p>
              </table:table-cell>
              <table:table-cell office:value-type="float" office:value="3">
                <text:p>3</text:p>
              </table:table-cell>
              <table:table-cell office:value-type="float" office:value="0.16">
                <text:p>0.16</text:p>
              </table:table-cell>
              <table:table-cell office:value-type="float" office:value="0">
                <text:p>0</text:p>
              </table:table-cell>
              <table:table-cell office:value-type="float" office:value="0.19">
                <text:p>0.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0875">
                <text:p>0.10875</text:p>
              </table:table-cell>
              <table:table-cell office:value-type="float" office:value="3">
                <text:p>3</text:p>
              </table:table-cell>
              <table:table-cell office:value-type="float" office:value="0.17">
                <text:p>0.17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1">
                <text:p>0.11</text:p>
              </table:table-cell>
              <table:table-cell office:value-type="float" office:value="3">
                <text:p>3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  <table:table-cell office:value-type="float" office:value="0.21">
                <text:p>0.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1125">
                <text:p>0.11125</text:p>
              </table:table-cell>
              <table:table-cell office:value-type="float" office:value="3">
                <text:p>3</text:p>
              </table:table-cell>
              <table:table-cell office:value-type="float" office:value="0.19">
                <text:p>0.19</text:p>
              </table:table-cell>
              <table:table-cell office:value-type="float" office:value="0">
                <text:p>0</text:p>
              </table:table-cell>
              <table:table-cell office:value-type="float" office:value="0.22">
                <text:p>0.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125">
                <text:p>0.1125</text:p>
              </table:table-cell>
              <table:table-cell office:value-type="float" office:value="3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1375">
                <text:p>0.11375</text:p>
              </table:table-cell>
              <table:table-cell office:value-type="float" office:value="3">
                <text:p>3</text:p>
              </table:table-cell>
              <table:table-cell office:value-type="float" office:value="0.21">
                <text:p>0.21</text:p>
              </table:table-cell>
              <table:table-cell office:value-type="float" office:value="0">
                <text:p>0</text:p>
              </table:table-cell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15">
                <text:p>0.115</text:p>
              </table:table-cell>
              <table:table-cell office:value-type="float" office:value="3">
                <text:p>3</text:p>
              </table:table-cell>
              <table:table-cell office:value-type="float" office:value="0.22">
                <text:p>0.22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175">
                <text:p>0.1175</text:p>
              </table:table-cell>
              <table:table-cell office:value-type="float" office:value="2">
                <text:p>2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  <table:table-cell office:value-type="float" office:value="0.26">
                <text:p>0.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2">
                <text:p>2</text:p>
              </table:table-cell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  <table:table-cell office:value-type="float" office:value="0.27">
                <text:p>0.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25">
                <text:p>0.125</text:p>
              </table:table-cell>
              <table:table-cell office:value-type="float" office:value="1">
                <text:p>1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.28">
                <text:p>0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275">
                <text:p>0.1275</text:p>
              </table:table-cell>
              <table:table-cell office:value-type="float" office:value="2">
                <text:p>2</text:p>
              </table:table-cell>
              <table:table-cell office:value-type="float" office:value="0.26">
                <text:p>0.26</text:p>
              </table:table-cell>
              <table:table-cell office:value-type="float" office:value="0">
                <text:p>0</text:p>
              </table:table-cell>
              <table:table-cell office:value-type="float" office:value="0.29">
                <text:p>0.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2875">
                <text:p>0.12875</text:p>
              </table:table-cell>
              <table:table-cell office:value-type="float" office:value="3">
                <text:p>3</text:p>
              </table:table-cell>
              <table:table-cell office:value-type="float" office:value="0.27">
                <text:p>0.27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29375">
                <text:p>0.129375</text:p>
              </table:table-cell>
              <table:table-cell office:value-type="float" office:value="4">
                <text:p>4</text:p>
              </table:table-cell>
              <table:table-cell office:value-type="float" office:value="0.28">
                <text:p>0.28</text:p>
              </table:table-cell>
              <table:table-cell office:value-type="float" office:value="0">
                <text:p>0</text:p>
              </table:table-cell>
              <table:table-cell office:value-type="float" office:value="0.31">
                <text:p>0.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3">
                <text:p>0.13</text:p>
              </table:table-cell>
              <table:table-cell office:value-type="float" office:value="4">
                <text:p>4</text:p>
              </table:table-cell>
              <table:table-cell office:value-type="float" office:value="0.29">
                <text:p>0.29</text:p>
              </table:table-cell>
              <table:table-cell office:value-type="float" office:value="0">
                <text:p>0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30625">
                <text:p>0.130625</text:p>
              </table:table-cell>
              <table:table-cell office:value-type="float" office:value="4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.33">
                <text:p>0.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3125">
                <text:p>0.13125</text:p>
              </table:table-cell>
              <table:table-cell office:value-type="float" office:value="4">
                <text:p>4</text:p>
              </table:table-cell>
              <table:table-cell office:value-type="float" office:value="0.31">
                <text:p>0.31</text:p>
              </table:table-cell>
              <table:table-cell office:value-type="float" office:value="0">
                <text:p>0</text:p>
              </table:table-cell>
              <table:table-cell office:value-type="float" office:value="0.34">
                <text:p>0.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31875">
                <text:p>0.131875</text:p>
              </table:table-cell>
              <table:table-cell office:value-type="float" office:value="4">
                <text:p>4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325">
                <text:p>0.1325</text:p>
              </table:table-cell>
              <table:table-cell office:value-type="float" office:value="4">
                <text:p>4</text:p>
              </table:table-cell>
              <table:table-cell office:value-type="float" office:value="0.33">
                <text:p>0.33</text:p>
              </table:table-cell>
              <table:table-cell office:value-type="float" office:value="0">
                <text:p>0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33125">
                <text:p>0.133125</text:p>
              </table:table-cell>
              <table:table-cell office:value-type="float" office:value="4">
                <text:p>4</text:p>
              </table:table-cell>
              <table:table-cell office:value-type="float" office:value="0.34">
                <text:p>0.34</text:p>
              </table:table-cell>
              <table:table-cell office:value-type="float" office:value="0">
                <text:p>0</text:p>
              </table:table-cell>
              <table:table-cell office:value-type="float" office:value="0.360625">
                <text:p>0.3606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/>
              <table:table-cell office:value-type="float" office:value="0.13375">
                <text:p>0.13375</text:p>
              </table:table-cell>
              <table:table-cell office:value-type="float" office:value="4">
                <text:p>4</text:p>
              </table:table-cell>
              <table:table-cell office:value-type="float" office:value="0.345">
                <text:p>0.345</text:p>
              </table:table-cell>
              <table:table-cell office:value-type="float" office:value="1">
                <text:p>1</text:p>
              </table:table-cell>
              <table:table-cell office:value-type="float" office:value="0.3609375">
                <text:p>0.36093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0.134375">
                <text:p>0.134375</text:p>
              </table:table-cell>
              <table:table-cell office:value-type="float" office:value="4">
                <text:p>4</text:p>
              </table:table-cell>
              <table:table-cell office:value-type="float" office:value="0.35">
                <text:p>0.35</text:p>
              </table:table-cell>
              <table:table-cell office:value-type="float" office:value="1">
                <text:p>1</text:p>
              </table:table-cell>
              <table:table-cell office:value-type="float" office:value="0.36109375">
                <text:p>0.361093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0.135">
                <text:p>0.135</text:p>
              </table:table-cell>
              <table:table-cell office:value-type="float" office:value="4">
                <text:p>4</text:p>
              </table:table-cell>
              <table:table-cell office:value-type="float" office:value="0.3525">
                <text:p>0.3525</text:p>
              </table:table-cell>
              <table:table-cell office:value-type="float" office:value="2">
                <text:p>2</text:p>
              </table:table-cell>
              <table:table-cell office:value-type="float" office:value="0.36125">
                <text:p>0.361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0.135625">
                <text:p>0.135625</text:p>
              </table:table-cell>
              <table:table-cell office:value-type="float" office:value="4">
                <text:p>4</text:p>
              </table:table-cell>
              <table:table-cell office:value-type="float" office:value="0.355">
                <text:p>0.355</text:p>
              </table:table-cell>
              <table:table-cell office:value-type="float" office:value="2">
                <text:p>2</text:p>
              </table:table-cell>
              <table:table-cell office:value-type="float" office:value="0.36126953125">
                <text:p>0.361269531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/>
              <table:table-cell office:value-type="float" office:value="0.13625">
                <text:p>0.13625</text:p>
              </table:table-cell>
              <table:table-cell office:value-type="float" office:value="4">
                <text:p>4</text:p>
              </table:table-cell>
              <table:table-cell office:value-type="float" office:value="0.35625">
                <text:p>0.35625</text:p>
              </table:table-cell>
              <table:table-cell office:value-type="float" office:value="3">
                <text:p>3</text:p>
              </table:table-cell>
              <table:table-cell office:value-type="float" office:value="0.36127197265625">
                <text:p>0.361271972656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0.136875">
                <text:p>0.136875</text:p>
              </table:table-cell>
              <table:table-cell office:value-type="float" office:value="4">
                <text:p>4</text:p>
              </table:table-cell>
              <table:table-cell office:value-type="float" office:value="0.3575">
                <text:p>0.3575</text:p>
              </table:table-cell>
              <table:table-cell office:value-type="float" office:value="3">
                <text:p>3</text:p>
              </table:table-cell>
              <table:table-cell office:value-type="float" office:value="0.361272583007813">
                <text:p>0.3612725830078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0.1375">
                <text:p>0.1375</text:p>
              </table:table-cell>
              <table:table-cell office:value-type="float" office:value="4">
                <text:p>4</text:p>
              </table:table-cell>
              <table:table-cell office:value-type="float" office:value="0.35875">
                <text:p>0.35875</text:p>
              </table:table-cell>
              <table:table-cell office:value-type="float" office:value="3">
                <text:p>3</text:p>
              </table:table-cell>
              <table:table-cell office:value-type="float" office:value="0.361272888183594">
                <text:p>0.36127288818359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138125">
                <text:p>0.138125</text:p>
              </table:table-cell>
              <table:table-cell office:value-type="float" office:value="4">
                <text:p>4</text:p>
              </table:table-cell>
              <table:table-cell office:value-type="float" office:value="0.36">
                <text:p>0.36</text:p>
              </table:table-cell>
              <table:table-cell office:value-type="float" office:value="3">
                <text:p>3</text:p>
              </table:table-cell>
              <table:table-cell office:value-type="float" office:value="0.361273040771485">
                <text:p>0.36127304077148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0.13875">
                <text:p>0.13875</text:p>
              </table:table-cell>
              <table:table-cell office:value-type="float" office:value="4">
                <text:p>4</text:p>
              </table:table-cell>
              <table:table-cell office:value-type="float" office:value="0.360625">
                <text:p>0.360625</text:p>
              </table:table-cell>
              <table:table-cell office:value-type="float" office:value="4">
                <text:p>4</text:p>
              </table:table-cell>
              <table:table-cell office:value-type="float" office:value="0.361273078918457">
                <text:p>0.36127307891845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/>
              <table:table-cell office:value-type="float" office:value="0.139375">
                <text:p>0.139375</text:p>
              </table:table-cell>
              <table:table-cell office:value-type="float" office:value="4">
                <text:p>4</text:p>
              </table:table-cell>
              <table:table-cell office:value-type="float" office:value="0.3609375">
                <text:p>0.3609375</text:p>
              </table:table-cell>
              <table:table-cell office:value-type="float" office:value="5">
                <text:p>5</text:p>
              </table:table-cell>
              <table:table-cell office:value-type="float" office:value="0.361273097991944">
                <text:p>0.36127309799194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/>
              <table:table-cell office:value-type="float" office:value="0.14">
                <text:p>0.14</text:p>
              </table:table-cell>
              <table:table-cell office:value-type="float" office:value="4">
                <text:p>4</text:p>
              </table:table-cell>
              <table:table-cell office:value-type="float" office:value="0.36125">
                <text:p>0.36125</text:p>
              </table:table-cell>
              <table:table-cell office:value-type="float" office:value="5">
                <text:p>5</text:p>
              </table:table-cell>
              <table:table-cell office:value-type="float" office:value="0.361273107528687">
                <text:p>0.36127310752868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0.140625">
                <text:p>0.140625</text:p>
              </table:table-cell>
              <table:table-cell office:value-type="float" office:value="4">
                <text:p>4</text:p>
              </table:table-cell>
              <table:table-cell office:value-type="float" office:value="0.361328125">
                <text:p>0.361328125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125">
                <text:p>0.14125</text:p>
              </table:table-cell>
              <table:table-cell office:value-type="float" office:value="4">
                <text:p>4</text:p>
              </table:table-cell>
              <table:table-cell office:value-type="float" office:value="0.36140625">
                <text:p>0.36140625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1875">
                <text:p>0.141875</text:p>
              </table:table-cell>
              <table:table-cell office:value-type="float" office:value="4">
                <text:p>4</text:p>
              </table:table-cell>
              <table:table-cell office:value-type="float" office:value="0.361407470703125">
                <text:p>0.361407470703125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25">
                <text:p>0.1425</text:p>
              </table:table-cell>
              <table:table-cell office:value-type="float" office:value="4">
                <text:p>4</text:p>
              </table:table-cell>
              <table:table-cell office:value-type="float" office:value="0.361408081054688">
                <text:p>0.361408081054688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3125">
                <text:p>0.143125</text:p>
              </table:table-cell>
              <table:table-cell office:value-type="float" office:value="4">
                <text:p>4</text:p>
              </table:table-cell>
              <table:table-cell office:value-type="float" office:value="0.361408157348633">
                <text:p>0.361408157348633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375">
                <text:p>0.14375</text:p>
              </table:table-cell>
              <table:table-cell office:value-type="float" office:value="4">
                <text:p>4</text:p>
              </table:table-cell>
              <table:table-cell office:value-type="float" office:value="0.361408176422119">
                <text:p>0.36140817642211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4375">
                <text:p>0.14437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5">
                <text:p>0.14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5625">
                <text:p>0.14562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625">
                <text:p>0.1462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6875">
                <text:p>0.14687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75">
                <text:p>0.147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8125">
                <text:p>0.14812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875">
                <text:p>0.1487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">
                <text:p>0.1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125">
                <text:p>0.1512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25">
                <text:p>0.152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375">
                <text:p>0.1537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5">
                <text:p>0.15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625">
                <text:p>0.1562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75">
                <text:p>0.157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875">
                <text:p>0.1587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6">
                <text:p>0.1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7">
                <text:p>0.1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9">
                <text:p>0.1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1">
                <text:p>0.2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2">
                <text:p>0.2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6">
                <text:p>0.2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">
                <text:p>0.2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8">
                <text:p>0.2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">
                <text:p>0.2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1">
                <text:p>0.3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5">
                <text:p>0.32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625">
                <text:p>0.3262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6875">
                <text:p>0.32687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75">
                <text:p>0.327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8125">
                <text:p>0.32812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875">
                <text:p>0.3287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9375">
                <text:p>0.32937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">
                <text:p>0.3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125">
                <text:p>0.3312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25">
                <text:p>0.332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375">
                <text:p>0.3337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5">
                <text:p>0.33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625">
                <text:p>0.3362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7499999999999">
                <text:p>0.33749999999999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8749999999999">
                <text:p>0.33874999999999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9999999999999">
                <text:p>0.33999999999999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1249999999999">
                <text:p>0.34124999999999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2499999999999">
                <text:p>0.34249999999999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3749999999999">
                <text:p>0.34374999999999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4999999999999">
                <text:p>0.34499999999999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6249999999999">
                <text:p>0.34624999999999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7499999999999">
                <text:p>0.34749999999999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8124999999999">
                <text:p>0.34812499999999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8749999999999">
                <text:p>0.34874999999999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9374999999999">
                <text:p>0.34937499999999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9999999999999">
                <text:p>0.34999999999999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1249999999999">
                <text:p>0.35124999999999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1874999999999">
                <text:p>0.35187499999999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2499999999999">
                <text:p>0.35249999999999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3124999999999">
                <text:p>0.35312499999999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3749999999999">
                <text:p>0.35374999999999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4374999999999">
                <text:p>0.35437499999999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4999999999999">
                <text:p>0.35499999999999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5624999999999">
                <text:p>0.35562499999999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6249999999999">
                <text:p>0.35624999999999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6874999999999">
                <text:p>0.35687499999999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7499999999999">
                <text:p>0.35749999999999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7812499999999">
                <text:p>0.35781249999999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8124999999999">
                <text:p>0.35812499999999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8437499999999">
                <text:p>0.35843749999999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8749999999999">
                <text:p>0.35874999999999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9062499999999">
                <text:p>0.35906249999999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9374999999999">
                <text:p>0.35937499999999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9687499999999">
                <text:p>0.35968749999999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9999999999999">
                <text:p>0.35999999999999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156249999999">
                <text:p>0.36015624999999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312499999999">
                <text:p>0.36031249999999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468749999999">
                <text:p>0.36046874999999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624999999999">
                <text:p>0.36062499999999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703124999999">
                <text:p>0.360703124999999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781249999999">
                <text:p>0.360781249999999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859374999999">
                <text:p>0.360859374999999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898437499999">
                <text:p>0.36089843749999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937499999999">
                <text:p>0.36093749999999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015624999999">
                <text:p>0.361015624999999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093749999999">
                <text:p>0.361093749999999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171874999999">
                <text:p>0.361171874999999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249999999999">
                <text:p>0.361249999999999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328124999999">
                <text:p>0.361328124999999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367187499999">
                <text:p>0.36136718749999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06249999999">
                <text:p>0.36140624999999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25781249999">
                <text:p>0.36142578124999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0664062499">
                <text:p>0.361430664062499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3105468749">
                <text:p>0.361433105468749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3715820312">
                <text:p>0.361433715820312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4020996093">
                <text:p>0.361434020996093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4173583983">
                <text:p>0.361434173583983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419265747">
                <text:p>0.36143419265747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4202194213">
                <text:p>0.361434202194213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9f56dff12ba03b9acd7730a5a481eea045e468f3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768cm" svg:y="0.316cm" chart:style-name="ch2">
          <text:p>Contact stiffness readjustments</text:p>
        </chart:title>
        <chart:legend chart:legend-position="start" loext:overlay="true" svg:x="2.106cm" svg:y="1.632cm" style:legend-expansion="custom" svg:width="3.007cm" svg:height="2.151cm" style:legend-expansion-aspect-ratio="1.39795443979544" chart:style-name="ch3"/>
        <chart:plot-area chart:style-name="ch4" table:cell-range-address="Stiffness_adjustments.A2:Stiffness_adjustments.A2 Stiffness_adjustments.E1:Stiffness_adjustments.F166 Stiffness_adjustments.A1:Stiffness_adjustments.D1 Stiffness_adjustments.D2:Stiffness_adjustments.D66 Stiffness_adjustments.B2:Stiffness_adjustments.B60" chart:data-source-has-labels="both" svg:x="1.331cm" svg:y="1.275cm" svg:width="14.349cm" svg:height="6.564cm">
          <chart:coordinate-region svg:x="2.058cm" svg:y="1.474cm" svg:width="13.382cm" svg:height="5.718cm"/>
          <chart:axis chart:dimension="x" chart:name="primary-x" chart:style-name="ch5" chartooo:axis-type="auto">
            <chart:title svg:x="7.336cm" svg:y="8.019cm" chart:style-name="ch6">
              <text:p>Simulation time</text:p>
            </chart:title>
            <chart:categories table:cell-range-address="Stiffness_adjustments.A2:Stiffness_adjustments.A2"/>
          </chart:axis>
          <chart:axis chart:dimension="y" chart:name="primary-y" chart:style-name="ch7">
            <chart:title svg:x="0.451cm" svg:y="6.122cm" chart:style-name="ch8">
              <text:p>Increment repetitions</text:p>
            </chart:title>
            <chart:grid chart:style-name="ch9" chart:class="major"/>
          </chart:axis>
          <chart:series chart:style-name="ch10" chart:values-cell-range-address="Stiffness_adjustments.F2:Stiffness_adjustments.F166" chart:label-cell-address="Stiffness_adjustments.E1:Stiffness_adjustments.F1" chart:class="chart:scatter">
            <chart:domain table:cell-range-address="Stiffness_adjustments.E2:Stiffness_adjustments.E166"/>
            <chart:data-point chart:repeated="165"/>
          </chart:series>
          <chart:series chart:style-name="ch11" chart:values-cell-range-address="Stiffness_adjustments.D2:Stiffness_adjustments.D66" chart:label-cell-address="Stiffness_adjustments.C1:Stiffness_adjustments.D1" chart:class="chart:scatter">
            <chart:domain table:cell-range-address="Stiffness_adjustments.C2:Stiffness_adjustments.C66"/>
            <chart:data-point chart:repeated="65"/>
          </chart:series>
          <chart:series chart:style-name="ch12" chart:values-cell-range-address="Stiffness_adjustments.B2:Stiffness_adjustments.B60" chart:label-cell-address="Stiffness_adjustments.A1:Stiffness_adjustments.B1" chart:class="chart:scatter">
            <chart:domain table:cell-range-address="Stiffness_adjustments.A2:Stiffness_adjustments.A60"/>
            <chart:data-point chart:repeated="5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gn_max 1E-05</text:p>
                <text:list>
                  <text:list-item>
                    <text:p>gn_max</text:p>
                  </text:list-item>
                  <text:list-item>
                    <text:p>1E-05</text:p>
                  </text:list-item>
                </text:list>
                <draw:g>
                  <svg:desc>Stiffness_adjustments.E1:Stiffness_adjustments.F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gn_max 1E-04</text:p>
                <text:list>
                  <text:list-item>
                    <text:p>gn_max</text:p>
                  </text:list-item>
                  <text:list-item>
                    <text:p>1E-04</text:p>
                  </text:list-item>
                </text:list>
                <draw:g>
                  <svg:desc>Stiffness_adjustments.C1:Stiffness_adjustments.D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gn_max 1E-03</text:p>
                <text:list>
                  <text:list-item>
                    <text:p>gn_max</text:p>
                  </text:list-item>
                  <text:list-item>
                    <text:p>1E-03</text:p>
                  </text:list-item>
                </text:list>
                <draw:g>
                  <svg:desc>Stiffness_adjustments.A1:Stiffness_adjustment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me</text:p>
                <draw:g>
                  <svg:desc>Stiffness_adjustments.A2:Stiffness_adjustments.A2</svg:desc>
                </draw:g>
              </table:table-cell>
              <table:table-cell office:value-type="float" office:value="NaN">
                <text:p>NaN</text:p>
                <draw:g>
                  <svg:desc>Stiffness_adjustments.E2:Stiffness_adjustments.E166</svg:desc>
                </draw:g>
              </table:table-cell>
              <table:table-cell office:value-type="float" office:value="NaN">
                <text:p>NaN</text:p>
                <draw:g>
                  <svg:desc>Stiffness_adjustments.F2:Stiffness_adjustments.F166</svg:desc>
                </draw:g>
              </table:table-cell>
              <table:table-cell office:value-type="float" office:value="NaN">
                <text:p>NaN</text:p>
                <draw:g>
                  <svg:desc>Stiffness_adjustments.C2:Stiffness_adjustments.C66</svg:desc>
                </draw:g>
              </table:table-cell>
              <table:table-cell office:value-type="float" office:value="NaN">
                <text:p>NaN</text:p>
                <draw:g>
                  <svg:desc>Stiffness_adjustments.D2:Stiffness_adjustments.D66</svg:desc>
                </draw:g>
              </table:table-cell>
              <table:table-cell office:value-type="float" office:value="NaN">
                <text:p>NaN</text:p>
                <draw:g>
                  <svg:desc>Stiffness_adjustments.A2:Stiffness_adjustments.A60</svg:desc>
                </draw:g>
              </table:table-cell>
              <table:table-cell office:value-type="float" office:value="NaN">
                <text:p>NaN</text:p>
                <draw:g>
                  <svg:desc>Stiffness_adjustments.B2:Stiffness_adjustments.B60</svg:desc>
                </draw:g>
              </table:table-cell>
            </table:table-row>
            <table:table-row>
              <table:table-cell office:value-type="string"/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5">
                <text:p>0.05</text:p>
              </table:table-cell>
              <table:table-cell office:value-type="float" office:value="2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2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5125">
                <text:p>0.05125</text:p>
              </table:table-cell>
              <table:table-cell office:value-type="float" office:value="3">
                <text:p>3</text:p>
              </table:table-cell>
              <table:table-cell office:value-type="float" office:value="0.06">
                <text:p>0.06</text:p>
              </table:table-cell>
              <table:table-cell office:value-type="float" office:value="2">
                <text:p>2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525">
                <text:p>0.0525</text:p>
              </table:table-cell>
              <table:table-cell office:value-type="float" office:value="2">
                <text:p>2</text:p>
              </table:table-cell>
              <table:table-cell office:value-type="float" office:value="0.07">
                <text:p>0.07</text:p>
              </table:table-cell>
              <table:table-cell office:value-type="float" office:value="2">
                <text:p>2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55">
                <text:p>0.055</text:p>
              </table:table-cell>
              <table:table-cell office:value-type="float" office:value="2">
                <text:p>2</text:p>
              </table:table-cell>
              <table:table-cell office:value-type="float" office:value="0.08">
                <text:p>0.08</text:p>
              </table:table-cell>
              <table:table-cell office:value-type="float" office:value="2">
                <text:p>2</text:p>
              </table:table-cell>
              <table:table-cell office:value-type="float" office:value="0.08">
                <text:p>0.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2">
                <text:p>2</text:p>
              </table:table-cell>
              <table:table-cell office:value-type="float" office:value="0.09">
                <text:p>0.09</text:p>
              </table:table-cell>
              <table:table-cell office:value-type="float" office:value="2">
                <text:p>2</text:p>
              </table:table-cell>
              <table:table-cell office:value-type="float" office:value="0.09">
                <text:p>0.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0.07">
                <text:p>0.07</text:p>
              </table:table-cell>
              <table:table-cell office:value-type="float" office:value="2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2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0.08">
                <text:p>0.08</text:p>
              </table:table-cell>
              <table:table-cell office:value-type="float" office:value="2">
                <text:p>2</text:p>
              </table:table-cell>
              <table:table-cell office:value-type="float" office:value="0.1025">
                <text:p>0.1025</text:p>
              </table:table-cell>
              <table:table-cell office:value-type="float" office:value="0">
                <text:p>0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9">
                <text:p>0.09</text:p>
              </table:table-cell>
              <table:table-cell office:value-type="float" office:value="2">
                <text:p>2</text:p>
              </table:table-cell>
              <table:table-cell office:value-type="float" office:value="0.105">
                <text:p>0.105</text:p>
              </table:table-cell>
              <table:table-cell office:value-type="float" office:value="0">
                <text:p>0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">
                <text:p>0.1</text:p>
              </table:table-cell>
              <table:table-cell office:value-type="float" office:value="2">
                <text:p>2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0125">
                <text:p>0.10125</text:p>
              </table:table-cell>
              <table:table-cell office:value-type="float" office:value="0">
                <text:p>0</text:p>
              </table:table-cell>
              <table:table-cell office:value-type="float" office:value="0.115">
                <text:p>0.115</text:p>
              </table:table-cell>
              <table:table-cell office:value-type="float" office:value="0">
                <text:p>0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025">
                <text:p>0.1025</text:p>
              </table:table-cell>
              <table:table-cell office:value-type="float" office:value="0">
                <text:p>0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0375">
                <text:p>0.10375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0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05">
                <text:p>0.105</text:p>
              </table:table-cell>
              <table:table-cell office:value-type="float" office:value="0">
                <text:p>0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  <table:table-cell office:value-type="float" office:value="0.17">
                <text:p>0.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0625">
                <text:p>0.10625</text:p>
              </table:table-cell>
              <table:table-cell office:value-type="float" office:value="0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.18">
                <text:p>0.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0.1075">
                <text:p>0.1075</text:p>
              </table:table-cell>
              <table:table-cell office:value-type="float" office:value="0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0">
                <text:p>0</text:p>
              </table:table-cell>
              <table:table-cell office:value-type="float" office:value="0.19">
                <text:p>0.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0875">
                <text:p>0.10875</text:p>
              </table:table-cell>
              <table:table-cell office:value-type="float" office:value="0">
                <text:p>0</text:p>
              </table:table-cell>
              <table:table-cell office:value-type="float" office:value="0.17">
                <text:p>0.17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8">
                <text:p>0.18</text:p>
              </table:table-cell>
              <table:table-cell office:value-type="float" office:value="2">
                <text:p>2</text:p>
              </table:table-cell>
              <table:table-cell office:value-type="float" office:value="0.21">
                <text:p>0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0.11125">
                <text:p>0.11125</text:p>
              </table:table-cell>
              <table:table-cell office:value-type="float" office:value="0">
                <text:p>0</text:p>
              </table:table-cell>
              <table:table-cell office:value-type="float" office:value="0.19">
                <text:p>0.19</text:p>
              </table:table-cell>
              <table:table-cell office:value-type="float" office:value="0">
                <text:p>0</text:p>
              </table:table-cell>
              <table:table-cell office:value-type="float" office:value="0.22">
                <text:p>0.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0.1125">
                <text:p>0.1125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23">
                <text:p>0.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0.11375">
                <text:p>0.11375</text:p>
              </table:table-cell>
              <table:table-cell office:value-type="float" office:value="0">
                <text:p>0</text:p>
              </table:table-cell>
              <table:table-cell office:value-type="float" office:value="0.21">
                <text:p>0.21</text:p>
              </table:table-cell>
              <table:table-cell office:value-type="float" office:value="2">
                <text:p>2</text:p>
              </table:table-cell>
              <table:table-cell office:value-type="float" office:value="0.24">
                <text:p>0.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0.115">
                <text:p>0.115</text:p>
              </table:table-cell>
              <table:table-cell office:value-type="float" office:value="0">
                <text:p>0</text:p>
              </table:table-cell>
              <table:table-cell office:value-type="float" office:value="0.22">
                <text:p>0.22</text:p>
              </table:table-cell>
              <table:table-cell office:value-type="float" office:value="2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/>
              <table:table-cell office:value-type="float" office:value="0.1175">
                <text:p>0.1175</text:p>
              </table:table-cell>
              <table:table-cell office:value-type="float" office:value="0">
                <text:p>0</text:p>
              </table:table-cell>
              <table:table-cell office:value-type="float" office:value="0.23">
                <text:p>0.23</text:p>
              </table:table-cell>
              <table:table-cell office:value-type="float" office:value="2">
                <text:p>2</text:p>
              </table:table-cell>
              <table:table-cell office:value-type="float" office:value="0.26">
                <text:p>0.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  <table:table-cell office:value-type="float" office:value="0.24">
                <text:p>0.24</text:p>
              </table:table-cell>
              <table:table-cell office:value-type="float" office:value="2">
                <text:p>2</text:p>
              </table:table-cell>
              <table:table-cell office:value-type="float" office:value="0.27">
                <text:p>0.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2">
                <text:p>2</text:p>
              </table:table-cell>
              <table:table-cell office:value-type="float" office:value="0.28">
                <text:p>0.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0.1275">
                <text:p>0.1275</text:p>
              </table:table-cell>
              <table:table-cell office:value-type="float" office:value="0">
                <text:p>0</text:p>
              </table:table-cell>
              <table:table-cell office:value-type="float" office:value="0.26">
                <text:p>0.26</text:p>
              </table:table-cell>
              <table:table-cell office:value-type="float" office:value="2">
                <text:p>2</text:p>
              </table:table-cell>
              <table:table-cell office:value-type="float" office:value="0.29">
                <text:p>0.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0.12875">
                <text:p>0.12875</text:p>
              </table:table-cell>
              <table:table-cell office:value-type="float" office:value="0">
                <text:p>0</text:p>
              </table:table-cell>
              <table:table-cell office:value-type="float" office:value="0.27">
                <text:p>0.27</text:p>
              </table:table-cell>
              <table:table-cell office:value-type="float" office:value="2">
                <text:p>2</text:p>
              </table:table-cell>
              <table:table-cell office:value-type="float" office:value="0.3">
                <text:p>0.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0.129375">
                <text:p>0.129375</text:p>
              </table:table-cell>
              <table:table-cell office:value-type="float" office:value="0">
                <text:p>0</text:p>
              </table:table-cell>
              <table:table-cell office:value-type="float" office:value="0.28">
                <text:p>0.28</text:p>
              </table:table-cell>
              <table:table-cell office:value-type="float" office:value="2">
                <text:p>2</text:p>
              </table:table-cell>
              <table:table-cell office:value-type="float" office:value="0.31">
                <text:p>0.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0.13">
                <text:p>0.13</text:p>
              </table:table-cell>
              <table:table-cell office:value-type="float" office:value="0">
                <text:p>0</text:p>
              </table:table-cell>
              <table:table-cell office:value-type="float" office:value="0.29">
                <text:p>0.29</text:p>
              </table:table-cell>
              <table:table-cell office:value-type="float" office:value="2">
                <text:p>2</text:p>
              </table:table-cell>
              <table:table-cell office:value-type="float" office:value="0.32">
                <text:p>0.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0.130625">
                <text:p>0.130625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2">
                <text:p>2</text:p>
              </table:table-cell>
              <table:table-cell office:value-type="float" office:value="0.33">
                <text:p>0.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0.13125">
                <text:p>0.13125</text:p>
              </table:table-cell>
              <table:table-cell office:value-type="float" office:value="0">
                <text:p>0</text:p>
              </table:table-cell>
              <table:table-cell office:value-type="float" office:value="0.31">
                <text:p>0.31</text:p>
              </table:table-cell>
              <table:table-cell office:value-type="float" office:value="2">
                <text:p>2</text:p>
              </table:table-cell>
              <table:table-cell office:value-type="float" office:value="0.34">
                <text:p>0.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0.131875">
                <text:p>0.131875</text:p>
              </table:table-cell>
              <table:table-cell office:value-type="float" office:value="0">
                <text:p>0</text:p>
              </table:table-cell>
              <table:table-cell office:value-type="float" office:value="0.32">
                <text:p>0.32</text:p>
              </table:table-cell>
              <table:table-cell office:value-type="float" office:value="2">
                <text:p>2</text:p>
              </table:table-cell>
              <table:table-cell office:value-type="float" office:value="0.35">
                <text:p>0.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0.1325">
                <text:p>0.1325</text:p>
              </table:table-cell>
              <table:table-cell office:value-type="float" office:value="0">
                <text:p>0</text:p>
              </table:table-cell>
              <table:table-cell office:value-type="float" office:value="0.33">
                <text:p>0.33</text:p>
              </table:table-cell>
              <table:table-cell office:value-type="float" office:value="2">
                <text:p>2</text:p>
              </table:table-cell>
              <table:table-cell office:value-type="float" office:value="0.36">
                <text:p>0.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0.133125">
                <text:p>0.133125</text:p>
              </table:table-cell>
              <table:table-cell office:value-type="float" office:value="0">
                <text:p>0</text:p>
              </table:table-cell>
              <table:table-cell office:value-type="float" office:value="0.34">
                <text:p>0.34</text:p>
              </table:table-cell>
              <table:table-cell office:value-type="float" office:value="2">
                <text:p>2</text:p>
              </table:table-cell>
              <table:table-cell office:value-type="float" office:value="0.360625">
                <text:p>0.36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3375">
                <text:p>0.13375</text:p>
              </table:table-cell>
              <table:table-cell office:value-type="float" office:value="0">
                <text:p>0</text:p>
              </table:table-cell>
              <table:table-cell office:value-type="float" office:value="0.345">
                <text:p>0.345</text:p>
              </table:table-cell>
              <table:table-cell office:value-type="float" office:value="1">
                <text:p>1</text:p>
              </table:table-cell>
              <table:table-cell office:value-type="float" office:value="0.3609375">
                <text:p>0.36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34375">
                <text:p>0.134375</text:p>
              </table:table-cell>
              <table:table-cell office:value-type="float" office:value="0">
                <text:p>0</text:p>
              </table:table-cell>
              <table:table-cell office:value-type="float" office:value="0.35">
                <text:p>0.35</text:p>
              </table:table-cell>
              <table:table-cell office:value-type="float" office:value="2">
                <text:p>2</text:p>
              </table:table-cell>
              <table:table-cell office:value-type="float" office:value="0.36109375">
                <text:p>0.361093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135">
                <text:p>0.135</text:p>
              </table:table-cell>
              <table:table-cell office:value-type="float" office:value="0">
                <text:p>0</text:p>
              </table:table-cell>
              <table:table-cell office:value-type="float" office:value="0.3525">
                <text:p>0.3525</text:p>
              </table:table-cell>
              <table:table-cell office:value-type="float" office:value="1">
                <text:p>1</text:p>
              </table:table-cell>
              <table:table-cell office:value-type="float" office:value="0.36125">
                <text:p>0.36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35625">
                <text:p>0.135625</text:p>
              </table:table-cell>
              <table:table-cell office:value-type="float" office:value="0">
                <text:p>0</text:p>
              </table:table-cell>
              <table:table-cell office:value-type="float" office:value="0.355">
                <text:p>0.355</text:p>
              </table:table-cell>
              <table:table-cell office:value-type="float" office:value="2">
                <text:p>2</text:p>
              </table:table-cell>
              <table:table-cell office:value-type="float" office:value="0.36126953125">
                <text:p>0.3612695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3625">
                <text:p>0.13625</text:p>
              </table:table-cell>
              <table:table-cell office:value-type="float" office:value="0">
                <text:p>0</text:p>
              </table:table-cell>
              <table:table-cell office:value-type="float" office:value="0.35625">
                <text:p>0.35625</text:p>
              </table:table-cell>
              <table:table-cell office:value-type="float" office:value="1">
                <text:p>1</text:p>
              </table:table-cell>
              <table:table-cell office:value-type="float" office:value="0.36127197265625">
                <text:p>0.361271972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36875">
                <text:p>0.136875</text:p>
              </table:table-cell>
              <table:table-cell office:value-type="float" office:value="0">
                <text:p>0</text:p>
              </table:table-cell>
              <table:table-cell office:value-type="float" office:value="0.3575">
                <text:p>0.3575</text:p>
              </table:table-cell>
              <table:table-cell office:value-type="float" office:value="0">
                <text:p>0</text:p>
              </table:table-cell>
              <table:table-cell office:value-type="float" office:value="0.361272583007813">
                <text:p>0.361272583007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375">
                <text:p>0.1375</text:p>
              </table:table-cell>
              <table:table-cell office:value-type="float" office:value="0">
                <text:p>0</text:p>
              </table:table-cell>
              <table:table-cell office:value-type="float" office:value="0.35875">
                <text:p>0.35875</text:p>
              </table:table-cell>
              <table:table-cell office:value-type="float" office:value="1">
                <text:p>1</text:p>
              </table:table-cell>
              <table:table-cell office:value-type="float" office:value="0.361272888183594">
                <text:p>0.361272888183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38125">
                <text:p>0.138125</text:p>
              </table:table-cell>
              <table:table-cell office:value-type="float" office:value="0">
                <text:p>0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  <table:table-cell office:value-type="float" office:value="0.361273040771485">
                <text:p>0.361273040771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3875">
                <text:p>0.13875</text:p>
              </table:table-cell>
              <table:table-cell office:value-type="float" office:value="0">
                <text:p>0</text:p>
              </table:table-cell>
              <table:table-cell office:value-type="float" office:value="0.360625">
                <text:p>0.360625</text:p>
              </table:table-cell>
              <table:table-cell office:value-type="float" office:value="1">
                <text:p>1</text:p>
              </table:table-cell>
              <table:table-cell office:value-type="float" office:value="0.361273078918457">
                <text:p>0.361273078918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39375">
                <text:p>0.139375</text:p>
              </table:table-cell>
              <table:table-cell office:value-type="float" office:value="0">
                <text:p>0</text:p>
              </table:table-cell>
              <table:table-cell office:value-type="float" office:value="0.3609375">
                <text:p>0.3609375</text:p>
              </table:table-cell>
              <table:table-cell office:value-type="float" office:value="0">
                <text:p>0</text:p>
              </table:table-cell>
              <table:table-cell office:value-type="float" office:value="0.361273097991944">
                <text:p>0.361273097991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  <table:table-cell office:value-type="float" office:value="0.36125">
                <text:p>0.36125</text:p>
              </table:table-cell>
              <table:table-cell office:value-type="float" office:value="0">
                <text:p>0</text:p>
              </table:table-cell>
              <table:table-cell office:value-type="float" office:value="0.361273107528687">
                <text:p>0.361273107528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40625">
                <text:p>0.140625</text:p>
              </table:table-cell>
              <table:table-cell office:value-type="float" office:value="0">
                <text:p>0</text:p>
              </table:table-cell>
              <table:table-cell office:value-type="float" office:value="0.361328125">
                <text:p>0.36132812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125">
                <text:p>0.14125</text:p>
              </table:table-cell>
              <table:table-cell office:value-type="float" office:value="0">
                <text:p>0</text:p>
              </table:table-cell>
              <table:table-cell office:value-type="float" office:value="0.36140625">
                <text:p>0.36140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1875">
                <text:p>0.141875</text:p>
              </table:table-cell>
              <table:table-cell office:value-type="float" office:value="0">
                <text:p>0</text:p>
              </table:table-cell>
              <table:table-cell office:value-type="float" office:value="0.361407470703125">
                <text:p>0.3614074707031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25">
                <text:p>0.1425</text:p>
              </table:table-cell>
              <table:table-cell office:value-type="float" office:value="0">
                <text:p>0</text:p>
              </table:table-cell>
              <table:table-cell office:value-type="float" office:value="0.361408081054688">
                <text:p>0.36140808105468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3125">
                <text:p>0.143125</text:p>
              </table:table-cell>
              <table:table-cell office:value-type="float" office:value="0">
                <text:p>0</text:p>
              </table:table-cell>
              <table:table-cell office:value-type="float" office:value="0.361408157348633">
                <text:p>0.3614081573486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375">
                <text:p>0.14375</text:p>
              </table:table-cell>
              <table:table-cell office:value-type="float" office:value="0">
                <text:p>0</text:p>
              </table:table-cell>
              <table:table-cell office:value-type="float" office:value="0.361408176422119">
                <text:p>0.36140817642211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4375">
                <text:p>0.1443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5">
                <text:p>0.14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5625">
                <text:p>0.14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625">
                <text:p>0.14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6875">
                <text:p>0.1468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75">
                <text:p>0.14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8125">
                <text:p>0.1481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875">
                <text:p>0.148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125">
                <text:p>0.151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25">
                <text:p>0.15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375">
                <text:p>0.153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5">
                <text:p>0.15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75">
                <text:p>0.15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875">
                <text:p>0.158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6">
                <text:p>0.1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7">
                <text:p>0.1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9">
                <text:p>0.1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1">
                <text:p>0.2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2">
                <text:p>0.2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3">
                <text:p>0.2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5">
                <text:p>0.2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6">
                <text:p>0.2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">
                <text:p>0.27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8">
                <text:p>0.2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">
                <text:p>0.2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1">
                <text:p>0.3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">
                <text:p>0.3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5">
                <text:p>0.32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625">
                <text:p>0.3262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6875">
                <text:p>0.32687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75">
                <text:p>0.327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8125">
                <text:p>0.32812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875">
                <text:p>0.3287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9375">
                <text:p>0.32937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">
                <text:p>0.3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125">
                <text:p>0.3312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25">
                <text:p>0.33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375">
                <text:p>0.333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5">
                <text:p>0.33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625">
                <text:p>0.33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7499999999999">
                <text:p>0.3374999999999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8749999999999">
                <text:p>0.3387499999999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9999999999999">
                <text:p>0.3399999999999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1249999999999">
                <text:p>0.3412499999999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2499999999999">
                <text:p>0.3424999999999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3749999999999">
                <text:p>0.3437499999999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4999999999999">
                <text:p>0.3449999999999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6249999999999">
                <text:p>0.3462499999999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7499999999999">
                <text:p>0.3474999999999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8124999999999">
                <text:p>0.3481249999999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8749999999999">
                <text:p>0.3487499999999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9374999999999">
                <text:p>0.3493749999999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9999999999999">
                <text:p>0.3499999999999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1249999999999">
                <text:p>0.3512499999999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1874999999999">
                <text:p>0.3518749999999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2499999999999">
                <text:p>0.3524999999999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3124999999999">
                <text:p>0.3531249999999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3749999999999">
                <text:p>0.3537499999999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4374999999999">
                <text:p>0.3543749999999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4999999999999">
                <text:p>0.3549999999999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5624999999999">
                <text:p>0.3556249999999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6249999999999">
                <text:p>0.3562499999999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6874999999999">
                <text:p>0.3568749999999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7499999999999">
                <text:p>0.3574999999999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7812499999999">
                <text:p>0.3578124999999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8124999999999">
                <text:p>0.3581249999999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8437499999999">
                <text:p>0.3584374999999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8749999999999">
                <text:p>0.3587499999999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9062499999999">
                <text:p>0.3590624999999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9374999999999">
                <text:p>0.3593749999999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9687499999999">
                <text:p>0.3596874999999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9999999999999">
                <text:p>0.3599999999999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156249999999">
                <text:p>0.3601562499999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312499999999">
                <text:p>0.3603124999999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468749999999">
                <text:p>0.3604687499999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624999999999">
                <text:p>0.3606249999999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703124999999">
                <text:p>0.3607031249999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781249999999">
                <text:p>0.3607812499999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859374999999">
                <text:p>0.3608593749999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898437499999">
                <text:p>0.3608984374999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937499999999">
                <text:p>0.3609374999999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015624999999">
                <text:p>0.3610156249999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093749999999">
                <text:p>0.3610937499999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171874999999">
                <text:p>0.3611718749999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249999999999">
                <text:p>0.3612499999999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328124999999">
                <text:p>0.3613281249999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367187499999">
                <text:p>0.3613671874999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06249999999">
                <text:p>0.3614062499999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25781249999">
                <text:p>0.3614257812499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0664062499">
                <text:p>0.3614306640624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3105468749">
                <text:p>0.36143310546874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3715820312">
                <text:p>0.36143371582031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4020996093">
                <text:p>0.36143402099609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4173583983">
                <text:p>0.36143417358398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419265747">
                <text:p>0.3614341926574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4202194213">
                <text:p>0.36143420219421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9f56dff12ba03b9acd7730a5a481eea045e468f3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1cm" chart:symbol-height="0.1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37cm" svg:y="0.316cm" chart:style-name="ch2">
          <text:p>Contact stiffness</text:p>
        </chart:title>
        <chart:legend chart:legend-position="start" loext:overlay="true" svg:x="2.619cm" svg:y="1.583cm" style:legend-expansion="custom" svg:width="2.568cm" svg:height="1.805cm" style:legend-expansion-aspect-ratio="1.42271468144044" chart:style-name="ch3"/>
        <chart:plot-area chart:style-name="ch4" table:cell-range-address="'max(k_n)'.A2:'max(k_n)'.A2 'max(k_n)'.E1:'max(k_n)'.F166 'max(k_n)'.A1:'max(k_n)'.D1 'max(k_n)'.D2:'max(k_n)'.D80 'max(k_n)'.B2:'max(k_n)'.B60" chart:data-source-has-labels="both" svg:x="1.331cm" svg:y="1.275cm" svg:width="14.349cm" svg:height="6.564cm">
          <chart:coordinate-region svg:x="2.508cm" svg:y="1.474cm" svg:width="12.932cm" svg:height="5.718cm"/>
          <chart:axis chart:dimension="x" chart:name="primary-x" chart:style-name="ch5" chartooo:axis-type="auto">
            <chart:title svg:x="7.336cm" svg:y="8.019cm" chart:style-name="ch6">
              <text:p>Simulation time</text:p>
            </chart:title>
            <chart:categories table:cell-range-address="'max(k_n)'.A2:'max(k_n)'.A2"/>
          </chart:axis>
          <chart:axis chart:dimension="y" chart:name="primary-y" chart:style-name="ch7">
            <chart:title svg:x="0.451cm" svg:y="7.154cm" chart:style-name="ch8">
              <text:p>Maximum adjusted contact stiffness</text:p>
            </chart:title>
            <chart:grid chart:style-name="ch9" chart:class="major"/>
          </chart:axis>
          <chart:series chart:style-name="ch10" chart:values-cell-range-address="'max(k_n)'.F2:'max(k_n)'.F166" chart:label-cell-address="'max(k_n)'.E1:'max(k_n)'.F1" chart:class="chart:scatter">
            <chart:domain table:cell-range-address="'max(k_n)'.E2:'max(k_n)'.E166"/>
            <chart:data-point chart:repeated="165"/>
          </chart:series>
          <chart:series chart:style-name="ch11" chart:values-cell-range-address="'max(k_n)'.D2:'max(k_n)'.D80" chart:label-cell-address="'max(k_n)'.C1:'max(k_n)'.D1" chart:class="chart:scatter">
            <chart:domain table:cell-range-address="'max(k_n)'.C2:'max(k_n)'.C80"/>
            <chart:data-point chart:repeated="79"/>
          </chart:series>
          <chart:series chart:style-name="ch12" chart:values-cell-range-address="'max(k_n)'.B2:'max(k_n)'.B60" chart:label-cell-address="'max(k_n)'.A1:'max(k_n)'.B1" chart:class="chart:scatter">
            <chart:domain table:cell-range-address="'max(k_n)'.A2:'max(k_n)'.A60"/>
            <chart:data-point chart:repeated="5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gn_max 1E-05</text:p>
                <text:list>
                  <text:list-item>
                    <text:p>gn_max</text:p>
                  </text:list-item>
                  <text:list-item>
                    <text:p>1E-05</text:p>
                  </text:list-item>
                </text:list>
                <draw:g>
                  <svg:desc>'max(k_n)'.E1:'max(k_n)'.F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gn_max 1E-04</text:p>
                <text:list>
                  <text:list-item>
                    <text:p>gn_max</text:p>
                  </text:list-item>
                  <text:list-item>
                    <text:p>1E-04</text:p>
                  </text:list-item>
                </text:list>
                <draw:g>
                  <svg:desc>'max(k_n)'.C1:'max(k_n)'.D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gn_max 1E-03</text:p>
                <text:list>
                  <text:list-item>
                    <text:p>gn_max</text:p>
                  </text:list-item>
                  <text:list-item>
                    <text:p>1E-03</text:p>
                  </text:list-item>
                </text:list>
                <draw:g>
                  <svg:desc>'max(k_n)'.A1:'max(k_n)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me</text:p>
                <draw:g>
                  <svg:desc>'max(k_n)'.A2:'max(k_n)'.A2</svg:desc>
                </draw:g>
              </table:table-cell>
              <table:table-cell office:value-type="float" office:value="NaN">
                <text:p>NaN</text:p>
                <draw:g>
                  <svg:desc>'max(k_n)'.E2:'max(k_n)'.E166</svg:desc>
                </draw:g>
              </table:table-cell>
              <table:table-cell office:value-type="float" office:value="NaN">
                <text:p>NaN</text:p>
                <draw:g>
                  <svg:desc>'max(k_n)'.F2:'max(k_n)'.F166</svg:desc>
                </draw:g>
              </table:table-cell>
              <table:table-cell office:value-type="float" office:value="NaN">
                <text:p>NaN</text:p>
                <draw:g>
                  <svg:desc>'max(k_n)'.C2:'max(k_n)'.C80</svg:desc>
                </draw:g>
              </table:table-cell>
              <table:table-cell office:value-type="float" office:value="NaN">
                <text:p>NaN</text:p>
                <draw:g>
                  <svg:desc>'max(k_n)'.D2:'max(k_n)'.D80</svg:desc>
                </draw:g>
              </table:table-cell>
              <table:table-cell office:value-type="float" office:value="NaN">
                <text:p>NaN</text:p>
                <draw:g>
                  <svg:desc>'max(k_n)'.A2:'max(k_n)'.A60</svg:desc>
                </draw:g>
              </table:table-cell>
              <table:table-cell office:value-type="float" office:value="NaN">
                <text:p>NaN</text:p>
                <draw:g>
                  <svg:desc>'max(k_n)'.B2:'max(k_n)'.B60</svg:desc>
                </draw:g>
              </table:table-cell>
            </table:table-row>
            <table:table-row>
              <table:table-cell office:value-type="string"/>
              <table:table-cell office:value-type="float" office:value="0.01">
                <text:p>0.01</text:p>
              </table:table-cell>
              <table:table-cell office:value-type="float" office:value="1">
                <text:p>1</text:p>
              </table:table-cell>
              <table:table-cell office:value-type="float" office:value="0.01">
                <text:p>0.01</text:p>
              </table:table-cell>
              <table:table-cell office:value-type="float" office:value="1">
                <text:p>1</text:p>
              </table:table-cell>
              <table:table-cell office:value-type="float" office:value="0.01">
                <text:p>0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02">
                <text:p>0.02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03">
                <text:p>0.03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04">
                <text:p>0.04</text:p>
              </table:table-cell>
              <table:table-cell office:value-type="float" office:value="1">
                <text:p>1</text:p>
              </table:table-cell>
              <table:table-cell office:value-type="float" office:value="0.04">
                <text:p>0.04</text:p>
              </table:table-cell>
              <table:table-cell office:value-type="float" office:value="1">
                <text:p>1</text:p>
              </table:table-cell>
              <table:table-cell office:value-type="float" office:value="0.04">
                <text:p>0.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05">
                <text:p>0.05</text:p>
              </table:table-cell>
              <table:table-cell office:value-type="float" office:value="14.7714958024414">
                <text:p>14.7714958024414</text:p>
              </table:table-cell>
              <table:table-cell office:value-type="float" office:value="0.05">
                <text:p>0.05</text:p>
              </table:table-cell>
              <table:table-cell office:value-type="float" office:value="1.47714958024414">
                <text:p>1.47714958024414</text:p>
              </table:table-cell>
              <table:table-cell office:value-type="float" office:value="0.05">
                <text:p>0.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05125">
                <text:p>0.05125</text:p>
              </table:table-cell>
              <table:table-cell office:value-type="float" office:value="31.9857565184773">
                <text:p>31.9857565184773</text:p>
              </table:table-cell>
              <table:table-cell office:value-type="float" office:value="0.06">
                <text:p>0.06</text:p>
              </table:table-cell>
              <table:table-cell office:value-type="float" office:value="4.72517233818343">
                <text:p>4.72517233818343</text:p>
              </table:table-cell>
              <table:table-cell office:value-type="float" office:value="0.06">
                <text:p>0.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0525">
                <text:p>0.0525</text:p>
              </table:table-cell>
              <table:table-cell office:value-type="float" office:value="31.9857565184773">
                <text:p>31.9857565184773</text:p>
              </table:table-cell>
              <table:table-cell office:value-type="float" office:value="0.07">
                <text:p>0.07</text:p>
              </table:table-cell>
              <table:table-cell office:value-type="float" office:value="8.03358387618153">
                <text:p>8.03358387618153</text:p>
              </table:table-cell>
              <table:table-cell office:value-type="float" office:value="0.07">
                <text:p>0.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055">
                <text:p>0.055</text:p>
              </table:table-cell>
              <table:table-cell office:value-type="float" office:value="31.9857565184773">
                <text:p>31.9857565184773</text:p>
              </table:table-cell>
              <table:table-cell office:value-type="float" office:value="0.08">
                <text:p>0.08</text:p>
              </table:table-cell>
              <table:table-cell office:value-type="float" office:value="11.3879165041768">
                <text:p>11.3879165041768</text:p>
              </table:table-cell>
              <table:table-cell office:value-type="float" office:value="0.08">
                <text:p>0.08</text:p>
              </table:table-cell>
              <table:table-cell office:value-type="float" office:value="1.12201650116524">
                <text:p>1.12201650116524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47.6842805629142">
                <text:p>47.6842805629142</text:p>
              </table:table-cell>
              <table:table-cell office:value-type="float" office:value="0.09">
                <text:p>0.09</text:p>
              </table:table-cell>
              <table:table-cell office:value-type="float" office:value="14.8174043488954">
                <text:p>14.8174043488954</text:p>
              </table:table-cell>
              <table:table-cell office:value-type="float" office:value="0.09">
                <text:p>0.09</text:p>
              </table:table-cell>
              <table:table-cell office:value-type="float" office:value="1.46264115379161">
                <text:p>1.46264115379161</text:p>
              </table:table-cell>
            </table:table-row>
            <table:table-row>
              <table:table-cell office:value-type="string"/>
              <table:table-cell office:value-type="float" office:value="0.07">
                <text:p>0.07</text:p>
              </table:table-cell>
              <table:table-cell office:value-type="float" office:value="80.4902236520156">
                <text:p>80.4902236520156</text:p>
              </table:table-cell>
              <table:table-cell office:value-type="float" office:value="0.1">
                <text:p>0.1</text:p>
              </table:table-cell>
              <table:table-cell office:value-type="float" office:value="18.3252182985536">
                <text:p>18.3252182985536</text:p>
              </table:table-cell>
              <table:table-cell office:value-type="float" office:value="0.1">
                <text:p>0.1</text:p>
              </table:table-cell>
              <table:table-cell office:value-type="float" office:value="1.81500449578288">
                <text:p>1.81500449578288</text:p>
              </table:table-cell>
            </table:table-row>
            <table:table-row>
              <table:table-cell office:value-type="string"/>
              <table:table-cell office:value-type="float" office:value="0.08">
                <text:p>0.08</text:p>
              </table:table-cell>
              <table:table-cell office:value-type="float" office:value="114.026628636158">
                <text:p>114.026628636158</text:p>
              </table:table-cell>
              <table:table-cell office:value-type="float" office:value="0.1025">
                <text:p>0.1025</text:p>
              </table:table-cell>
              <table:table-cell office:value-type="float" office:value="18.3252182985536">
                <text:p>18.3252182985536</text:p>
              </table:table-cell>
              <table:table-cell office:value-type="float" office:value="0.11">
                <text:p>0.11</text:p>
              </table:table-cell>
              <table:table-cell office:value-type="float" office:value="1.81500449578288">
                <text:p>1.81500449578288</text:p>
              </table:table-cell>
            </table:table-row>
            <table:table-row>
              <table:table-cell office:value-type="string"/>
              <table:table-cell office:value-type="float" office:value="0.09">
                <text:p>0.09</text:p>
              </table:table-cell>
              <table:table-cell office:value-type="float" office:value="148.317082209431">
                <text:p>148.317082209431</text:p>
              </table:table-cell>
              <table:table-cell office:value-type="float" office:value="0.105">
                <text:p>0.105</text:p>
              </table:table-cell>
              <table:table-cell office:value-type="float" office:value="18.3252182985536">
                <text:p>18.3252182985536</text:p>
              </table:table-cell>
              <table:table-cell office:value-type="float" office:value="0.12">
                <text:p>0.12</text:p>
              </table:table-cell>
              <table:table-cell office:value-type="float" office:value="1.81500449578288">
                <text:p>1.81500449578288</text:p>
              </table:table-cell>
            </table:table-row>
            <table:table-row>
              <table:table-cell office:value-type="string"/>
              <table:table-cell office:value-type="float" office:value="0.1">
                <text:p>0.1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11">
                <text:p>0.11</text:p>
              </table:table-cell>
              <table:table-cell office:value-type="float" office:value="18.3252182985536">
                <text:p>18.3252182985536</text:p>
              </table:table-cell>
              <table:table-cell office:value-type="float" office:value="0.13">
                <text:p>0.13</text:p>
              </table:table-cell>
              <table:table-cell office:value-type="float" office:value="1.81500449578288">
                <text:p>1.81500449578288</text:p>
              </table:table-cell>
            </table:table-row>
            <table:table-row>
              <table:table-cell office:value-type="string"/>
              <table:table-cell office:value-type="float" office:value="0.10125">
                <text:p>0.1012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115">
                <text:p>0.115</text:p>
              </table:table-cell>
              <table:table-cell office:value-type="float" office:value="18.3252182985536">
                <text:p>18.3252182985536</text:p>
              </table:table-cell>
              <table:table-cell office:value-type="float" office:value="0.14">
                <text:p>0.14</text:p>
              </table:table-cell>
              <table:table-cell office:value-type="float" office:value="1.81500449578288">
                <text:p>1.81500449578288</text:p>
              </table:table-cell>
            </table:table-row>
            <table:table-row>
              <table:table-cell office:value-type="string"/>
              <table:table-cell office:value-type="float" office:value="0.1025">
                <text:p>0.102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12">
                <text:p>0.12</text:p>
              </table:table-cell>
              <table:table-cell office:value-type="float" office:value="18.3252182985536">
                <text:p>18.3252182985536</text:p>
              </table:table-cell>
              <table:table-cell office:value-type="float" office:value="0.15">
                <text:p>0.15</text:p>
              </table:table-cell>
              <table:table-cell office:value-type="float" office:value="1.81500449578288">
                <text:p>1.81500449578288</text:p>
              </table:table-cell>
            </table:table-row>
            <table:table-row>
              <table:table-cell office:value-type="string"/>
              <table:table-cell office:value-type="float" office:value="0.10375">
                <text:p>0.1037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13">
                <text:p>0.13</text:p>
              </table:table-cell>
              <table:table-cell office:value-type="float" office:value="18.3252182985536">
                <text:p>18.3252182985536</text:p>
              </table:table-cell>
              <table:table-cell office:value-type="float" office:value="0.16">
                <text:p>0.16</text:p>
              </table:table-cell>
              <table:table-cell office:value-type="float" office:value="1.81500449578288">
                <text:p>1.81500449578288</text:p>
              </table:table-cell>
            </table:table-row>
            <table:table-row>
              <table:table-cell office:value-type="string"/>
              <table:table-cell office:value-type="float" office:value="0.105">
                <text:p>0.10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14">
                <text:p>0.14</text:p>
              </table:table-cell>
              <table:table-cell office:value-type="float" office:value="18.3252182985536">
                <text:p>18.3252182985536</text:p>
              </table:table-cell>
              <table:table-cell office:value-type="float" office:value="0.17">
                <text:p>0.17</text:p>
              </table:table-cell>
              <table:table-cell office:value-type="float" office:value="1.81500449578288">
                <text:p>1.81500449578288</text:p>
              </table:table-cell>
            </table:table-row>
            <table:table-row>
              <table:table-cell office:value-type="string"/>
              <table:table-cell office:value-type="float" office:value="0.10625">
                <text:p>0.1062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15">
                <text:p>0.15</text:p>
              </table:table-cell>
              <table:table-cell office:value-type="float" office:value="18.3252182985536">
                <text:p>18.3252182985536</text:p>
              </table:table-cell>
              <table:table-cell office:value-type="float" office:value="0.18">
                <text:p>0.18</text:p>
              </table:table-cell>
              <table:table-cell office:value-type="float" office:value="2.0237620244722">
                <text:p>2.0237620244722</text:p>
              </table:table-cell>
            </table:table-row>
            <table:table-row>
              <table:table-cell office:value-type="string"/>
              <table:table-cell office:value-type="float" office:value="0.1075">
                <text:p>0.107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16">
                <text:p>0.16</text:p>
              </table:table-cell>
              <table:table-cell office:value-type="float" office:value="18.3252182985536">
                <text:p>18.3252182985536</text:p>
              </table:table-cell>
              <table:table-cell office:value-type="float" office:value="0.19">
                <text:p>0.19</text:p>
              </table:table-cell>
              <table:table-cell office:value-type="float" office:value="2.0237620244722">
                <text:p>2.0237620244722</text:p>
              </table:table-cell>
            </table:table-row>
            <table:table-row>
              <table:table-cell office:value-type="string"/>
              <table:table-cell office:value-type="float" office:value="0.10875">
                <text:p>0.1087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17">
                <text:p>0.17</text:p>
              </table:table-cell>
              <table:table-cell office:value-type="float" office:value="18.3252182985536">
                <text:p>18.3252182985536</text:p>
              </table:table-cell>
              <table:table-cell office:value-type="float" office:value="0.2">
                <text:p>0.2</text:p>
              </table:table-cell>
              <table:table-cell office:value-type="float" office:value="2.0237620244722">
                <text:p>2.0237620244722</text:p>
              </table:table-cell>
            </table:table-row>
            <table:table-row>
              <table:table-cell office:value-type="string"/>
              <table:table-cell office:value-type="float" office:value="0.11">
                <text:p>0.11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18">
                <text:p>0.18</text:p>
              </table:table-cell>
              <table:table-cell office:value-type="float" office:value="20.4118062565204">
                <text:p>20.4118062565204</text:p>
              </table:table-cell>
              <table:table-cell office:value-type="float" office:value="0.21">
                <text:p>0.21</text:p>
              </table:table-cell>
              <table:table-cell office:value-type="float" office:value="2.0237620244722">
                <text:p>2.0237620244722</text:p>
              </table:table-cell>
            </table:table-row>
            <table:table-row>
              <table:table-cell office:value-type="string"/>
              <table:table-cell office:value-type="float" office:value="0.11125">
                <text:p>0.1112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19">
                <text:p>0.19</text:p>
              </table:table-cell>
              <table:table-cell office:value-type="float" office:value="20.4118062565204">
                <text:p>20.4118062565204</text:p>
              </table:table-cell>
              <table:table-cell office:value-type="float" office:value="0.22">
                <text:p>0.22</text:p>
              </table:table-cell>
              <table:table-cell office:value-type="float" office:value="2.0237620244722">
                <text:p>2.0237620244722</text:p>
              </table:table-cell>
            </table:table-row>
            <table:table-row>
              <table:table-cell office:value-type="string"/>
              <table:table-cell office:value-type="float" office:value="0.1125">
                <text:p>0.112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2">
                <text:p>0.2</text:p>
              </table:table-cell>
              <table:table-cell office:value-type="float" office:value="20.4118062565204">
                <text:p>20.4118062565204</text:p>
              </table:table-cell>
              <table:table-cell office:value-type="float" office:value="0.23">
                <text:p>0.23</text:p>
              </table:table-cell>
              <table:table-cell office:value-type="float" office:value="2.0237620244722">
                <text:p>2.0237620244722</text:p>
              </table:table-cell>
            </table:table-row>
            <table:table-row>
              <table:table-cell office:value-type="string"/>
              <table:table-cell office:value-type="float" office:value="0.11375">
                <text:p>0.1137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21">
                <text:p>0.21</text:p>
              </table:table-cell>
              <table:table-cell office:value-type="float" office:value="20.4118062565204">
                <text:p>20.4118062565204</text:p>
              </table:table-cell>
              <table:table-cell office:value-type="float" office:value="0.24">
                <text:p>0.24</text:p>
              </table:table-cell>
              <table:table-cell office:value-type="float" office:value="2.26952184296096">
                <text:p>2.26952184296096</text:p>
              </table:table-cell>
            </table:table-row>
            <table:table-row>
              <table:table-cell office:value-type="string"/>
              <table:table-cell office:value-type="float" office:value="0.115">
                <text:p>0.11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22">
                <text:p>0.22</text:p>
              </table:table-cell>
              <table:table-cell office:value-type="float" office:value="20.4118062565204">
                <text:p>20.4118062565204</text:p>
              </table:table-cell>
              <table:table-cell office:value-type="float" office:value="0.25">
                <text:p>0.25</text:p>
              </table:table-cell>
              <table:table-cell office:value-type="float" office:value="2.92348547007532">
                <text:p>2.92348547007532</text:p>
              </table:table-cell>
            </table:table-row>
            <table:table-row>
              <table:table-cell office:value-type="string"/>
              <table:table-cell office:value-type="float" office:value="0.1175">
                <text:p>0.117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23">
                <text:p>0.23</text:p>
              </table:table-cell>
              <table:table-cell office:value-type="float" office:value="20.4118062565204">
                <text:p>20.4118062565204</text:p>
              </table:table-cell>
              <table:table-cell office:value-type="float" office:value="0.26">
                <text:p>0.26</text:p>
              </table:table-cell>
              <table:table-cell office:value-type="float" office:value="3.66324577144748">
                <text:p>3.66324577144748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24">
                <text:p>0.24</text:p>
              </table:table-cell>
              <table:table-cell office:value-type="float" office:value="22.8756614889514">
                <text:p>22.8756614889514</text:p>
              </table:table-cell>
              <table:table-cell office:value-type="float" office:value="0.27">
                <text:p>0.27</text:p>
              </table:table-cell>
              <table:table-cell office:value-type="float" office:value="4.46359740304867">
                <text:p>4.46359740304867</text:p>
              </table:table-cell>
            </table:table-row>
            <table:table-row>
              <table:table-cell office:value-type="string"/>
              <table:table-cell office:value-type="float" office:value="0.125">
                <text:p>0.12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25">
                <text:p>0.25</text:p>
              </table:table-cell>
              <table:table-cell office:value-type="float" office:value="29.4216288305577">
                <text:p>29.4216288305577</text:p>
              </table:table-cell>
              <table:table-cell office:value-type="float" office:value="0.28">
                <text:p>0.28</text:p>
              </table:table-cell>
              <table:table-cell office:value-type="float" office:value="5.30662461967216">
                <text:p>5.30662461967216</text:p>
              </table:table-cell>
            </table:table-row>
            <table:table-row>
              <table:table-cell office:value-type="string"/>
              <table:table-cell office:value-type="float" office:value="0.1275">
                <text:p>0.127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26">
                <text:p>0.26</text:p>
              </table:table-cell>
              <table:table-cell office:value-type="float" office:value="36.8172572335305">
                <text:p>36.8172572335305</text:p>
              </table:table-cell>
              <table:table-cell office:value-type="float" office:value="0.29">
                <text:p>0.29</text:p>
              </table:table-cell>
              <table:table-cell office:value-type="float" office:value="6.17490350597691">
                <text:p>6.17490350597691</text:p>
              </table:table-cell>
            </table:table-row>
            <table:table-row>
              <table:table-cell office:value-type="string"/>
              <table:table-cell office:value-type="float" office:value="0.12875">
                <text:p>0.1287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27">
                <text:p>0.27</text:p>
              </table:table-cell>
              <table:table-cell office:value-type="float" office:value="44.818364993656">
                <text:p>44.818364993656</text:p>
              </table:table-cell>
              <table:table-cell office:value-type="float" office:value="0.3">
                <text:p>0.3</text:p>
              </table:table-cell>
              <table:table-cell office:value-type="float" office:value="7.05272587805828">
                <text:p>7.05272587805828</text:p>
              </table:table-cell>
            </table:table-row>
            <table:table-row>
              <table:table-cell office:value-type="string"/>
              <table:table-cell office:value-type="float" office:value="0.129375">
                <text:p>0.12937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28">
                <text:p>0.28</text:p>
              </table:table-cell>
              <table:table-cell office:value-type="float" office:value="53.2432616981366">
                <text:p>53.2432616981366</text:p>
              </table:table-cell>
              <table:table-cell office:value-type="float" office:value="0.31">
                <text:p>0.31</text:p>
              </table:table-cell>
              <table:table-cell office:value-type="float" office:value="7.93047063783861">
                <text:p>7.93047063783861</text:p>
              </table:table-cell>
            </table:table-row>
            <table:table-row>
              <table:table-cell office:value-type="string"/>
              <table:table-cell office:value-type="float" office:value="0.13">
                <text:p>0.13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29">
                <text:p>0.29</text:p>
              </table:table-cell>
              <table:table-cell office:value-type="float" office:value="61.9188448748025">
                <text:p>61.9188448748025</text:p>
              </table:table-cell>
              <table:table-cell office:value-type="float" office:value="0.32">
                <text:p>0.32</text:p>
              </table:table-cell>
              <table:table-cell office:value-type="float" office:value="8.80212830612887">
                <text:p>8.80212830612887</text:p>
              </table:table-cell>
            </table:table-row>
            <table:table-row>
              <table:table-cell office:value-type="string"/>
              <table:table-cell office:value-type="float" office:value="0.130625">
                <text:p>0.13062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3">
                <text:p>0.3</text:p>
              </table:table-cell>
              <table:table-cell office:value-type="float" office:value="70.6921438379988">
                <text:p>70.6921438379988</text:p>
              </table:table-cell>
              <table:table-cell office:value-type="float" office:value="0.33">
                <text:p>0.33</text:p>
              </table:table-cell>
              <table:table-cell office:value-type="float" office:value="8.80212830612887">
                <text:p>8.80212830612887</text:p>
              </table:table-cell>
            </table:table-row>
            <table:table-row>
              <table:table-cell office:value-type="string"/>
              <table:table-cell office:value-type="float" office:value="0.13125">
                <text:p>0.1312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31">
                <text:p>0.31</text:p>
              </table:table-cell>
              <table:table-cell office:value-type="float" office:value="79.4812417710965">
                <text:p>79.4812417710965</text:p>
              </table:table-cell>
              <table:table-cell office:value-type="float" office:value="0.34">
                <text:p>0.34</text:p>
              </table:table-cell>
              <table:table-cell office:value-type="float" office:value="10.4849368176142">
                <text:p>10.4849368176142</text:p>
              </table:table-cell>
            </table:table-row>
            <table:table-row>
              <table:table-cell office:value-type="string"/>
              <table:table-cell office:value-type="float" office:value="0.131875">
                <text:p>0.13187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32">
                <text:p>0.32</text:p>
              </table:table-cell>
              <table:table-cell office:value-type="float" office:value="88.2148617309651">
                <text:p>88.2148617309651</text:p>
              </table:table-cell>
              <table:table-cell office:value-type="float" office:value="0.35">
                <text:p>0.35</text:p>
              </table:table-cell>
              <table:table-cell office:value-type="float" office:value="10.4849368176142">
                <text:p>10.4849368176142</text:p>
              </table:table-cell>
            </table:table-row>
            <table:table-row>
              <table:table-cell office:value-type="string"/>
              <table:table-cell office:value-type="float" office:value="0.1325">
                <text:p>0.132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33">
                <text:p>0.33</text:p>
              </table:table-cell>
              <table:table-cell office:value-type="float" office:value="88.2148617309651">
                <text:p>88.2148617309651</text:p>
              </table:table-cell>
              <table:table-cell office:value-type="float" office:value="0.36">
                <text:p>0.36</text:p>
              </table:table-cell>
              <table:table-cell office:value-type="float" office:value="10.4849368176142">
                <text:p>10.4849368176142</text:p>
              </table:table-cell>
            </table:table-row>
            <table:table-row>
              <table:table-cell office:value-type="string"/>
              <table:table-cell office:value-type="float" office:value="0.133125">
                <text:p>0.13312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34">
                <text:p>0.34</text:p>
              </table:table-cell>
              <table:table-cell office:value-type="float" office:value="105.118860449866">
                <text:p>105.118860449866</text:p>
              </table:table-cell>
              <table:table-cell office:value-type="float" office:value="0.360625">
                <text:p>0.360625</text:p>
              </table:table-cell>
              <table:table-cell office:value-type="float" office:value="10.4849368176142">
                <text:p>10.4849368176142</text:p>
              </table:table-cell>
            </table:table-row>
            <table:table-row>
              <table:table-cell office:value-type="string"/>
              <table:table-cell office:value-type="float" office:value="0.13375">
                <text:p>0.1337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345">
                <text:p>0.345</text:p>
              </table:table-cell>
              <table:table-cell office:value-type="float" office:value="105.118860449866">
                <text:p>105.118860449866</text:p>
              </table:table-cell>
              <table:table-cell office:value-type="float" office:value="0.3609375">
                <text:p>0.3609375</text:p>
              </table:table-cell>
              <table:table-cell office:value-type="float" office:value="10.4849368176142">
                <text:p>10.4849368176142</text:p>
              </table:table-cell>
            </table:table-row>
            <table:table-row>
              <table:table-cell office:value-type="string"/>
              <table:table-cell office:value-type="float" office:value="0.134375">
                <text:p>0.13437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35">
                <text:p>0.35</text:p>
              </table:table-cell>
              <table:table-cell office:value-type="float" office:value="105.118860449866">
                <text:p>105.118860449866</text:p>
              </table:table-cell>
              <table:table-cell office:value-type="float" office:value="0.36109375">
                <text:p>0.36109375</text:p>
              </table:table-cell>
              <table:table-cell office:value-type="float" office:value="10.4849368176142">
                <text:p>10.4849368176142</text:p>
              </table:table-cell>
            </table:table-row>
            <table:table-row>
              <table:table-cell office:value-type="string"/>
              <table:table-cell office:value-type="float" office:value="0.135">
                <text:p>0.13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3525">
                <text:p>0.3525</text:p>
              </table:table-cell>
              <table:table-cell office:value-type="float" office:value="105.118860449866">
                <text:p>105.118860449866</text:p>
              </table:table-cell>
              <table:table-cell office:value-type="float" office:value="0.36125">
                <text:p>0.36125</text:p>
              </table:table-cell>
              <table:table-cell office:value-type="float" office:value="10.4849368176142">
                <text:p>10.4849368176142</text:p>
              </table:table-cell>
            </table:table-row>
            <table:table-row>
              <table:table-cell office:value-type="string"/>
              <table:table-cell office:value-type="float" office:value="0.135625">
                <text:p>0.13562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355">
                <text:p>0.355</text:p>
              </table:table-cell>
              <table:table-cell office:value-type="float" office:value="105.118860449866">
                <text:p>105.118860449866</text:p>
              </table:table-cell>
              <table:table-cell office:value-type="float" office:value="0.36126953125">
                <text:p>0.36126953125</text:p>
              </table:table-cell>
              <table:table-cell office:value-type="float" office:value="10.4849368176142">
                <text:p>10.4849368176142</text:p>
              </table:table-cell>
            </table:table-row>
            <table:table-row>
              <table:table-cell office:value-type="string"/>
              <table:table-cell office:value-type="float" office:value="0.13625">
                <text:p>0.1362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35625">
                <text:p>0.35625</text:p>
              </table:table-cell>
              <table:table-cell office:value-type="float" office:value="116.152995391508">
                <text:p>116.152995391508</text:p>
              </table:table-cell>
              <table:table-cell office:value-type="float" office:value="0.36127197265625">
                <text:p>0.36127197265625</text:p>
              </table:table-cell>
              <table:table-cell office:value-type="float" office:value="10.4849368176142">
                <text:p>10.4849368176142</text:p>
              </table:table-cell>
            </table:table-row>
            <table:table-row>
              <table:table-cell office:value-type="string"/>
              <table:table-cell office:value-type="float" office:value="0.136875">
                <text:p>0.13687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3575">
                <text:p>0.3575</text:p>
              </table:table-cell>
              <table:table-cell office:value-type="float" office:value="116.152995391508">
                <text:p>116.152995391508</text:p>
              </table:table-cell>
              <table:table-cell office:value-type="float" office:value="0.361272583007813">
                <text:p>0.361272583007813</text:p>
              </table:table-cell>
              <table:table-cell office:value-type="float" office:value="10.4849368176142">
                <text:p>10.4849368176142</text:p>
              </table:table-cell>
            </table:table-row>
            <table:table-row>
              <table:table-cell office:value-type="string"/>
              <table:table-cell office:value-type="float" office:value="0.1375">
                <text:p>0.137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35875">
                <text:p>0.35875</text:p>
              </table:table-cell>
              <table:table-cell office:value-type="float" office:value="116.152995391508">
                <text:p>116.152995391508</text:p>
              </table:table-cell>
              <table:table-cell office:value-type="float" office:value="0.361272888183594">
                <text:p>0.361272888183594</text:p>
              </table:table-cell>
              <table:table-cell office:value-type="float" office:value="10.4849368176142">
                <text:p>10.4849368176142</text:p>
              </table:table-cell>
            </table:table-row>
            <table:table-row>
              <table:table-cell office:value-type="string"/>
              <table:table-cell office:value-type="float" office:value="0.138125">
                <text:p>0.13812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36">
                <text:p>0.36</text:p>
              </table:table-cell>
              <table:table-cell office:value-type="float" office:value="116.152995391508">
                <text:p>116.152995391508</text:p>
              </table:table-cell>
              <table:table-cell office:value-type="float" office:value="0.361273040771485">
                <text:p>0.361273040771485</text:p>
              </table:table-cell>
              <table:table-cell office:value-type="float" office:value="10.4849368176142">
                <text:p>10.4849368176142</text:p>
              </table:table-cell>
            </table:table-row>
            <table:table-row>
              <table:table-cell office:value-type="string"/>
              <table:table-cell office:value-type="float" office:value="0.13875">
                <text:p>0.1387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360625">
                <text:p>0.360625</text:p>
              </table:table-cell>
              <table:table-cell office:value-type="float" office:value="116.152995391508">
                <text:p>116.152995391508</text:p>
              </table:table-cell>
              <table:table-cell office:value-type="float" office:value="0.361273078918457">
                <text:p>0.361273078918457</text:p>
              </table:table-cell>
              <table:table-cell office:value-type="float" office:value="10.4849368176142">
                <text:p>10.4849368176142</text:p>
              </table:table-cell>
            </table:table-row>
            <table:table-row>
              <table:table-cell office:value-type="string"/>
              <table:table-cell office:value-type="float" office:value="0.139375">
                <text:p>0.13937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3609375">
                <text:p>0.3609375</text:p>
              </table:table-cell>
              <table:table-cell office:value-type="float" office:value="116.152995391508">
                <text:p>116.152995391508</text:p>
              </table:table-cell>
              <table:table-cell office:value-type="float" office:value="0.361273097991944">
                <text:p>0.361273097991944</text:p>
              </table:table-cell>
              <table:table-cell office:value-type="float" office:value="10.4849368176142">
                <text:p>10.4849368176142</text:p>
              </table:table-cell>
            </table:table-row>
            <table:table-row>
              <table:table-cell office:value-type="string"/>
              <table:table-cell office:value-type="float" office:value="0.14">
                <text:p>0.14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36125">
                <text:p>0.36125</text:p>
              </table:table-cell>
              <table:table-cell office:value-type="float" office:value="116.152995391508">
                <text:p>116.152995391508</text:p>
              </table:table-cell>
              <table:table-cell office:value-type="float" office:value="0.361273107528687">
                <text:p>0.361273107528687</text:p>
              </table:table-cell>
              <table:table-cell office:value-type="float" office:value="10.4849368176142">
                <text:p>10.4849368176142</text:p>
              </table:table-cell>
            </table:table-row>
            <table:table-row>
              <table:table-cell office:value-type="string"/>
              <table:table-cell office:value-type="float" office:value="0.140625">
                <text:p>0.14062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361328125">
                <text:p>0.361328125</text:p>
              </table:table-cell>
              <table:table-cell office:value-type="float" office:value="116.152995391508">
                <text:p>116.152995391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125">
                <text:p>0.1412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36140625">
                <text:p>0.36140625</text:p>
              </table:table-cell>
              <table:table-cell office:value-type="float" office:value="116.152995391508">
                <text:p>116.152995391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1875">
                <text:p>0.14187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361407470703125">
                <text:p>0.361407470703125</text:p>
              </table:table-cell>
              <table:table-cell office:value-type="float" office:value="116.152995391508">
                <text:p>116.152995391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25">
                <text:p>0.142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361408081054688">
                <text:p>0.361408081054688</text:p>
              </table:table-cell>
              <table:table-cell office:value-type="float" office:value="116.152995391508">
                <text:p>116.152995391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3125">
                <text:p>0.14312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361408157348633">
                <text:p>0.361408157348633</text:p>
              </table:table-cell>
              <table:table-cell office:value-type="float" office:value="116.152995391508">
                <text:p>116.152995391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375">
                <text:p>0.1437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361408176422119">
                <text:p>0.361408176422119</text:p>
              </table:table-cell>
              <table:table-cell office:value-type="float" office:value="116.152995391508">
                <text:p>116.152995391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4375">
                <text:p>0.14437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5">
                <text:p>0.14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5625">
                <text:p>0.14562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625">
                <text:p>0.1462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6875">
                <text:p>0.14687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75">
                <text:p>0.147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8125">
                <text:p>0.14812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875">
                <text:p>0.1487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">
                <text:p>0.1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125">
                <text:p>0.1512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25">
                <text:p>0.152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375">
                <text:p>0.1537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5">
                <text:p>0.15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625">
                <text:p>0.1562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75">
                <text:p>0.157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875">
                <text:p>0.1587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6">
                <text:p>0.16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7">
                <text:p>0.17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204.292963720519">
                <text:p>204.292963720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9">
                <text:p>0.19</text:p>
              </table:table-cell>
              <table:table-cell office:value-type="float" office:value="204.292963720519">
                <text:p>204.292963720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">
                <text:p>0.2</text:p>
              </table:table-cell>
              <table:table-cell office:value-type="float" office:value="204.292963720519">
                <text:p>204.292963720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1">
                <text:p>0.21</text:p>
              </table:table-cell>
              <table:table-cell office:value-type="float" office:value="204.292963720519">
                <text:p>204.292963720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2">
                <text:p>0.22</text:p>
              </table:table-cell>
              <table:table-cell office:value-type="float" office:value="204.292963720519">
                <text:p>204.292963720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3">
                <text:p>0.23</text:p>
              </table:table-cell>
              <table:table-cell office:value-type="float" office:value="204.292963720519">
                <text:p>204.292963720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228.936539577559">
                <text:p>228.936539577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5">
                <text:p>0.25</text:p>
              </table:table-cell>
              <table:table-cell office:value-type="float" office:value="294.402343578675">
                <text:p>294.402343578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6">
                <text:p>0.26</text:p>
              </table:table-cell>
              <table:table-cell office:value-type="float" office:value="368.36078425131">
                <text:p>368.36078425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">
                <text:p>0.27</text:p>
              </table:table-cell>
              <table:table-cell office:value-type="float" office:value="448.369718626494">
                <text:p>448.369718626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8">
                <text:p>0.28</text:p>
              </table:table-cell>
              <table:table-cell office:value-type="float" office:value="532.61370585668">
                <text:p>532.61370585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">
                <text:p>0.29</text:p>
              </table:table-cell>
              <table:table-cell office:value-type="float" office:value="619.362449926602">
                <text:p>619.362449926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707.090203220284">
                <text:p>707.090203220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1">
                <text:p>0.31</text:p>
              </table:table-cell>
              <table:table-cell office:value-type="float" office:value="794.989698889297">
                <text:p>794.989698889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">
                <text:p>0.32</text:p>
              </table:table-cell>
              <table:table-cell office:value-type="float" office:value="882.343791285283">
                <text:p>882.343791285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5">
                <text:p>0.325</text:p>
              </table:table-cell>
              <table:table-cell office:value-type="float" office:value="882.343791285283">
                <text:p>882.343791285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625">
                <text:p>0.32625</text:p>
              </table:table-cell>
              <table:table-cell office:value-type="float" office:value="882.343791285283">
                <text:p>882.343791285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6875">
                <text:p>0.326875</text:p>
              </table:table-cell>
              <table:table-cell office:value-type="float" office:value="882.343791285283">
                <text:p>882.343791285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75">
                <text:p>0.3275</text:p>
              </table:table-cell>
              <table:table-cell office:value-type="float" office:value="882.343791285283">
                <text:p>882.343791285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8125">
                <text:p>0.328125</text:p>
              </table:table-cell>
              <table:table-cell office:value-type="float" office:value="882.343791285283">
                <text:p>882.343791285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875">
                <text:p>0.32875</text:p>
              </table:table-cell>
              <table:table-cell office:value-type="float" office:value="882.343791285283">
                <text:p>882.343791285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9375">
                <text:p>0.329375</text:p>
              </table:table-cell>
              <table:table-cell office:value-type="float" office:value="882.343791285283">
                <text:p>882.343791285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">
                <text:p>0.33</text:p>
              </table:table-cell>
              <table:table-cell office:value-type="float" office:value="882.343791285283">
                <text:p>882.343791285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125">
                <text:p>0.33125</text:p>
              </table:table-cell>
              <table:table-cell office:value-type="float" office:value="1010.30521310276">
                <text:p>1010.30521310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25">
                <text:p>0.3325</text:p>
              </table:table-cell>
              <table:table-cell office:value-type="float" office:value="1010.30521310276">
                <text:p>1010.30521310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375">
                <text:p>0.33375</text:p>
              </table:table-cell>
              <table:table-cell office:value-type="float" office:value="1010.30521310276">
                <text:p>1010.30521310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5">
                <text:p>0.335</text:p>
              </table:table-cell>
              <table:table-cell office:value-type="float" office:value="1010.30521310276">
                <text:p>1010.30521310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625">
                <text:p>0.33625</text:p>
              </table:table-cell>
              <table:table-cell office:value-type="float" office:value="1010.30521310276">
                <text:p>1010.30521310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7499999999999">
                <text:p>0.337499999999999</text:p>
              </table:table-cell>
              <table:table-cell office:value-type="float" office:value="1010.30521310276">
                <text:p>1010.30521310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8749999999999">
                <text:p>0.338749999999999</text:p>
              </table:table-cell>
              <table:table-cell office:value-type="float" office:value="1010.30521310276">
                <text:p>1010.30521310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9999999999999">
                <text:p>0.339999999999999</text:p>
              </table:table-cell>
              <table:table-cell office:value-type="float" office:value="1010.30521310276">
                <text:p>1010.30521310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1249999999999">
                <text:p>0.341249999999999</text:p>
              </table:table-cell>
              <table:table-cell office:value-type="float" office:value="1010.30521310276">
                <text:p>1010.30521310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2499999999999">
                <text:p>0.342499999999999</text:p>
              </table:table-cell>
              <table:table-cell office:value-type="float" office:value="1010.30521310276">
                <text:p>1010.30521310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3749999999999">
                <text:p>0.343749999999999</text:p>
              </table:table-cell>
              <table:table-cell office:value-type="float" office:value="1010.30521310276">
                <text:p>1010.30521310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4999999999999">
                <text:p>0.344999999999999</text:p>
              </table:table-cell>
              <table:table-cell office:value-type="float" office:value="1010.30521310276">
                <text:p>1010.30521310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6249999999999">
                <text:p>0.346249999999999</text:p>
              </table:table-cell>
              <table:table-cell office:value-type="float" office:value="1010.30521310276">
                <text:p>1010.30521310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7499999999999">
                <text:p>0.347499999999999</text:p>
              </table:table-cell>
              <table:table-cell office:value-type="float" office:value="1010.30521310276">
                <text:p>1010.30521310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8124999999999">
                <text:p>0.348124999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8749999999999">
                <text:p>0.348749999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9374999999999">
                <text:p>0.349374999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9999999999999">
                <text:p>0.349999999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1249999999999">
                <text:p>0.351249999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1874999999999">
                <text:p>0.351874999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2499999999999">
                <text:p>0.352499999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3124999999999">
                <text:p>0.353124999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3749999999999">
                <text:p>0.353749999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4374999999999">
                <text:p>0.354374999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4999999999999">
                <text:p>0.354999999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5624999999999">
                <text:p>0.355624999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6249999999999">
                <text:p>0.356249999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6874999999999">
                <text:p>0.356874999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7499999999999">
                <text:p>0.357499999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7812499999999">
                <text:p>0.357812499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8124999999999">
                <text:p>0.358124999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8437499999999">
                <text:p>0.358437499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8749999999999">
                <text:p>0.358749999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9062499999999">
                <text:p>0.359062499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9374999999999">
                <text:p>0.359374999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9687499999999">
                <text:p>0.359687499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9999999999999">
                <text:p>0.359999999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156249999999">
                <text:p>0.360156249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312499999999">
                <text:p>0.360312499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468749999999">
                <text:p>0.360468749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624999999999">
                <text:p>0.360624999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703124999999">
                <text:p>0.360703124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781249999999">
                <text:p>0.360781249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859374999999">
                <text:p>0.360859374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898437499999">
                <text:p>0.3608984374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937499999999">
                <text:p>0.360937499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015624999999">
                <text:p>0.361015624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093749999999">
                <text:p>0.361093749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171874999999">
                <text:p>0.361171874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249999999999">
                <text:p>0.361249999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328124999999">
                <text:p>0.361328124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367187499999">
                <text:p>0.3613671874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06249999999">
                <text:p>0.361406249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25781249999">
                <text:p>0.36142578124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0664062499">
                <text:p>0.3614306640624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3105468749">
                <text:p>0.36143310546874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3715820312">
                <text:p>0.361433715820312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4020996093">
                <text:p>0.361434020996093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4173583983">
                <text:p>0.361434173583983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419265747">
                <text:p>0.36143419265747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4202194213">
                <text:p>0.361434202194213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9f56dff12ba03b9acd7730a5a481eea045e468f3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1cm" chart:symbol-height="0.1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34cm" svg:y="0.316cm" chart:style-name="ch2">
          <text:p>Vertical reaction force</text:p>
        </chart:title>
        <chart:legend chart:legend-position="start" loext:overlay="true" svg:x="2.694cm" svg:y="4.385cm" style:legend-expansion="custom" svg:width="2.568cm" svg:height="3.088cm" style:legend-expansion-aspect-ratio="0.83160621761658" chart:style-name="ch3"/>
        <chart:plot-area chart:style-name="ch4" table:cell-range-address="sumFz.A2:sumFz.A2 sumFz.E1:sumFz.F166 sumFz.A1:sumFz.D1 sumFz.D2:sumFz.D66 sumFz.B2:sumFz.B60" chart:data-source-has-labels="both" svg:x="1.331cm" svg:y="1.275cm" svg:width="14.349cm" svg:height="6.564cm">
          <chart:coordinate-region svg:x="2.535cm" svg:y="1.474cm" svg:width="12.905cm" svg:height="6.166cm"/>
          <chart:axis chart:dimension="x" chart:name="primary-x" chart:style-name="ch5" chartooo:axis-type="auto">
            <chart:title svg:x="7.336cm" svg:y="8.019cm" chart:style-name="ch6">
              <text:p>Simulation time</text:p>
            </chart:title>
            <chart:categories table:cell-range-address="sumFz.A2:sumFz.A2"/>
          </chart:axis>
          <chart:axis chart:dimension="y" chart:name="primary-y" chart:style-name="ch7">
            <chart:title svg:x="0.451cm" svg:y="5.024cm" chart:style-name="ch8">
              <text:p>Force</text:p>
            </chart:title>
            <chart:grid chart:style-name="ch9" chart:class="major"/>
          </chart:axis>
          <chart:series chart:style-name="ch10" chart:values-cell-range-address="sumFz.F2:sumFz.F166" chart:label-cell-address="sumFz.E1:sumFz.F1" chart:class="chart:scatter">
            <chart:domain table:cell-range-address="sumFz.E2:sumFz.E166"/>
            <chart:data-point chart:repeated="165"/>
          </chart:series>
          <chart:series chart:style-name="ch11" chart:values-cell-range-address="sumFz.D2:sumFz.D66" chart:label-cell-address="sumFz.C1:sumFz.D1" chart:class="chart:scatter">
            <chart:domain table:cell-range-address="sumFz.C2:sumFz.C66"/>
            <chart:data-point chart:repeated="65"/>
          </chart:series>
          <chart:series chart:style-name="ch12" chart:values-cell-range-address="sumFz.B2:sumFz.B60" chart:label-cell-address="sumFz.A1:sumFz.B1" chart:class="chart:scatter">
            <chart:domain table:cell-range-address="sumFz.A2:sumFz.A60"/>
            <chart:data-point chart:repeated="5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gn_max 1E-05</text:p>
                <text:list>
                  <text:list-item>
                    <text:p>gn_max</text:p>
                  </text:list-item>
                  <text:list-item>
                    <text:p>1E-05</text:p>
                  </text:list-item>
                </text:list>
                <draw:g>
                  <svg:desc>sumFz.E1:sumFz.F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gn_max 1E-04</text:p>
                <text:list>
                  <text:list-item>
                    <text:p>gn_max</text:p>
                  </text:list-item>
                  <text:list-item>
                    <text:p>1E-04</text:p>
                  </text:list-item>
                </text:list>
                <draw:g>
                  <svg:desc>sumFz.C1:sumFz.D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gn_max 1E-03</text:p>
                <text:list>
                  <text:list-item>
                    <text:p>gn_max</text:p>
                  </text:list-item>
                  <text:list-item>
                    <text:p>1E-03</text:p>
                  </text:list-item>
                </text:list>
                <draw:g>
                  <svg:desc>sumFz.A1:sumFz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me</text:p>
                <draw:g>
                  <svg:desc>sumFz.A2:sumFz.A2</svg:desc>
                </draw:g>
              </table:table-cell>
              <table:table-cell office:value-type="float" office:value="NaN">
                <text:p>NaN</text:p>
                <draw:g>
                  <svg:desc>sumFz.E2:sumFz.E166</svg:desc>
                </draw:g>
              </table:table-cell>
              <table:table-cell office:value-type="float" office:value="NaN">
                <text:p>NaN</text:p>
                <draw:g>
                  <svg:desc>sumFz.F2:sumFz.F166</svg:desc>
                </draw:g>
              </table:table-cell>
              <table:table-cell office:value-type="float" office:value="NaN">
                <text:p>NaN</text:p>
                <draw:g>
                  <svg:desc>sumFz.C2:sumFz.C66</svg:desc>
                </draw:g>
              </table:table-cell>
              <table:table-cell office:value-type="float" office:value="NaN">
                <text:p>NaN</text:p>
                <draw:g>
                  <svg:desc>sumFz.D2:sumFz.D66</svg:desc>
                </draw:g>
              </table:table-cell>
              <table:table-cell office:value-type="float" office:value="NaN">
                <text:p>NaN</text:p>
                <draw:g>
                  <svg:desc>sumFz.A2:sumFz.A60</svg:desc>
                </draw:g>
              </table:table-cell>
              <table:table-cell office:value-type="float" office:value="NaN">
                <text:p>NaN</text:p>
                <draw:g>
                  <svg:desc>sumFz.B2:sumFz.B60</svg:desc>
                </draw:g>
              </table:table-cell>
            </table:table-row>
            <table:table-row>
              <table:table-cell office:value-type="string"/>
              <table:table-cell office:value-type="float" office:value="0.01">
                <text:p>0.01</text:p>
              </table:table-cell>
              <table:table-cell office:value-type="float" office:value="-8.86740625625047E-019">
                <text:p>-8.86740625625047E-019</text:p>
              </table:table-cell>
              <table:table-cell office:value-type="float" office:value="0.01">
                <text:p>0.01</text:p>
              </table:table-cell>
              <table:table-cell office:value-type="float" office:value="-8.86740625625047E-019">
                <text:p>-8.86740625625047E-019</text:p>
              </table:table-cell>
              <table:table-cell office:value-type="float" office:value="0.01">
                <text:p>0.01</text:p>
              </table:table-cell>
              <table:table-cell office:value-type="float" office:value="-8.86740625625047E-019">
                <text:p>-8.86740625625047E-019</text:p>
              </table:table-cell>
            </table:table-row>
            <table:table-row>
              <table:table-cell office:value-type="string"/>
              <table:table-cell office:value-type="float" office:value="0.02">
                <text:p>0.02</text:p>
              </table:table-cell>
              <table:table-cell office:value-type="float" office:value="-1.20984903401523E-019">
                <text:p>-1.20984903401523E-019</text:p>
              </table:table-cell>
              <table:table-cell office:value-type="float" office:value="0.02">
                <text:p>0.02</text:p>
              </table:table-cell>
              <table:table-cell office:value-type="float" office:value="-1.20984903401523E-019">
                <text:p>-1.20984903401523E-019</text:p>
              </table:table-cell>
              <table:table-cell office:value-type="float" office:value="0.02">
                <text:p>0.02</text:p>
              </table:table-cell>
              <table:table-cell office:value-type="float" office:value="-1.20984903401523E-019">
                <text:p>-1.20984903401523E-019</text:p>
              </table:table-cell>
            </table:table-row>
            <table:table-row>
              <table:table-cell office:value-type="string"/>
              <table:table-cell office:value-type="float" office:value="0.03">
                <text:p>0.03</text:p>
              </table:table-cell>
              <table:table-cell office:value-type="float" office:value="-3.83987624872875E-018">
                <text:p>-3.83987624872875E-018</text:p>
              </table:table-cell>
              <table:table-cell office:value-type="float" office:value="0.03">
                <text:p>0.03</text:p>
              </table:table-cell>
              <table:table-cell office:value-type="float" office:value="-3.83987624872875E-018">
                <text:p>-3.83987624872875E-018</text:p>
              </table:table-cell>
              <table:table-cell office:value-type="float" office:value="0.03">
                <text:p>0.03</text:p>
              </table:table-cell>
              <table:table-cell office:value-type="float" office:value="-3.83987624872875E-018">
                <text:p>-3.83987624872875E-018</text:p>
              </table:table-cell>
            </table:table-row>
            <table:table-row>
              <table:table-cell office:value-type="string"/>
              <table:table-cell office:value-type="float" office:value="0.04">
                <text:p>0.04</text:p>
              </table:table-cell>
              <table:table-cell office:value-type="float" office:value="-1.50281349772444E-018">
                <text:p>-1.50281349772444E-018</text:p>
              </table:table-cell>
              <table:table-cell office:value-type="float" office:value="0.04">
                <text:p>0.04</text:p>
              </table:table-cell>
              <table:table-cell office:value-type="float" office:value="-1.50281349772444E-018">
                <text:p>-1.50281349772444E-018</text:p>
              </table:table-cell>
              <table:table-cell office:value-type="float" office:value="0.04">
                <text:p>0.04</text:p>
              </table:table-cell>
              <table:table-cell office:value-type="float" office:value="-1.50281349772444E-018">
                <text:p>-1.50281349772444E-018</text:p>
              </table:table-cell>
            </table:table-row>
            <table:table-row>
              <table:table-cell office:value-type="string"/>
              <table:table-cell office:value-type="float" office:value="0.05">
                <text:p>0.05</text:p>
              </table:table-cell>
              <table:table-cell office:value-type="float" office:value="-0.00024575682676629">
                <text:p>-0.00024575682676629</text:p>
              </table:table-cell>
              <table:table-cell office:value-type="float" office:value="0.05">
                <text:p>0.05</text:p>
              </table:table-cell>
              <table:table-cell office:value-type="float" office:value="-0.000243594524346746">
                <text:p>-0.000243594524346746</text:p>
              </table:table-cell>
              <table:table-cell office:value-type="float" office:value="0.05">
                <text:p>0.05</text:p>
              </table:table-cell>
              <table:table-cell office:value-type="float" office:value="-0.000243107091868482">
                <text:p>-0.000243107091868482</text:p>
              </table:table-cell>
            </table:table-row>
            <table:table-row>
              <table:table-cell office:value-type="string"/>
              <table:table-cell office:value-type="float" office:value="0.05125">
                <text:p>0.05125</text:p>
              </table:table-cell>
              <table:table-cell office:value-type="float" office:value="-0.000333913144052093">
                <text:p>-0.000333913144052093</text:p>
              </table:table-cell>
              <table:table-cell office:value-type="float" office:value="0.06">
                <text:p>0.06</text:p>
              </table:table-cell>
              <table:table-cell office:value-type="float" office:value="-0.000967412508847845">
                <text:p>-0.000967412508847845</text:p>
              </table:table-cell>
              <table:table-cell office:value-type="float" office:value="0.06">
                <text:p>0.06</text:p>
              </table:table-cell>
              <table:table-cell office:value-type="float" office:value="-0.000959705196491715">
                <text:p>-0.000959705196491715</text:p>
              </table:table-cell>
            </table:table-row>
            <table:table-row>
              <table:table-cell office:value-type="string"/>
              <table:table-cell office:value-type="float" office:value="0.0525">
                <text:p>0.0525</text:p>
              </table:table-cell>
              <table:table-cell office:value-type="float" office:value="-0.000424001616546628">
                <text:p>-0.000424001616546628</text:p>
              </table:table-cell>
              <table:table-cell office:value-type="float" office:value="0.07">
                <text:p>0.07</text:p>
              </table:table-cell>
              <table:table-cell office:value-type="float" office:value="-0.00170912730111974">
                <text:p>-0.00170912730111974</text:p>
              </table:table-cell>
              <table:table-cell office:value-type="float" office:value="0.07">
                <text:p>0.07</text:p>
              </table:table-cell>
              <table:table-cell office:value-type="float" office:value="-0.00169324794037395">
                <text:p>-0.00169324794037395</text:p>
              </table:table-cell>
            </table:table-row>
            <table:table-row>
              <table:table-cell office:value-type="string"/>
              <table:table-cell office:value-type="float" office:value="0.055">
                <text:p>0.055</text:p>
              </table:table-cell>
              <table:table-cell office:value-type="float" office:value="-0.000604926514094737">
                <text:p>-0.000604926514094737</text:p>
              </table:table-cell>
              <table:table-cell office:value-type="float" office:value="0.08">
                <text:p>0.08</text:p>
              </table:table-cell>
              <table:table-cell office:value-type="float" office:value="-0.00246736080606929">
                <text:p>-0.00246736080606929</text:p>
              </table:table-cell>
              <table:table-cell office:value-type="float" office:value="0.08">
                <text:p>0.08</text:p>
              </table:table-cell>
              <table:table-cell office:value-type="float" office:value="-0.00244402446999924">
                <text:p>-0.00244402446999924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00969830558323987">
                <text:p>-0.000969830558323987</text:p>
              </table:table-cell>
              <table:table-cell office:value-type="float" office:value="0.09">
                <text:p>0.09</text:p>
              </table:table-cell>
              <table:table-cell office:value-type="float" office:value="-0.0032428536978397">
                <text:p>-0.0032428536978397</text:p>
              </table:table-cell>
              <table:table-cell office:value-type="float" office:value="0.09">
                <text:p>0.09</text:p>
              </table:table-cell>
              <table:table-cell office:value-type="float" office:value="-0.0032189797151002">
                <text:p>-0.0032189797151002</text:p>
              </table:table-cell>
            </table:table-row>
            <table:table-row>
              <table:table-cell office:value-type="string"/>
              <table:table-cell office:value-type="float" office:value="0.07">
                <text:p>0.07</text:p>
              </table:table-cell>
              <table:table-cell office:value-type="float" office:value="-0.00171158523960172">
                <text:p>-0.00171158523960172</text:p>
              </table:table-cell>
              <table:table-cell office:value-type="float" office:value="0.1">
                <text:p>0.1</text:p>
              </table:table-cell>
              <table:table-cell office:value-type="float" office:value="-0.00403637918464974">
                <text:p>-0.00403637918464974</text:p>
              </table:table-cell>
              <table:table-cell office:value-type="float" office:value="0.1">
                <text:p>0.1</text:p>
              </table:table-cell>
              <table:table-cell office:value-type="float" office:value="-0.00401106836404402">
                <text:p>-0.00401106836404402</text:p>
              </table:table-cell>
            </table:table-row>
            <table:table-row>
              <table:table-cell office:value-type="string"/>
              <table:table-cell office:value-type="float" office:value="0.08">
                <text:p>0.08</text:p>
              </table:table-cell>
              <table:table-cell office:value-type="float" office:value="-0.00246987199124358">
                <text:p>-0.00246987199124358</text:p>
              </table:table-cell>
              <table:table-cell office:value-type="float" office:value="0.1025">
                <text:p>0.1025</text:p>
              </table:table-cell>
              <table:table-cell office:value-type="float" office:value="-0.00403300674318411">
                <text:p>-0.00403300674318411</text:p>
              </table:table-cell>
              <table:table-cell office:value-type="float" office:value="0.11">
                <text:p>0.11</text:p>
              </table:table-cell>
              <table:table-cell office:value-type="float" office:value="-0.00399712833907196">
                <text:p>-0.00399712833907196</text:p>
              </table:table-cell>
            </table:table-row>
            <table:table-row>
              <table:table-cell office:value-type="string"/>
              <table:table-cell office:value-type="float" office:value="0.09">
                <text:p>0.09</text:p>
              </table:table-cell>
              <table:table-cell office:value-type="float" office:value="-0.00324542203191134">
                <text:p>-0.00324542203191134</text:p>
              </table:table-cell>
              <table:table-cell office:value-type="float" office:value="0.105">
                <text:p>0.105</text:p>
              </table:table-cell>
              <table:table-cell office:value-type="float" office:value="-0.00402953766319467">
                <text:p>-0.00402953766319467</text:p>
              </table:table-cell>
              <table:table-cell office:value-type="float" office:value="0.12">
                <text:p>0.12</text:p>
              </table:table-cell>
              <table:table-cell office:value-type="float" office:value="-0.00398235350288573">
                <text:p>-0.00398235350288573</text:p>
              </table:table-cell>
            </table:table-row>
            <table:table-row>
              <table:table-cell office:value-type="string"/>
              <table:table-cell office:value-type="float" office:value="0.1">
                <text:p>0.1</text:p>
              </table:table-cell>
              <table:table-cell office:value-type="float" office:value="-0.00403900761185396">
                <text:p>-0.00403900761185396</text:p>
              </table:table-cell>
              <table:table-cell office:value-type="float" office:value="0.11">
                <text:p>0.11</text:p>
              </table:table-cell>
              <table:table-cell office:value-type="float" office:value="-0.00402237042738772">
                <text:p>-0.00402237042738772</text:p>
              </table:table-cell>
              <table:table-cell office:value-type="float" office:value="0.13">
                <text:p>0.13</text:p>
              </table:table-cell>
              <table:table-cell office:value-type="float" office:value="-0.00396680825080057">
                <text:p>-0.00396680825080057</text:p>
              </table:table-cell>
            </table:table-row>
            <table:table-row>
              <table:table-cell office:value-type="string"/>
              <table:table-cell office:value-type="float" office:value="0.10125">
                <text:p>0.10125</text:p>
              </table:table-cell>
              <table:table-cell office:value-type="float" office:value="-0.00403733297087978">
                <text:p>-0.00403733297087978</text:p>
              </table:table-cell>
              <table:table-cell office:value-type="float" office:value="0.115">
                <text:p>0.115</text:p>
              </table:table-cell>
              <table:table-cell office:value-type="float" office:value="-0.00401499463240497">
                <text:p>-0.00401499463240497</text:p>
              </table:table-cell>
              <table:table-cell office:value-type="float" office:value="0.14">
                <text:p>0.14</text:p>
              </table:table-cell>
              <table:table-cell office:value-type="float" office:value="-0.00394149507177129">
                <text:p>-0.00394149507177129</text:p>
              </table:table-cell>
            </table:table-row>
            <table:table-row>
              <table:table-cell office:value-type="string"/>
              <table:table-cell office:value-type="float" office:value="0.1025">
                <text:p>0.1025</text:p>
              </table:table-cell>
              <table:table-cell office:value-type="float" office:value="-0.00403563219710622">
                <text:p>-0.00403563219710622</text:p>
              </table:table-cell>
              <table:table-cell office:value-type="float" office:value="0.12">
                <text:p>0.12</text:p>
              </table:table-cell>
              <table:table-cell office:value-type="float" office:value="-0.00400752247306435">
                <text:p>-0.00400752247306435</text:p>
              </table:table-cell>
              <table:table-cell office:value-type="float" office:value="0.15">
                <text:p>0.15</text:p>
              </table:table-cell>
              <table:table-cell office:value-type="float" office:value="-0.00390966737994847">
                <text:p>-0.00390966737994847</text:p>
              </table:table-cell>
            </table:table-row>
            <table:table-row>
              <table:table-cell office:value-type="string"/>
              <table:table-cell office:value-type="float" office:value="0.10375">
                <text:p>0.10375</text:p>
              </table:table-cell>
              <table:table-cell office:value-type="float" office:value="-0.00403390726540196">
                <text:p>-0.00403390726540196</text:p>
              </table:table-cell>
              <table:table-cell office:value-type="float" office:value="0.13">
                <text:p>0.13</text:p>
              </table:table-cell>
              <table:table-cell office:value-type="float" office:value="-0.00399189567723975">
                <text:p>-0.00399189567723975</text:p>
              </table:table-cell>
              <table:table-cell office:value-type="float" office:value="0.16">
                <text:p>0.16</text:p>
              </table:table-cell>
              <table:table-cell office:value-type="float" office:value="-0.00387553783837018">
                <text:p>-0.00387553783837018</text:p>
              </table:table-cell>
            </table:table-row>
            <table:table-row>
              <table:table-cell office:value-type="string"/>
              <table:table-cell office:value-type="float" office:value="0.105">
                <text:p>0.105</text:p>
              </table:table-cell>
              <table:table-cell office:value-type="float" office:value="-0.00403216011084154">
                <text:p>-0.00403216011084154</text:p>
              </table:table-cell>
              <table:table-cell office:value-type="float" office:value="0.14">
                <text:p>0.14</text:p>
              </table:table-cell>
              <table:table-cell office:value-type="float" office:value="-0.00396641872655857">
                <text:p>-0.00396641872655857</text:p>
              </table:table-cell>
              <table:table-cell office:value-type="float" office:value="0.17">
                <text:p>0.17</text:p>
              </table:table-cell>
              <table:table-cell office:value-type="float" office:value="-0.00384290993674533">
                <text:p>-0.00384290993674533</text:p>
              </table:table-cell>
            </table:table-row>
            <table:table-row>
              <table:table-cell office:value-type="string"/>
              <table:table-cell office:value-type="float" office:value="0.10625">
                <text:p>0.10625</text:p>
              </table:table-cell>
              <table:table-cell office:value-type="float" office:value="-0.00403039263255346">
                <text:p>-0.00403039263255346</text:p>
              </table:table-cell>
              <table:table-cell office:value-type="float" office:value="0.15">
                <text:p>0.15</text:p>
              </table:table-cell>
              <table:table-cell office:value-type="float" office:value="-0.0039343757597296">
                <text:p>-0.0039343757597296</text:p>
              </table:table-cell>
              <table:table-cell office:value-type="float" office:value="0.18">
                <text:p>0.18</text:p>
              </table:table-cell>
              <table:table-cell office:value-type="float" office:value="-0.00381621892995791">
                <text:p>-0.00381621892995791</text:p>
              </table:table-cell>
            </table:table-row>
            <table:table-row>
              <table:table-cell office:value-type="string"/>
              <table:table-cell office:value-type="float" office:value="0.1075">
                <text:p>0.1075</text:p>
              </table:table-cell>
              <table:table-cell office:value-type="float" office:value="-0.00402860669739268">
                <text:p>-0.00402860669739268</text:p>
              </table:table-cell>
              <table:table-cell office:value-type="float" office:value="0.16">
                <text:p>0.16</text:p>
              </table:table-cell>
              <table:table-cell office:value-type="float" office:value="-0.00390001037644244">
                <text:p>-0.00390001037644244</text:p>
              </table:table-cell>
              <table:table-cell office:value-type="float" office:value="0.19">
                <text:p>0.19</text:p>
              </table:table-cell>
              <table:table-cell office:value-type="float" office:value="-0.00379544377465155">
                <text:p>-0.00379544377465155</text:p>
              </table:table-cell>
            </table:table-row>
            <table:table-row>
              <table:table-cell office:value-type="string"/>
              <table:table-cell office:value-type="float" office:value="0.10875">
                <text:p>0.10875</text:p>
              </table:table-cell>
              <table:table-cell office:value-type="float" office:value="-0.00402680414345129">
                <text:p>-0.00402680414345129</text:p>
              </table:table-cell>
              <table:table-cell office:value-type="float" office:value="0.17">
                <text:p>0.17</text:p>
              </table:table-cell>
              <table:table-cell office:value-type="float" office:value="-0.00386715471882588">
                <text:p>-0.00386715471882588</text:p>
              </table:table-cell>
              <table:table-cell office:value-type="float" office:value="0.2">
                <text:p>0.2</text:p>
              </table:table-cell>
              <table:table-cell office:value-type="float" office:value="-0.00377803919691002">
                <text:p>-0.00377803919691002</text:p>
              </table:table-cell>
            </table:table-row>
            <table:table-row>
              <table:table-cell office:value-type="string"/>
              <table:table-cell office:value-type="float" office:value="0.11">
                <text:p>0.11</text:p>
              </table:table-cell>
              <table:table-cell office:value-type="float" office:value="-0.00402498678341979">
                <text:p>-0.00402498678341979</text:p>
              </table:table-cell>
              <table:table-cell office:value-type="float" office:value="0.18">
                <text:p>0.18</text:p>
              </table:table-cell>
              <table:table-cell office:value-type="float" office:value="-0.00383962449973428">
                <text:p>-0.00383962449973428</text:p>
              </table:table-cell>
              <table:table-cell office:value-type="float" office:value="0.21">
                <text:p>0.21</text:p>
              </table:table-cell>
              <table:table-cell office:value-type="float" office:value="-0.00377107328564027">
                <text:p>-0.00377107328564027</text:p>
              </table:table-cell>
            </table:table-row>
            <table:table-row>
              <table:table-cell office:value-type="string"/>
              <table:table-cell office:value-type="float" office:value="0.11125">
                <text:p>0.11125</text:p>
              </table:table-cell>
              <table:table-cell office:value-type="float" office:value="-0.00402315640781131">
                <text:p>-0.00402315640781131</text:p>
              </table:table-cell>
              <table:table-cell office:value-type="float" office:value="0.19">
                <text:p>0.19</text:p>
              </table:table-cell>
              <table:table-cell office:value-type="float" office:value="-0.00381871743934008">
                <text:p>-0.00381871743934008</text:p>
              </table:table-cell>
              <table:table-cell office:value-type="float" office:value="0.22">
                <text:p>0.22</text:p>
              </table:table-cell>
              <table:table-cell office:value-type="float" office:value="-0.00378393913835636">
                <text:p>-0.00378393913835636</text:p>
              </table:table-cell>
            </table:table-row>
            <table:table-row>
              <table:table-cell office:value-type="string"/>
              <table:table-cell office:value-type="float" office:value="0.1125">
                <text:p>0.1125</text:p>
              </table:table-cell>
              <table:table-cell office:value-type="float" office:value="-0.00402131478805964">
                <text:p>-0.00402131478805964</text:p>
              </table:table-cell>
              <table:table-cell office:value-type="float" office:value="0.2">
                <text:p>0.2</text:p>
              </table:table-cell>
              <table:table-cell office:value-type="float" office:value="-0.00380125840087592">
                <text:p>-0.00380125840087592</text:p>
              </table:table-cell>
              <table:table-cell office:value-type="float" office:value="0.23">
                <text:p>0.23</text:p>
              </table:table-cell>
              <table:table-cell office:value-type="float" office:value="-0.00382725459050845">
                <text:p>-0.00382725459050845</text:p>
              </table:table-cell>
            </table:table-row>
            <table:table-row>
              <table:table-cell office:value-type="string"/>
              <table:table-cell office:value-type="float" office:value="0.11375">
                <text:p>0.11375</text:p>
              </table:table-cell>
              <table:table-cell office:value-type="float" office:value="-0.00401946367177783">
                <text:p>-0.00401946367177783</text:p>
              </table:table-cell>
              <table:table-cell office:value-type="float" office:value="0.21">
                <text:p>0.21</text:p>
              </table:table-cell>
              <table:table-cell office:value-type="float" office:value="-0.00379496653958793">
                <text:p>-0.00379496653958793</text:p>
              </table:table-cell>
              <table:table-cell office:value-type="float" office:value="0.24">
                <text:p>0.24</text:p>
              </table:table-cell>
              <table:table-cell office:value-type="float" office:value="-0.00390257000324299">
                <text:p>-0.00390257000324299</text:p>
              </table:table-cell>
            </table:table-row>
            <table:table-row>
              <table:table-cell office:value-type="string"/>
              <table:table-cell office:value-type="float" office:value="0.115">
                <text:p>0.115</text:p>
              </table:table-cell>
              <table:table-cell office:value-type="float" office:value="-0.00401760481896624">
                <text:p>-0.00401760481896624</text:p>
              </table:table-cell>
              <table:table-cell office:value-type="float" office:value="0.22">
                <text:p>0.22</text:p>
              </table:table-cell>
              <table:table-cell office:value-type="float" office:value="-0.00380760392947345">
                <text:p>-0.00380760392947345</text:p>
              </table:table-cell>
              <table:table-cell office:value-type="float" office:value="0.25">
                <text:p>0.25</text:p>
              </table:table-cell>
              <table:table-cell office:value-type="float" office:value="-0.00400821279690255">
                <text:p>-0.00400821279690255</text:p>
              </table:table-cell>
            </table:table-row>
            <table:table-row>
              <table:table-cell office:value-type="string"/>
              <table:table-cell office:value-type="float" office:value="0.1175">
                <text:p>0.1175</text:p>
              </table:table-cell>
              <table:table-cell office:value-type="float" office:value="-0.00401387079267274">
                <text:p>-0.00401387079267274</text:p>
              </table:table-cell>
              <table:table-cell office:value-type="float" office:value="0.23">
                <text:p>0.23</text:p>
              </table:table-cell>
              <table:table-cell office:value-type="float" office:value="-0.00384996498694715">
                <text:p>-0.00384996498694715</text:p>
              </table:table-cell>
              <table:table-cell office:value-type="float" office:value="0.26">
                <text:p>0.26</text:p>
              </table:table-cell>
              <table:table-cell office:value-type="float" office:value="-0.00413794658525073">
                <text:p>-0.00413794658525073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-0.00401012646944283">
                <text:p>-0.00401012646944283</text:p>
              </table:table-cell>
              <table:table-cell office:value-type="float" office:value="0.24">
                <text:p>0.24</text:p>
              </table:table-cell>
              <table:table-cell office:value-type="float" office:value="-0.00392444988957054">
                <text:p>-0.00392444988957054</text:p>
              </table:table-cell>
              <table:table-cell office:value-type="float" office:value="0.27">
                <text:p>0.27</text:p>
              </table:table-cell>
              <table:table-cell office:value-type="float" office:value="-0.00428831815170114">
                <text:p>-0.00428831815170114</text:p>
              </table:table-cell>
            </table:table-row>
            <table:table-row>
              <table:table-cell office:value-type="string"/>
              <table:table-cell office:value-type="float" office:value="0.125">
                <text:p>0.125</text:p>
              </table:table-cell>
              <table:table-cell office:value-type="float" office:value="-0.00400266192202582">
                <text:p>-0.00400266192202582</text:p>
              </table:table-cell>
              <table:table-cell office:value-type="float" office:value="0.25">
                <text:p>0.25</text:p>
              </table:table-cell>
              <table:table-cell office:value-type="float" office:value="-0.00402960487930791">
                <text:p>-0.00402960487930791</text:p>
              </table:table-cell>
              <table:table-cell office:value-type="float" office:value="0.28">
                <text:p>0.28</text:p>
              </table:table-cell>
              <table:table-cell office:value-type="float" office:value="-0.00446053869772065">
                <text:p>-0.00446053869772065</text:p>
              </table:table-cell>
            </table:table-row>
            <table:table-row>
              <table:table-cell office:value-type="string"/>
              <table:table-cell office:value-type="float" office:value="0.1275">
                <text:p>0.1275</text:p>
              </table:table-cell>
              <table:table-cell office:value-type="float" office:value="-0.00399896934444147">
                <text:p>-0.00399896934444147</text:p>
              </table:table-cell>
              <table:table-cell office:value-type="float" office:value="0.26">
                <text:p>0.26</text:p>
              </table:table-cell>
              <table:table-cell office:value-type="float" office:value="-0.00415920321898566">
                <text:p>-0.00415920321898566</text:p>
              </table:table-cell>
              <table:table-cell office:value-type="float" office:value="0.29">
                <text:p>0.29</text:p>
              </table:table-cell>
              <table:table-cell office:value-type="float" office:value="-0.00465744114704766">
                <text:p>-0.00465744114704766</text:p>
              </table:table-cell>
            </table:table-row>
            <table:table-row>
              <table:table-cell office:value-type="string"/>
              <table:table-cell office:value-type="float" office:value="0.12875">
                <text:p>0.12875</text:p>
              </table:table-cell>
              <table:table-cell office:value-type="float" office:value="-0.00399697274728642">
                <text:p>-0.00399697274728642</text:p>
              </table:table-cell>
              <table:table-cell office:value-type="float" office:value="0.27">
                <text:p>0.27</text:p>
              </table:table-cell>
              <table:table-cell office:value-type="float" office:value="-0.00430950227067132">
                <text:p>-0.00430950227067132</text:p>
              </table:table-cell>
              <table:table-cell office:value-type="float" office:value="0.3">
                <text:p>0.3</text:p>
              </table:table-cell>
              <table:table-cell office:value-type="float" office:value="-0.00487731130664507">
                <text:p>-0.00487731130664507</text:p>
              </table:table-cell>
            </table:table-row>
            <table:table-row>
              <table:table-cell office:value-type="string"/>
              <table:table-cell office:value-type="float" office:value="0.129375">
                <text:p>0.129375</text:p>
              </table:table-cell>
              <table:table-cell office:value-type="float" office:value="-0.00399575239744885">
                <text:p>-0.00399575239744885</text:p>
              </table:table-cell>
              <table:table-cell office:value-type="float" office:value="0.28">
                <text:p>0.28</text:p>
              </table:table-cell>
              <table:table-cell office:value-type="float" office:value="-0.00448174923620476">
                <text:p>-0.00448174923620476</text:p>
              </table:table-cell>
              <table:table-cell office:value-type="float" office:value="0.31">
                <text:p>0.31</text:p>
              </table:table-cell>
              <table:table-cell office:value-type="float" office:value="-0.00511765418482547">
                <text:p>-0.00511765418482547</text:p>
              </table:table-cell>
            </table:table-row>
            <table:table-row>
              <table:table-cell office:value-type="string"/>
              <table:table-cell office:value-type="float" office:value="0.13">
                <text:p>0.13</text:p>
              </table:table-cell>
              <table:table-cell office:value-type="float" office:value="-0.00399448585666403">
                <text:p>-0.00399448585666403</text:p>
              </table:table-cell>
              <table:table-cell office:value-type="float" office:value="0.29">
                <text:p>0.29</text:p>
              </table:table-cell>
              <table:table-cell office:value-type="float" office:value="-0.00467803363882077">
                <text:p>-0.00467803363882077</text:p>
              </table:table-cell>
              <table:table-cell office:value-type="float" office:value="0.32">
                <text:p>0.32</text:p>
              </table:table-cell>
              <table:table-cell office:value-type="float" office:value="-0.00538270922864282">
                <text:p>-0.00538270922864282</text:p>
              </table:table-cell>
            </table:table-row>
            <table:table-row>
              <table:table-cell office:value-type="string"/>
              <table:table-cell office:value-type="float" office:value="0.130625">
                <text:p>0.130625</text:p>
              </table:table-cell>
              <table:table-cell office:value-type="float" office:value="-0.00399317446653159">
                <text:p>-0.00399317446653159</text:p>
              </table:table-cell>
              <table:table-cell office:value-type="float" office:value="0.3">
                <text:p>0.3</text:p>
              </table:table-cell>
              <table:table-cell office:value-type="float" office:value="-0.00489600100010817">
                <text:p>-0.00489600100010817</text:p>
              </table:table-cell>
              <table:table-cell office:value-type="float" office:value="0.33">
                <text:p>0.33</text:p>
              </table:table-cell>
              <table:table-cell office:value-type="float" office:value="-0.00568696953297214">
                <text:p>-0.00568696953297214</text:p>
              </table:table-cell>
            </table:table-row>
            <table:table-row>
              <table:table-cell office:value-type="string"/>
              <table:table-cell office:value-type="float" office:value="0.13125">
                <text:p>0.13125</text:p>
              </table:table-cell>
              <table:table-cell office:value-type="float" office:value="-0.00399181955262234">
                <text:p>-0.00399181955262234</text:p>
              </table:table-cell>
              <table:table-cell office:value-type="float" office:value="0.31">
                <text:p>0.31</text:p>
              </table:table-cell>
              <table:table-cell office:value-type="float" office:value="-0.00513407663795932">
                <text:p>-0.00513407663795932</text:p>
              </table:table-cell>
              <table:table-cell office:value-type="float" office:value="0.34">
                <text:p>0.34</text:p>
              </table:table-cell>
              <table:table-cell office:value-type="float" office:value="-0.0060385039255273">
                <text:p>-0.0060385039255273</text:p>
              </table:table-cell>
            </table:table-row>
            <table:table-row>
              <table:table-cell office:value-type="string"/>
              <table:table-cell office:value-type="float" office:value="0.131875">
                <text:p>0.131875</text:p>
              </table:table-cell>
              <table:table-cell office:value-type="float" office:value="-0.00399042242464538">
                <text:p>-0.00399042242464538</text:p>
              </table:table-cell>
              <table:table-cell office:value-type="float" office:value="0.32">
                <text:p>0.32</text:p>
              </table:table-cell>
              <table:table-cell office:value-type="float" office:value="-0.00539719441573004">
                <text:p>-0.00539719441573004</text:p>
              </table:table-cell>
              <table:table-cell office:value-type="float" office:value="0.35">
                <text:p>0.35</text:p>
              </table:table-cell>
              <table:table-cell office:value-type="float" office:value="-0.00643468988764942">
                <text:p>-0.00643468988764942</text:p>
              </table:table-cell>
            </table:table-row>
            <table:table-row>
              <table:table-cell office:value-type="string"/>
              <table:table-cell office:value-type="float" office:value="0.1325">
                <text:p>0.1325</text:p>
              </table:table-cell>
              <table:table-cell office:value-type="float" office:value="-0.00398898437663636">
                <text:p>-0.00398898437663636</text:p>
              </table:table-cell>
              <table:table-cell office:value-type="float" office:value="0.33">
                <text:p>0.33</text:p>
              </table:table-cell>
              <table:table-cell office:value-type="float" office:value="-0.00570410889394017">
                <text:p>-0.00570410889394017</text:p>
              </table:table-cell>
              <table:table-cell office:value-type="float" office:value="0.36">
                <text:p>0.36</text:p>
              </table:table-cell>
              <table:table-cell office:value-type="float" office:value="-0.00703954517985778">
                <text:p>-0.00703954517985778</text:p>
              </table:table-cell>
            </table:table-row>
            <table:table-row>
              <table:table-cell office:value-type="string"/>
              <table:table-cell office:value-type="float" office:value="0.133125">
                <text:p>0.133125</text:p>
              </table:table-cell>
              <table:table-cell office:value-type="float" office:value="-0.00398750668716508">
                <text:p>-0.00398750668716508</text:p>
              </table:table-cell>
              <table:table-cell office:value-type="float" office:value="0.34">
                <text:p>0.34</text:p>
              </table:table-cell>
              <table:table-cell office:value-type="float" office:value="-0.00605300340161306">
                <text:p>-0.00605300340161306</text:p>
              </table:table-cell>
              <table:table-cell office:value-type="float" office:value="0.360625">
                <text:p>0.360625</text:p>
              </table:table-cell>
              <table:table-cell office:value-type="float" office:value="-0.00717654413806245">
                <text:p>-0.00717654413806245</text:p>
              </table:table-cell>
            </table:table-row>
            <table:table-row>
              <table:table-cell office:value-type="string"/>
              <table:table-cell office:value-type="float" office:value="0.13375">
                <text:p>0.13375</text:p>
              </table:table-cell>
              <table:table-cell office:value-type="float" office:value="-0.00398599061956067">
                <text:p>-0.00398599061956067</text:p>
              </table:table-cell>
              <table:table-cell office:value-type="float" office:value="0.345">
                <text:p>0.345</text:p>
              </table:table-cell>
              <table:table-cell office:value-type="float" office:value="-0.00624094519595591">
                <text:p>-0.00624094519595591</text:p>
              </table:table-cell>
              <table:table-cell office:value-type="float" office:value="0.3609375">
                <text:p>0.3609375</text:p>
              </table:table-cell>
              <table:table-cell office:value-type="float" office:value="-0.00723781871165097">
                <text:p>-0.00723781871165097</text:p>
              </table:table-cell>
            </table:table-row>
            <table:table-row>
              <table:table-cell office:value-type="string"/>
              <table:table-cell office:value-type="float" office:value="0.134375">
                <text:p>0.134375</text:p>
              </table:table-cell>
              <table:table-cell office:value-type="float" office:value="-0.00398443742215272">
                <text:p>-0.00398443742215272</text:p>
              </table:table-cell>
              <table:table-cell office:value-type="float" office:value="0.35">
                <text:p>0.35</text:p>
              </table:table-cell>
              <table:table-cell office:value-type="float" office:value="-0.00644557307602963">
                <text:p>-0.00644557307602963</text:p>
              </table:table-cell>
              <table:table-cell office:value-type="float" office:value="0.36109375">
                <text:p>0.36109375</text:p>
              </table:table-cell>
              <table:table-cell office:value-type="float" office:value="-0.00726764644667087">
                <text:p>-0.00726764644667087</text:p>
              </table:table-cell>
            </table:table-row>
            <table:table-row>
              <table:table-cell office:value-type="string"/>
              <table:table-cell office:value-type="float" office:value="0.135">
                <text:p>0.135</text:p>
              </table:table-cell>
              <table:table-cell office:value-type="float" office:value="-0.00398284832852694">
                <text:p>-0.00398284832852694</text:p>
              </table:table-cell>
              <table:table-cell office:value-type="float" office:value="0.3525">
                <text:p>0.3525</text:p>
              </table:table-cell>
              <table:table-cell office:value-type="float" office:value="-0.00655838100291483">
                <text:p>-0.00655838100291483</text:p>
              </table:table-cell>
              <table:table-cell office:value-type="float" office:value="0.36125">
                <text:p>0.36125</text:p>
              </table:table-cell>
              <table:table-cell office:value-type="float" office:value="-0.00733719336666256">
                <text:p>-0.00733719336666256</text:p>
              </table:table-cell>
            </table:table-row>
            <table:table-row>
              <table:table-cell office:value-type="string"/>
              <table:table-cell office:value-type="float" office:value="0.135625">
                <text:p>0.135625</text:p>
              </table:table-cell>
              <table:table-cell office:value-type="float" office:value="-0.00398122455779372">
                <text:p>-0.00398122455779372</text:p>
              </table:table-cell>
              <table:table-cell office:value-type="float" office:value="0.355">
                <text:p>0.355</text:p>
              </table:table-cell>
              <table:table-cell office:value-type="float" office:value="-0.00668292814554324">
                <text:p>-0.00668292814554324</text:p>
              </table:table-cell>
              <table:table-cell office:value-type="float" office:value="0.36126953125">
                <text:p>0.36126953125</text:p>
              </table:table-cell>
              <table:table-cell office:value-type="float" office:value="-0.00736041604390025">
                <text:p>-0.00736041604390025</text:p>
              </table:table-cell>
            </table:table-row>
            <table:table-row>
              <table:table-cell office:value-type="string"/>
              <table:table-cell office:value-type="float" office:value="0.13625">
                <text:p>0.13625</text:p>
              </table:table-cell>
              <table:table-cell office:value-type="float" office:value="-0.00397956731486845">
                <text:p>-0.00397956731486845</text:p>
              </table:table-cell>
              <table:table-cell office:value-type="float" office:value="0.35625">
                <text:p>0.35625</text:p>
              </table:table-cell>
              <table:table-cell office:value-type="float" office:value="-0.00675235423497995">
                <text:p>-0.00675235423497995</text:p>
              </table:table-cell>
              <table:table-cell office:value-type="float" office:value="0.36127197265625">
                <text:p>0.36127197265625</text:p>
              </table:table-cell>
              <table:table-cell office:value-type="float" office:value="-0.00736695452365666">
                <text:p>-0.00736695452365666</text:p>
              </table:table-cell>
            </table:table-row>
            <table:table-row>
              <table:table-cell office:value-type="string"/>
              <table:table-cell office:value-type="float" office:value="0.136875">
                <text:p>0.136875</text:p>
              </table:table-cell>
              <table:table-cell office:value-type="float" office:value="-0.0039778777907622">
                <text:p>-0.0039778777907622</text:p>
              </table:table-cell>
              <table:table-cell office:value-type="float" office:value="0.3575">
                <text:p>0.3575</text:p>
              </table:table-cell>
              <table:table-cell office:value-type="float" office:value="-0.00682939362300031">
                <text:p>-0.00682939362300031</text:p>
              </table:table-cell>
              <table:table-cell office:value-type="float" office:value="0.361272583007813">
                <text:p>0.361272583007813</text:p>
              </table:table-cell>
              <table:table-cell office:value-type="float" office:value="-0.00736964751144043">
                <text:p>-0.00736964751144043</text:p>
              </table:table-cell>
            </table:table-row>
            <table:table-row>
              <table:table-cell office:value-type="string"/>
              <table:table-cell office:value-type="float" office:value="0.1375">
                <text:p>0.1375</text:p>
              </table:table-cell>
              <table:table-cell office:value-type="float" office:value="-0.00397615716288174">
                <text:p>-0.00397615716288174</text:p>
              </table:table-cell>
              <table:table-cell office:value-type="float" office:value="0.35875">
                <text:p>0.35875</text:p>
              </table:table-cell>
              <table:table-cell office:value-type="float" office:value="-0.00691823874035787">
                <text:p>-0.00691823874035787</text:p>
              </table:table-cell>
              <table:table-cell office:value-type="float" office:value="0.361272888183594">
                <text:p>0.361272888183594</text:p>
              </table:table-cell>
              <table:table-cell office:value-type="float" office:value="-0.00737166155929299">
                <text:p>-0.00737166155929299</text:p>
              </table:table-cell>
            </table:table-row>
            <table:table-row>
              <table:table-cell office:value-type="string"/>
              <table:table-cell office:value-type="float" office:value="0.138125">
                <text:p>0.138125</text:p>
              </table:table-cell>
              <table:table-cell office:value-type="float" office:value="-0.00397440659533767">
                <text:p>-0.00397440659533767</text:p>
              </table:table-cell>
              <table:table-cell office:value-type="float" office:value="0.36">
                <text:p>0.36</text:p>
              </table:table-cell>
              <table:table-cell office:value-type="float" office:value="-0.00703473853320006">
                <text:p>-0.00703473853320006</text:p>
              </table:table-cell>
              <table:table-cell office:value-type="float" office:value="0.361273040771485">
                <text:p>0.361273040771485</text:p>
              </table:table-cell>
              <table:table-cell office:value-type="float" office:value="-0.00737330068131277">
                <text:p>-0.00737330068131277</text:p>
              </table:table-cell>
            </table:table-row>
            <table:table-row>
              <table:table-cell office:value-type="string"/>
              <table:table-cell office:value-type="float" office:value="0.13875">
                <text:p>0.13875</text:p>
              </table:table-cell>
              <table:table-cell office:value-type="float" office:value="-0.00397262723925978">
                <text:p>-0.00397262723925978</text:p>
              </table:table-cell>
              <table:table-cell office:value-type="float" office:value="0.360625">
                <text:p>0.360625</text:p>
              </table:table-cell>
              <table:table-cell office:value-type="float" office:value="-0.00712520436322104">
                <text:p>-0.00712520436322104</text:p>
              </table:table-cell>
              <table:table-cell office:value-type="float" office:value="0.361273078918457">
                <text:p>0.361273078918457</text:p>
              </table:table-cell>
              <table:table-cell office:value-type="float" office:value="-0.00737398305392086">
                <text:p>-0.00737398305392086</text:p>
              </table:table-cell>
            </table:table-row>
            <table:table-row>
              <table:table-cell office:value-type="string"/>
              <table:table-cell office:value-type="float" office:value="0.139375">
                <text:p>0.139375</text:p>
              </table:table-cell>
              <table:table-cell office:value-type="float" office:value="-0.00397082023311864">
                <text:p>-0.00397082023311864</text:p>
              </table:table-cell>
              <table:table-cell office:value-type="float" office:value="0.3609375">
                <text:p>0.3609375</text:p>
              </table:table-cell>
              <table:table-cell office:value-type="float" office:value="-0.0072259903627826">
                <text:p>-0.0072259903627826</text:p>
              </table:table-cell>
              <table:table-cell office:value-type="float" office:value="0.361273097991944">
                <text:p>0.361273097991944</text:p>
              </table:table-cell>
              <table:table-cell office:value-type="float" office:value="-0.00737450410747756">
                <text:p>-0.00737450410747756</text:p>
              </table:table-cell>
            </table:table-row>
            <table:table-row>
              <table:table-cell office:value-type="string"/>
              <table:table-cell office:value-type="float" office:value="0.14">
                <text:p>0.14</text:p>
              </table:table-cell>
              <table:table-cell office:value-type="float" office:value="-0.00396898670305261">
                <text:p>-0.00396898670305261</text:p>
              </table:table-cell>
              <table:table-cell office:value-type="float" office:value="0.36125">
                <text:p>0.36125</text:p>
              </table:table-cell>
              <table:table-cell office:value-type="float" office:value="-0.00730297563781784">
                <text:p>-0.00730297563781784</text:p>
              </table:table-cell>
              <table:table-cell office:value-type="float" office:value="0.361273107528687">
                <text:p>0.361273107528687</text:p>
              </table:table-cell>
              <table:table-cell office:value-type="float" office:value="-0.0073749593973143">
                <text:p>-0.0073749593973143</text:p>
              </table:table-cell>
            </table:table-row>
            <table:table-row>
              <table:table-cell office:value-type="string"/>
              <table:table-cell office:value-type="float" office:value="0.140625">
                <text:p>0.140625</text:p>
              </table:table-cell>
              <table:table-cell office:value-type="float" office:value="-0.00396712776319933">
                <text:p>-0.00396712776319933</text:p>
              </table:table-cell>
              <table:table-cell office:value-type="float" office:value="0.361328125">
                <text:p>0.361328125</text:p>
              </table:table-cell>
              <table:table-cell office:value-type="float" office:value="-0.00733122637940874">
                <text:p>-0.00733122637940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125">
                <text:p>0.14125</text:p>
              </table:table-cell>
              <table:table-cell office:value-type="float" office:value="-0.00396524451603123">
                <text:p>-0.00396524451603123</text:p>
              </table:table-cell>
              <table:table-cell office:value-type="float" office:value="0.36140625">
                <text:p>0.36140625</text:p>
              </table:table-cell>
              <table:table-cell office:value-type="float" office:value="-0.00739224368507417">
                <text:p>-0.00739224368507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1875">
                <text:p>0.141875</text:p>
              </table:table-cell>
              <table:table-cell office:value-type="float" office:value="-0.003963338052694">
                <text:p>-0.003963338052694</text:p>
              </table:table-cell>
              <table:table-cell office:value-type="float" office:value="0.361407470703125">
                <text:p>0.361407470703125</text:p>
              </table:table-cell>
              <table:table-cell office:value-type="float" office:value="-0.00739660874659878">
                <text:p>-0.00739660874659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25">
                <text:p>0.1425</text:p>
              </table:table-cell>
              <table:table-cell office:value-type="float" office:value="-0.0039614094533478">
                <text:p>-0.0039614094533478</text:p>
              </table:table-cell>
              <table:table-cell office:value-type="float" office:value="0.361408081054688">
                <text:p>0.361408081054688</text:p>
              </table:table-cell>
              <table:table-cell office:value-type="float" office:value="-0.00740080649797676">
                <text:p>-0.00740080649797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3125">
                <text:p>0.143125</text:p>
              </table:table-cell>
              <table:table-cell office:value-type="float" office:value="-0.00395945978751032">
                <text:p>-0.00395945978751032</text:p>
              </table:table-cell>
              <table:table-cell office:value-type="float" office:value="0.361408157348633">
                <text:p>0.361408157348633</text:p>
              </table:table-cell>
              <table:table-cell office:value-type="float" office:value="-0.00740209886218009">
                <text:p>-0.00740209886218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375">
                <text:p>0.14375</text:p>
              </table:table-cell>
              <table:table-cell office:value-type="float" office:value="-0.00395749011440124">
                <text:p>-0.00395749011440124</text:p>
              </table:table-cell>
              <table:table-cell office:value-type="float" office:value="0.361408176422119">
                <text:p>0.361408176422119</text:p>
              </table:table-cell>
              <table:table-cell office:value-type="float" office:value="-0.00740278307799219">
                <text:p>-0.00740278307799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4375">
                <text:p>0.144375</text:p>
              </table:table-cell>
              <table:table-cell office:value-type="float" office:value="-0.00395550148328781">
                <text:p>-0.00395550148328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5">
                <text:p>0.145</text:p>
              </table:table-cell>
              <table:table-cell office:value-type="float" office:value="-0.00395349493383074">
                <text:p>-0.0039534949338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5625">
                <text:p>0.145625</text:p>
              </table:table-cell>
              <table:table-cell office:value-type="float" office:value="-0.00395147149643034">
                <text:p>-0.00395147149643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625">
                <text:p>0.14625</text:p>
              </table:table-cell>
              <table:table-cell office:value-type="float" office:value="-0.00394943219257232">
                <text:p>-0.00394943219257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6875">
                <text:p>0.146875</text:p>
              </table:table-cell>
              <table:table-cell office:value-type="float" office:value="-0.00394737803517303">
                <text:p>-0.00394737803517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75">
                <text:p>0.1475</text:p>
              </table:table-cell>
              <table:table-cell office:value-type="float" office:value="-0.00394531002892385">
                <text:p>-0.00394531002892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8125">
                <text:p>0.148125</text:p>
              </table:table-cell>
              <table:table-cell office:value-type="float" office:value="-0.00394322917063423">
                <text:p>-0.00394322917063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875">
                <text:p>0.14875</text:p>
              </table:table-cell>
              <table:table-cell office:value-type="float" office:value="-0.00394113644957359">
                <text:p>-0.00394113644957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">
                <text:p>0.15</text:p>
              </table:table-cell>
              <table:table-cell office:value-type="float" office:value="-0.00393691934055514">
                <text:p>-0.00393691934055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125">
                <text:p>0.15125</text:p>
              </table:table-cell>
              <table:table-cell office:value-type="float" office:value="-0.0039326664780979">
                <text:p>-0.0039326664780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25">
                <text:p>0.1525</text:p>
              </table:table-cell>
              <table:table-cell office:value-type="float" office:value="-0.0039283855393508">
                <text:p>-0.0039283855393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375">
                <text:p>0.15375</text:p>
              </table:table-cell>
              <table:table-cell office:value-type="float" office:value="-0.00392408411295712">
                <text:p>-0.00392408411295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5">
                <text:p>0.155</text:p>
              </table:table-cell>
              <table:table-cell office:value-type="float" office:value="-0.00391976970946723">
                <text:p>-0.00391976970946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625">
                <text:p>0.15625</text:p>
              </table:table-cell>
              <table:table-cell office:value-type="float" office:value="-0.00391544977157687">
                <text:p>-0.00391544977157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75">
                <text:p>0.1575</text:p>
              </table:table-cell>
              <table:table-cell office:value-type="float" office:value="-0.00391113168418166">
                <text:p>-0.00391113168418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875">
                <text:p>0.15875</text:p>
              </table:table-cell>
              <table:table-cell office:value-type="float" office:value="-0.00390682278424131">
                <text:p>-0.00390682278424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6">
                <text:p>0.16</text:p>
              </table:table-cell>
              <table:table-cell office:value-type="float" office:value="-0.00390253037044781">
                <text:p>-0.00390253037044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7">
                <text:p>0.17</text:p>
              </table:table-cell>
              <table:table-cell office:value-type="float" office:value="-0.00386965508418465">
                <text:p>-0.00386965508418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-0.00384204716200178">
                <text:p>-0.00384204716200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9">
                <text:p>0.19</text:p>
              </table:table-cell>
              <table:table-cell office:value-type="float" office:value="-0.00382113810291827">
                <text:p>-0.00382113810291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">
                <text:p>0.2</text:p>
              </table:table-cell>
              <table:table-cell office:value-type="float" office:value="-0.00380369122932229">
                <text:p>-0.00380369122932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1">
                <text:p>0.21</text:p>
              </table:table-cell>
              <table:table-cell office:value-type="float" office:value="-0.00379738233888021">
                <text:p>-0.00379738233888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2">
                <text:p>0.22</text:p>
              </table:table-cell>
              <table:table-cell office:value-type="float" office:value="-0.00380999996835787">
                <text:p>-0.00380999996835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3">
                <text:p>0.23</text:p>
              </table:table-cell>
              <table:table-cell office:value-type="float" office:value="-0.00385226157927835">
                <text:p>-0.00385226157927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-0.0039266600640467">
                <text:p>-0.0039266600640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5">
                <text:p>0.25</text:p>
              </table:table-cell>
              <table:table-cell office:value-type="float" office:value="-0.00403172661305667">
                <text:p>-0.00403172661305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6">
                <text:p>0.26</text:p>
              </table:table-cell>
              <table:table-cell office:value-type="float" office:value="-0.0041613108337364">
                <text:p>-0.0041613108337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">
                <text:p>0.27</text:p>
              </table:table-cell>
              <table:table-cell office:value-type="float" office:value="-0.00431159695220739">
                <text:p>-0.00431159695220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8">
                <text:p>0.28</text:p>
              </table:table-cell>
              <table:table-cell office:value-type="float" office:value="-0.00448385806144741">
                <text:p>-0.00448385806144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">
                <text:p>0.29</text:p>
              </table:table-cell>
              <table:table-cell office:value-type="float" office:value="-0.00468016051489518">
                <text:p>-0.00468016051489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-0.00489808303225192">
                <text:p>-0.00489808303225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1">
                <text:p>0.31</text:p>
              </table:table-cell>
              <table:table-cell office:value-type="float" office:value="-0.00513602347013313">
                <text:p>-0.00513602347013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">
                <text:p>0.32</text:p>
              </table:table-cell>
              <table:table-cell office:value-type="float" office:value="-0.00539902036426572">
                <text:p>-0.00539902036426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5">
                <text:p>0.325</text:p>
              </table:table-cell>
              <table:table-cell office:value-type="float" office:value="-0.00554094224220197">
                <text:p>-0.00554094224220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625">
                <text:p>0.32625</text:p>
              </table:table-cell>
              <table:table-cell office:value-type="float" office:value="-0.00558131574953124">
                <text:p>-0.00558131574953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6875">
                <text:p>0.326875</text:p>
              </table:table-cell>
              <table:table-cell office:value-type="float" office:value="-0.0056018229956552">
                <text:p>-0.0056018229956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75">
                <text:p>0.3275</text:p>
              </table:table-cell>
              <table:table-cell office:value-type="float" office:value="-0.00562242508075281">
                <text:p>-0.00562242508075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8125">
                <text:p>0.328125</text:p>
              </table:table-cell>
              <table:table-cell office:value-type="float" office:value="-0.00564312432408825">
                <text:p>-0.00564312432408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875">
                <text:p>0.32875</text:p>
              </table:table-cell>
              <table:table-cell office:value-type="float" office:value="-0.00566391794674425">
                <text:p>-0.0056639179467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9375">
                <text:p>0.329375</text:p>
              </table:table-cell>
              <table:table-cell office:value-type="float" office:value="-0.00568481928521352">
                <text:p>-0.00568481928521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">
                <text:p>0.33</text:p>
              </table:table-cell>
              <table:table-cell office:value-type="float" office:value="-0.00570582740906807">
                <text:p>-0.00570582740906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125">
                <text:p>0.33125</text:p>
              </table:table-cell>
              <table:table-cell office:value-type="float" office:value="-0.00574805564591862">
                <text:p>-0.00574805564591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25">
                <text:p>0.3325</text:p>
              </table:table-cell>
              <table:table-cell office:value-type="float" office:value="-0.00579058648999643">
                <text:p>-0.00579058648999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375">
                <text:p>0.33375</text:p>
              </table:table-cell>
              <table:table-cell office:value-type="float" office:value="-0.00583347609276912">
                <text:p>-0.00583347609276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5">
                <text:p>0.335</text:p>
              </table:table-cell>
              <table:table-cell office:value-type="float" office:value="-0.00587675378934251">
                <text:p>-0.00587675378934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625">
                <text:p>0.33625</text:p>
              </table:table-cell>
              <table:table-cell office:value-type="float" office:value="-0.0059204534328201">
                <text:p>-0.0059204534328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7499999999999">
                <text:p>0.337499999999999</text:p>
              </table:table-cell>
              <table:table-cell office:value-type="float" office:value="-0.00596461414026296">
                <text:p>-0.00596461414026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8749999999999">
                <text:p>0.338749999999999</text:p>
              </table:table-cell>
              <table:table-cell office:value-type="float" office:value="-0.00600926827921714">
                <text:p>-0.00600926827921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9999999999999">
                <text:p>0.339999999999999</text:p>
              </table:table-cell>
              <table:table-cell office:value-type="float" office:value="-0.00605449452985624">
                <text:p>-0.00605449452985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1249999999999">
                <text:p>0.341249999999999</text:p>
              </table:table-cell>
              <table:table-cell office:value-type="float" office:value="-0.0061003413130365">
                <text:p>-0.0061003413130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2499999999999">
                <text:p>0.342499999999999</text:p>
              </table:table-cell>
              <table:table-cell office:value-type="float" office:value="-0.00614687497509136">
                <text:p>-0.00614687497509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3749999999999">
                <text:p>0.343749999999999</text:p>
              </table:table-cell>
              <table:table-cell office:value-type="float" office:value="-0.00619419360327689">
                <text:p>-0.00619419360327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4999999999999">
                <text:p>0.344999999999999</text:p>
              </table:table-cell>
              <table:table-cell office:value-type="float" office:value="-0.00624238078921399">
                <text:p>-0.00624238078921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6249999999999">
                <text:p>0.346249999999999</text:p>
              </table:table-cell>
              <table:table-cell office:value-type="float" office:value="-0.00629158491679433">
                <text:p>-0.00629158491679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7499999999999">
                <text:p>0.347499999999999</text:p>
              </table:table-cell>
              <table:table-cell office:value-type="float" office:value="-0.00634193746772128">
                <text:p>-0.00634193746772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8124999999999">
                <text:p>0.348124999999999</text:p>
              </table:table-cell>
              <table:table-cell office:value-type="float" office:value="-0.00636762560556965">
                <text:p>-0.00636762560556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8749999999999">
                <text:p>0.348749999999999</text:p>
              </table:table-cell>
              <table:table-cell office:value-type="float" office:value="-0.00639366085715704">
                <text:p>-0.00639366085715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9374999999999">
                <text:p>0.349374999999999</text:p>
              </table:table-cell>
              <table:table-cell office:value-type="float" office:value="-0.00642008390653329">
                <text:p>-0.00642008390653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9999999999999">
                <text:p>0.349999999999999</text:p>
              </table:table-cell>
              <table:table-cell office:value-type="float" office:value="-0.00644693617391846">
                <text:p>-0.00644693617391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1249999999999">
                <text:p>0.351249999999999</text:p>
              </table:table-cell>
              <table:table-cell office:value-type="float" office:value="-0.00650211430152783">
                <text:p>-0.00650211430152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1874999999999">
                <text:p>0.351874999999999</text:p>
              </table:table-cell>
              <table:table-cell office:value-type="float" office:value="-0.00653054336324386">
                <text:p>-0.00653054336324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2499999999999">
                <text:p>0.352499999999999</text:p>
              </table:table-cell>
              <table:table-cell office:value-type="float" office:value="-0.00655960676811467">
                <text:p>-0.00655960676811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3124999999999">
                <text:p>0.353124999999999</text:p>
              </table:table-cell>
              <table:table-cell office:value-type="float" office:value="-0.00658939581341982">
                <text:p>-0.0065893958134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3749999999999">
                <text:p>0.353749999999999</text:p>
              </table:table-cell>
              <table:table-cell office:value-type="float" office:value="-0.00661999065103228">
                <text:p>-0.00661999065103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4374999999999">
                <text:p>0.354374999999999</text:p>
              </table:table-cell>
              <table:table-cell office:value-type="float" office:value="-0.00665150406630116">
                <text:p>-0.00665150406630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4999999999999">
                <text:p>0.354999999999999</text:p>
              </table:table-cell>
              <table:table-cell office:value-type="float" office:value="-0.00668409362336002">
                <text:p>-0.00668409362336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5624999999999">
                <text:p>0.355624999999999</text:p>
              </table:table-cell>
              <table:table-cell office:value-type="float" office:value="-0.00671793987483219">
                <text:p>-0.00671793987483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6249999999999">
                <text:p>0.356249999999999</text:p>
              </table:table-cell>
              <table:table-cell office:value-type="float" office:value="-0.00675327631623379">
                <text:p>-0.00675327631623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6874999999999">
                <text:p>0.356874999999999</text:p>
              </table:table-cell>
              <table:table-cell office:value-type="float" office:value="-0.00679042397203736">
                <text:p>-0.00679042397203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7499999999999">
                <text:p>0.357499999999999</text:p>
              </table:table-cell>
              <table:table-cell office:value-type="float" office:value="-0.0068298344877302">
                <text:p>-0.0068298344877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7812499999999">
                <text:p>0.357812499999999</text:p>
              </table:table-cell>
              <table:table-cell office:value-type="float" office:value="-0.00685056189742118">
                <text:p>-0.00685056189742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8124999999999">
                <text:p>0.358124999999999</text:p>
              </table:table-cell>
              <table:table-cell office:value-type="float" office:value="-0.00687214849715062">
                <text:p>-0.00687214849715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8437499999999">
                <text:p>0.358437499999999</text:p>
              </table:table-cell>
              <table:table-cell office:value-type="float" office:value="-0.00689473066497853">
                <text:p>-0.00689473066497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8749999999999">
                <text:p>0.358749999999999</text:p>
              </table:table-cell>
              <table:table-cell office:value-type="float" office:value="-0.00691850084432097">
                <text:p>-0.00691850084432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9062499999999">
                <text:p>0.359062499999999</text:p>
              </table:table-cell>
              <table:table-cell office:value-type="float" office:value="-0.00694373100251639">
                <text:p>-0.00694373100251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9374999999999">
                <text:p>0.359374999999999</text:p>
              </table:table-cell>
              <table:table-cell office:value-type="float" office:value="-0.00697081490868439">
                <text:p>-0.00697081490868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9687499999999">
                <text:p>0.359687499999999</text:p>
              </table:table-cell>
              <table:table-cell office:value-type="float" office:value="-0.00700036179438101">
                <text:p>-0.00700036179438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9999999999999">
                <text:p>0.359999999999999</text:p>
              </table:table-cell>
              <table:table-cell office:value-type="float" office:value="-0.00703340975305561">
                <text:p>-0.00703340975305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156249999999">
                <text:p>0.360156249999999</text:p>
              </table:table-cell>
              <table:table-cell office:value-type="float" office:value="-0.00705174489690021">
                <text:p>-0.00705174489690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312499999999">
                <text:p>0.360312499999999</text:p>
              </table:table-cell>
              <table:table-cell office:value-type="float" office:value="-0.00707194469402816">
                <text:p>-0.00707194469402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468749999999">
                <text:p>0.360468749999999</text:p>
              </table:table-cell>
              <table:table-cell office:value-type="float" office:value="-0.00709472718903431">
                <text:p>-0.0070947271890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624999999999">
                <text:p>0.360624999999999</text:p>
              </table:table-cell>
              <table:table-cell office:value-type="float" office:value="-0.00712171362436046">
                <text:p>-0.00712171362436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703124999999">
                <text:p>0.360703124999999</text:p>
              </table:table-cell>
              <table:table-cell office:value-type="float" office:value="-0.00713790073323219">
                <text:p>-0.00713790073323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781249999999">
                <text:p>0.360781249999999</text:p>
              </table:table-cell>
              <table:table-cell office:value-type="float" office:value="-0.00715857059593327">
                <text:p>-0.00715857059593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859374999999">
                <text:p>0.360859374999999</text:p>
              </table:table-cell>
              <table:table-cell office:value-type="float" office:value="-0.00718790538492858">
                <text:p>-0.00718790538492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898437499999">
                <text:p>0.360898437499999</text:p>
              </table:table-cell>
              <table:table-cell office:value-type="float" office:value="-0.00721721586071603">
                <text:p>-0.00721721586071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937499999999">
                <text:p>0.360937499999999</text:p>
              </table:table-cell>
              <table:table-cell office:value-type="float" office:value="-0.00722459961585533">
                <text:p>-0.00722459961585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015624999999">
                <text:p>0.361015624999999</text:p>
              </table:table-cell>
              <table:table-cell office:value-type="float" office:value="-0.00724015904645783">
                <text:p>-0.00724015904645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093749999999">
                <text:p>0.361093749999999</text:p>
              </table:table-cell>
              <table:table-cell office:value-type="float" office:value="-0.00725711869589622">
                <text:p>-0.00725711869589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171874999999">
                <text:p>0.361171874999999</text:p>
              </table:table-cell>
              <table:table-cell office:value-type="float" office:value="-0.00727604328663685">
                <text:p>-0.00727604328663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249999999999">
                <text:p>0.361249999999999</text:p>
              </table:table-cell>
              <table:table-cell office:value-type="float" office:value="-0.00729790731264266">
                <text:p>-0.00729790731264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328124999999">
                <text:p>0.361328124999999</text:p>
              </table:table-cell>
              <table:table-cell office:value-type="float" office:value="-0.007324932974756">
                <text:p>-0.007324932974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367187499999">
                <text:p>0.361367187499999</text:p>
              </table:table-cell>
              <table:table-cell office:value-type="float" office:value="-0.00734224428422468">
                <text:p>-0.00734224428422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06249999999">
                <text:p>0.361406249999999</text:p>
              </table:table-cell>
              <table:table-cell office:value-type="float" office:value="-0.00736581860496463">
                <text:p>-0.00736581860496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25781249999">
                <text:p>0.361425781249999</text:p>
              </table:table-cell>
              <table:table-cell office:value-type="float" office:value="-0.00738504557285423">
                <text:p>-0.00738504557285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0664062499">
                <text:p>0.361430664062499</text:p>
              </table:table-cell>
              <table:table-cell office:value-type="float" office:value="-0.00739332927257255">
                <text:p>-0.00739332927257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3105468749">
                <text:p>0.361433105468749</text:p>
              </table:table-cell>
              <table:table-cell office:value-type="float" office:value="-0.00739979023538048">
                <text:p>-0.00739979023538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3715820312">
                <text:p>0.361433715820312</text:p>
              </table:table-cell>
              <table:table-cell office:value-type="float" office:value="-0.00740257783488196">
                <text:p>-0.00740257783488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4020996093">
                <text:p>0.361434020996093</text:p>
              </table:table-cell>
              <table:table-cell office:value-type="float" office:value="-0.00740472702771395">
                <text:p>-0.00740472702771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4173583983">
                <text:p>0.361434173583983</text:p>
              </table:table-cell>
              <table:table-cell office:value-type="float" office:value="-0.00740668943508687">
                <text:p>-0.00740668943508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419265747">
                <text:p>0.36143419265747</text:p>
              </table:table-cell>
              <table:table-cell office:value-type="float" office:value="-0.00740717242287802">
                <text:p>-0.00740717242287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4202194213">
                <text:p>0.361434202194213</text:p>
              </table:table-cell>
              <table:table-cell office:value-type="float" office:value="-0.00740753599140254">
                <text:p>-0.00740753599140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9f56dff12ba03b9acd7730a5a481eea045e468f3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